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B00000090F3E3DBF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2" style:family="table">
      <style:table-properties style:width="15.679cm" fo:margin-left="-0.011cm" table:align="left" style:writing-mode="lr-tb"/>
    </style:style>
    <style:style style:name="Tabla2.A" style:family="table-column">
      <style:table-column-properties style:column-width="1.475cm"/>
    </style:style>
    <style:style style:name="Tabla2.B" style:family="table-column">
      <style:table-column-properties style:column-width="1.027cm"/>
    </style:style>
    <style:style style:name="Tabla2.C" style:family="table-column">
      <style:table-column-properties style:column-width="1.976cm"/>
    </style:style>
    <style:style style:name="Tabla2.D" style:family="table-column">
      <style:table-column-properties style:column-width="0.238cm"/>
    </style:style>
    <style:style style:name="Tabla2.E" style:family="table-column">
      <style:table-column-properties style:column-width="2.477cm"/>
    </style:style>
    <style:style style:name="Tabla2.F" style:family="table-column">
      <style:table-column-properties style:column-width="0.764cm"/>
    </style:style>
    <style:style style:name="Tabla2.H" style:family="table-column">
      <style:table-column-properties style:column-width="2.055cm"/>
    </style:style>
    <style:style style:name="Tabla2.I" style:family="table-column">
      <style:table-column-properties style:column-width="4.126cm"/>
    </style:style>
    <style:style style:name="Tabla2.J" style:family="table-column">
      <style:table-column-properties style:column-width="0.069cm"/>
    </style:style>
    <style:style style:name="Tabla2.1" style:family="table-row">
      <style:table-row-properties style:min-row-height="0.529cm" style:keep-together="false" fo:keep-together="always"/>
    </style:style>
    <style:style style:name="Tabla2.A1" style:family="table-cell">
      <style:table-cell-properties style:vertical-align="bottom" fo:padding="0cm" fo:border-left="0.018cm solid #000000" fo:border-right="none" fo:border-top="0.018cm solid #000000" fo:border-bottom="0.018cm solid #000000" style:writing-mode="lr-tb"/>
    </style:style>
    <style:style style:name="Tabla2.H1" style:family="table-cell">
      <style:table-cell-properties style:vertical-align="bottom" fo:padding="0cm" fo:border="0.018cm solid #000000" style:writing-mode="lr-tb"/>
    </style:style>
    <style:style style:name="Tabla2.2" style:family="table-row">
      <style:table-row-properties style:min-row-height="1.191cm" style:keep-together="false" fo:keep-together="always"/>
    </style:style>
    <style:style style:name="Tabla2.A2" style:family="table-cell">
      <style:table-cell-properties style:vertical-align="middle" fo:padding="0cm" fo:border-left="0.018cm solid #000000" fo:border-right="none" fo:border-top="none" fo:border-bottom="0.035cm solid #000000" style:writing-mode="lr-tb"/>
    </style:style>
    <style:style style:name="Tabla2.C2" style:family="table-cell">
      <style:table-cell-properties style:vertical-align="middle" fo:padding="0cm" fo:border-left="0.018cm solid #000000" fo:border-right="none" fo:border-top="0.018cm solid #000000" fo:border-bottom="0.035cm solid #000000" style:writing-mode="lr-tb"/>
    </style:style>
    <style:style style:name="Tabla2.D2" style:family="table-cell">
      <style:table-cell-properties style:vertical-align="bottom" fo:padding="0cm" fo:border-left="0.018cm solid #000000" fo:border-right="none" fo:border-top="0.018cm solid #000000" fo:border-bottom="none" style:writing-mode="lr-tb"/>
    </style:style>
    <style:style style:name="Tabla2.G2" style:family="table-cell">
      <style:table-cell-properties style:vertical-align="bottom" fo:padding="0cm" fo:border-left="0.018cm solid #000000" fo:border-right="none" fo:border-top="none" fo:border-bottom="0.018cm solid #000000" style:writing-mode="lr-tb"/>
    </style:style>
    <style:style style:name="Tabla2.3" style:family="table-row">
      <style:table-row-properties style:min-row-height="0.965cm" style:keep-together="false" fo:keep-together="always"/>
    </style:style>
    <style:style style:name="Tabla2.4" style:family="table-row">
      <style:table-row-properties style:min-row-height="0.688cm" style:keep-together="false" fo:keep-together="always"/>
    </style:style>
    <style:style style:name="Tabla2.G4" style:family="table-cell">
      <style:table-cell-properties style:vertical-align="bottom" fo:padding="0cm" fo:border-left="0.018cm solid #000000" fo:border-right="none" fo:border-top="none" fo:border-bottom="0.035cm solid #000000" style:writing-mode="lr-tb"/>
    </style:style>
    <style:style style:name="Tabla2.H4" style:family="table-cell">
      <style:table-cell-properties style:vertical-align="bottom" fo:padding="0cm" fo:border-left="0.018cm solid #000000" fo:border-right="0.018cm solid #000000" fo:border-top="0.018cm solid #000000" fo:border-bottom="0.035cm solid #000000" style:writing-mode="lr-tb"/>
    </style:style>
    <style:style style:name="Tabla2.5" style:family="table-row">
      <style:table-row-properties style:min-row-height="0.318cm" style:keep-together="false" fo:keep-together="always"/>
    </style:style>
    <style:style style:name="Tabla2.A5" style:family="table-cell">
      <style:table-cell-properties style:vertical-align="bottom" fo:padding="0cm" fo:border-left="none" fo:border-right="none" fo:border-top="none" fo:border-bottom="0.018cm solid #000000" style:writing-mode="lr-tb"/>
    </style:style>
    <style:style style:name="Tabla2.6" style:family="table-row">
      <style:table-row-properties style:min-row-height="0.353cm" style:keep-together="false" fo:keep-together="always"/>
    </style:style>
    <style:style style:name="Tabla2.A6" style:family="table-cell">
      <style:table-cell-properties style:vertical-align="bottom" fo:padding="0cm" fo:border-left="0.018cm solid #000000" fo:border-right="0.018cm solid #000000" fo:border-top="0.018cm solid #000000" fo:border-bottom="none" style:writing-mode="lr-tb"/>
    </style:style>
    <style:style style:name="Tabla2.7" style:family="table-row">
      <style:table-row-properties style:min-row-height="0.45cm" style:keep-together="false" fo:keep-together="always"/>
    </style:style>
    <style:style style:name="Tabla2.A7" style:family="table-cell">
      <style:table-cell-properties style:vertical-align="bottom" fo:padding="0cm" fo:border-left="0.018cm solid #000000" fo:border-right="none" fo:border-top="0.035cm solid #000000" fo:border-bottom="0.018cm solid #000000" style:writing-mode="lr-tb"/>
    </style:style>
    <style:style style:name="Tabla2.I7" style:family="table-cell">
      <style:table-cell-properties style:vertical-align="bottom" fo:padding="0cm" fo:border-left="0.018cm solid #000000" fo:border-right="0.018cm solid #000000" fo:border-top="0.035cm solid #000000" fo:border-bottom="0.018cm solid #000000" style:writing-mode="lr-tb"/>
    </style:style>
    <style:style style:name="Tabla2.8" style:family="table-row">
      <style:table-row-properties style:min-row-height="0.847cm" style:keep-together="false" fo:keep-together="always"/>
    </style:style>
    <style:style style:name="Tabla2.A8" style:family="table-cell">
      <style:table-cell-properties style:vertical-align="bottom" fo:padding="0cm" fo:border-left="0.035cm solid #000000" fo:border-right="none" fo:border-top="none" fo:border-bottom="0.018cm solid #000000" style:writing-mode="lr-tb"/>
    </style:style>
    <style:style style:name="Tabla2.I8" style:family="table-cell">
      <style:table-cell-properties style:vertical-align="bottom" fo:padding="0cm" fo:border-left="0.018cm solid #000000" fo:border-right="0.035cm solid #000000" fo:border-top="none" fo:border-bottom="0.018cm solid #000000" style:writing-mode="lr-tb"/>
    </style:style>
    <style:style style:name="Tabla2.9" style:family="table-row">
      <style:table-row-properties style:min-row-height="0.96cm" style:keep-together="false" fo:keep-together="always"/>
    </style:style>
    <style:style style:name="Tabla2.10" style:family="table-row">
      <style:table-row-properties style:min-row-height="0.998cm" style:keep-together="false" fo:keep-together="always"/>
    </style:style>
    <style:style style:name="Tabla2.12" style:family="table-row">
      <style:table-row-properties style:min-row-height="0.997cm" style:keep-together="false" fo:keep-together="always"/>
    </style:style>
    <style:style style:name="Tabla2.13" style:family="table-row">
      <style:table-row-properties style:min-row-height="0.986cm" style:keep-together="false" fo:keep-together="always"/>
    </style:style>
    <style:style style:name="Tabla2.14" style:family="table-row">
      <style:table-row-properties style:min-row-height="0.977cm" style:keep-together="false" fo:keep-together="always"/>
    </style:style>
    <style:style style:name="Tabla2.A14" style:family="table-cell">
      <style:table-cell-properties style:vertical-align="bottom" fo:padding="0cm" fo:border-left="0.035cm solid #000000" fo:border-right="none" fo:border-top="none" fo:border-bottom="0.035cm solid #000000" style:writing-mode="lr-tb"/>
    </style:style>
    <style:style style:name="Tabla2.I14" style:family="table-cell">
      <style:table-cell-properties style:vertical-align="bottom" fo:padding="0cm" fo:border-left="0.018cm solid #000000" fo:border-right="0.035cm solid #000000" fo:border-top="none" fo:border-bottom="0.035cm solid #000000" style:writing-mode="lr-tb"/>
    </style:style>
    <style:style style:name="Problemas" style:family="table">
      <style:table-properties style:width="17.013cm" fo:margin-left="0cm" table:align="left"/>
    </style:style>
    <style:style style:name="Problemas.A" style:family="table-column">
      <style:table-column-properties style:column-width="7.303cm"/>
    </style:style>
    <style:style style:name="Problemas.B" style:family="table-column">
      <style:table-column-properties style:column-width="9.71cm"/>
    </style:style>
    <style:style style:name="Problemas.A1" style:family="table-cell">
      <style:table-cell-properties fo:padding="0.097cm" fo:border-left="0.002cm solid #000000" fo:border-right="none" fo:border-top="0.002cm solid #000000" fo:border-bottom="0.002cm solid #000000"/>
    </style:style>
    <style:style style:name="Problemas.B1" style:family="table-cell">
      <style:table-cell-properties fo:padding="0.097cm" fo:border="0.002cm solid #000000"/>
    </style:style>
    <style:style style:name="Problemas.A2" style:family="table-cell">
      <style:table-cell-properties fo:padding="0.097cm" fo:border-left="0.002cm solid #000000" fo:border-right="none" fo:border-top="none" fo:border-bottom="0.002cm solid #000000"/>
    </style:style>
    <style:style style:name="Problemas.B2" style:family="table-cell">
      <style:table-cell-properties fo:padding="0.097cm" fo:border-left="0.002cm solid #000000" fo:border-right="0.002cm solid #000000" fo:border-top="none" fo:border-bottom="0.002cm solid #000000"/>
    </style:style>
    <style:style style:name="Tabla3" style:family="table">
      <style:table-properties style:width="15.801cm" fo:margin-left="-0.141cm" fo:break-before="page" table:align="left" style:writing-mode="lr-tb"/>
    </style:style>
    <style:style style:name="Tabla3.A" style:family="table-column">
      <style:table-column-properties style:column-width="3.868cm"/>
    </style:style>
    <style:style style:name="Tabla3.B" style:family="table-column">
      <style:table-column-properties style:column-width="1.75cm"/>
    </style:style>
    <style:style style:name="Tabla3.D" style:family="table-column">
      <style:table-column-properties style:column-width="1.499cm"/>
    </style:style>
    <style:style style:name="Tabla3.E" style:family="table-column">
      <style:table-column-properties style:column-width="6.934cm"/>
    </style:style>
    <style:style style:name="Tabla3.1" style:family="table-row">
      <style:table-row-properties style:min-row-height="0.383cm" style:keep-together="false" fo:keep-together="always"/>
    </style:style>
    <style:style style:name="Tabla3.A1" style:family="table-cell">
      <style:table-cell-properties style:vertical-align="bottom" fo:padding="0cm" fo:border-left="0.018cm solid #000000" fo:border-right="0.018cm solid #000000" fo:border-top="0.018cm solid #000000" fo:border-bottom="none" style:writing-mode="lr-tb"/>
    </style:style>
    <style:style style:name="Tabla3.2" style:family="table-row">
      <style:table-row-properties style:min-row-height="0.974cm" style:keep-together="false" fo:keep-together="always"/>
    </style:style>
    <style:style style:name="Tabla3.3" style:family="table-row">
      <style:table-row-properties style:min-row-height="0.476cm" style:keep-together="false" fo:keep-together="always"/>
    </style:style>
    <style:style style:name="Tabla3.A3" style:family="table-cell">
      <style:table-cell-properties style:vertical-align="bottom" fo:padding="0cm" fo:border-left="0.018cm solid #000000" fo:border-right="none" fo:border-top="0.018cm solid #000000" fo:border-bottom="none" style:writing-mode="lr-tb"/>
    </style:style>
    <style:style style:name="Tabla3.24" style:family="table-row">
      <style:table-row-properties style:min-row-height="0.669cm" style:keep-together="false" fo:keep-together="always"/>
    </style:style>
    <style:style style:name="Tabla3.A24" style:family="table-cell">
      <style:table-cell-properties style:vertical-align="bottom" fo:padding="0cm" fo:border-left="0.018cm solid #000000" fo:border-right="none" fo:border-top="0.018cm solid #000000" fo:border-bottom="0.018cm solid #000000" style:writing-mode="lr-tb"/>
    </style:style>
    <style:style style:name="Tabla3.E24" style:family="table-cell">
      <style:table-cell-properties style:vertical-align="bottom" fo:padding="0cm" fo:border="0.018cm solid #000000" style:writing-mode="lr-tb"/>
    </style:style>
    <style:style style:name="Tabla4" style:family="table">
      <style:table-properties style:width="15.538cm" table:align="left" style:writing-mode="lr-tb"/>
    </style:style>
    <style:style style:name="Tabla4.A" style:family="table-column">
      <style:table-column-properties style:column-width="2.503cm"/>
    </style:style>
    <style:style style:name="Tabla4.B" style:family="table-column">
      <style:table-column-properties style:column-width="3.748cm"/>
    </style:style>
    <style:style style:name="Tabla4.C" style:family="table-column">
      <style:table-column-properties style:column-width="9.287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35cm solid #ffff00" fo:border-right="none" fo:border-top="0.035cm solid #ffff00" fo:border-bottom="0.035cm solid #ffff00" style:writing-mode="lr-tb"/>
    </style:style>
    <style:style style:name="Tabla4.C1" style:family="table-cell">
      <style:table-cell-properties style:vertical-align="top" fo:padding-left="0.191cm" fo:padding-right="0.191cm" fo:padding-top="0cm" fo:padding-bottom="0cm" fo:border="0.035cm solid #ffff00" style:writing-mode="lr-tb"/>
    </style:style>
    <style:style style:name="Tabla4.A2" style:family="table-cell">
      <style:table-cell-properties style:vertical-align="top" fo:background-color="#e6eed5" fo:padding-left="0.191cm" fo:padding-right="0.191cm" fo:padding-top="0cm" fo:padding-bottom="0cm" fo:border-left="0.035cm solid #ffff00" fo:border-right="none" fo:border-top="0.035cm solid #ffff00" fo:border-bottom="0.035cm solid #ffff00" style:writing-mode="lr-tb">
        <style:background-image/>
      </style:table-cell-properties>
    </style:style>
    <style:style style:name="Tabla4.C2" style:family="table-cell">
      <style:table-cell-properties style:vertical-align="top" fo:background-color="#e6eed5" fo:padding-left="0.191cm" fo:padding-right="0.191cm" fo:padding-top="0cm" fo:padding-bottom="0cm" fo:border="0.035cm solid #ffff00" style:writing-mode="lr-tb">
        <style:background-image/>
      </style:table-cell-properties>
    </style:style>
    <style:style style:name="Tabla5" style:family="table">
      <style:table-properties style:width="15.538cm" table:align="left" style:writing-mode="lr-tb"/>
    </style:style>
    <style:style style:name="Tabla5.A" style:family="table-column">
      <style:table-column-properties style:column-width="2.503cm"/>
    </style:style>
    <style:style style:name="Tabla5.B" style:family="table-column">
      <style:table-column-properties style:column-width="3.748cm"/>
    </style:style>
    <style:style style:name="Tabla5.C" style:family="table-column">
      <style:table-column-properties style:column-width="9.287cm"/>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35cm solid #ffff00" fo:border-right="none" fo:border-top="0.035cm solid #ffff00" fo:border-bottom="0.035cm solid #ffff00" style:writing-mode="lr-tb"/>
    </style:style>
    <style:style style:name="Tabla5.C1" style:family="table-cell">
      <style:table-cell-properties style:vertical-align="top" fo:padding-left="0.191cm" fo:padding-right="0.191cm" fo:padding-top="0cm" fo:padding-bottom="0cm" fo:border="0.035cm solid #ffff00" style:writing-mode="lr-tb"/>
    </style:style>
    <style:style style:name="Tabla5.A2" style:family="table-cell">
      <style:table-cell-properties style:vertical-align="top" fo:background-color="#e6eed5" fo:padding-left="0.191cm" fo:padding-right="0.191cm" fo:padding-top="0cm" fo:padding-bottom="0cm" fo:border-left="0.035cm solid #ffff00" fo:border-right="none" fo:border-top="0.035cm solid #ffff00" fo:border-bottom="0.035cm solid #ffff00" style:writing-mode="lr-tb">
        <style:background-image/>
      </style:table-cell-properties>
    </style:style>
    <style:style style:name="Tabla5.C2" style:family="table-cell">
      <style:table-cell-properties style:vertical-align="top" fo:background-color="#e6eed5" fo:padding-left="0.191cm" fo:padding-right="0.191cm" fo:padding-top="0cm" fo:padding-bottom="0cm" fo:border="0.035cm solid #ffff00" style:writing-mode="lr-tb">
        <style:background-image/>
      </style:table-cell-properties>
    </style:style>
    <style:style style:name="Tabla6" style:family="table">
      <style:table-properties style:width="15.037cm" table:align="left" style:writing-mode="lr-tb"/>
    </style:style>
    <style:style style:name="Tabla6.A" style:family="table-column">
      <style:table-column-properties style:column-width="7.752cm"/>
    </style:style>
    <style:style style:name="Tabla6.B" style:family="table-column">
      <style:table-column-properties style:column-width="4.5cm"/>
    </style:style>
    <style:style style:name="Tabla6.C" style:family="table-column">
      <style:table-column-properties style:column-width="2.785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left="0.035cm solid #ff0000" fo:border-right="none" fo:border-top="0.035cm solid #ff0000" fo:border-bottom="0.035cm solid #ff0000" style:writing-mode="lr-tb"/>
    </style:style>
    <style:style style:name="Tabla6.C1" style:family="table-cell">
      <style:table-cell-properties style:vertical-align="top" fo:padding-left="0.191cm" fo:padding-right="0.191cm" fo:padding-top="0cm" fo:padding-bottom="0cm" fo:border="0.035cm solid #ff0000" style:writing-mode="lr-tb"/>
    </style:style>
    <style:style style:name="Tabla6.A2" style:family="table-cell">
      <style:table-cell-properties style:vertical-align="top" fo:background-color="#fde4d0" fo:padding-left="0.191cm" fo:padding-right="0.191cm" fo:padding-top="0cm" fo:padding-bottom="0cm" fo:border-left="0.035cm solid #ff0000" fo:border-right="none" fo:border-top="0.035cm solid #ff0000" fo:border-bottom="0.035cm solid #ff0000" style:writing-mode="lr-tb">
        <style:background-image/>
      </style:table-cell-properties>
    </style:style>
    <style:style style:name="Tabla6.C2" style:family="table-cell">
      <style:table-cell-properties style:vertical-align="top" fo:background-color="#fde4d0" fo:padding-left="0.191cm" fo:padding-right="0.191cm" fo:padding-top="0cm" fo:padding-bottom="0cm" fo:border="0.035cm solid #ff0000" style:writing-mode="lr-tb">
        <style:background-image/>
      </style:table-cell-properties>
    </style:style>
    <style:style style:name="Tabla7" style:family="table">
      <style:table-properties style:width="14.847cm" table:align="left" style:writing-mode="lr-tb"/>
    </style:style>
    <style:style style:name="Tabla7.A" style:family="table-column">
      <style:table-column-properties style:column-width="7.752cm"/>
    </style:style>
    <style:style style:name="Tabla7.B" style:family="table-column">
      <style:table-column-properties style:column-width="4.5cm"/>
    </style:style>
    <style:style style:name="Tabla7.C" style:family="table-column">
      <style:table-column-properties style:column-width="2.595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35cm solid #ff0000" fo:border-right="none" fo:border-top="0.035cm solid #ff0000" fo:border-bottom="0.035cm solid #ff0000" style:writing-mode="lr-tb"/>
    </style:style>
    <style:style style:name="Tabla7.C1" style:family="table-cell">
      <style:table-cell-properties style:vertical-align="top" fo:padding-left="0.191cm" fo:padding-right="0.191cm" fo:padding-top="0cm" fo:padding-bottom="0cm" fo:border="0.035cm solid #ff0000" style:writing-mode="lr-tb"/>
    </style:style>
    <style:style style:name="Tabla7.A2" style:family="table-cell">
      <style:table-cell-properties style:vertical-align="top" fo:background-color="#fde4d0" fo:padding-left="0.191cm" fo:padding-right="0.191cm" fo:padding-top="0cm" fo:padding-bottom="0cm" fo:border-left="0.035cm solid #ff0000" fo:border-right="none" fo:border-top="0.035cm solid #ff0000" fo:border-bottom="0.035cm solid #ff0000" style:writing-mode="lr-tb">
        <style:background-image/>
      </style:table-cell-properties>
    </style:style>
    <style:style style:name="Tabla7.C2" style:family="table-cell">
      <style:table-cell-properties style:vertical-align="top" fo:background-color="#fde4d0" fo:padding-left="0.191cm" fo:padding-right="0.191cm" fo:padding-top="0cm" fo:padding-bottom="0cm" fo:border="0.035cm solid #ff0000" style:writing-mode="lr-tb">
        <style:background-image/>
      </style:table-cell-properties>
    </style:style>
    <style:style style:name="Tabla8" style:family="table">
      <style:table-properties style:width="15.538cm" table:align="left" style:writing-mode="lr-tb"/>
    </style:style>
    <style:style style:name="Tabla8.A" style:family="table-column">
      <style:table-column-properties style:column-width="3.251cm"/>
    </style:style>
    <style:style style:name="Tabla8.B" style:family="table-column">
      <style:table-column-properties style:column-width="7.001cm"/>
    </style:style>
    <style:style style:name="Tabla8.C" style:family="table-column">
      <style:table-column-properties style:column-width="5.286cm"/>
    </style:style>
    <style:style style:name="Tabla8.1" style:family="table-row">
      <style:table-row-properties style:keep-together="true" fo:keep-together="auto"/>
    </style:style>
    <style:style style:name="Tabla8.A1" style:family="table-cell">
      <style:table-cell-properties style:vertical-align="top" fo:padding-left="0.191cm" fo:padding-right="0.191cm" fo:padding-top="0cm" fo:padding-bottom="0cm" fo:border-left="0.035cm solid #00ffff" fo:border-right="none" fo:border-top="0.035cm solid #00ffff" fo:border-bottom="0.035cm solid #00ffff" style:writing-mode="lr-tb"/>
    </style:style>
    <style:style style:name="Tabla8.C1" style:family="table-cell">
      <style:table-cell-properties style:vertical-align="top" fo:padding-left="0.191cm" fo:padding-right="0.191cm" fo:padding-top="0cm" fo:padding-bottom="0cm" fo:border="0.035cm solid #00ffff" style:writing-mode="lr-tb"/>
    </style:style>
    <style:style style:name="Tabla9" style:family="table">
      <style:table-properties style:width="15.538cm" table:align="left" style:writing-mode="lr-tb"/>
    </style:style>
    <style:style style:name="Tabla9.A" style:family="table-column">
      <style:table-column-properties style:column-width="3.251cm"/>
    </style:style>
    <style:style style:name="Tabla9.B" style:family="table-column">
      <style:table-column-properties style:column-width="7.001cm"/>
    </style:style>
    <style:style style:name="Tabla9.C" style:family="table-column">
      <style:table-column-properties style:column-width="5.286cm"/>
    </style:style>
    <style:style style:name="Tabla9.1" style:family="table-row">
      <style:table-row-properties style:keep-together="true" fo:keep-together="auto"/>
    </style:style>
    <style:style style:name="Tabla9.A1" style:family="table-cell">
      <style:table-cell-properties style:vertical-align="top" fo:padding-left="0.191cm" fo:padding-right="0.191cm" fo:padding-top="0cm" fo:padding-bottom="0cm" fo:border-left="0.035cm solid #00ffff" fo:border-right="none" fo:border-top="0.035cm solid #00ffff" fo:border-bottom="0.035cm solid #00ffff" style:writing-mode="lr-tb"/>
    </style:style>
    <style:style style:name="Tabla9.C1" style:family="table-cell">
      <style:table-cell-properties style:vertical-align="top" fo:padding-left="0.191cm" fo:padding-right="0.191cm" fo:padding-top="0cm" fo:padding-bottom="0cm" fo:border="0.035cm solid #00ffff" style:writing-mode="lr-tb"/>
    </style:style>
    <style:style style:name="Tabla10" style:family="table">
      <style:table-properties style:width="15.789cm" table:align="left" style:writing-mode="lr-tb"/>
    </style:style>
    <style:style style:name="Tabla10.A" style:family="table-column">
      <style:table-column-properties style:column-width="4.001cm"/>
    </style:style>
    <style:style style:name="Tabla10.B" style:family="table-column">
      <style:table-column-properties style:column-width="6.255cm"/>
    </style:style>
    <style:style style:name="Tabla10.C" style:family="table-column">
      <style:table-column-properties style:column-width="5.533cm"/>
    </style:style>
    <style:style style:name="Tabla10.1" style:family="table-row">
      <style:table-row-properties style:keep-together="true" fo:keep-together="auto"/>
    </style:style>
    <style:style style:name="Tabla10.A1" style:family="table-cell">
      <style:table-cell-properties style:vertical-align="top" fo:padding-left="0.191cm" fo:padding-right="0.191cm" fo:padding-top="0cm" fo:padding-bottom="0cm" fo:border-left="0.035cm solid #808080" fo:border-right="none" fo:border-top="0.035cm solid #808080" fo:border-bottom="0.035cm solid #808080" style:writing-mode="lr-tb"/>
    </style:style>
    <style:style style:name="Tabla10.C1" style:family="table-cell">
      <style:table-cell-properties style:vertical-align="top" fo:padding-left="0.191cm" fo:padding-right="0.191cm" fo:padding-top="0cm" fo:padding-bottom="0cm" fo:border="0.035cm solid #808080" style:writing-mode="lr-tb"/>
    </style:style>
    <style:style style:name="Tabla10.A2" style:family="table-cell">
      <style:table-cell-properties style:vertical-align="top" fo:background-color="#d3dfee" fo:padding-left="0.191cm" fo:padding-right="0.191cm" fo:padding-top="0cm" fo:padding-bottom="0cm" fo:border-left="0.035cm solid #808080" fo:border-right="none" fo:border-top="0.035cm solid #808080" fo:border-bottom="0.035cm solid #808080" style:writing-mode="lr-tb">
        <style:background-image/>
      </style:table-cell-properties>
    </style:style>
    <style:style style:name="Tabla10.C2" style:family="table-cell">
      <style:table-cell-properties style:vertical-align="top" fo:background-color="#d3dfee" fo:padding-left="0.191cm" fo:padding-right="0.191cm" fo:padding-top="0cm" fo:padding-bottom="0cm" fo:border="0.035cm solid #808080" style:writing-mode="lr-tb">
        <style:background-image/>
      </style:table-cell-properties>
    </style:style>
    <style:style style:name="Tabla11" style:family="table">
      <style:table-properties style:width="8.001cm" fo:margin-left="1.251cm" table:align="left" style:writing-mode="lr-tb"/>
    </style:style>
    <style:style style:name="Tabla11.A" style:family="table-column">
      <style:table-column-properties style:column-width="4.001cm"/>
    </style:style>
    <style:style style:name="Tabla11.1" style:family="table-row">
      <style:table-row-properties style:keep-together="true" fo:keep-together="auto"/>
    </style:style>
    <style:style style:name="Tabla11.A1" style:family="table-cell">
      <style:table-cell-properties style:vertical-align="top" fo:padding-left="0.191cm" fo:padding-right="0.191cm" fo:padding-top="0cm" fo:padding-bottom="0cm" fo:border-left="none" fo:border-right="none" fo:border-top="0.035cm solid #808080" fo:border-bottom="0.035cm solid #808080" style:writing-mode="lr-tb"/>
    </style:style>
    <style:style style:name="Tabla11.A2" style:family="table-cell">
      <style:table-cell-properties style:vertical-align="top" fo:background-color="#d3dfee" fo:padding-left="0.191cm" fo:padding-right="0.191cm" fo:padding-top="0cm" fo:padding-bottom="0cm" fo:border-left="none" fo:border-right="none" fo:border-top="none" fo:border-bottom="0.035cm solid #808080" style:writing-mode="lr-tb">
        <style:background-image/>
      </style:table-cell-properties>
    </style:style>
    <style:style style:name="Tabla12" style:family="table">
      <style:table-properties style:width="8.001cm" fo:margin-left="1.251cm" table:align="left" style:writing-mode="lr-tb"/>
    </style:style>
    <style:style style:name="Tabla12.A" style:family="table-column">
      <style:table-column-properties style:column-width="4.001cm"/>
    </style:style>
    <style:style style:name="Tabla12.1" style:family="table-row">
      <style:table-row-properties style:keep-together="true" fo:keep-together="auto"/>
    </style:style>
    <style:style style:name="Tabla12.A1" style:family="table-cell">
      <style:table-cell-properties style:vertical-align="top" fo:padding-left="0.191cm" fo:padding-right="0.191cm" fo:padding-top="0cm" fo:padding-bottom="0cm" fo:border-left="none" fo:border-right="none" fo:border-top="0.035cm solid #808080" fo:border-bottom="0.035cm solid #808080" style:writing-mode="lr-tb"/>
    </style:style>
    <style:style style:name="Tabla12.A2" style:family="table-cell">
      <style:table-cell-properties style:vertical-align="top" fo:background-color="#d3dfee" fo:padding-left="0.191cm" fo:padding-right="0.191cm" fo:padding-top="0cm" fo:padding-bottom="0cm" fo:border-left="none" fo:border-right="none" fo:border-top="none" fo:border-bottom="0.035cm solid #808080" style:writing-mode="lr-tb">
        <style:background-image/>
      </style:table-cell-properties>
    </style:style>
    <style:style style:name="Tabla13" style:family="table">
      <style:table-properties style:width="14.288cm" fo:margin-left="1.233cm" table:align="left" style:writing-mode="lr-tb"/>
    </style:style>
    <style:style style:name="Tabla13.A" style:family="table-column">
      <style:table-column-properties style:column-width="4.251cm"/>
    </style:style>
    <style:style style:name="Tabla13.B" style:family="table-column">
      <style:table-column-properties style:column-width="10.037cm"/>
    </style:style>
    <style:style style:name="Tabla13.1" style:family="table-row">
      <style:table-row-properties style:keep-together="true" fo:keep-together="auto"/>
    </style:style>
    <style:style style:name="Tabla13.A1" style:family="table-cell">
      <style:table-cell-properties style:vertical-align="top" fo:padding-left="0.191cm" fo:padding-right="0.191cm" fo:padding-top="0cm" fo:padding-bottom="0cm" fo:border-left="0.035cm solid #00ffff" fo:border-right="none" fo:border-top="0.035cm solid #00ffff" fo:border-bottom="0.035cm solid #00ffff" style:writing-mode="lr-tb"/>
    </style:style>
    <style:style style:name="Tabla13.B1" style:family="table-cell">
      <style:table-cell-properties style:vertical-align="top" fo:padding-left="0.191cm" fo:padding-right="0.191cm" fo:padding-top="0cm" fo:padding-bottom="0cm" fo:border="0.035cm solid #00ffff" style:writing-mode="lr-tb"/>
    </style:style>
    <style:style style:name="Tabla14" style:family="table">
      <style:table-properties style:width="14.288cm" fo:margin-left="1.233cm" table:align="left" style:writing-mode="lr-tb"/>
    </style:style>
    <style:style style:name="Tabla14.A" style:family="table-column">
      <style:table-column-properties style:column-width="4.251cm"/>
    </style:style>
    <style:style style:name="Tabla14.B" style:family="table-column">
      <style:table-column-properties style:column-width="10.037cm"/>
    </style:style>
    <style:style style:name="Tabla14.1" style:family="table-row">
      <style:table-row-properties style:keep-together="true" fo:keep-together="auto"/>
    </style:style>
    <style:style style:name="Tabla14.A1" style:family="table-cell">
      <style:table-cell-properties style:vertical-align="top" fo:padding-left="0.191cm" fo:padding-right="0.191cm" fo:padding-top="0cm" fo:padding-bottom="0cm" fo:border-left="0.035cm solid #00ffff" fo:border-right="none" fo:border-top="0.035cm solid #00ffff" fo:border-bottom="0.035cm solid #00ffff" style:writing-mode="lr-tb"/>
    </style:style>
    <style:style style:name="Tabla14.B1" style:family="table-cell">
      <style:table-cell-properties style:vertical-align="top" fo:padding-left="0.191cm" fo:padding-right="0.191cm" fo:padding-top="0cm" fo:padding-bottom="0cm" fo:border="0.035cm solid #00ffff" style:writing-mode="lr-tb"/>
    </style:style>
    <style:style style:name="Tabla15" style:family="table">
      <style:table-properties style:width="14.288cm" fo:margin-left="1.233cm" table:align="left" style:writing-mode="lr-tb"/>
    </style:style>
    <style:style style:name="Tabla15.A" style:family="table-column">
      <style:table-column-properties style:column-width="4.251cm"/>
    </style:style>
    <style:style style:name="Tabla15.B" style:family="table-column">
      <style:table-column-properties style:column-width="10.037cm"/>
    </style:style>
    <style:style style:name="Tabla15.1" style:family="table-row">
      <style:table-row-properties style:keep-together="true" fo:keep-together="auto"/>
    </style:style>
    <style:style style:name="Tabla15.A1" style:family="table-cell">
      <style:table-cell-properties style:vertical-align="top" fo:padding-left="0.191cm" fo:padding-right="0.191cm" fo:padding-top="0cm" fo:padding-bottom="0cm" fo:border-left="0.035cm solid #00ffff" fo:border-right="none" fo:border-top="0.035cm solid #00ffff" fo:border-bottom="0.035cm solid #00ffff" style:writing-mode="lr-tb"/>
    </style:style>
    <style:style style:name="Tabla15.B1" style:family="table-cell">
      <style:table-cell-properties style:vertical-align="top" fo:padding-left="0.191cm" fo:padding-right="0.191cm" fo:padding-top="0cm" fo:padding-bottom="0cm" fo:border="0.035cm solid #00ffff" style:writing-mode="lr-tb"/>
    </style:style>
    <style:style style:name="P1" style:family="paragraph" style:parent-style-name="Standard">
      <style:paragraph-properties fo:text-align="center" style:justify-single-word="false" style:snap-to-layout-grid="false"/>
    </style:style>
    <style:style style:name="P2" style:family="paragraph" style:parent-style-name="Standard">
      <style:text-properties style:font-name="Monotype Corsiva" fo:font-size="8pt" style:font-size-asian="8pt" style:font-name-complex="Monotype Corsiva"/>
    </style:style>
    <style:style style:name="P3" style:family="paragraph" style:parent-style-name="Standard">
      <style:paragraph-properties style:snap-to-layout-grid="false"/>
      <style:text-properties style:font-name="Monotype Corsiva" fo:font-size="8pt" style:font-size-asian="8pt" style:font-name-complex="Monotype Corsiva"/>
    </style:style>
    <style:style style:name="P4" style:family="paragraph" style:parent-style-name="Standard">
      <style:text-properties style:font-name="Times New Roman" fo:font-size="8pt" fo:font-style="italic" fo:font-weight="bold" style:font-size-asian="8pt" style:font-style-asian="italic" style:font-weight-asian="bold" style:font-name-complex="Times New Roman"/>
    </style:style>
    <style:style style:name="P5" style:family="paragraph" style:parent-style-name="Standard">
      <style:text-properties style:font-name="Times New Roman" fo:font-size="8pt" fo:font-style="italic" style:font-size-asian="8pt" style:font-style-asian="italic" style:font-name-complex="Times New Roman"/>
    </style:style>
    <style:style style:name="P6" style:family="paragraph" style:parent-style-name="Standard">
      <style:paragraph-properties fo:text-align="center" style:justify-single-word="false"/>
      <style:text-properties fo:font-style="italic" style:text-underline-style="solid" style:text-underline-width="auto" style:text-underline-color="font-color" fo:font-weight="bold" style:font-style-asian="italic" style:font-weight-asian="bold"/>
    </style:style>
    <style:style style:name="P7" style:family="paragraph" style:parent-style-name="Standard">
      <style:paragraph-properties style:snap-to-layout-grid="false"/>
      <style:text-properties fo:font-weight="bold" style:font-weight-asian="bold" style:font-name-complex="Arial"/>
    </style:style>
    <style:style style:name="P8" style:family="paragraph" style:parent-style-name="Standard">
      <style:paragraph-properties fo:text-align="center" style:justify-single-word="false" style:snap-to-layout-grid="false"/>
      <style:text-properties fo:font-weight="bold" style:font-weight-asian="bold" style:font-name-complex="Arial"/>
    </style:style>
    <style:style style:name="P9" style:family="paragraph" style:parent-style-name="Standard">
      <style:paragraph-properties style:snap-to-layout-grid="false"/>
      <style:text-properties fo:font-weight="bold" style:font-weight-asian="bold"/>
    </style:style>
    <style:style style:name="P10" style:family="paragraph" style:parent-style-name="Standard">
      <style:paragraph-properties style:snap-to-layout-grid="false"/>
      <style:text-properties fo:font-size="72pt" style:font-size-asian="72pt"/>
    </style:style>
    <style:style style:name="P11" style:family="paragraph" style:parent-style-name="Standard">
      <style:paragraph-properties style:snap-to-layout-grid="false"/>
      <style:text-properties style:font-name-complex="Arial"/>
    </style:style>
    <style:style style:name="P12" style:family="paragraph" style:parent-style-name="Standard">
      <style:paragraph-properties fo:text-align="center" style:justify-single-word="false" style:snap-to-layout-grid="false"/>
      <style:text-properties fo:font-size="12pt" fo:font-weight="bold" style:font-size-asian="12pt" style:font-weight-asian="bold" style:font-name-complex="Arial" style:font-weight-complex="bold"/>
    </style:style>
    <style:style style:name="P13" style:family="paragraph" style:parent-style-name="Standard">
      <style:paragraph-properties style:snap-to-layout-grid="false"/>
      <style:text-properties fo:font-size="12pt" style:font-size-asian="12pt" style:font-name-complex="Arial" style:font-size-complex="12pt"/>
    </style:style>
    <style:style style:name="P14" style:family="paragraph" style:parent-style-name="Standard">
      <style:paragraph-properties style:snap-to-layout-grid="false"/>
    </style:style>
    <style:style style:name="P15" style:family="paragraph" style:parent-style-name="Standard">
      <style:paragraph-properties style:snap-to-layout-grid="false"/>
      <style:text-properties style:font-name="Calibri" fo:font-size="11pt" fo:font-weight="bold" style:font-size-asian="11pt" style:font-weight-asian="bold" style:font-name-complex="Calibri" style:font-size-complex="11pt" style:font-weight-complex="bold"/>
    </style:style>
    <style:style style:name="P16" style:family="paragraph" style:parent-style-name="Standard">
      <style:paragraph-properties fo:text-align="center" style:justify-single-word="false" style:snap-to-layout-grid="false"/>
      <style:text-properties style:font-name="Calibri" fo:font-size="11pt" fo:font-weight="bold" style:font-size-asian="11pt" style:font-weight-asian="bold" style:font-name-complex="Calibri" style:font-size-complex="11pt" style:font-weight-complex="bold"/>
    </style:style>
    <style:style style:name="P17" style:family="paragraph" style:parent-style-name="Standard">
      <style:text-properties style:font-name="Calibri" fo:font-size="11pt" style:font-size-asian="11pt" style:font-name-complex="Calibri" style:font-size-complex="11pt"/>
    </style:style>
    <style:style style:name="P18" style:family="paragraph" style:parent-style-name="Standard">
      <style:paragraph-properties style:snap-to-layout-grid="false"/>
      <style:text-properties style:font-name="Calibri" fo:font-size="11pt" style:font-size-asian="11pt" style:font-name-complex="Calibri" style:font-size-complex="11pt"/>
    </style:style>
    <style:style style:name="P19" style:family="paragraph" style:parent-style-name="Standard">
      <style:paragraph-properties style:snap-to-layout-grid="false"/>
      <style:text-properties style:font-name="Calibri" fo:font-size="11pt" style:font-size-asian="11pt" style:font-name-complex="Calibri" style:font-size-complex="11pt" style:font-weight-complex="bold"/>
    </style:style>
    <style:style style:name="P20" style:family="paragraph" style:parent-style-name="Standard">
      <style:paragraph-properties style:snap-to-layout-grid="false"/>
      <style:text-properties style:font-name="Calibri" fo:font-size="11pt" fo:language="en" fo:country="US" style:font-size-asian="11pt" style:font-name-complex="Calibri" style:font-size-complex="11pt"/>
    </style:style>
    <style:style style:name="P21" style:family="paragraph" style:parent-style-name="Standard">
      <style:text-properties style:font-name-asian="MS Mincho"/>
    </style:style>
    <style:style style:name="P22" style:family="paragraph" style:parent-style-name="Standard">
      <style:paragraph-properties style:snap-to-layout-grid="false"/>
      <style:text-properties fo:background-color="#ffff00"/>
    </style:style>
    <style:style style:name="P23" style:family="paragraph" style:parent-style-name="Text_20_body">
      <style:paragraph-properties fo:line-height="150%"/>
    </style:style>
    <style:style style:name="P24" style:family="paragraph" style:parent-style-name="Text_20_body">
      <style:paragraph-properties fo:text-align="center" style:justify-single-word="false"/>
      <style:text-properties style:font-name="Arial" fo:font-style="italic" fo:font-weight="bold" style:font-style-asian="italic" style:font-weight-asian="bold" style:font-style-complex="italic" style:font-weight-complex="bold"/>
    </style:style>
    <style:style style:name="P25" style:family="paragraph" style:parent-style-name="Text_20_body">
      <style:paragraph-properties fo:text-align="justify" style:justify-single-word="false"/>
      <style:text-properties style:font-name="Arial" fo:font-style="normal" style:text-underline-style="solid" style:text-underline-width="auto" style:text-underline-color="font-color" style:font-style-asian="normal" style:font-style-complex="normal"/>
    </style:style>
    <style:style style:name="P26" style:family="paragraph" style:parent-style-name="Text_20_body">
      <style:paragraph-properties fo:text-align="justify" style:justify-single-word="false"/>
      <style:text-properties style:font-name="Arial" fo:font-style="normal" style:text-underline-style="solid" style:text-underline-width="auto" style:text-underline-color="font-color" style:font-name-asian="Droid Sans Fallback" style:font-style-asian="normal" style:font-name-complex="Lohit Hindi" style:font-style-complex="normal"/>
    </style:style>
    <style:style style:name="P27" style:family="paragraph" style:parent-style-name="Text_20_body">
      <style:paragraph-properties fo:text-align="center" style:justify-single-word="false"/>
      <style:text-properties style:font-name="Bitstream Charter"/>
    </style:style>
    <style:style style:name="P28" style:family="paragraph" style:parent-style-name="Text_20_body">
      <style:paragraph-properties fo:text-align="justify" style:justify-single-word="false"/>
      <style:text-properties style:font-name="Bitstream Charter"/>
    </style:style>
    <style:style style:name="P29" style:family="paragraph" style:parent-style-name="Text_20_body">
      <style:paragraph-properties fo:text-align="center" style:justify-single-word="false"/>
      <style:text-properties style:font-name="Bitstream Charter" fo:font-style="normal" style:text-underline-style="solid" style:text-underline-width="auto" style:text-underline-color="font-color" style:font-style-asian="normal" style:font-style-complex="normal"/>
    </style:style>
    <style:style style:name="P30" style:family="paragraph" style:parent-style-name="Text_20_body">
      <style:paragraph-properties fo:text-align="justify" style:justify-single-word="false"/>
      <style:text-properties style:font-name="Times New Roman" fo:font-style="normal" style:text-underline-style="none" style:font-style-asian="normal" style:font-style-complex="normal"/>
    </style:style>
    <style:style style:name="P31" style:family="paragraph" style:parent-style-name="Text_20_body">
      <style:paragraph-properties fo:text-align="justify" style:justify-single-word="false"/>
      <style:text-properties style:font-name="Times New Roman" fo:font-style="normal" style:text-underline-style="none" style:font-name-asian="Droid Sans Fallback" style:font-style-asian="normal" style:font-name-complex="Lohit Hindi" style:font-style-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justify" style:justify-single-word="false" fo:break-before="page"/>
      <style:text-properties style:font-name="Bitstream Charter"/>
    </style:style>
    <style:style style:name="P34" style:family="paragraph" style:parent-style-name="Text_20_body">
      <style:paragraph-properties fo:line-height="150%" fo:text-align="justify" style:justify-single-word="false" fo:break-before="page"/>
      <style:text-properties style:font-name="Times New Roman" fo:font-style="normal" style:text-underline-style="none" fo:background-color="#ffff00" style:font-style-asian="normal" style:font-style-complex="normal"/>
    </style:style>
    <style:style style:name="P35" style:family="paragraph" style:parent-style-name="Text_20_body">
      <style:paragraph-properties fo:text-align="justify" style:justify-single-word="false" fo:break-before="page"/>
      <style:text-properties style:font-name="Times New Roman" fo:font-style="normal" style:text-underline-style="none" style:font-name-asian="Droid Sans Fallback" style:font-style-asian="normal" style:font-name-complex="Lohit Hindi" style:font-style-complex="normal"/>
    </style:style>
    <style:style style:name="P36" style:family="paragraph" style:parent-style-name="Text_20_body">
      <style:paragraph-properties fo:break-before="page"/>
      <style:text-properties fo:font-style="normal" style:font-style-asian="normal" style:font-style-complex="normal"/>
    </style:style>
    <style:style style:name="P37" style:family="paragraph" style:parent-style-name="Table_20_Contents">
      <style:paragraph-properties fo:line-height="150%" fo:text-align="justify" style:justify-single-word="false"/>
    </style:style>
    <style:style style:name="P38" style:family="paragraph" style:parent-style-name="Standard_20__28_user_29_">
      <style:paragraph-properties fo:margin-top="0.212cm" fo:margin-bottom="0cm"/>
    </style:style>
    <style:style style:name="P39" style:family="paragraph" style:parent-style-name="Standard_20__28_user_29_">
      <style:paragraph-properties fo:margin-top="0.212cm" fo:margin-bottom="0cm"/>
      <style:text-properties fo:language="es" fo:country="AR" style:font-name-asian="MS Mincho"/>
    </style:style>
    <style:style style:name="P40" style:family="paragraph" style:parent-style-name="Standard">
      <style:paragraph-properties fo:margin-top="0.212cm" fo:margin-bottom="0cm"/>
    </style:style>
    <style:style style:name="P41" style:family="paragraph" style:parent-style-name="Standard">
      <style:paragraph-properties fo:margin-top="0.212cm" fo:margin-bottom="0cm" style:snap-to-layout-grid="false"/>
    </style:style>
    <style:style style:name="P42" style:family="paragraph" style:parent-style-name="Standard">
      <style:paragraph-properties fo:margin-top="0.212cm" fo:margin-bottom="0cm"/>
      <style:text-properties fo:language="es" fo:country="MX" style:font-name-complex="Arial"/>
    </style:style>
    <style:style style:name="P43" style:family="paragraph" style:parent-style-name="Standard">
      <style:paragraph-properties fo:margin-left="0.635cm" fo:margin-right="0cm" fo:margin-top="0.212cm" fo:margin-bottom="0cm" fo:text-align="justify" style:justify-single-word="false" fo:text-indent="0cm" style:auto-text-indent="false"/>
    </style:style>
    <style:style style:name="P44" style:family="paragraph" style:parent-style-name="Standard">
      <style:paragraph-properties fo:margin-left="0.635cm" fo:margin-right="0cm" fo:margin-top="0.212cm" fo:margin-bottom="0cm" fo:text-indent="0cm" style:auto-text-indent="false"/>
      <style:text-properties fo:language="es" fo:country="MX" style:font-name-complex="Arial"/>
    </style:style>
    <style:style style:name="P45" style:family="paragraph" style:parent-style-name="Standard">
      <style:paragraph-properties fo:margin-left="0.635cm" fo:margin-right="0cm" fo:text-align="justify" style:justify-single-word="false" fo:text-indent="0cm" style:auto-text-indent="false"/>
    </style:style>
    <style:style style:name="P46" style:family="paragraph" style:parent-style-name="Standard">
      <style:paragraph-properties fo:margin-left="0.635cm" fo:margin-right="0cm" fo:margin-top="0.106cm" fo:margin-bottom="0cm" fo:text-align="justify" style:justify-single-word="false" fo:text-indent="0cm" style:auto-text-indent="false"/>
    </style:style>
    <style:style style:name="P47" style:family="paragraph" style:parent-style-name="Standard">
      <style:paragraph-properties fo:margin-left="0.635cm" fo:margin-right="0cm" fo:margin-top="0.106cm" fo:margin-bottom="0cm" fo:text-align="justify" style:justify-single-word="false" fo:text-indent="0cm" style:auto-text-indent="false"/>
      <style:text-properties style:font-name-complex="Arial"/>
    </style:style>
    <style:style style:name="P48" style:family="paragraph" style:parent-style-name="Standard">
      <style:paragraph-properties fo:margin-left="0.635cm" fo:margin-right="0cm" fo:margin-top="0.106cm" fo:margin-bottom="0cm" fo:text-align="justify" style:justify-single-word="false" fo:hyphenation-ladder-count="no-limit" fo:text-indent="0cm" style:auto-text-indent="false"/>
      <style:text-properties fo:language="es" fo:country="MX" style:font-name-complex="Arial" fo:hyphenate="false" fo:hyphenation-remain-char-count="2" fo:hyphenation-push-char-count="2"/>
    </style:style>
    <style:style style:name="P49" style:family="paragraph" style:parent-style-name="Párrafo_20_de_20_lista">
      <style:paragraph-properties fo:margin-left="0.635cm" fo:margin-right="0cm" fo:margin-top="0.212cm" fo:margin-bottom="0.212cm" fo:orphans="0" fo:widows="0" fo:hyphenation-ladder-count="no-limit" fo:text-indent="0cm" style:auto-text-indent="false" style:vertical-align="baseline"/>
      <style:text-properties fo:hyphenate="false" fo:hyphenation-remain-char-count="2" fo:hyphenation-push-char-count="2"/>
    </style:style>
    <style:style style:name="P50" style:family="paragraph" style:parent-style-name="Standard">
      <style:paragraph-properties fo:margin-left="1.249cm" fo:margin-right="0cm" fo:text-indent="0cm" style:auto-text-indent="false"/>
    </style:style>
    <style:style style:name="P51" style:family="paragraph" style:parent-style-name="Standard">
      <style:paragraph-properties fo:margin-left="1.249cm" fo:margin-right="0cm" fo:text-align="justify" style:justify-single-word="false" fo:hyphenation-ladder-count="no-limit" fo:text-indent="0cm" style:auto-text-indent="false"/>
      <style:text-properties style:font-name-complex="Arial" fo:hyphenate="false" fo:hyphenation-remain-char-count="2" fo:hyphenation-push-char-count="2"/>
    </style:style>
    <style:style style:name="P52" style:family="paragraph" style:parent-style-name="Standard">
      <style:paragraph-properties fo:margin-left="1.249cm" fo:margin-right="0cm" fo:margin-top="0.423cm" fo:margin-bottom="0cm" fo:text-indent="0cm" style:auto-text-indent="false"/>
      <style:text-properties style:font-name-asian="MS Mincho"/>
    </style:style>
    <style:style style:name="P53" style:family="paragraph" style:parent-style-name="Standard">
      <style:paragraph-properties fo:margin-left="1.249cm" fo:margin-right="0cm" fo:margin-top="0.212cm" fo:margin-bottom="0cm" fo:text-indent="0cm" style:auto-text-indent="false"/>
    </style:style>
    <style:style style:name="P54" style:family="paragraph" style:parent-style-name="Standard">
      <style:paragraph-properties fo:margin-left="1.249cm" fo:margin-right="0cm" fo:margin-top="0.106cm" fo:margin-bottom="0cm" fo:text-align="justify" style:justify-single-word="false" fo:hyphenation-ladder-count="no-limit" fo:text-indent="0cm" style:auto-text-indent="false"/>
      <style:text-properties fo:language="es" fo:country="MX" style:font-name-complex="Arial" fo:hyphenate="false" fo:hyphenation-remain-char-count="2" fo:hyphenation-push-char-count="2"/>
    </style:style>
    <style:style style:name="P55" style:family="paragraph" style:parent-style-name="Standard">
      <style:paragraph-properties fo:margin-left="2.498cm" fo:margin-right="0cm" fo:text-indent="0cm" style:auto-text-indent="false"/>
    </style:style>
    <style:style style:name="P56" style:family="paragraph" style:parent-style-name="Standard">
      <style:paragraph-properties fo:margin-left="2.498cm" fo:margin-right="0cm" fo:text-align="justify" style:justify-single-word="false" fo:text-indent="0cm" style:auto-text-indent="false"/>
      <style:text-properties style:font-name-complex="Arial"/>
    </style:style>
    <style:style style:name="P57" style:family="paragraph" style:parent-style-name="Standard">
      <style:paragraph-properties fo:margin-top="0.106cm" fo:margin-bottom="0cm" fo:text-align="end" style:justify-single-word="false" style:snap-to-layout-grid="false"/>
      <style:text-properties fo:color="#365f91" fo:font-size="9pt" style:font-size-asian="9pt" style:font-name-complex="Arial" style:font-size-complex="9pt" style:font-weight-complex="bold"/>
    </style:style>
    <style:style style:name="P58" style:family="paragraph" style:parent-style-name="Standard">
      <style:paragraph-properties fo:margin-top="0.106cm" fo:margin-bottom="0cm" fo:text-align="justify" style:justify-single-word="false" style:snap-to-layout-grid="false"/>
      <style:text-properties fo:color="#365f91" fo:font-size="9pt" style:font-size-asian="9pt" style:font-name-complex="Arial" style:font-size-complex="9pt" style:font-weight-complex="bold"/>
    </style:style>
    <style:style style:name="P59" style:family="paragraph" style:parent-style-name="Standard">
      <style:paragraph-properties fo:margin-top="0.106cm" fo:margin-bottom="0cm" fo:text-align="justify" style:justify-single-word="false"/>
      <style:text-properties fo:color="#365f91" fo:font-size="9pt" fo:language="en" fo:country="US" style:font-size-asian="9pt" style:font-name-complex="Arial" style:font-size-complex="9pt" style:font-weight-complex="bold"/>
    </style:style>
    <style:style style:name="P60" style:family="paragraph" style:parent-style-name="Standard">
      <style:paragraph-properties fo:margin-top="0.106cm" fo:margin-bottom="0cm" fo:text-align="justify" style:justify-single-word="false"/>
      <style:text-properties fo:color="#365f91" fo:font-size="9pt" fo:language="en" fo:country="US" style:font-size-asian="9pt" style:font-name-complex="Arial" style:font-size-complex="9pt"/>
    </style:style>
    <style:style style:name="P61" style:family="paragraph" style:parent-style-name="Standard">
      <style:paragraph-properties fo:margin-top="0.106cm" fo:margin-bottom="0cm" fo:text-align="justify" style:justify-single-word="false" style:snap-to-layout-grid="false"/>
      <style:text-properties fo:color="#365f91" fo:font-size="9pt" fo:language="en" fo:country="US" style:font-size-asian="9pt" style:font-name-complex="Arial" style:font-size-complex="9pt"/>
    </style:style>
    <style:style style:name="P62" style:family="paragraph" style:parent-style-name="Standard">
      <style:paragraph-properties fo:margin-top="0.106cm" fo:margin-bottom="0cm" fo:text-align="justify" style:justify-single-word="false"/>
    </style:style>
    <style:style style:name="P63" style:family="paragraph" style:parent-style-name="Standard">
      <style:paragraph-properties fo:margin-top="0.106cm" fo:margin-bottom="0cm" fo:text-align="justify" style:justify-single-word="false" style:snap-to-layout-grid="false"/>
    </style:style>
    <style:style style:name="P64" style:family="paragraph" style:parent-style-name="Standard">
      <style:paragraph-properties fo:margin-top="0.106cm" fo:margin-bottom="0cm"/>
      <style:text-properties style:font-name-asian="MS Mincho"/>
    </style:style>
    <style:style style:name="P65" style:family="paragraph" style:parent-style-name="Standard">
      <style:paragraph-properties fo:margin-top="0cm" fo:margin-bottom="0.106cm"/>
    </style:style>
    <style:style style:name="P66" style:family="paragraph" style:parent-style-name="Standard">
      <style:paragraph-properties fo:margin-top="0cm" fo:margin-bottom="0.106cm"/>
      <style:text-properties style:font-name-asian="MS Mincho"/>
    </style:style>
    <style:style style:name="P67" style:family="paragraph" style:parent-style-name="Standard">
      <style:paragraph-properties fo:margin-top="0cm" fo:margin-bottom="0.423cm"/>
    </style:style>
    <style:style style:name="P68" style:family="paragraph" style:parent-style-name="Standard">
      <style:paragraph-properties fo:margin-top="0cm" fo:margin-bottom="0.423cm"/>
      <style:text-properties fo:language="es" fo:country="MX" style:font-name-complex="Arial"/>
    </style:style>
    <style:style style:name="P69" style:family="paragraph" style:parent-style-name="Footnote">
      <style:paragraph-properties fo:margin-top="0cm" fo:margin-bottom="0.423cm"/>
    </style:style>
    <style:style style:name="P70" style:family="paragraph" style:parent-style-name="Standard">
      <style:paragraph-properties fo:margin-left="1.251cm" fo:margin-right="0cm" fo:margin-top="0.212cm" fo:margin-bottom="0cm" fo:text-indent="0cm" style:auto-text-indent="false"/>
    </style:style>
    <style:style style:name="P71" style:family="paragraph" style:parent-style-name="Standard">
      <style:paragraph-properties fo:margin-left="1.27cm" fo:margin-right="0cm" fo:margin-top="0.106cm" fo:margin-bottom="0cm" fo:text-align="justify" style:justify-single-word="false" fo:hyphenation-ladder-count="no-limit" fo:text-indent="0cm" style:auto-text-indent="false"/>
      <style:text-properties fo:hyphenate="false" fo:hyphenation-remain-char-count="2" fo:hyphenation-push-char-count="2"/>
    </style:style>
    <style:style style:name="P72" style:family="paragraph" style:parent-style-name="Standard">
      <style:paragraph-properties fo:margin-left="1.27cm" fo:margin-right="0cm" fo:margin-top="0.106cm" fo:margin-bottom="0cm" fo:text-align="justify" style:justify-single-word="false" fo:hyphenation-ladder-count="no-limit" fo:text-indent="0cm" style:auto-text-indent="false"/>
      <style:text-properties fo:language="es" fo:country="MX" style:font-name-complex="Arial" fo:hyphenate="false" fo:hyphenation-remain-char-count="2" fo:hyphenation-push-char-count="2"/>
    </style:style>
    <style:style style:name="P73" style:family="paragraph" style:parent-style-name="Párrafo_20_de_20_lista">
      <style:paragraph-properties fo:margin-left="2.54cm" fo:margin-right="0cm" fo:margin-top="0.212cm" fo:margin-bottom="0.212cm" fo:orphans="0" fo:widows="0" fo:hyphenation-ladder-count="no-limit" fo:text-indent="-0.635cm" style:auto-text-indent="false" style:vertical-align="baseline"/>
      <style:text-properties fo:hyphenate="false" fo:hyphenation-remain-char-count="2" fo:hyphenation-push-char-count="2"/>
    </style:style>
    <style:style style:name="P74" style:family="paragraph" style:parent-style-name="Párrafo_20_de_20_lista">
      <style:paragraph-properties fo:margin-left="0cm" fo:margin-right="0cm" fo:margin-top="0.212cm" fo:margin-bottom="0.212cm" fo:orphans="0" fo:widows="0" fo:hyphenation-ladder-count="no-limit" fo:text-indent="0cm" style:auto-text-indent="false" style:vertical-align="baseline"/>
      <style:text-properties fo:hyphenate="false" fo:hyphenation-remain-char-count="2" fo:hyphenation-push-char-count="2"/>
    </style:style>
    <style:style style:name="P75" style:family="paragraph" style:parent-style-name="Texto_20_sin_20_formato">
      <style:paragraph-properties fo:text-align="justify" style:justify-single-word="false"/>
    </style:style>
    <style:style style:name="P76" style:family="paragraph" style:parent-style-name="Texto_20_sin_20_formato">
      <style:paragraph-properties fo:text-align="justify" style:justify-single-word="false"/>
      <style:text-properties style:font-name-asian="MS Mincho"/>
    </style:style>
    <style:style style:name="P77" style:family="paragraph" style:parent-style-name="Texto_20_sin_20_formato">
      <style:paragraph-properties fo:text-align="justify" style:justify-single-word="false"/>
      <style:text-properties fo:font-weight="bold" style:font-name-asian="MS Mincho" style:font-weight-asian="bold"/>
    </style:style>
    <style:style style:name="P78" style:family="paragraph" style:parent-style-name="Texto_20_sin_20_formato">
      <style:paragraph-properties fo:margin-left="1.501cm" fo:margin-right="0.004cm" fo:text-indent="0cm" style:auto-text-indent="false" fo:background-color="#d6e3bc">
        <style:background-image/>
      </style:paragraph-properties>
    </style:style>
    <style:style style:name="P79" style:family="paragraph" style:parent-style-name="Texto_20_sin_20_formato">
      <style:paragraph-properties fo:margin-left="1.501cm" fo:margin-right="0.004cm" fo:text-align="justify" style:justify-single-word="false" fo:text-indent="0cm" style:auto-text-indent="false" fo:background-color="#d6e3bc">
        <style:background-image/>
      </style:paragraph-properties>
    </style:style>
    <style:style style:name="P80" style:family="paragraph" style:parent-style-name="Texto_20_sin_20_formato">
      <style:paragraph-properties fo:margin-left="1.501cm" fo:margin-right="0.004cm" fo:text-indent="0cm" style:auto-text-indent="false" fo:background-color="#d6e3bc">
        <style:background-image/>
      </style:paragraph-properties>
      <style:text-properties style:font-name-asian="MS Mincho"/>
    </style:style>
    <style:style style:name="P81" style:family="paragraph" style:parent-style-name="Texto_20_sin_20_formato">
      <style:paragraph-properties fo:margin-left="1.501cm" fo:margin-right="0.004cm" fo:text-align="justify" style:justify-single-word="false" fo:text-indent="0cm" style:auto-text-indent="false" fo:background-color="#d6e3bc">
        <style:background-image/>
      </style:paragraph-properties>
      <style:text-properties style:font-name-asian="MS Mincho"/>
    </style:style>
    <style:style style:name="P82" style:family="paragraph" style:parent-style-name="Texto_20_sin_20_formato">
      <style:paragraph-properties fo:margin-left="1.501cm" fo:margin-right="0.004cm" fo:margin-top="0.423cm" fo:margin-bottom="0.423cm" fo:text-align="justify" style:justify-single-word="false" fo:text-indent="0cm" style:auto-text-indent="false" fo:background-color="#d6e3bc">
        <style:background-image/>
      </style:paragraph-properties>
      <style:text-properties style:font-name-asian="MS Mincho"/>
    </style:style>
    <style:style style:name="P83" style:family="paragraph" style:parent-style-name="Texto_20_sin_20_formato">
      <style:paragraph-properties fo:margin-left="1.501cm" fo:margin-right="0.004cm" fo:margin-top="0cm" fo:margin-bottom="0.423cm" fo:text-indent="0cm" style:auto-text-indent="false" fo:background-color="#d6e3bc">
        <style:background-image/>
      </style:paragraph-properties>
    </style:style>
    <style:style style:name="P84" style:family="paragraph" style:parent-style-name="Texto_20_sin_20_formato">
      <style:paragraph-properties fo:margin-left="1.501cm" fo:margin-right="0.004cm" fo:margin-top="0cm" fo:margin-bottom="0.423cm" fo:text-indent="0cm" style:auto-text-indent="false" fo:background-color="#d6e3bc">
        <style:background-image/>
      </style:paragraph-properties>
      <style:text-properties style:font-name-asian="MS Mincho"/>
    </style:style>
    <style:style style:name="P85" style:family="paragraph" style:parent-style-name="Texto_20_sin_20_formato">
      <style:paragraph-properties fo:margin-left="1.501cm" fo:margin-right="0.004cm" fo:margin-top="0cm" fo:margin-bottom="0.423cm" fo:text-align="justify" style:justify-single-word="false" fo:text-indent="0cm" style:auto-text-indent="false" fo:background-color="#d6e3bc">
        <style:background-image/>
      </style:paragraph-properties>
      <style:text-properties style:font-name-asian="MS Mincho"/>
    </style:style>
    <style:style style:name="P86" style:family="paragraph" style:parent-style-name="Texto_20_sin_20_formato">
      <style:paragraph-properties fo:margin-left="1.251cm" fo:margin-right="0.004cm" fo:text-align="justify" style:justify-single-word="false" fo:text-indent="0cm" style:auto-text-indent="false" fo:background-color="#d6e3bc">
        <style:background-image/>
      </style:paragraph-properties>
    </style:style>
    <style:style style:name="P87" style:family="paragraph" style:parent-style-name="Texto_20_sin_20_formato">
      <style:paragraph-properties fo:margin-left="1.251cm" fo:margin-right="0.004cm" fo:text-align="justify" style:justify-single-word="false" fo:text-indent="0cm" style:auto-text-indent="false" fo:background-color="#d6e3bc">
        <style:background-image/>
      </style:paragraph-properties>
      <style:text-properties style:font-name-asian="MS Mincho"/>
    </style:style>
    <style:style style:name="P88" style:family="paragraph" style:parent-style-name="Standard">
      <style:paragraph-properties fo:text-align="center" style:justify-single-word="false" style:snap-to-layout-grid="false"/>
      <style:text-properties fo:font-size="10pt" style:font-size-asian="10pt" style:font-name-complex="Arial" style:font-size-complex="10pt"/>
    </style:style>
    <style:style style:name="P89" style:family="paragraph" style:parent-style-name="Standard">
      <style:paragraph-properties style:snap-to-layout-grid="false"/>
      <style:text-properties fo:font-size="10pt" style:font-size-asian="10pt" style:font-name-complex="Arial" style:font-size-complex="10pt"/>
    </style:style>
    <style:style style:name="P90" style:family="paragraph" style:parent-style-name="Standard">
      <style:paragraph-properties fo:text-align="end" style:justify-single-word="false" style:snap-to-layout-grid="false"/>
      <style:text-properties fo:font-size="10pt" style:font-size-asian="10pt" style:font-name-complex="Arial" style:font-size-complex="10pt"/>
    </style:style>
    <style:style style:name="P91" style:family="paragraph" style:parent-style-name="Standard">
      <style:paragraph-properties style:snap-to-layout-grid="false"/>
      <style:text-properties fo:font-size="10pt" style:font-size-asian="10pt" style:font-size-complex="10pt"/>
    </style:style>
    <style:style style:name="P92" style:family="paragraph" style:parent-style-name="Standard">
      <style:text-properties style:font-name="Calibri" fo:font-size="11pt" fo:font-weight="bold" style:font-size-asian="11pt" style:font-weight-asian="bold" style:font-name-complex="Calibri" style:font-size-complex="11pt" style:font-weight-complex="bold"/>
    </style:style>
    <style:style style:name="P93" style:family="paragraph" style:parent-style-name="Standard">
      <style:paragraph-properties style:snap-to-layout-grid="false"/>
      <style:text-properties style:font-name="Calibri" fo:font-size="11pt" style:font-size-asian="11pt" style:font-name-complex="Calibri" style:font-size-complex="11pt" style:font-weight-complex="bold"/>
    </style:style>
    <style:style style:name="P94" style:family="paragraph" style:parent-style-name="Standard">
      <style:paragraph-properties style:snap-to-layout-grid="false"/>
      <style:text-properties style:font-name="Calibri" fo:font-size="11pt" style:font-size-asian="11pt" style:font-name-complex="Calibri" style:font-size-complex="11pt"/>
    </style:style>
    <style:style style:name="P95" style:family="paragraph" style:parent-style-name="Standard">
      <style:paragraph-properties fo:text-align="justify" style:justify-single-word="false"/>
      <style:text-properties style:font-name-complex="Arial"/>
    </style:style>
    <style:style style:name="P96" style:family="paragraph" style:parent-style-name="Standard" style:list-style-name="WW8Num13">
      <style:paragraph-properties fo:text-align="justify" style:justify-single-word="false" fo:hyphenation-ladder-count="no-limit"/>
      <style:text-properties style:font-name-complex="Arial" fo:hyphenate="false" fo:hyphenation-remain-char-count="2" fo:hyphenation-push-char-count="2"/>
    </style:style>
    <style:style style:name="P97" style:family="paragraph" style:parent-style-name="Standard" style:list-style-name="WW8Num23">
      <style:paragraph-properties fo:text-align="justify" style:justify-single-word="false" fo:hyphenation-ladder-count="no-limit"/>
      <style:text-properties style:font-name-complex="Arial" fo:hyphenate="false" fo:hyphenation-remain-char-count="2" fo:hyphenation-push-char-count="2"/>
    </style:style>
    <style:style style:name="P98" style:family="paragraph" style:parent-style-name="Standard" style:list-style-name="WW8Num45">
      <style:paragraph-properties fo:text-align="justify" style:justify-single-word="false" fo:hyphenation-ladder-count="no-limit"/>
      <style:text-properties style:font-name-complex="Arial" fo:hyphenate="false" fo:hyphenation-remain-char-count="2" fo:hyphenation-push-char-count="2"/>
    </style:style>
    <style:style style:name="P99" style:family="paragraph" style:parent-style-name="Standard" style:list-style-name="WW8Num54">
      <style:paragraph-properties fo:text-align="justify" style:justify-single-word="false"/>
      <style:text-properties style:font-name-complex="Arial"/>
    </style:style>
    <style:style style:name="P100" style:family="paragraph" style:parent-style-name="Standard">
      <style:paragraph-properties fo:text-align="justify" style:justify-single-word="false"/>
    </style:style>
    <style:style style:name="P101" style:family="paragraph" style:parent-style-name="Standard" style:list-style-name="WW8Num13">
      <style:paragraph-properties fo:text-align="justify" style:justify-single-word="false" fo:hyphenation-ladder-count="no-limit"/>
      <style:text-properties fo:hyphenate="false" fo:hyphenation-remain-char-count="2" fo:hyphenation-push-char-count="2"/>
    </style:style>
    <style:style style:name="P102" style:family="paragraph" style:parent-style-name="Standard" style:list-style-name="WW8Num16">
      <style:paragraph-properties fo:text-align="justify" style:justify-single-word="false" fo:hyphenation-ladder-count="no-limit"/>
      <style:text-properties fo:hyphenate="false" fo:hyphenation-remain-char-count="2" fo:hyphenation-push-char-count="2"/>
    </style:style>
    <style:style style:name="P103" style:family="paragraph" style:parent-style-name="Standard" style:list-style-name="WW8Num45">
      <style:paragraph-properties fo:text-align="justify" style:justify-single-word="false" fo:hyphenation-ladder-count="no-limit"/>
      <style:text-properties fo:hyphenate="false" fo:hyphenation-remain-char-count="2" fo:hyphenation-push-char-count="2"/>
    </style:style>
    <style:style style:name="P104" style:family="paragraph" style:parent-style-name="Standard" style:list-style-name="WW8Num53">
      <style:paragraph-properties fo:text-align="justify" style:justify-single-word="false"/>
    </style:style>
    <style:style style:name="P105" style:family="paragraph" style:parent-style-name="Standard" style:list-style-name="WW8Num54">
      <style:paragraph-properties fo:text-align="justify" style:justify-single-word="false"/>
    </style:style>
    <style:style style:name="P106" style:family="paragraph" style:parent-style-name="Standard" style:list-style-name="WW8Num39">
      <style:paragraph-properties fo:text-align="justify" style:justify-single-word="false"/>
    </style:style>
    <style:style style:name="P107" style:family="paragraph" style:parent-style-name="Standard" style:list-style-name="WW8Num22">
      <style:paragraph-properties fo:text-align="justify" style:justify-single-word="false"/>
    </style:style>
    <style:style style:name="P108" style:family="paragraph" style:parent-style-name="Standard" style:list-style-name="WW8Num49"/>
    <style:style style:name="P109" style:family="paragraph" style:parent-style-name="Standard">
      <style:text-properties style:font-name-asian="MS Mincho"/>
    </style:style>
    <style:style style:name="P110" style:family="paragraph" style:parent-style-name="Standard" style:list-style-name="WW8Num35">
      <style:text-properties fo:language="es" fo:country="MX" style:font-name-complex="Arial"/>
    </style:style>
    <style:style style:name="P111" style:family="paragraph" style:parent-style-name="Standard" style:list-style-name="WW8Num55">
      <style:text-properties fo:language="es" fo:country="MX" style:font-name-complex="Arial"/>
    </style:style>
    <style:style style:name="P112" style:family="paragraph" style:parent-style-name="Standard" style:list-style-name="WW8Num35">
      <style:text-properties fo:language="es" fo:country="MX" style:font-name-complex="Arial"/>
    </style:style>
    <style:style style:name="P113" style:family="paragraph" style:parent-style-name="Standard" style:list-style-name="WW8Num55">
      <style:text-properties fo:language="es" fo:country="MX" style:font-name-complex="Arial"/>
    </style:style>
    <style:style style:name="P114" style:family="paragraph" style:parent-style-name="Standard" style:list-style-name="WW8Num55"/>
    <style:style style:name="P115" style:family="paragraph" style:parent-style-name="Standard" style:list-style-name="WW8Num16">
      <style:paragraph-properties fo:text-align="justify" style:justify-single-word="false" fo:hyphenation-ladder-count="no-limit"/>
      <style:text-properties fo:font-weight="bold" style:font-weight-asian="bold" style:font-name-complex="Arial" fo:hyphenate="false" fo:hyphenation-remain-char-count="2" fo:hyphenation-push-char-count="2"/>
    </style:style>
    <style:style style:name="P116" style:family="paragraph" style:parent-style-name="Standard" style:list-style-name="WW8Num16">
      <style:paragraph-properties fo:text-align="justify" style:justify-single-word="false" fo:hyphenation-ladder-count="no-limit"/>
      <style:text-properties fo:font-weight="bold" style:font-weight-asian="bold" style:font-name-complex="Arial" fo:hyphenate="false" fo:hyphenation-remain-char-count="2" fo:hyphenation-push-char-count="2"/>
    </style:style>
    <style:style style:name="P117" style:family="paragraph" style:parent-style-name="Standard">
      <style:paragraph-properties fo:text-align="center" style:justify-single-word="false"/>
      <style:text-properties style:font-name="Bitstream Charter"/>
    </style:style>
    <style:style style:name="P118" style:family="paragraph" style:parent-style-name="Standard">
      <style:paragraph-properties style:snap-to-layout-grid="false"/>
      <style:text-properties fo:font-size="16pt" style:font-size-asian="16pt" style:font-name-complex="Arial"/>
    </style:style>
    <style:style style:name="P119" style:family="paragraph" style:parent-style-name="Standard">
      <style:text-properties style:font-name-complex="Arial"/>
    </style:style>
    <style:style style:name="P120" style:family="paragraph" style:parent-style-name="Standard">
      <style:paragraph-properties style:snap-to-layout-grid="false"/>
      <style:text-properties style:font-name-complex="Arial"/>
    </style:style>
    <style:style style:name="P121" style:family="paragraph" style:parent-style-name="Standard" style:list-style-name="WW8Num13">
      <style:paragraph-properties fo:text-align="justify" style:justify-single-word="false" fo:hyphenation-ladder-count="no-limit"/>
      <style:text-properties style:font-name-complex="Arial" fo:hyphenate="false" fo:hyphenation-remain-char-count="2" fo:hyphenation-push-char-count="2"/>
    </style:style>
    <style:style style:name="P122" style:family="paragraph" style:parent-style-name="Standard" style:list-style-name="WW8Num23">
      <style:paragraph-properties fo:text-align="justify" style:justify-single-word="false" fo:hyphenation-ladder-count="no-limit"/>
      <style:text-properties style:font-name-complex="Arial" fo:hyphenate="false" fo:hyphenation-remain-char-count="2" fo:hyphenation-push-char-count="2"/>
    </style:style>
    <style:style style:name="P123" style:family="paragraph" style:parent-style-name="Standard" style:list-style-name="WW8Num54">
      <style:paragraph-properties fo:text-align="justify" style:justify-single-word="false"/>
      <style:text-properties style:font-name-complex="Arial"/>
    </style:style>
    <style:style style:name="P124" style:family="paragraph" style:parent-style-name="Standard">
      <style:paragraph-properties style:snap-to-layout-grid="false"/>
    </style:style>
    <style:style style:name="P125" style:family="paragraph" style:parent-style-name="Standard">
      <style:paragraph-properties style:snap-to-layout-grid="false"/>
      <style:text-properties style:font-name="Calibri" fo:font-size="11pt" fo:font-weight="bold" style:font-size-asian="11pt" style:font-weight-asian="bold" style:font-name-complex="Calibri" style:font-size-complex="11pt" style:font-weight-complex="bold"/>
    </style:style>
    <style:style style:name="P126" style:family="paragraph" style:parent-style-name="Standard">
      <style:paragraph-properties fo:text-align="center" style:justify-single-word="false" style:snap-to-layout-grid="false"/>
      <style:text-properties style:font-name="Calibri" fo:font-size="11pt" fo:font-weight="bold" style:font-size-asian="11pt" style:font-weight-asian="bold" style:font-name-complex="Calibri" style:font-size-complex="11pt" style:font-weight-complex="bold"/>
    </style:style>
    <style:style style:name="P127" style:family="paragraph" style:parent-style-name="Standard">
      <style:text-properties style:font-name="Calibri" fo:font-size="11pt" style:font-size-asian="11pt" style:font-name-complex="Calibri" style:font-size-complex="11pt"/>
    </style:style>
    <style:style style:name="P128" style:family="paragraph" style:parent-style-name="Standard">
      <style:paragraph-properties style:snap-to-layout-grid="false"/>
      <style:text-properties style:font-name="Calibri" fo:font-size="11pt" style:font-size-asian="11pt" style:font-name-complex="Calibri" style:font-size-complex="11pt"/>
    </style:style>
    <style:style style:name="P129" style:family="paragraph" style:parent-style-name="Standard">
      <style:paragraph-properties style:snap-to-layout-grid="false"/>
      <style:text-properties style:font-name="Calibri" fo:font-size="11pt" style:font-size-asian="11pt" style:font-name-complex="Calibri" style:font-size-complex="11pt" style:font-weight-complex="bold"/>
    </style:style>
    <style:style style:name="P130" style:family="paragraph" style:parent-style-name="Standard">
      <style:paragraph-properties style:snap-to-layout-grid="false"/>
      <style:text-properties style:font-name="Calibri" fo:font-size="11pt" fo:language="en" fo:country="US" style:font-size-asian="11pt" style:font-name-complex="Calibri" style:font-size-complex="11pt"/>
    </style:style>
    <style:style style:name="P131" style:family="paragraph" style:parent-style-name="Standard">
      <style:text-properties style:font-name-asian="MS Mincho"/>
    </style:style>
    <style:style style:name="P132" style:family="paragraph" style:parent-style-name="Standard">
      <style:paragraph-properties style:snap-to-layout-grid="false"/>
      <style:text-properties fo:background-color="#ffff00"/>
    </style:style>
    <style:style style:name="P133" style:family="paragraph" style:parent-style-name="Standard">
      <style:paragraph-properties fo:margin-left="0.635cm" fo:margin-right="0cm" fo:margin-top="0.212cm" fo:margin-bottom="0cm" fo:text-align="justify" style:justify-single-word="false" fo:text-indent="0cm" style:auto-text-indent="false"/>
      <style:text-properties style:font-name-complex="Arial"/>
    </style:style>
    <style:style style:name="P134" style:family="paragraph" style:parent-style-name="Standard">
      <style:paragraph-properties fo:margin-left="0.635cm" fo:margin-right="0cm" fo:margin-top="0.212cm" fo:margin-bottom="0cm" fo:text-align="justify" style:justify-single-word="false" fo:text-indent="0cm" style:auto-text-indent="false"/>
    </style:style>
    <style:style style:name="P135" style:family="paragraph" style:parent-style-name="Standard">
      <style:paragraph-properties fo:margin-left="0.635cm" fo:margin-right="0cm" fo:margin-top="0.212cm" fo:margin-bottom="0cm" fo:text-indent="0cm" style:auto-text-indent="false"/>
      <style:text-properties fo:language="es" fo:country="MX" style:font-name-complex="Arial"/>
    </style:style>
    <style:style style:name="P136" style:family="paragraph" style:parent-style-name="Standard">
      <style:paragraph-properties fo:margin-left="0.635cm" fo:margin-right="0cm" fo:text-align="justify" style:justify-single-word="false" fo:text-indent="0cm" style:auto-text-indent="false"/>
      <style:text-properties style:font-name-complex="Arial"/>
    </style:style>
    <style:style style:name="P137" style:family="paragraph" style:parent-style-name="Standard">
      <style:paragraph-properties fo:margin-left="0.635cm" fo:margin-right="0cm" fo:text-align="justify" style:justify-single-word="false" fo:text-indent="0cm" style:auto-text-indent="false"/>
    </style:style>
    <style:style style:name="P138" style:family="paragraph" style:parent-style-name="Standard">
      <style:paragraph-properties fo:margin-left="0.635cm" fo:margin-right="0cm" fo:margin-top="0.106cm" fo:margin-bottom="0cm" fo:text-align="justify" style:justify-single-word="false" fo:text-indent="0cm" style:auto-text-indent="false"/>
      <style:text-properties style:font-name-complex="Arial"/>
    </style:style>
    <style:style style:name="P139" style:family="paragraph" style:parent-style-name="Standard">
      <style:paragraph-properties fo:margin-left="0.635cm" fo:margin-right="0cm" fo:margin-top="0.106cm" fo:margin-bottom="0cm" fo:text-align="justify" style:justify-single-word="false" fo:text-indent="0cm" style:auto-text-indent="false"/>
    </style:style>
    <style:style style:name="P140" style:family="paragraph" style:parent-style-name="Standard">
      <style:paragraph-properties fo:margin-left="0.635cm" fo:margin-right="0cm" fo:margin-top="0.106cm" fo:margin-bottom="0cm" fo:text-align="justify" style:justify-single-word="false" fo:text-indent="0cm" style:auto-text-indent="false"/>
      <style:text-properties style:font-name-complex="Arial"/>
    </style:style>
    <style:style style:name="P141" style:family="paragraph" style:parent-style-name="Standard">
      <style:paragraph-properties fo:margin-left="0.635cm" fo:margin-right="0cm" fo:margin-top="0.106cm" fo:margin-bottom="0cm" fo:text-align="justify" style:justify-single-word="false" fo:hyphenation-ladder-count="no-limit" fo:text-indent="0cm" style:auto-text-indent="false"/>
      <style:text-properties fo:language="es" fo:country="MX" style:font-name-complex="Arial" fo:hyphenate="false" fo:hyphenation-remain-char-count="2" fo:hyphenation-push-char-count="2"/>
    </style:style>
    <style:style style:name="P142" style:family="paragraph" style:parent-style-name="Standard">
      <style:paragraph-properties fo:margin-top="0.106cm" fo:margin-bottom="0cm"/>
    </style:style>
    <style:style style:name="P143" style:family="paragraph" style:parent-style-name="Standard" style:list-style-name="WW8Num41">
      <style:paragraph-properties fo:margin-top="0.106cm" fo:margin-bottom="0cm"/>
    </style:style>
    <style:style style:name="P144" style:family="paragraph" style:parent-style-name="Standard">
      <style:paragraph-properties fo:margin-top="0.106cm" fo:margin-bottom="0cm"/>
      <style:text-properties style:font-name-asian="MS Mincho"/>
    </style:style>
    <style:style style:name="P145" style:family="paragraph" style:parent-style-name="Standard">
      <style:paragraph-properties fo:margin-top="0.106cm" fo:margin-bottom="0cm" fo:text-align="justify" style:justify-single-word="false"/>
    </style:style>
    <style:style style:name="P146" style:family="paragraph" style:parent-style-name="Standard" style:list-style-name="WW8Num20">
      <style:paragraph-properties fo:margin-top="0.106cm" fo:margin-bottom="0cm" fo:text-align="justify" style:justify-single-word="false" fo:hyphenation-ladder-count="no-limit"/>
      <style:text-properties fo:hyphenate="false" fo:hyphenation-remain-char-count="2" fo:hyphenation-push-char-count="2"/>
    </style:style>
    <style:style style:name="P147" style:family="paragraph" style:parent-style-name="Standard" style:list-style-name="WW8Num26">
      <style:paragraph-properties fo:margin-top="0.106cm" fo:margin-bottom="0cm" fo:text-align="justify" style:justify-single-word="false" fo:hyphenation-ladder-count="no-limit"/>
      <style:text-properties fo:hyphenate="false" fo:hyphenation-remain-char-count="2" fo:hyphenation-push-char-count="2"/>
    </style:style>
    <style:style style:name="P148" style:family="paragraph" style:parent-style-name="Standard" style:list-style-name="WW8Num21">
      <style:paragraph-properties fo:margin-top="0.106cm" fo:margin-bottom="0cm" fo:text-align="justify" style:justify-single-word="false" fo:hyphenation-ladder-count="no-limit"/>
      <style:text-properties fo:hyphenate="false" fo:hyphenation-remain-char-count="2" fo:hyphenation-push-char-count="2"/>
    </style:style>
    <style:style style:name="P149" style:family="paragraph" style:parent-style-name="Standard">
      <style:paragraph-properties fo:margin-top="0.106cm" fo:margin-bottom="0cm" fo:text-align="justify" style:justify-single-word="false" style:snap-to-layout-grid="false"/>
    </style:style>
    <style:style style:name="P150" style:family="paragraph" style:parent-style-name="Standard" style:list-style-name="WW8Num20">
      <style:paragraph-properties fo:margin-top="0.106cm" fo:margin-bottom="0cm" fo:text-align="justify" style:justify-single-word="false" fo:hyphenation-ladder-count="no-limit"/>
      <style:text-properties fo:language="es" fo:country="MX" style:font-name-complex="Arial" fo:hyphenate="false" fo:hyphenation-remain-char-count="2" fo:hyphenation-push-char-count="2"/>
    </style:style>
    <style:style style:name="P151" style:family="paragraph" style:parent-style-name="Standard" style:list-style-name="WW8Num36">
      <style:paragraph-properties fo:margin-top="0.106cm" fo:margin-bottom="0cm" fo:text-align="justify" style:justify-single-word="false" fo:hyphenation-ladder-count="no-limit"/>
      <style:text-properties fo:language="es" fo:country="MX" style:font-name-complex="Arial" fo:hyphenate="false" fo:hyphenation-remain-char-count="2" fo:hyphenation-push-char-count="2"/>
    </style:style>
    <style:style style:name="P152" style:family="paragraph" style:parent-style-name="Standard" style:list-style-name="WW8Num45">
      <style:paragraph-properties fo:margin-top="0.106cm" fo:margin-bottom="0cm" fo:text-align="justify" style:justify-single-word="false" fo:hyphenation-ladder-count="no-limit"/>
      <style:text-properties fo:language="es" fo:country="MX" style:font-name-complex="Arial" fo:hyphenate="false" fo:hyphenation-remain-char-count="2" fo:hyphenation-push-char-count="2"/>
    </style:style>
    <style:style style:name="P153" style:family="paragraph" style:parent-style-name="Standard" style:list-style-name="WW8Num26">
      <style:paragraph-properties fo:margin-top="0.106cm" fo:margin-bottom="0cm" fo:text-align="justify" style:justify-single-word="false" fo:hyphenation-ladder-count="no-limit"/>
      <style:text-properties fo:language="es" fo:country="MX" style:font-name-complex="Arial" fo:hyphenate="false" fo:hyphenation-remain-char-count="2" fo:hyphenation-push-char-count="2"/>
    </style:style>
    <style:style style:name="P154" style:family="paragraph" style:parent-style-name="Standard" style:list-style-name="WW8Num21">
      <style:paragraph-properties fo:margin-top="0.106cm" fo:margin-bottom="0cm" fo:text-align="justify" style:justify-single-word="false" fo:hyphenation-ladder-count="no-limit"/>
      <style:text-properties fo:language="es" fo:country="MX" style:font-name-complex="Arial" fo:hyphenate="false" fo:hyphenation-remain-char-count="2" fo:hyphenation-push-char-count="2"/>
    </style:style>
    <style:style style:name="P155" style:family="paragraph" style:parent-style-name="Standard" style:list-style-name="WW8Num37">
      <style:paragraph-properties fo:margin-top="0.106cm" fo:margin-bottom="0cm" fo:text-align="justify" style:justify-single-word="false" fo:hyphenation-ladder-count="no-limit"/>
      <style:text-properties fo:language="es" fo:country="MX" style:font-name-complex="Arial" fo:hyphenate="false" fo:hyphenation-remain-char-count="2" fo:hyphenation-push-char-count="2"/>
    </style:style>
    <style:style style:name="P156" style:family="paragraph" style:parent-style-name="Standard" style:list-style-name="WW8Num36">
      <style:paragraph-properties fo:margin-top="0.106cm" fo:margin-bottom="0cm" fo:text-align="justify" style:justify-single-word="false" fo:hyphenation-ladder-count="no-limit"/>
      <style:text-properties fo:language="es" fo:country="MX" style:font-name-complex="Arial" fo:hyphenate="false" fo:hyphenation-remain-char-count="2" fo:hyphenation-push-char-count="2"/>
    </style:style>
    <style:style style:name="P157" style:family="paragraph" style:parent-style-name="Standard" style:list-style-name="WW8Num20">
      <style:paragraph-properties fo:margin-top="0.106cm" fo:margin-bottom="0cm" fo:text-align="justify" style:justify-single-word="false" fo:hyphenation-ladder-count="no-limit"/>
      <style:text-properties fo:language="es" fo:country="MX" style:font-name-complex="Arial" fo:hyphenate="false" fo:hyphenation-remain-char-count="2" fo:hyphenation-push-char-count="2"/>
    </style:style>
    <style:style style:name="P158" style:family="paragraph" style:parent-style-name="Standard" style:list-style-name="WW8Num45">
      <style:paragraph-properties fo:margin-top="0.106cm" fo:margin-bottom="0cm" fo:text-align="justify" style:justify-single-word="false" fo:hyphenation-ladder-count="no-limit"/>
      <style:text-properties fo:language="es" fo:country="MX" style:font-name-complex="Arial" fo:hyphenate="false" fo:hyphenation-remain-char-count="2" fo:hyphenation-push-char-count="2"/>
    </style:style>
    <style:style style:name="P159" style:family="paragraph" style:parent-style-name="Standard" style:list-style-name="WW8Num26">
      <style:paragraph-properties fo:margin-top="0.106cm" fo:margin-bottom="0cm" fo:text-align="justify" style:justify-single-word="false" fo:hyphenation-ladder-count="no-limit"/>
      <style:text-properties fo:language="es" fo:country="MX" style:font-name-complex="Arial" fo:hyphenate="false" fo:hyphenation-remain-char-count="2" fo:hyphenation-push-char-count="2"/>
    </style:style>
    <style:style style:name="P160" style:family="paragraph" style:parent-style-name="Standard" style:list-style-name="WW8Num21">
      <style:paragraph-properties fo:margin-top="0.106cm" fo:margin-bottom="0cm" fo:text-align="justify" style:justify-single-word="false" fo:hyphenation-ladder-count="no-limit"/>
      <style:text-properties fo:language="es" fo:country="MX" style:font-name-complex="Arial" fo:hyphenate="false" fo:hyphenation-remain-char-count="2" fo:hyphenation-push-char-count="2"/>
    </style:style>
    <style:style style:name="P161" style:family="paragraph" style:parent-style-name="Standard" style:list-style-name="WW8Num37">
      <style:paragraph-properties fo:margin-top="0.106cm" fo:margin-bottom="0cm" fo:text-align="justify" style:justify-single-word="false" fo:hyphenation-ladder-count="no-limit"/>
      <style:text-properties fo:language="es" fo:country="MX" style:font-name-complex="Arial" fo:hyphenate="false" fo:hyphenation-remain-char-count="2" fo:hyphenation-push-char-count="2"/>
    </style:style>
    <style:style style:name="P162" style:family="paragraph" style:parent-style-name="Standard">
      <style:paragraph-properties fo:margin-top="0.106cm" fo:margin-bottom="0cm" fo:text-align="end" style:justify-single-word="false" style:snap-to-layout-grid="false"/>
      <style:text-properties fo:color="#365f91" fo:font-size="9pt" style:font-size-asian="9pt" style:font-name-complex="Arial" style:font-size-complex="9pt" style:font-weight-complex="bold"/>
    </style:style>
    <style:style style:name="P163" style:family="paragraph" style:parent-style-name="Standard">
      <style:paragraph-properties fo:margin-top="0.106cm" fo:margin-bottom="0cm" fo:text-align="justify" style:justify-single-word="false" style:snap-to-layout-grid="false"/>
      <style:text-properties fo:color="#365f91" fo:font-size="9pt" style:font-size-asian="9pt" style:font-name-complex="Arial" style:font-size-complex="9pt" style:font-weight-complex="bold"/>
    </style:style>
    <style:style style:name="P164" style:family="paragraph" style:parent-style-name="Standard">
      <style:paragraph-properties fo:margin-top="0.106cm" fo:margin-bottom="0cm" fo:text-align="justify" style:justify-single-word="false"/>
      <style:text-properties fo:color="#365f91" fo:font-size="9pt" fo:language="en" fo:country="US" style:font-size-asian="9pt" style:font-name-complex="Arial" style:font-size-complex="9pt" style:font-weight-complex="bold"/>
    </style:style>
    <style:style style:name="P165" style:family="paragraph" style:parent-style-name="Standard">
      <style:paragraph-properties fo:margin-top="0.106cm" fo:margin-bottom="0cm" fo:text-align="justify" style:justify-single-word="false"/>
      <style:text-properties fo:color="#365f91" fo:font-size="9pt" fo:language="en" fo:country="US" style:font-size-asian="9pt" style:font-name-complex="Arial" style:font-size-complex="9pt"/>
    </style:style>
    <style:style style:name="P166" style:family="paragraph" style:parent-style-name="Standard">
      <style:paragraph-properties fo:margin-top="0.106cm" fo:margin-bottom="0cm" fo:text-align="justify" style:justify-single-word="false" style:snap-to-layout-grid="false"/>
      <style:text-properties fo:color="#365f91" fo:font-size="9pt" fo:language="en" fo:country="US" style:font-size-asian="9pt" style:font-name-complex="Arial" style:font-size-complex="9pt"/>
    </style:style>
    <style:style style:name="P167" style:family="paragraph" style:parent-style-name="Standard">
      <style:paragraph-properties fo:margin-top="0.106cm" fo:margin-bottom="0cm"/>
      <style:text-properties style:font-name-asian="MS Mincho"/>
    </style:style>
    <style:style style:name="P168" style:family="paragraph" style:parent-style-name="Standard">
      <style:paragraph-properties fo:margin-top="0cm" fo:margin-bottom="0.106cm"/>
    </style:style>
    <style:style style:name="P169" style:family="paragraph" style:parent-style-name="Standard">
      <style:paragraph-properties fo:margin-top="0cm" fo:margin-bottom="0.106cm"/>
      <style:text-properties style:font-name-asian="MS Mincho"/>
    </style:style>
    <style:style style:name="P170" style:family="paragraph" style:parent-style-name="Standard">
      <style:paragraph-properties fo:margin-top="0cm" fo:margin-bottom="0.106cm"/>
      <style:text-properties style:font-name-asian="MS Mincho"/>
    </style:style>
    <style:style style:name="P171" style:family="paragraph" style:parent-style-name="Standard">
      <style:paragraph-properties fo:margin-top="0.423cm" fo:margin-bottom="0.106cm"/>
    </style:style>
    <style:style style:name="P172" style:family="paragraph" style:parent-style-name="Standard">
      <style:paragraph-properties fo:margin-top="0.423cm" fo:margin-bottom="0.106cm"/>
      <style:text-properties style:font-name-asian="MS Mincho"/>
    </style:style>
    <style:style style:name="P173" style:family="paragraph" style:parent-style-name="Standard" style:list-style-name="WW8Num49">
      <style:paragraph-properties fo:margin-left="0cm" fo:margin-right="0cm" fo:margin-top="0.423cm" fo:margin-bottom="0cm" fo:text-indent="0.099cm" style:auto-text-indent="false"/>
    </style:style>
    <style:style style:name="P174" style:family="paragraph" style:parent-style-name="Standard" style:list-style-name="WW8Num49">
      <style:paragraph-properties fo:margin-left="0cm" fo:margin-right="0cm" fo:margin-top="0.423cm" fo:margin-bottom="0cm" fo:text-indent="0.099cm" style:auto-text-indent="false"/>
      <style:text-properties style:font-name-asian="MS Mincho"/>
    </style:style>
    <style:style style:name="P175" style:family="paragraph" style:parent-style-name="Standard" style:list-style-name="WW8Num49">
      <style:paragraph-properties fo:margin-left="0cm" fo:margin-right="0cm" fo:margin-top="0.423cm" fo:margin-bottom="0cm" fo:text-indent="0.099cm" style:auto-text-indent="false"/>
      <style:text-properties style:font-name-asian="MS Mincho"/>
    </style:style>
    <style:style style:name="P176" style:family="paragraph" style:parent-style-name="Standard" style:list-style-name="WW8Num49">
      <style:paragraph-properties fo:margin-left="0cm" fo:margin-right="0cm" fo:margin-top="0.423cm" fo:margin-bottom="0.423cm" fo:text-indent="0.099cm" style:auto-text-indent="false"/>
    </style:style>
    <style:style style:name="P177" style:family="paragraph" style:parent-style-name="Standard" style:list-style-name="WW8Num49">
      <style:paragraph-properties fo:margin-left="0cm" fo:margin-right="0cm" fo:margin-top="0.423cm" fo:margin-bottom="0.423cm" fo:text-indent="0.099cm" style:auto-text-indent="false"/>
      <style:text-properties style:font-name-asian="MS Mincho"/>
    </style:style>
    <style:style style:name="P178" style:family="paragraph" style:parent-style-name="Standard" style:list-style-name="WW8Num49">
      <style:paragraph-properties fo:margin-left="0cm" fo:margin-right="0cm" fo:margin-top="0.423cm" fo:margin-bottom="0.423cm" fo:text-indent="0.099cm" style:auto-text-indent="false"/>
      <style:text-properties style:font-name-asian="MS Mincho"/>
    </style:style>
    <style:style style:name="P179" style:family="paragraph" style:parent-style-name="Standard" style:list-style-name="WW8Num49">
      <style:paragraph-properties fo:margin-top="0.423cm" fo:margin-bottom="0cm"/>
    </style:style>
    <style:style style:name="P180" style:family="paragraph" style:parent-style-name="Standard" style:list-style-name="WW8Num49">
      <style:paragraph-properties fo:margin-top="0.423cm" fo:margin-bottom="0cm"/>
      <style:text-properties style:font-name-asian="MS Mincho"/>
    </style:style>
    <style:style style:name="P181" style:family="paragraph" style:parent-style-name="Standard" style:list-style-name="WW8Num49">
      <style:paragraph-properties fo:margin-top="0.423cm" fo:margin-bottom="0cm"/>
      <style:text-properties style:font-name-asian="MS Mincho"/>
    </style:style>
    <style:style style:name="P182" style:family="paragraph" style:parent-style-name="Standard">
      <style:paragraph-properties fo:margin-top="0.212cm" fo:margin-bottom="0cm"/>
    </style:style>
    <style:style style:name="P183" style:family="paragraph" style:parent-style-name="Standard">
      <style:paragraph-properties fo:margin-top="0.212cm" fo:margin-bottom="0cm"/>
      <style:text-properties fo:language="es" fo:country="MX" style:font-name-complex="Arial"/>
    </style:style>
    <style:style style:name="P184" style:family="paragraph" style:parent-style-name="Standard" style:list-style-name="WW8Num50">
      <style:paragraph-properties fo:margin-top="0.212cm" fo:margin-bottom="0cm"/>
      <style:text-properties fo:language="es" fo:country="MX" style:font-name-complex="Arial"/>
    </style:style>
    <style:style style:name="P185" style:family="paragraph" style:parent-style-name="Standard" style:list-style-name="WW8Num31">
      <style:paragraph-properties fo:margin-top="0.212cm" fo:margin-bottom="0cm"/>
      <style:text-properties fo:language="es" fo:country="MX" style:font-name-complex="Arial"/>
    </style:style>
    <style:style style:name="P186" style:family="paragraph" style:parent-style-name="Standard" style:list-style-name="WW8Num55">
      <style:paragraph-properties fo:margin-top="0.212cm" fo:margin-bottom="0cm"/>
      <style:text-properties fo:language="es" fo:country="MX" style:font-name-complex="Arial"/>
    </style:style>
    <style:style style:name="P187" style:family="paragraph" style:parent-style-name="Standard" style:list-style-name="WW8Num18">
      <style:paragraph-properties fo:margin-top="0.212cm" fo:margin-bottom="0cm"/>
      <style:text-properties fo:language="es" fo:country="MX" style:font-name-complex="Arial"/>
    </style:style>
    <style:style style:name="P188" style:family="paragraph" style:parent-style-name="Standard" style:list-style-name="WW8Num24">
      <style:paragraph-properties fo:margin-top="0.212cm" fo:margin-bottom="0cm"/>
      <style:text-properties fo:language="es" fo:country="MX" style:font-name-complex="Arial"/>
    </style:style>
    <style:style style:name="P189" style:family="paragraph" style:parent-style-name="Standard" style:list-style-name="WW8Num30">
      <style:paragraph-properties fo:margin-top="0.212cm" fo:margin-bottom="0cm"/>
      <style:text-properties fo:language="es" fo:country="MX" style:font-name-complex="Arial"/>
    </style:style>
    <style:style style:name="P190" style:family="paragraph" style:parent-style-name="Standard" style:list-style-name="WW8Num24">
      <style:paragraph-properties fo:margin-top="0.212cm" fo:margin-bottom="0cm"/>
      <style:text-properties fo:language="es" fo:country="MX" style:text-underline-style="solid" style:text-underline-width="auto" style:text-underline-color="font-color" style:font-name-complex="Arial"/>
    </style:style>
    <style:style style:name="P191" style:family="paragraph" style:parent-style-name="Standard" style:list-style-name="WW8Num24">
      <style:paragraph-properties fo:margin-top="0.212cm" fo:margin-bottom="0cm"/>
      <style:text-properties fo:language="es" fo:country="MX" style:text-underline-style="solid" style:text-underline-width="auto" style:text-underline-color="font-color" style:font-name-complex="Arial"/>
    </style:style>
    <style:style style:name="P192" style:family="paragraph" style:parent-style-name="Standard">
      <style:paragraph-properties fo:margin-top="0.212cm" fo:margin-bottom="0cm"/>
      <style:text-properties fo:language="es" fo:country="MX" style:font-name-complex="Arial"/>
    </style:style>
    <style:style style:name="P193" style:family="paragraph" style:parent-style-name="Standard" style:list-style-name="WW8Num50">
      <style:paragraph-properties fo:margin-top="0.212cm" fo:margin-bottom="0cm"/>
      <style:text-properties fo:language="es" fo:country="MX" style:font-name-complex="Arial"/>
    </style:style>
    <style:style style:name="P194" style:family="paragraph" style:parent-style-name="Standard" style:list-style-name="WW8Num31">
      <style:paragraph-properties fo:margin-top="0.212cm" fo:margin-bottom="0cm"/>
      <style:text-properties fo:language="es" fo:country="MX" style:font-name-complex="Arial"/>
    </style:style>
    <style:style style:name="P195" style:family="paragraph" style:parent-style-name="Standard" style:list-style-name="WW8Num55">
      <style:paragraph-properties fo:margin-top="0.212cm" fo:margin-bottom="0cm"/>
      <style:text-properties fo:language="es" fo:country="MX" style:font-name-complex="Arial"/>
    </style:style>
    <style:style style:name="P196" style:family="paragraph" style:parent-style-name="Standard" style:list-style-name="WW8Num18">
      <style:paragraph-properties fo:margin-top="0.212cm" fo:margin-bottom="0cm"/>
      <style:text-properties fo:language="es" fo:country="MX" style:font-name-complex="Arial"/>
    </style:style>
    <style:style style:name="P197" style:family="paragraph" style:parent-style-name="Standard" style:list-style-name="WW8Num24">
      <style:paragraph-properties fo:margin-top="0.212cm" fo:margin-bottom="0cm"/>
      <style:text-properties fo:language="es" fo:country="MX" style:font-name-complex="Arial"/>
    </style:style>
    <style:style style:name="P198" style:family="paragraph" style:parent-style-name="Standard" style:list-style-name="WW8Num30">
      <style:paragraph-properties fo:margin-top="0.212cm" fo:margin-bottom="0cm"/>
      <style:text-properties fo:language="es" fo:country="MX" style:font-name-complex="Arial"/>
    </style:style>
    <style:style style:name="P199" style:family="paragraph" style:parent-style-name="Standard" style:list-style-name="WW8Num50">
      <style:paragraph-properties fo:margin-top="0.212cm" fo:margin-bottom="0cm"/>
    </style:style>
    <style:style style:name="P200" style:family="paragraph" style:parent-style-name="Standard" style:list-style-name="WW8Num31">
      <style:paragraph-properties fo:margin-top="0.212cm" fo:margin-bottom="0cm"/>
    </style:style>
    <style:style style:name="P201" style:family="paragraph" style:parent-style-name="Standard" style:list-style-name="WW8Num55">
      <style:paragraph-properties fo:margin-top="0.212cm" fo:margin-bottom="0cm"/>
    </style:style>
    <style:style style:name="P202" style:family="paragraph" style:parent-style-name="Standard" style:list-style-name="WW8Num24">
      <style:paragraph-properties fo:margin-top="0.212cm" fo:margin-bottom="0cm"/>
    </style:style>
    <style:style style:name="P203" style:family="paragraph" style:parent-style-name="Standard" style:list-style-name="WW8Num18">
      <style:paragraph-properties fo:margin-top="0.212cm" fo:margin-bottom="0cm"/>
    </style:style>
    <style:style style:name="P204" style:family="paragraph" style:parent-style-name="Standard">
      <style:paragraph-properties fo:margin-top="0.212cm" fo:margin-bottom="0cm" style:snap-to-layout-grid="false"/>
    </style:style>
    <style:style style:name="P205" style:family="paragraph" style:parent-style-name="Standard">
      <style:paragraph-properties fo:margin-top="0.212cm" fo:margin-bottom="0cm" fo:text-align="center" style:justify-single-word="false" fo:hyphenation-ladder-count="no-limit" fo:padding-left="0.141cm" fo:padding-right="0.141cm" fo:padding-top="0.035cm" fo:padding-bottom="0.035cm" fo:border="0.018cm solid #000000"/>
      <style:text-properties fo:font-size="12pt" fo:font-weight="bold" style:font-size-asian="12pt" style:font-weight-asian="bold" fo:hyphenate="false" fo:hyphenation-remain-char-count="2" fo:hyphenation-push-char-count="2"/>
    </style:style>
    <style:style style:name="P206" style:family="paragraph" style:parent-style-name="Standard">
      <style:paragraph-properties fo:margin-top="0cm" fo:margin-bottom="0.423cm"/>
    </style:style>
    <style:style style:name="P207" style:family="paragraph" style:parent-style-name="Standard" style:list-style-name="WW8Num32">
      <style:paragraph-properties fo:margin-top="0cm" fo:margin-bottom="0.423cm"/>
      <style:text-properties fo:language="es" fo:country="MX" style:font-name-complex="Arial"/>
    </style:style>
    <style:style style:name="P208" style:family="paragraph" style:parent-style-name="Standard" style:list-style-name="WW8Num27">
      <style:paragraph-properties fo:margin-top="0cm" fo:margin-bottom="0.423cm"/>
      <style:text-properties fo:language="es" fo:country="MX" style:font-name-complex="Arial"/>
    </style:style>
    <style:style style:name="P209" style:family="paragraph" style:parent-style-name="Standard">
      <style:paragraph-properties fo:margin-top="0cm" fo:margin-bottom="0.423cm"/>
      <style:text-properties fo:language="es" fo:country="MX" style:font-name-complex="Arial"/>
    </style:style>
    <style:style style:name="P210" style:family="paragraph" style:parent-style-name="Standard" style:list-style-name="WW8Num32">
      <style:paragraph-properties fo:margin-top="0cm" fo:margin-bottom="0.423cm"/>
      <style:text-properties fo:language="es" fo:country="MX" style:font-name-complex="Arial"/>
    </style:style>
    <style:style style:name="P211" style:family="paragraph" style:parent-style-name="Standard" style:list-style-name="WW8Num27">
      <style:paragraph-properties fo:margin-top="0cm" fo:margin-bottom="0.423cm"/>
      <style:text-properties fo:language="es" fo:country="MX" style:font-name-complex="Arial"/>
    </style:style>
    <style:style style:name="P212" style:family="paragraph" style:parent-style-name="Standard" style:list-style-name="WW8Num32">
      <style:paragraph-properties fo:margin-top="0cm" fo:margin-bottom="0.423cm"/>
    </style:style>
    <style:style style:name="P213" style:family="paragraph" style:parent-style-name="Standard" style:list-style-name="WW8Num27">
      <style:paragraph-properties fo:margin-top="0cm" fo:margin-bottom="0.423cm"/>
    </style:style>
    <style:style style:name="P214" style:family="paragraph" style:parent-style-name="Standard" style:list-style-name="WW8Num35">
      <style:paragraph-properties fo:margin-top="0cm" fo:margin-bottom="0.423cm"/>
    </style:style>
    <style:style style:name="P215" style:family="paragraph" style:parent-style-name="Standard">
      <style:paragraph-properties fo:margin-left="1.249cm" fo:margin-right="0cm" fo:text-indent="0cm" style:auto-text-indent="false"/>
    </style:style>
    <style:style style:name="P216" style:family="paragraph" style:parent-style-name="Standard">
      <style:paragraph-properties fo:margin-left="1.249cm" fo:margin-right="0cm" fo:text-align="justify" style:justify-single-word="false" fo:hyphenation-ladder-count="no-limit" fo:text-indent="0cm" style:auto-text-indent="false"/>
      <style:text-properties style:font-name-complex="Arial" fo:hyphenate="false" fo:hyphenation-remain-char-count="2" fo:hyphenation-push-char-count="2"/>
    </style:style>
    <style:style style:name="P217" style:family="paragraph" style:parent-style-name="Standard">
      <style:paragraph-properties fo:margin-left="1.249cm" fo:margin-right="0cm" fo:text-align="justify" style:justify-single-word="false" fo:hyphenation-ladder-count="no-limit" fo:text-indent="0cm" style:auto-text-indent="false"/>
      <style:text-properties fo:hyphenate="false" fo:hyphenation-remain-char-count="2" fo:hyphenation-push-char-count="2"/>
    </style:style>
    <style:style style:name="P218" style:family="paragraph" style:parent-style-name="Standard">
      <style:paragraph-properties fo:margin-left="1.249cm" fo:margin-right="0cm" fo:text-align="justify" style:justify-single-word="false" fo:hyphenation-ladder-count="no-limit" fo:text-indent="0cm" style:auto-text-indent="false"/>
      <style:text-properties style:font-name-complex="Arial" fo:hyphenate="false" fo:hyphenation-remain-char-count="2" fo:hyphenation-push-char-count="2"/>
    </style:style>
    <style:style style:name="P219" style:family="paragraph" style:parent-style-name="Standard">
      <style:paragraph-properties fo:margin-left="1.249cm" fo:margin-right="0cm" fo:margin-top="0.106cm" fo:margin-bottom="0cm" fo:text-align="justify" style:justify-single-word="false" fo:hyphenation-ladder-count="no-limit" fo:text-indent="0cm" style:auto-text-indent="false"/>
      <style:text-properties fo:language="es" fo:country="MX" style:font-name-complex="Arial" fo:hyphenate="false" fo:hyphenation-remain-char-count="2" fo:hyphenation-push-char-count="2"/>
    </style:style>
    <style:style style:name="P220" style:family="paragraph" style:parent-style-name="Standard">
      <style:paragraph-properties fo:margin-left="1.249cm" fo:margin-right="0cm" fo:margin-top="0.106cm" fo:margin-bottom="0cm" fo:text-align="justify" style:justify-single-word="false" fo:hyphenation-ladder-count="no-limit" fo:text-indent="0cm" style:auto-text-indent="false"/>
      <style:text-properties fo:language="es" fo:country="MX" style:font-name-complex="Arial" fo:hyphenate="false" fo:hyphenation-remain-char-count="2" fo:hyphenation-push-char-count="2"/>
    </style:style>
    <style:style style:name="P221" style:family="paragraph" style:parent-style-name="Standard">
      <style:paragraph-properties fo:margin-left="1.249cm" fo:margin-right="0cm" fo:margin-top="0.106cm" fo:margin-bottom="0cm" fo:text-align="justify" style:justify-single-word="false" fo:hyphenation-ladder-count="no-limit" fo:text-indent="0cm" style:auto-text-indent="false"/>
      <style:text-properties fo:hyphenate="false" fo:hyphenation-remain-char-count="2" fo:hyphenation-push-char-count="2"/>
    </style:style>
    <style:style style:name="P222" style:family="paragraph" style:parent-style-name="Standard">
      <style:paragraph-properties fo:margin-left="1.249cm" fo:margin-right="0cm" fo:margin-top="0.423cm" fo:margin-bottom="0cm" fo:text-indent="0cm" style:auto-text-indent="false"/>
      <style:text-properties style:font-name-asian="MS Mincho"/>
    </style:style>
    <style:style style:name="P223" style:family="paragraph" style:parent-style-name="Standard">
      <style:paragraph-properties fo:margin-left="1.249cm" fo:margin-right="0cm" fo:margin-top="0.212cm" fo:margin-bottom="0cm" fo:text-indent="0cm" style:auto-text-indent="false"/>
    </style:style>
    <style:style style:name="P224" style:family="paragraph" style:parent-style-name="Standard">
      <style:paragraph-properties fo:margin-left="1.27cm" fo:margin-right="0cm" fo:margin-top="0.106cm" fo:margin-bottom="0cm" fo:text-align="justify" style:justify-single-word="false" fo:hyphenation-ladder-count="no-limit" fo:text-indent="0cm" style:auto-text-indent="false"/>
      <style:text-properties fo:language="es" fo:country="MX" style:font-name-complex="Arial" fo:hyphenate="false" fo:hyphenation-remain-char-count="2" fo:hyphenation-push-char-count="2"/>
    </style:style>
    <style:style style:name="P225" style:family="paragraph" style:parent-style-name="Standard">
      <style:paragraph-properties fo:margin-left="1.27cm" fo:margin-right="0cm" fo:margin-top="0.106cm" fo:margin-bottom="0cm" fo:text-align="justify" style:justify-single-word="false" fo:hyphenation-ladder-count="no-limit" fo:text-indent="0cm" style:auto-text-indent="false"/>
      <style:text-properties fo:language="es" fo:country="MX" style:font-name-complex="Arial" fo:hyphenate="false" fo:hyphenation-remain-char-count="2" fo:hyphenation-push-char-count="2"/>
    </style:style>
    <style:style style:name="P226" style:family="paragraph" style:parent-style-name="Standard">
      <style:paragraph-properties fo:margin-left="1.27cm" fo:margin-right="0cm" fo:margin-top="0.106cm" fo:margin-bottom="0cm" fo:text-align="justify" style:justify-single-word="false" fo:hyphenation-ladder-count="no-limit" fo:text-indent="0cm" style:auto-text-indent="false"/>
      <style:text-properties fo:hyphenate="false" fo:hyphenation-remain-char-count="2" fo:hyphenation-push-char-count="2"/>
    </style:style>
    <style:style style:name="P227" style:family="paragraph" style:parent-style-name="Standard">
      <style:paragraph-properties fo:text-align="center" style:justify-single-word="false" fo:break-before="page"/>
      <style:text-properties style:font-name="Bitstream Charter"/>
    </style:style>
    <style:style style:name="P228" style:family="paragraph" style:parent-style-name="Standard">
      <style:paragraph-properties fo:margin-left="2.498cm" fo:margin-right="0cm" fo:text-indent="0cm" style:auto-text-indent="false"/>
    </style:style>
    <style:style style:name="P229" style:family="paragraph" style:parent-style-name="Standard">
      <style:paragraph-properties fo:margin-left="2.498cm" fo:margin-right="0cm" fo:text-align="justify" style:justify-single-word="false" fo:text-indent="0cm" style:auto-text-indent="false"/>
      <style:text-properties style:font-name-complex="Arial"/>
    </style:style>
    <style:style style:name="P230" style:family="paragraph" style:parent-style-name="Standard">
      <style:paragraph-properties fo:margin-left="1.251cm" fo:margin-right="0cm" fo:margin-top="0.212cm" fo:margin-bottom="0cm" fo:text-indent="0cm" style:auto-text-indent="false"/>
    </style:style>
    <style:style style:name="P231" style:family="paragraph" style:parent-style-name="Text_20_body" style:master-page-name="Standard">
      <style:paragraph-properties fo:text-align="center" style:justify-single-word="false" style:page-number="auto" fo:break-before="page"/>
      <style:text-properties style:font-name="Bitstream Charter"/>
    </style:style>
    <style:style style:name="P232" style:family="paragraph" style:parent-style-name="Text_20_body" style:list-style-name="L1">
      <style:paragraph-properties fo:line-height="150%"/>
    </style:style>
    <style:style style:name="P233" style:family="paragraph" style:parent-style-name="Text_20_body" style:list-style-name="L2">
      <style:text-properties fo:font-style="normal" style:font-style-asian="normal" style:font-style-complex="normal"/>
    </style:style>
    <style:style style:name="P234" style:family="paragraph" style:parent-style-name="Text_20_body" style:list-style-name="L3">
      <style:paragraph-properties fo:line-height="150%"/>
      <style:text-properties fo:font-style="normal" style:font-style-asian="normal" style:font-style-complex="normal"/>
    </style:style>
    <style:style style:name="P235" style:family="paragraph" style:parent-style-name="Text_20_body" style:list-style-name="L2">
      <style:paragraph-properties fo:line-height="150%"/>
      <style:text-properties fo:font-style="normal" style:font-style-asian="normal" style:font-style-complex="normal"/>
    </style:style>
    <style:style style:name="P236" style:family="paragraph" style:parent-style-name="Text_20_body" style:list-style-name="L4">
      <style:paragraph-properties fo:margin-left="2.501cm" fo:margin-right="0cm" fo:line-height="150%" fo:text-indent="-0.635cm" style:auto-text-indent="false"/>
    </style:style>
    <style:style style:name="P237" style:family="paragraph" style:parent-style-name="Text_20_body" style:list-style-name="L4">
      <style:paragraph-properties fo:margin-left="2.501cm" fo:margin-right="0cm" fo:line-height="150%" fo:text-indent="-0.635cm" style:auto-text-indent="false"/>
      <style:text-properties fo:font-style="normal" style:font-style-asian="normal" style:font-style-complex="normal"/>
    </style:style>
    <style:style style:name="P238" style:family="paragraph" style:parent-style-name="Text_20_body" style:list-style-name="L5">
      <style:paragraph-properties fo:margin-left="2.501cm" fo:margin-right="0cm" fo:line-height="150%" fo:text-indent="-0.635cm" style:auto-text-indent="false"/>
      <style:text-properties fo:font-style="normal" style:font-style-asian="normal" style:font-style-complex="normal"/>
    </style:style>
    <style:style style:name="P239" style:family="paragraph" style:parent-style-name="Text_20_body" style:list-style-name="L6">
      <style:paragraph-properties fo:margin-left="2.501cm" fo:margin-right="0cm" fo:line-height="150%" fo:text-indent="-0.635cm" style:auto-text-indent="false"/>
      <style:text-properties fo:font-style="normal" style:font-style-asian="normal" style:font-style-complex="normal"/>
    </style:style>
    <style:style style:name="P240" style:family="paragraph" style:parent-style-name="Text_20_body" style:list-style-name="L7">
      <style:paragraph-properties fo:margin-left="2.501cm" fo:margin-right="0cm" fo:line-height="150%" fo:text-indent="-0.635cm" style:auto-text-indent="false"/>
      <style:text-properties fo:font-style="normal" style:font-style-asian="normal" style:font-style-complex="normal"/>
    </style:style>
    <style:style style:name="P241" style:family="paragraph" style:parent-style-name="Text_20_body" style:list-style-name="L8">
      <style:paragraph-properties fo:margin-left="2.501cm" fo:margin-right="0cm" fo:line-height="150%" fo:text-indent="-0.635cm" style:auto-text-indent="false"/>
      <style:text-properties fo:font-style="normal" style:font-style-asian="normal" style:font-style-complex="normal"/>
    </style:style>
    <style:style style:name="P242" style:family="paragraph" style:parent-style-name="Text_20_body" style:list-style-name="L9">
      <style:paragraph-properties fo:margin-left="2.501cm" fo:margin-right="0cm" fo:line-height="150%" fo:text-indent="-0.635cm" style:auto-text-indent="false"/>
      <style:text-properties fo:font-style="normal" style:font-style-asian="normal" style:font-style-complex="normal"/>
    </style:style>
    <style:style style:name="P243" style:family="paragraph" style:parent-style-name="Heading_20_1">
      <style:paragraph-properties fo:text-align="center" style:justify-single-word="false"/>
      <style:text-properties style:font-name="Bitstream Charter" style:text-underline-style="solid" style:text-underline-width="auto" style:text-underline-color="font-color"/>
    </style:style>
    <style:style style:name="P244" style:family="paragraph" style:parent-style-name="Heading_20_1">
      <style:paragraph-properties fo:text-align="center" style:justify-single-word="false"/>
      <style:text-properties style:font-name="Bitstream Charter" fo:font-style="normal" style:text-underline-style="solid" style:text-underline-width="auto" style:text-underline-color="font-color" style:font-style-asian="normal" style:font-style-complex="normal"/>
    </style:style>
    <style:style style:name="P245" style:family="paragraph" style:parent-style-name="Heading_20_1">
      <style:paragraph-properties fo:text-align="center" style:justify-single-word="false"/>
      <style:text-properties fo:font-style="normal" style:text-underline-style="solid" style:text-underline-width="auto" style:text-underline-color="font-color" style:font-name-asian="Droid Sans Fallback" style:font-style-asian="normal" style:font-name-complex="Lohit Hindi" style:font-style-complex="normal"/>
    </style:style>
    <style:style style:name="P246" style:family="paragraph" style:parent-style-name="Heading_20_1">
      <style:paragraph-properties fo:break-before="page"/>
    </style:style>
    <style:style style:name="P247" style:family="paragraph" style:parent-style-name="Heading_20_1" style:master-page-name="Index">
      <style:paragraph-properties fo:text-align="center" style:justify-single-word="false" style:page-number="auto"/>
      <style:text-properties style:font-name="Bitstream Charter"/>
    </style:style>
    <style:style style:name="P248" style:family="paragraph" style:parent-style-name="Heading_20_2">
      <style:text-properties fo:font-style="normal" style:text-underline-style="solid" style:text-underline-width="auto" style:text-underline-color="font-color" style:font-style-asian="normal" style:font-style-complex="normal"/>
    </style:style>
    <style:style style:name="P249" style:family="paragraph" style:parent-style-name="Heading_20_2">
      <style:paragraph-properties fo:text-align="justify" style:justify-single-word="false"/>
      <style:text-properties style:font-name="Arial" fo:font-style="normal" style:text-underline-style="solid" style:text-underline-width="auto" style:text-underline-color="font-color" style:font-style-asian="normal" style:font-style-complex="normal"/>
    </style:style>
    <style:style style:name="P250" style:family="paragraph" style:parent-style-name="Heading_20_2">
      <style:text-properties fo:language="es" fo:country="MX"/>
    </style:style>
    <style:style style:name="P251" style:family="paragraph" style:parent-style-name="Heading_20_2">
      <style:paragraph-properties fo:margin-top="0.423cm" fo:margin-bottom="0.212cm" fo:text-align="justify" style:justify-single-word="false" fo:keep-with-next="always"/>
      <style:text-properties style:font-name="Arial" fo:font-style="normal" style:text-underline-style="solid" style:text-underline-width="auto" style:text-underline-color="font-color" style:font-name-asian="Droid Sans Fallback" style:font-style-asian="normal" style:font-name-complex="Lohit Hindi" style:font-style-complex="normal"/>
    </style:style>
    <style:style style:name="P252" style:family="paragraph" style:parent-style-name="Heading_20_2">
      <style:paragraph-properties fo:break-before="page"/>
    </style:style>
    <style:style style:name="P253" style:family="paragraph" style:parent-style-name="Heading_20_2">
      <style:paragraph-properties fo:break-before="page"/>
      <style:text-properties fo:language="es" fo:country="MX"/>
    </style:style>
    <style:style style:name="P254" style:family="paragraph" style:parent-style-name="Heading_20_6">
      <style:paragraph-properties fo:margin-top="0.423cm" fo:margin-bottom="0cm"/>
    </style:style>
    <style:style style:name="P255" style:family="paragraph" style:parent-style-name="Heading_20_6" style:list-style-name="WW8Num49">
      <style:paragraph-properties fo:margin-top="0.423cm" fo:margin-bottom="0cm"/>
    </style:style>
    <style:style style:name="P256" style:family="paragraph" style:parent-style-name="Heading_20_6" style:list-style-name="WW8Num49">
      <style:paragraph-properties fo:margin-top="0.423cm" fo:margin-bottom="0cm"/>
      <style:text-properties style:font-name-asian="MS Mincho"/>
    </style:style>
    <style:style style:name="P257" style:family="paragraph" style:parent-style-name="Heading_20_6" style:list-style-name="WW8Num28">
      <style:paragraph-properties fo:margin-top="0.423cm" fo:margin-bottom="0cm"/>
      <style:text-properties style:font-name-asian="MS Mincho"/>
    </style:style>
    <style:style style:name="P258" style:family="paragraph" style:parent-style-name="Heading_20_6" style:list-style-name="WW8Num28">
      <style:paragraph-properties fo:margin-top="0.423cm" fo:margin-bottom="0cm"/>
      <style:text-properties fo:language="es" fo:country="MX" fo:font-weight="normal" style:font-weight-asian="normal" style:font-name-complex="Arial"/>
    </style:style>
    <style:style style:name="P259" style:family="paragraph" style:parent-style-name="Heading_20_6" style:list-style-name="WW8Num28">
      <style:paragraph-properties fo:margin-top="0.423cm" fo:margin-bottom="0cm"/>
      <style:text-properties fo:language="es" fo:country="MX" fo:font-weight="normal" style:font-weight-asian="normal" style:font-name-complex="Arial"/>
    </style:style>
    <style:style style:name="P260" style:family="paragraph" style:parent-style-name="Heading_20_6" style:list-style-name="WW8Num28">
      <style:paragraph-properties fo:margin-top="0.423cm" fo:margin-bottom="0cm"/>
    </style:style>
    <style:style style:name="P261" style:family="paragraph" style:parent-style-name="Heading_20_6" style:list-style-name="WW8Num28">
      <style:paragraph-properties fo:margin-top="0.423cm" fo:margin-bottom="0cm"/>
      <style:text-properties fo:font-weight="normal" style:font-name-asian="MS Mincho" style:font-weight-asian="normal"/>
    </style:style>
    <style:style style:name="P262" style:family="paragraph" style:parent-style-name="Heading_20_6" style:list-style-name="WW8Num28">
      <style:paragraph-properties fo:margin-top="0.423cm" fo:margin-bottom="0cm"/>
      <style:text-properties fo:font-weight="normal" style:font-name-asian="MS Mincho" style:font-weight-asian="normal"/>
    </style:style>
    <style:style style:name="P263" style:family="paragraph" style:parent-style-name="Heading_20_6" style:list-style-name="WW8Num49">
      <style:paragraph-properties fo:margin-top="0.423cm" fo:margin-bottom="0cm"/>
      <style:text-properties style:font-name-asian="MS Mincho"/>
    </style:style>
    <style:style style:name="P264" style:family="paragraph" style:parent-style-name="Heading_20_6" style:list-style-name="WW8Num28">
      <style:paragraph-properties fo:margin-top="0.423cm" fo:margin-bottom="0cm"/>
      <style:text-properties style:font-name-asian="MS Mincho"/>
    </style:style>
    <style:style style:name="P265" style:family="paragraph" style:parent-style-name="Heading_20_3">
      <style:text-properties fo:language="es" fo:country="MX"/>
    </style:style>
    <style:style style:name="P266" style:family="paragraph" style:parent-style-name="Heading_20_4">
      <style:text-properties fo:language="es" fo:country="AR"/>
    </style:style>
    <style:style style:name="P267" style:family="paragraph" style:parent-style-name="Heading_20_4">
      <style:text-properties style:font-name-asian="MS Mincho"/>
    </style:style>
    <style:style style:name="P268" style:family="paragraph" style:parent-style-name="Heading_20_4">
      <style:text-properties fo:language="es" fo:country="MX"/>
    </style:style>
    <style:style style:name="P269" style:family="paragraph" style:parent-style-name="Heading_20_4">
      <style:text-properties style:font-name-asian="MS Mincho"/>
    </style:style>
    <style:style style:name="P270" style:family="paragraph" style:parent-style-name="Heading_20_4">
      <style:paragraph-properties fo:break-before="page"/>
      <style:text-properties style:font-name-asian="MS Mincho"/>
    </style:style>
    <style:style style:name="P271" style:family="paragraph" style:parent-style-name="Heading_20_4">
      <style:paragraph-properties fo:break-before="page"/>
      <style:text-properties style:font-name-asian="MS Mincho"/>
    </style:style>
    <style:style style:name="P272" style:family="paragraph" style:parent-style-name="Heading_20_4">
      <style:paragraph-properties fo:margin-top="0cm" fo:margin-bottom="0.423cm" fo:break-before="page"/>
      <style:text-properties style:font-name-asian="MS Mincho"/>
    </style:style>
    <style:style style:name="P273" style:family="paragraph" style:parent-style-name="Heading_20_4">
      <style:paragraph-properties fo:margin-top="0cm" fo:margin-bottom="0.423cm" fo:break-before="page"/>
      <style:text-properties style:font-name-asian="MS Mincho"/>
    </style:style>
    <style:style style:name="P274" style:family="paragraph" style:parent-style-name="Heading_20_4">
      <style:paragraph-properties fo:margin-top="0cm" fo:margin-bottom="0.106cm"/>
      <style:text-properties fo:language="es" fo:country="MX"/>
    </style:style>
    <style:style style:name="P275" style:family="paragraph" style:parent-style-name="Texto_20_sin_20_formato">
      <style:paragraph-properties fo:text-align="justify" style:justify-single-word="false"/>
    </style:style>
    <style:style style:name="P276" style:family="paragraph" style:parent-style-name="Texto_20_sin_20_formato" style:list-style-name="WW8Num38">
      <style:paragraph-properties fo:text-align="justify" style:justify-single-word="false" fo:hyphenation-ladder-count="no-limit" style:vertical-align="baseline"/>
      <style:text-properties fo:hyphenate="false" fo:hyphenation-remain-char-count="2" fo:hyphenation-push-char-count="2"/>
    </style:style>
    <style:style style:name="P277" style:family="paragraph" style:parent-style-name="Texto_20_sin_20_formato">
      <style:paragraph-properties fo:text-align="justify" style:justify-single-word="false"/>
      <style:text-properties style:font-name-asian="MS Mincho"/>
    </style:style>
    <style:style style:name="P278" style:family="paragraph" style:parent-style-name="Texto_20_sin_20_formato">
      <style:paragraph-properties fo:text-align="justify" style:justify-single-word="false"/>
      <style:text-properties style:font-name-asian="MS Mincho"/>
    </style:style>
    <style:style style:name="P279" style:family="paragraph" style:parent-style-name="Texto_20_sin_20_formato">
      <style:paragraph-properties fo:text-align="justify" style:justify-single-word="false"/>
      <style:text-properties fo:font-weight="bold" style:font-name-asian="MS Mincho" style:font-weight-asian="bold"/>
    </style:style>
    <style:style style:name="P280" style:family="paragraph" style:parent-style-name="Texto_20_sin_20_formato">
      <style:paragraph-properties fo:margin-left="1.501cm" fo:margin-right="0.004cm" fo:text-indent="0cm" style:auto-text-indent="false" fo:background-color="#d6e3bc">
        <style:background-image/>
      </style:paragraph-properties>
    </style:style>
    <style:style style:name="P281" style:family="paragraph" style:parent-style-name="Texto_20_sin_20_formato">
      <style:paragraph-properties fo:margin-left="1.501cm" fo:margin-right="0.004cm" fo:text-indent="0cm" style:auto-text-indent="false" fo:background-color="#d6e3bc">
        <style:background-image/>
      </style:paragraph-properties>
      <style:text-properties style:font-name-asian="MS Mincho"/>
    </style:style>
    <style:style style:name="P282" style:family="paragraph" style:parent-style-name="Texto_20_sin_20_formato">
      <style:paragraph-properties fo:margin-left="1.501cm" fo:margin-right="0.004cm" fo:text-align="justify" style:justify-single-word="false" fo:text-indent="0cm" style:auto-text-indent="false" fo:background-color="#d6e3bc">
        <style:background-image/>
      </style:paragraph-properties>
      <style:text-properties style:font-name-asian="MS Mincho"/>
    </style:style>
    <style:style style:name="P283" style:family="paragraph" style:parent-style-name="Texto_20_sin_20_formato">
      <style:paragraph-properties fo:margin-left="1.501cm" fo:margin-right="0.004cm" fo:text-align="justify" style:justify-single-word="false" fo:text-indent="0cm" style:auto-text-indent="false" fo:background-color="#d6e3bc">
        <style:background-image/>
      </style:paragraph-properties>
    </style:style>
    <style:style style:name="P284" style:family="paragraph" style:parent-style-name="Texto_20_sin_20_formato">
      <style:paragraph-properties fo:margin-left="1.501cm" fo:margin-right="0.004cm" fo:text-indent="0cm" style:auto-text-indent="false" fo:background-color="#d6e3bc">
        <style:background-image/>
      </style:paragraph-properties>
      <style:text-properties style:font-name-asian="MS Mincho"/>
    </style:style>
    <style:style style:name="P285" style:family="paragraph" style:parent-style-name="Texto_20_sin_20_formato">
      <style:paragraph-properties fo:margin-left="1.501cm" fo:margin-right="0.004cm" fo:text-align="justify" style:justify-single-word="false" fo:text-indent="0cm" style:auto-text-indent="false" fo:background-color="#d6e3bc">
        <style:background-image/>
      </style:paragraph-properties>
      <style:text-properties style:font-name-asian="MS Mincho"/>
    </style:style>
    <style:style style:name="P286" style:family="paragraph" style:parent-style-name="Texto_20_sin_20_formato">
      <style:paragraph-properties fo:margin-left="1.501cm" fo:margin-right="0.004cm" fo:margin-top="0cm" fo:margin-bottom="0.423cm" fo:text-indent="0cm" style:auto-text-indent="false" fo:background-color="#d6e3bc">
        <style:background-image/>
      </style:paragraph-properties>
    </style:style>
    <style:style style:name="P287" style:family="paragraph" style:parent-style-name="Texto_20_sin_20_formato">
      <style:paragraph-properties fo:margin-left="1.501cm" fo:margin-right="0.004cm" fo:margin-top="0cm" fo:margin-bottom="0.423cm" fo:text-align="justify" style:justify-single-word="false" fo:text-indent="0cm" style:auto-text-indent="false" fo:background-color="#d6e3bc">
        <style:background-image/>
      </style:paragraph-properties>
      <style:text-properties style:font-name-asian="MS Mincho"/>
    </style:style>
    <style:style style:name="P288" style:family="paragraph" style:parent-style-name="Texto_20_sin_20_formato">
      <style:paragraph-properties fo:margin-left="1.501cm" fo:margin-right="0.004cm" fo:margin-top="0cm" fo:margin-bottom="0.423cm" fo:text-indent="0cm" style:auto-text-indent="false" fo:background-color="#d6e3bc">
        <style:background-image/>
      </style:paragraph-properties>
      <style:text-properties style:font-name-asian="MS Mincho"/>
    </style:style>
    <style:style style:name="P289" style:family="paragraph" style:parent-style-name="Texto_20_sin_20_formato">
      <style:paragraph-properties fo:margin-left="1.501cm" fo:margin-right="0.004cm" fo:margin-top="0cm" fo:margin-bottom="0.423cm" fo:text-align="justify" style:justify-single-word="false" fo:text-indent="0cm" style:auto-text-indent="false" fo:background-color="#d6e3bc">
        <style:background-image/>
      </style:paragraph-properties>
      <style:text-properties style:font-name-asian="MS Mincho"/>
    </style:style>
    <style:style style:name="P290" style:family="paragraph" style:parent-style-name="Texto_20_sin_20_formato">
      <style:paragraph-properties fo:margin-left="1.501cm" fo:margin-right="0.004cm" fo:margin-top="0cm" fo:margin-bottom="0.423cm" fo:text-align="justify" style:justify-single-word="false" fo:text-indent="0cm" style:auto-text-indent="false" fo:background-color="#d6e3bc">
        <style:background-image/>
      </style:paragraph-properties>
    </style:style>
    <style:style style:name="P291" style:family="paragraph" style:parent-style-name="Texto_20_sin_20_formato">
      <style:paragraph-properties fo:margin-left="1.501cm" fo:margin-right="0.004cm" fo:margin-top="0.423cm" fo:margin-bottom="0.423cm" fo:text-align="justify" style:justify-single-word="false" fo:text-indent="0cm" style:auto-text-indent="false" fo:background-color="#d6e3bc">
        <style:background-image/>
      </style:paragraph-properties>
      <style:text-properties style:font-name-asian="MS Mincho"/>
    </style:style>
    <style:style style:name="P292" style:family="paragraph" style:parent-style-name="Texto_20_sin_20_formato">
      <style:paragraph-properties fo:margin-left="1.251cm" fo:margin-right="0.004cm" fo:text-align="justify" style:justify-single-word="false" fo:text-indent="0cm" style:auto-text-indent="false" fo:background-color="#d6e3bc">
        <style:background-image/>
      </style:paragraph-properties>
      <style:text-properties style:font-name-asian="MS Mincho"/>
    </style:style>
    <style:style style:name="P293" style:family="paragraph" style:parent-style-name="Texto_20_sin_20_formato">
      <style:paragraph-properties fo:margin-left="1.251cm" fo:margin-right="0.004cm" fo:text-align="justify" style:justify-single-word="false" fo:text-indent="0cm" style:auto-text-indent="false" fo:background-color="#d6e3bc">
        <style:background-image/>
      </style:paragraph-properties>
    </style:style>
    <style:style style:name="P294" style:family="paragraph" style:parent-style-name="Texto_20_sin_20_formato">
      <style:paragraph-properties fo:margin-left="1.251cm" fo:margin-right="0.004cm" fo:text-align="justify" style:justify-single-word="false" fo:text-indent="0cm" style:auto-text-indent="false" fo:background-color="#d6e3bc">
        <style:background-image/>
      </style:paragraph-properties>
      <style:text-properties style:font-name-asian="MS Mincho"/>
    </style:style>
    <style:style style:name="P295" style:family="paragraph" style:parent-style-name="Texto_20_sin_20_formato">
      <style:paragraph-properties fo:margin-left="0.635cm" fo:margin-right="0.004cm" fo:text-align="justify" style:justify-single-word="false" fo:text-indent="0cm" style:auto-text-indent="false" fo:background-color="#d6e3bc">
        <style:background-image/>
      </style:paragraph-properties>
      <style:text-properties style:font-name-asian="MS Mincho"/>
    </style:style>
    <style:style style:name="P296" style:family="paragraph" style:parent-style-name="Texto_20_sin_20_formato">
      <style:paragraph-properties fo:margin-left="0.635cm" fo:margin-right="0.004cm" fo:text-align="justify" style:justify-single-word="false" fo:text-indent="0cm" style:auto-text-indent="false" fo:background-color="#d6e3bc">
        <style:background-image/>
      </style:paragraph-properties>
    </style:style>
    <style:style style:name="P297" style:family="paragraph" style:parent-style-name="Standard_20__28_user_29_" style:list-style-name="WW8Num38"/>
    <style:style style:name="P298" style:family="paragraph" style:parent-style-name="Standard_20__28_user_29_">
      <style:paragraph-properties fo:margin-top="0.212cm" fo:margin-bottom="0cm"/>
    </style:style>
    <style:style style:name="P299" style:family="paragraph" style:parent-style-name="Standard_20__28_user_29_" style:list-style-name="WW8Num47">
      <style:paragraph-properties fo:margin-top="0.212cm" fo:margin-bottom="0cm"/>
      <style:text-properties fo:language="es" fo:country="AR" style:font-name-asian="MS Mincho"/>
    </style:style>
    <style:style style:name="P300" style:family="paragraph" style:parent-style-name="Standard_20__28_user_29_">
      <style:paragraph-properties fo:margin-top="0.212cm" fo:margin-bottom="0cm"/>
      <style:text-properties fo:language="es" fo:country="AR" style:font-name-asian="MS Mincho"/>
    </style:style>
    <style:style style:name="P301" style:family="paragraph" style:parent-style-name="Standard_20__28_user_29_" style:list-style-name="WW8Num47">
      <style:paragraph-properties fo:margin-top="0.212cm" fo:margin-bottom="0cm"/>
      <style:text-properties fo:language="es" fo:country="AR" style:font-name-asian="MS Mincho"/>
    </style:style>
    <style:style style:name="P302" style:family="paragraph" style:parent-style-name="Contents_20_Heading">
      <style:paragraph-properties fo:break-before="page"/>
    </style:style>
    <style:style style:name="P303" style:family="paragraph" style:parent-style-name="Contents_20_1">
      <style:paragraph-properties>
        <style:tab-stops>
          <style:tab-stop style:position="17cm" style:type="right" style:leader-style="dotted" style:leader-text="."/>
        </style:tab-stops>
      </style:paragraph-properties>
    </style:style>
    <style:style style:name="P304" style:family="paragraph" style:parent-style-name="Contents_20_2">
      <style:paragraph-properties>
        <style:tab-stops>
          <style:tab-stop style:position="16.501cm" style:type="right" style:leader-style="dotted" style:leader-text="."/>
        </style:tab-stops>
      </style:paragraph-properties>
    </style:style>
    <style:style style:name="P305" style:family="paragraph" style:parent-style-name="Contents_20_3">
      <style:paragraph-properties>
        <style:tab-stops>
          <style:tab-stop style:position="16.002cm" style:type="right" style:leader-style="dotted" style:leader-text="."/>
        </style:tab-stops>
      </style:paragraph-properties>
    </style:style>
    <style:style style:name="P306" style:family="paragraph" style:parent-style-name="Header">
      <style:paragraph-properties style:snap-to-layout-grid="false">
        <style:tab-stops/>
      </style:paragraph-properties>
      <style:text-properties fo:font-size="10pt" style:font-size-asian="10pt" style:font-size-complex="10pt"/>
    </style:style>
    <style:style style:name="P307" style:family="paragraph" style:parent-style-name="Heading_20_7">
      <style:paragraph-properties style:snap-to-layout-grid="false"/>
      <style:text-properties style:font-name-complex="Arial"/>
    </style:style>
    <style:style style:name="P308" style:family="paragraph" style:parent-style-name="Párrafo_20_de_20_lista" style:list-style-name="WW8Num43">
      <style:paragraph-properties fo:margin-top="0.212cm" fo:margin-bottom="0.212cm" fo:orphans="0" fo:widows="0" fo:hyphenation-ladder-count="no-limit" style:vertical-align="baseline"/>
      <style:text-properties fo:hyphenate="false" fo:hyphenation-remain-char-count="2" fo:hyphenation-push-char-count="2"/>
    </style:style>
    <style:style style:name="P309" style:family="paragraph" style:parent-style-name="Párrafo_20_de_20_lista" style:list-style-name="WW8Num46">
      <style:paragraph-properties fo:margin-top="0.212cm" fo:margin-bottom="0.212cm" fo:orphans="0" fo:widows="0" fo:hyphenation-ladder-count="no-limit" style:vertical-align="baseline"/>
      <style:text-properties fo:hyphenate="false" fo:hyphenation-remain-char-count="2" fo:hyphenation-push-char-count="2"/>
    </style:style>
    <style:style style:name="P310" style:family="paragraph" style:parent-style-name="Párrafo_20_de_20_lista" style:list-style-name="WW8Num19">
      <style:paragraph-properties fo:margin-top="0.212cm" fo:margin-bottom="0.212cm" fo:orphans="0" fo:widows="0" fo:hyphenation-ladder-count="no-limit" style:vertical-align="baseline"/>
      <style:text-properties fo:hyphenate="false" fo:hyphenation-remain-char-count="2" fo:hyphenation-push-char-count="2"/>
    </style:style>
    <style:style style:name="P311" style:family="paragraph" style:parent-style-name="Párrafo_20_de_20_lista" style:list-style-name="WW8Num44">
      <style:paragraph-properties fo:margin-top="0.212cm" fo:margin-bottom="0.212cm" fo:orphans="0" fo:widows="0" fo:hyphenation-ladder-count="no-limit" style:vertical-align="baseline"/>
      <style:text-properties fo:hyphenate="false" fo:hyphenation-remain-char-count="2" fo:hyphenation-push-char-count="2"/>
    </style:style>
    <style:style style:name="P312" style:family="paragraph" style:parent-style-name="Párrafo_20_de_20_lista" style:list-style-name="WW8Num34">
      <style:paragraph-properties fo:margin-top="0.212cm" fo:margin-bottom="0.212cm" fo:orphans="0" fo:widows="0" fo:hyphenation-ladder-count="no-limit" style:vertical-align="baseline"/>
      <style:text-properties fo:hyphenate="false" fo:hyphenation-remain-char-count="2" fo:hyphenation-push-char-count="2"/>
    </style:style>
    <style:style style:name="P313" style:family="paragraph" style:parent-style-name="Párrafo_20_de_20_lista" style:list-style-name="WW8Num51">
      <style:paragraph-properties fo:margin-top="0.212cm" fo:margin-bottom="0.212cm" fo:orphans="0" fo:widows="0" fo:hyphenation-ladder-count="no-limit" style:vertical-align="baseline"/>
      <style:text-properties fo:hyphenate="false" fo:hyphenation-remain-char-count="2" fo:hyphenation-push-char-count="2"/>
    </style:style>
    <style:style style:name="P314" style:family="paragraph" style:parent-style-name="Párrafo_20_de_20_lista" style:list-style-name="WW8Num43">
      <style:paragraph-properties fo:margin-top="0.212cm" fo:margin-bottom="0.212cm" fo:orphans="0" fo:widows="0" fo:hyphenation-ladder-count="no-limit" style:vertical-align="baseline"/>
      <style:text-properties style:font-name-complex="Arial" fo:hyphenate="false" fo:hyphenation-remain-char-count="2" fo:hyphenation-push-char-count="2"/>
    </style:style>
    <style:style style:name="P315" style:family="paragraph" style:parent-style-name="Párrafo_20_de_20_lista" style:list-style-name="WW8Num34">
      <style:paragraph-properties fo:margin-top="0.212cm" fo:margin-bottom="0.212cm" fo:orphans="0" fo:widows="0" fo:hyphenation-ladder-count="no-limit" style:vertical-align="baseline"/>
      <style:text-properties style:text-underline-style="solid" style:text-underline-width="auto" style:text-underline-color="font-color" fo:hyphenate="false" fo:hyphenation-remain-char-count="2" fo:hyphenation-push-char-count="2"/>
    </style:style>
    <style:style style:name="P316" style:family="paragraph" style:parent-style-name="Párrafo_20_de_20_lista" style:list-style-name="WW8Num43">
      <style:paragraph-properties fo:margin-top="0.212cm" fo:margin-bottom="0.212cm" fo:orphans="0" fo:widows="0" fo:hyphenation-ladder-count="no-limit" style:vertical-align="baseline"/>
      <style:text-properties style:font-name-complex="Arial" fo:hyphenate="false" fo:hyphenation-remain-char-count="2" fo:hyphenation-push-char-count="2"/>
    </style:style>
    <style:style style:name="P317" style:family="paragraph" style:parent-style-name="Párrafo_20_de_20_lista" style:list-style-name="WW8Num34">
      <style:paragraph-properties fo:margin-top="0.106cm" fo:margin-bottom="0.212cm" fo:text-align="justify" style:justify-single-word="false" fo:orphans="0" fo:widows="0" fo:hyphenation-ladder-count="no-limit" style:vertical-align="baseline"/>
      <style:text-properties fo:hyphenate="false" fo:hyphenation-remain-char-count="2" fo:hyphenation-push-char-count="2"/>
    </style:style>
    <style:style style:name="P318" style:family="paragraph" style:parent-style-name="Párrafo_20_de_20_lista">
      <style:paragraph-properties fo:margin-left="2.54cm" fo:margin-right="0cm" fo:margin-top="0.212cm" fo:margin-bottom="0.212cm" fo:orphans="0" fo:widows="0" fo:hyphenation-ladder-count="no-limit" fo:text-indent="-0.635cm" style:auto-text-indent="false" style:vertical-align="baseline"/>
      <style:text-properties fo:hyphenate="false" fo:hyphenation-remain-char-count="2" fo:hyphenation-push-char-count="2"/>
    </style:style>
    <style:style style:name="P319" style:family="paragraph" style:parent-style-name="Párrafo_20_de_20_lista">
      <style:paragraph-properties fo:margin-left="0.635cm" fo:margin-right="0cm" fo:margin-top="0.212cm" fo:margin-bottom="0.212cm" fo:orphans="0" fo:widows="0" fo:hyphenation-ladder-count="no-limit" fo:text-indent="0cm" style:auto-text-indent="false" style:vertical-align="baseline"/>
      <style:text-properties fo:hyphenate="false" fo:hyphenation-remain-char-count="2" fo:hyphenation-push-char-count="2"/>
    </style:style>
    <style:style style:name="P320" style:family="paragraph" style:parent-style-name="Párrafo_20_de_20_lista">
      <style:paragraph-properties fo:margin-left="0cm" fo:margin-right="0cm" fo:margin-top="0.212cm" fo:margin-bottom="0.212cm" fo:orphans="0" fo:widows="0" fo:hyphenation-ladder-count="no-limit" fo:text-indent="0cm" style:auto-text-indent="false" style:vertical-align="baseline"/>
      <style:text-properties fo:hyphenate="false" fo:hyphenation-remain-char-count="2" fo:hyphenation-push-char-count="2"/>
    </style:style>
    <style:style style:name="P321" style:family="paragraph" style:parent-style-name="Header_20__28_user_29_" style:list-style-name="WW8Num47">
      <style:paragraph-properties fo:margin-top="0.212cm" fo:margin-bottom="0cm">
        <style:tab-stops/>
      </style:paragraph-properties>
    </style:style>
    <style:style style:name="P322" style:family="paragraph" style:parent-style-name="Header_20__28_user_29_" style:list-style-name="WW8Num47">
      <style:paragraph-properties fo:margin-top="0.212cm" fo:margin-bottom="0cm">
        <style:tab-stops/>
      </style:paragraph-properties>
      <style:text-properties fo:language="es" fo:country="AR" style:font-name-asian="MS Mincho"/>
    </style:style>
    <style:style style:name="P323" style:family="paragraph" style:parent-style-name="Header_20__28_user_29_" style:list-style-name="WW8Num47">
      <style:paragraph-properties fo:margin-top="0.212cm" fo:margin-bottom="0cm">
        <style:tab-stops/>
      </style:paragraph-properties>
      <style:text-properties fo:language="es" fo:country="AR" style:font-name-asian="MS Mincho"/>
    </style:style>
    <style:style style:name="P324" style:family="paragraph" style:parent-style-name="Footnote">
      <style:paragraph-properties fo:margin-top="0cm" fo:margin-bottom="0.423cm"/>
    </style:style>
    <style:style style:name="P325" style:family="paragraph" style:parent-style-name="Contents_20_4">
      <style:paragraph-properties>
        <style:tab-stops>
          <style:tab-stop style:position="15.503cm" style:type="right" style:leader-style="dotted" style:leader-text="."/>
        </style:tab-stops>
      </style:paragraph-properties>
    </style:style>
    <style:style style:name="P326" style:family="paragraph" style:parent-style-name="Contents_20_6">
      <style:paragraph-properties>
        <style:tab-stops>
          <style:tab-stop style:position="14.504cm" style:type="right" style:leader-style="dotted" style:leader-text="."/>
        </style:tab-stops>
      </style:paragraph-properties>
    </style:style>
    <style:style style:name="P327" style:family="paragraph" style:parent-style-name="Contents_20_7">
      <style:paragraph-properties>
        <style:tab-stops>
          <style:tab-stop style:position="14.005cm" style:type="right" style:leader-style="dotted" style:leader-text="."/>
        </style:tab-stops>
      </style:paragraph-properties>
    </style:style>
    <style:style style:name="T1" style:family="text">
      <style:text-properties fo:font-size="12pt"/>
    </style:style>
    <style:style style:name="T2" style:family="text">
      <style:text-properties fo:font-size="12pt" fo:font-weight="bold" style:font-size-asian="12pt" style:font-weight-asian="bold"/>
    </style:style>
    <style:style style:name="T3" style:family="text">
      <style:text-properties fo:font-style="italic" style:font-style-asian="italic" style:font-style-complex="italic"/>
    </style:style>
    <style:style style:name="T4" style:family="text">
      <style:text-properties fo:font-weight="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weight-asian="bold" style:font-name-complex="Arial"/>
    </style:style>
    <style:style style:name="T8" style:family="text">
      <style:text-properties fo:font-weight="normal" style:font-weight-asian="normal" style:font-weight-complex="normal"/>
    </style:style>
    <style:style style:name="T9" style:family="text">
      <style:text-properties fo:font-weight="normal" style:font-name-asian="MS Mincho" style:font-weight-asian="normal"/>
    </style:style>
    <style:style style:name="T10" style:family="text">
      <style:text-properties fo:font-weight="normal" style:font-name-asian="MS Mincho" style:font-weight-asian="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ize="13pt" fo:font-style="normal" style:font-size-asian="13pt" style:font-style-asian="normal" style:font-size-complex="13pt" style:font-style-complex="normal"/>
    </style:style>
    <style:style style:name="T14" style:family="text">
      <style:text-properties style:font-name-complex="Arial"/>
    </style:style>
    <style:style style:name="T15" style:family="text">
      <style:text-properties fo:language="es" fo:country="AR"/>
    </style:style>
    <style:style style:name="T16" style:family="text">
      <style:text-properties fo:language="es" fo:country="AR" style:font-name-asian="MS Mincho"/>
    </style:style>
    <style:style style:name="T17" style:family="text">
      <style:text-properties fo:language="es" fo:country="AR" style:font-name-asian="MS Mincho" style:font-name-complex="Arial"/>
    </style:style>
    <style:style style:name="T18" style:family="text">
      <style:text-properties fo:language="es" fo:country="AR" style:font-name-asian="MS Mincho" style:font-weight-complex="bold"/>
    </style:style>
    <style:style style:name="T19" style:family="text">
      <style:text-properties fo:language="es" fo:country="AR" fo:font-weight="bold" style:font-name-asian="MS Mincho" style:font-weight-asian="bold" style:font-weight-complex="bold"/>
    </style:style>
    <style:style style:name="T20" style:family="text">
      <style:text-properties fo:language="es" fo:country="AR" fo:font-weight="bold" style:font-name-asian="MS Mincho" style:font-weight-asian="bold" style:font-weight-complex="bold"/>
    </style:style>
    <style:style style:name="T21" style:family="text">
      <style:text-properties fo:language="es" fo:country="AR" style:font-name-asian="MS Mincho"/>
    </style:style>
    <style:style style:name="T22" style:family="text">
      <style:text-properties fo:language="es" fo:country="AR" style:font-name-asian="MS Mincho" style:font-name-complex="Arial"/>
    </style:style>
    <style:style style:name="T23" style:family="text">
      <style:text-properties fo:language="es" fo:country="AR" style:font-name-asian="MS Mincho" style:font-weight-complex="bold"/>
    </style:style>
    <style:style style:name="T24" style:family="text">
      <style:text-properties fo:language="es" fo:country="AR" style:font-name-complex="Arial"/>
    </style:style>
    <style:style style:name="T25" style:family="text">
      <style:text-properties style:font-name="Arial" fo:language="es" fo:country="AR" style:font-name-complex="Arial"/>
    </style:style>
    <style:style style:name="T26" style:family="text">
      <style:text-properties style:font-name="Arial" fo:language="es" fo:country="AR" style:font-name-asian="MS Mincho" style:font-name-complex="Arial"/>
    </style:style>
    <style:style style:name="T27" style:family="text">
      <style:text-properties style:font-name="Arial" fo:language="es" fo:country="AR" style:font-name-asian="MS Mincho" style:font-name-complex="Times New Roman"/>
    </style:style>
    <style:style style:name="T28" style:family="text">
      <style:text-properties style:font-name="Arial" style:font-name-complex="Arial"/>
    </style:style>
    <style:style style:name="T29" style:family="text">
      <style:text-properties style:font-name="Calibri" fo:font-size="11pt" style:font-size-asian="11pt" style:font-name-complex="Calibri" style:font-size-complex="11pt"/>
    </style:style>
    <style:style style:name="T30" style:family="text">
      <style:text-properties style:font-name="Calibri" fo:font-size="11pt" style:font-size-asian="11pt" style:font-name-complex="Calibri" style:font-size-complex="11pt" style:font-weight-complex="bold"/>
    </style:style>
    <style:style style:name="T31" style:family="text">
      <style:text-properties style:font-name="Calibri" fo:font-size="11pt" fo:language="en" fo:country="US" style:font-size-asian="11pt" style:font-name-complex="Calibri" style:font-size-complex="11pt"/>
    </style:style>
    <style:style style:name="T32" style:family="text">
      <style:text-properties style:font-name="Calibri" fo:font-size="11pt" fo:font-weight="bold" style:font-size-asian="11pt" style:font-weight-asian="bold" style:font-name-complex="Calibri" style:font-size-complex="11pt" style:font-weight-complex="bold"/>
    </style:style>
    <style:style style:name="T33" style:family="text">
      <style:text-properties fo:language="es" fo:country="MX"/>
    </style:style>
    <style:style style:name="T34" style:family="text">
      <style:text-properties fo:language="es" fo:country="MX" style:font-name-complex="Arial"/>
    </style:style>
    <style:style style:name="T35" style:family="text">
      <style:text-properties fo:language="es" fo:country="MX" fo:font-weight="normal" style:font-weight-asian="normal" style:font-name-complex="Arial"/>
    </style:style>
    <style:style style:name="T36" style:family="text">
      <style:text-properties fo:language="es" fo:country="MX" fo:font-weight="normal" style:font-weight-asian="normal" style:font-name-complex="Arial"/>
    </style:style>
    <style:style style:name="T37" style:family="text">
      <style:text-properties fo:language="es" fo:country="MX" fo:font-weight="bold" style:font-weight-asian="bold" style:font-name-complex="Arial"/>
    </style:style>
    <style:style style:name="T38" style:family="text">
      <style:text-properties fo:language="es" fo:country="MX" fo:font-weight="bold" style:font-weight-asian="bold" style:font-name-complex="Arial"/>
    </style:style>
    <style:style style:name="T39" style:family="text">
      <style:text-properties fo:language="es" fo:country="MX" style:text-underline-style="solid" style:text-underline-width="auto" style:text-underline-color="font-color" style:font-name-complex="Arial"/>
    </style:style>
    <style:style style:name="T40" style:family="text">
      <style:text-properties fo:language="es" fo:country="MX" style:text-underline-style="solid" style:text-underline-width="auto" style:text-underline-color="font-color" style:font-name-complex="Arial"/>
    </style:style>
    <style:style style:name="T41" style:family="text">
      <style:text-properties fo:language="es" fo:country="MX" fo:background-color="#ffff00" style:font-name-complex="Arial"/>
    </style:style>
    <style:style style:name="T42" style:family="text">
      <style:text-properties fo:language="es" fo:country="MX" fo:background-color="#ffff00" style:font-name-complex="Arial"/>
    </style:style>
    <style:style style:name="T43" style:family="text">
      <style:text-properties fo:language="es" fo:country="MX" style:font-name-complex="Arial"/>
    </style:style>
    <style:style style:name="T44" style:family="text">
      <style:text-properties fo:language="en" fo:country="US"/>
    </style:style>
    <style:style style:name="T45" style:family="text">
      <style:text-properties style:font-name="Wingdings"/>
    </style:style>
    <style:style style:name="T46" style:family="text">
      <style:text-properties style:font-name="Wingdings" fo:font-size="11pt" style:font-size-asian="11pt" style:font-size-complex="11pt"/>
    </style:style>
    <style:style style:name="T47" style:family="text">
      <style:text-properties style:font-name="Wingdings" fo:language="es" fo:country="MX"/>
    </style:style>
    <style:style style:name="T48" style:family="text">
      <style:text-properties fo:color="#ff0000" style:font-name-complex="Arial"/>
    </style:style>
    <style:style style:name="T49" style:family="text">
      <style:text-properties fo:color="#ff0000" fo:font-size="9pt" fo:language="en" fo:country="US" style:font-size-asian="9pt" style:font-name-complex="Arial" style:font-size-complex="9pt"/>
    </style:style>
    <style:style style:name="T50" style:family="text">
      <style:text-properties fo:color="#ff0000" fo:font-size="9pt" fo:language="en" fo:country="US" style:font-size-asian="9pt" style:font-name-complex="Arial" style:font-size-complex="9pt" style:font-weight-complex="bold"/>
    </style:style>
    <style:style style:name="T51" style:family="text">
      <style:text-properties fo:color="#ff0000" fo:font-size="9pt" fo:language="en" fo:country="US" style:font-size-asian="9pt" style:font-name-complex="Arial" style:font-size-complex="9pt"/>
    </style:style>
    <style:style style:name="T52" style:family="text">
      <style:text-properties fo:color="#ff0000" fo:font-size="9pt" fo:language="en" fo:country="US" style:font-size-asian="9pt" style:font-name-complex="Arial" style:font-size-complex="9pt" style:font-weight-complex="bold"/>
    </style:style>
    <style:style style:name="T53" style:family="text">
      <style:text-properties fo:color="#ff0000" fo:font-size="9pt" style:font-size-asian="9pt" style:font-name-complex="Arial" style:font-size-complex="9pt"/>
    </style:style>
    <style:style style:name="T54" style:family="text">
      <style:text-properties fo:color="#ff0000" fo:font-size="9pt" style:font-size-asian="9pt" style:font-name-complex="Arial" style:font-size-complex="9pt"/>
    </style:style>
    <style:style style:name="T55" style:family="text">
      <style:text-properties fo:color="#ff0000" style:font-name-complex="Arial"/>
    </style:style>
    <style:style style:name="T56" style:family="text">
      <style:text-properties fo:color="#365f91" fo:font-size="9pt" fo:language="en" fo:country="US" style:font-size-asian="9pt" style:font-name-complex="Arial" style:font-size-complex="9pt"/>
    </style:style>
    <style:style style:name="T57" style:family="text">
      <style:text-properties fo:color="#365f91" fo:font-size="9pt" fo:language="en" fo:country="US" style:font-size-asian="9pt" style:font-name-complex="Arial" style:font-size-complex="9pt" style:font-weight-complex="bold"/>
    </style:style>
    <style:style style:name="T58" style:family="text">
      <style:text-properties fo:color="#365f91" fo:font-size="9pt" fo:language="en" fo:country="US" style:font-size-asian="9pt" style:font-name-complex="Arial" style:font-size-complex="9pt"/>
    </style:style>
    <style:style style:name="T59" style:family="text">
      <style:text-properties fo:color="#365f91" fo:font-size="9pt" fo:language="en" fo:country="US" style:font-size-asian="9pt" style:font-name-complex="Arial" style:font-size-complex="9pt" style:font-weight-complex="bold"/>
    </style:style>
    <style:style style:name="T60" style:family="text">
      <style:text-properties fo:color="#365f91" fo:font-size="9pt" style:font-size-asian="9pt" style:font-name-complex="Arial" style:font-size-complex="9pt"/>
    </style:style>
    <style:style style:name="T61" style:family="text">
      <style:text-properties fo:color="#365f91" fo:font-size="9pt" style:font-size-asian="9pt" style:font-name-complex="Arial" style:font-size-complex="9pt"/>
    </style:style>
    <style:style style:name="T62" style:family="text">
      <style:text-properties fo:font-size="9pt" fo:language="en" fo:country="US" style:font-size-asian="9pt" style:font-name-complex="Arial" style:font-size-complex="9pt"/>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fo:font-weight="bold" style:font-name-asian="MS Mincho" style:font-weight-asian="bold"/>
    </style:style>
    <style:style style:name="T65" style:family="text">
      <style:text-properties style:text-underline-style="solid" style:text-underline-width="auto" style:text-underline-color="font-color" fo:font-weight="bold" style:font-name-asian="MS Mincho" style:font-weight-asian="bold"/>
    </style:style>
    <style:style style:name="T66" style:family="text">
      <style:text-properties style:font-name-asian="MS Mincho"/>
    </style:style>
    <style:style style:name="T67" style:family="text">
      <style:text-properties style:font-name-asian="MS Mincho" style:font-name-complex="Arial"/>
    </style:style>
    <style:style style:name="T68" style:family="text">
      <style:text-properties style:font-name="Courier New" fo:language="es" fo:country="AR" style:font-name-asian="MS Mincho" style:font-name-complex="Courier New"/>
    </style:style>
    <style:style style:name="T69" style:family="text">
      <style:text-properties fo:font-size="8pt" style:font-size-asian="8pt" style:font-size-complex="8pt"/>
    </style:style>
    <style:style style:name="T70" style:family="text">
      <style:text-properties style:font-style-complex="italic"/>
    </style:style>
    <style:style style:name="T71" style:family="text">
      <style:text-properties style:font-weight-asian="bold"/>
    </style:style>
    <style:style style:name="T72" style:family="text">
      <style:text-properties style:font-name-complex="Arial"/>
    </style:style>
    <style:style style:name="T73" style:family="text">
      <style:text-properties fo:font-size="16pt" style:font-size-asian="16pt"/>
    </style:style>
    <style:style style:name="T74" style:family="text">
      <style:text-properties style:text-underline-style="none"/>
    </style:style>
    <style:style style:name="T75" style:family="text">
      <style:text-properties style:font-name-asian="Droid Sans Fallback"/>
    </style:style>
    <style:style style:name="T76" style:family="text">
      <style:text-properties style:font-size-asian="12pt"/>
    </style:style>
    <style:style style:name="T77" style:family="text">
      <style:text-properties style:font-style-asian="normal"/>
    </style:style>
    <style:style style:name="T78" style:family="text">
      <style:text-properties style:font-name-complex="Lohit Hindi"/>
    </style:style>
    <style:style style:name="T79" style:family="text">
      <style:text-properties style:font-style-complex="normal"/>
    </style:style>
    <style:style style:name="T80" style:family="text">
      <style:text-properties style:font-name="Arial" fo:language="es" fo:country="AR" style:font-name-complex="Arial"/>
    </style:style>
    <style:style style:name="T81" style:family="text">
      <style:text-properties style:font-name="Arial" fo:language="es" fo:country="AR" style:font-name-asian="MS Mincho" style:font-name-complex="Arial"/>
    </style:style>
    <style:style style:name="T82" style:family="text">
      <style:text-properties style:font-name="Arial" fo:language="es" fo:country="AR" style:font-name-asian="MS Mincho" style:font-name-complex="Times New Roman"/>
    </style:style>
    <style:style style:name="T83" style:family="text">
      <style:text-properties style:font-name="Arial" style:font-name-complex="Arial"/>
    </style:style>
    <style:style style:name="T84" style:family="text">
      <style:text-properties style:font-name="Calibri" fo:font-size="11pt" style:font-size-asian="11pt" style:font-name-complex="Calibri" style:font-size-complex="11pt"/>
    </style:style>
    <style:style style:name="T85" style:family="text">
      <style:text-properties style:font-name="Calibri" fo:font-size="11pt" style:font-size-asian="11pt" style:font-name-complex="Calibri" style:font-size-complex="11pt" style:font-weight-complex="bold"/>
    </style:style>
    <style:style style:name="T86" style:family="text">
      <style:text-properties style:font-name="Calibri" fo:font-size="11pt" fo:language="en" fo:country="US" style:font-size-asian="11pt" style:font-name-complex="Calibri" style:font-size-complex="11pt"/>
    </style:style>
    <style:style style:name="T87" style:family="text">
      <style:text-properties style:font-name="Calibri" fo:font-size="11pt" fo:font-weight="bold" style:font-size-asian="11pt" style:font-weight-asian="bold" style:font-name-complex="Calibri" style:font-size-complex="11pt" style:font-weight-complex="bold"/>
    </style:style>
    <style:style style:name="T88" style:family="text">
      <style:text-properties style:font-name-complex="Calibri"/>
    </style:style>
    <style:style style:name="T89" style:family="text">
      <style:text-properties style:font-name-asian="MS Mincho"/>
    </style:style>
    <style:style style:name="T90" style:family="text">
      <style:text-properties style:font-name-asian="MS Mincho" style:font-name-complex="Arial"/>
    </style:style>
    <style:style style:name="T91" style:family="text">
      <style:text-properties style:font-name="Courier New" fo:language="es" fo:country="AR" style:font-name-asian="MS Mincho" style:font-name-complex="Courier New"/>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1"/>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A"/>
        <table:table-column table:style-name="Tabla2.H"/>
        <table:table-column table:style-name="Tabla2.I"/>
        <table:table-column table:style-name="Tabla2.J"/>
        <table:table-row table:style-name="Tabla2.1">
          <table:table-cell table:style-name="Tabla2.A1" table:number-columns-spanned="2" office:value-type="string">
            <text:p text:style-name="P7">Tema</text:p>
          </table:table-cell>
          <table:covered-table-cell/>
          <table:table-cell table:style-name="Tabla2.A1" office:value-type="string">
            <text:p text:style-name="P8">Grupo</text:p>
          </table:table-cell>
          <table:table-cell table:style-name="Tabla2.A1" table:number-columns-spanned="3" office:value-type="string">
            <text:p text:style-name="P8">Ayudante</text:p>
          </table:table-cell>
          <table:covered-table-cell/>
          <table:covered-table-cell/>
          <table:table-cell table:style-name="Tabla2.A1" office:value-type="string">
            <text:p text:style-name="P8"> </text:p>
          </table:table-cell>
          <table:table-cell table:style-name="Tabla2.H1" table:number-columns-spanned="2" office:value-type="string">
            <text:p text:style-name="P8">Evaluación Grupal del TP</text:p>
          </table:table-cell>
          <table:covered-table-cell/>
          <table:table-cell table:style-name="Tabla2.H1" office:value-type="string">
            <text:p text:style-name="Textformatvorlage"/>
          </table:table-cell>
        </table:table-row>
        <table:table-row table:style-name="Tabla2.2">
          <table:table-cell table:style-name="Tabla2.A2" table:number-rows-spanned="3" table:number-columns-spanned="2" office:value-type="string">
            <text:p text:style-name="P10"><text:user-defined style:data-style-name="N0" text:name="Tema"/><text:user-defined style:data-style-name="N0" text:name="Tema">W</text:user-defined></text:p>
          </table:table-cell>
          <table:covered-table-cell/>
          <table:table-cell table:style-name="Tabla2.C2" table:number-rows-spanned="3" office:value-type="string">
            <text:h text:style-name="P307" text:outline-level="7">10</text:h>
          </table:table-cell>
          <table:table-cell table:style-name="Tabla2.D2" table:number-rows-spanned="3" table:number-columns-spanned="3" office:value-type="string">
            <text:p text:style-name="P9"><text:s text:c="3"/></text:p>
          </table:table-cell>
          <table:covered-table-cell/>
          <table:covered-table-cell/>
          <table:table-cell table:style-name="Tabla2.G2" office:value-type="string">
            <text:p text:style-name="P9">Nota <text:s text:c="3"/></text:p>
          </table:table-cell>
          <table:table-cell table:style-name="Tabla2.H1" table:number-columns-spanned="2" office:value-type="string">
            <text:p text:style-name="P8"><text:s/></text:p>
          </table:table-cell>
          <table:covered-table-cell/>
          <table:table-cell table:style-name="Tabla2.H1" office:value-type="string">
            <text:p text:style-name="Textformatvorlage"/>
          </table:table-cell>
        </table:table-row>
        <table:table-row table:style-name="Tabla2.3">
          <table:covered-table-cell/>
          <table:covered-table-cell/>
          <table:covered-table-cell/>
          <table:covered-table-cell/>
          <table:covered-table-cell/>
          <table:covered-table-cell/>
          <table:table-cell table:style-name="Tabla2.G2" office:value-type="string">
            <text:p text:style-name="P7">Fecha</text:p>
          </table:table-cell>
          <table:table-cell table:style-name="Tabla2.H1" table:number-columns-spanned="2" office:value-type="string">
            <text:p text:style-name="P8"><text:s/></text:p>
          </table:table-cell>
          <table:covered-table-cell/>
          <table:table-cell table:style-name="Tabla2.H1" office:value-type="string">
            <text:p text:style-name="Textformatvorlage"/>
          </table:table-cell>
        </table:table-row>
        <table:table-row table:style-name="Tabla2.4">
          <table:covered-table-cell/>
          <table:covered-table-cell/>
          <table:covered-table-cell/>
          <table:covered-table-cell/>
          <table:covered-table-cell/>
          <table:covered-table-cell/>
          <table:table-cell table:style-name="Tabla2.G4" office:value-type="string">
            <text:p text:style-name="P7">Firma</text:p>
          </table:table-cell>
          <table:table-cell table:style-name="Tabla2.H4" table:number-columns-spanned="2" office:value-type="string">
            <text:p text:style-name="P8"><text:s/></text:p>
          </table:table-cell>
          <table:covered-table-cell/>
          <table:table-cell table:style-name="Tabla2.H4" office:value-type="string">
            <text:p text:style-name="Textformatvorlage"/>
          </table:table-cell>
        </table:table-row>
        <table:table-row table:style-name="Tabla2.5">
          <table:table-cell table:style-name="Tabla2.A5" table:number-columns-spanned="10" office:value-type="string">
            <text:p text:style-name="P11"/>
          </table:table-cell>
          <table:covered-table-cell/>
          <table:covered-table-cell/>
          <table:covered-table-cell/>
          <table:covered-table-cell/>
          <table:covered-table-cell/>
          <table:covered-table-cell/>
          <table:covered-table-cell/>
          <table:covered-table-cell/>
          <table:covered-table-cell/>
        </table:table-row>
        <table:table-row table:style-name="Tabla2.6">
          <table:table-cell table:style-name="Tabla2.A6" table:number-columns-spanned="9" office:value-type="string">
            <text:p text:style-name="P12">Integrantes</text:p>
          </table: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7">
          <table:table-cell table:style-name="Tabla2.A7" office:value-type="string">
            <text:p text:style-name="P7">Padrón</text:p>
          </table:table-cell>
          <table:table-cell table:style-name="Tabla2.A7" table:number-columns-spanned="3" office:value-type="string">
            <text:p text:style-name="P7">Apellido</text:p>
          </table:table-cell>
          <table:covered-table-cell/>
          <table:covered-table-cell/>
          <table:table-cell table:style-name="Tabla2.A7" office:value-type="string">
            <text:p text:style-name="P7">Nombre</text:p>
          </table:table-cell>
          <table:table-cell table:style-name="Tabla2.A7" table:number-columns-spanned="2" office:value-type="string">
            <text:p text:style-name="P7">Asistencia a Entrega</text:p>
          </table:table-cell>
          <table:covered-table-cell/>
          <table:table-cell table:style-name="Tabla2.A7" office:value-type="string">
            <text:p text:style-name="P7">Asistencia a Revisión</text:p>
          </table:table-cell>
          <table:table-cell table:style-name="Tabla2.I7" office:value-type="string">
            <text:p text:style-name="P7">Evaluación Individual Final</text:p>
          </table:table-cell>
          <table:table-cell table:style-name="Tabla2.I7" office:value-type="string">
            <text:p text:style-name="Textformatvorlage"/>
          </table:table-cell>
        </table:table-row>
        <table:table-row table:style-name="Tabla2.8">
          <table:table-cell table:style-name="Tabla2.A8" office:value-type="string">
            <text:p text:style-name="P13">80713</text:p>
          </table:table-cell>
          <table:table-cell table:style-name="Tabla2.G2" table:number-columns-spanned="3" office:value-type="string">
            <text:p text:style-name="P13"><text:s/>Giliberto</text:p>
          </table:table-cell>
          <table:covered-table-cell/>
          <table:covered-table-cell/>
          <table:table-cell table:style-name="Tabla2.G2" office:value-type="string">
            <text:p text:style-name="P13">Ricardo </text:p>
          </table:table-cell>
          <table:table-cell table:style-name="Tabla2.G2" table:number-columns-spanned="2" office:value-type="string">
            <text:p text:style-name="P13"><text:s/></text:p>
          </table:table-cell>
          <table:covered-table-cell/>
          <table:table-cell table:style-name="Tabla2.G2" office:value-type="string">
            <text:p text:style-name="P13"> </text:p>
          </table:table-cell>
          <table:table-cell table:style-name="Tabla2.I8" office:value-type="string">
            <text:p text:style-name="P13"> </text:p>
          </table:table-cell>
          <table:table-cell table:style-name="Tabla2.I8" office:value-type="string">
            <text:p text:style-name="Textformatvorlage"/>
          </table:table-cell>
        </table:table-row>
        <table:table-row table:style-name="Tabla2.9">
          <table:table-cell table:style-name="Tabla2.A8" office:value-type="string">
            <text:p text:style-name="P13"><text:s/></text:p>
          </table:table-cell>
          <table:table-cell table:style-name="Tabla2.G2" table:number-columns-spanned="3" office:value-type="string">
            <text:p text:style-name="P13"><text:s/></text:p>
          </table:table-cell>
          <table:covered-table-cell/>
          <table:covered-table-cell/>
          <table:table-cell table:style-name="Tabla2.G2" office:value-type="string">
            <text:p text:style-name="P13"><text:s/></text:p>
          </table:table-cell>
          <table:table-cell table:style-name="Tabla2.G2" table:number-columns-spanned="2" office:value-type="string">
            <text:p text:style-name="P13"><text:s/></text:p>
          </table:table-cell>
          <table:covered-table-cell/>
          <table:table-cell table:style-name="Tabla2.G2" office:value-type="string">
            <text:p text:style-name="P13"> </text:p>
          </table:table-cell>
          <table:table-cell table:style-name="Tabla2.I8" office:value-type="string">
            <text:p text:style-name="P13"> </text:p>
          </table:table-cell>
          <table:table-cell table:style-name="Tabla2.I8" office:value-type="string">
            <text:p text:style-name="Textformatvorlage"/>
          </table:table-cell>
        </table:table-row>
        <table:table-row table:style-name="Tabla2.10">
          <table:table-cell table:style-name="Tabla2.A8" office:value-type="string">
            <text:p text:style-name="P13"><text:s/></text:p>
          </table:table-cell>
          <table:table-cell table:style-name="Tabla2.G2" table:number-columns-spanned="3" office:value-type="string">
            <text:p text:style-name="P13"><text:s/></text:p>
          </table:table-cell>
          <table:covered-table-cell/>
          <table:covered-table-cell/>
          <table:table-cell table:style-name="Tabla2.G2" office:value-type="string">
            <text:p text:style-name="P13"><text:s/></text:p>
          </table:table-cell>
          <table:table-cell table:style-name="Tabla2.G2" table:number-columns-spanned="2" office:value-type="string">
            <text:p text:style-name="P13"><text:s/></text:p>
          </table:table-cell>
          <table:covered-table-cell/>
          <table:table-cell table:style-name="Tabla2.G2" office:value-type="string">
            <text:p text:style-name="P13"> </text:p>
          </table:table-cell>
          <table:table-cell table:style-name="Tabla2.I8" office:value-type="string">
            <text:p text:style-name="P13"> </text:p>
          </table:table-cell>
          <table:table-cell table:style-name="Tabla2.I8" office:value-type="string">
            <text:p text:style-name="Textformatvorlage"/>
          </table:table-cell>
        </table:table-row>
        <table:table-row table:style-name="Tabla2.9">
          <table:table-cell table:style-name="Tabla2.A8" office:value-type="string">
            <text:p text:style-name="P13"><text:s/></text:p>
          </table:table-cell>
          <table:table-cell table:style-name="Tabla2.G2" table:number-columns-spanned="3" office:value-type="string">
            <text:p text:style-name="P13"><text:s/></text:p>
          </table:table-cell>
          <table:covered-table-cell/>
          <table:covered-table-cell/>
          <table:table-cell table:style-name="Tabla2.G2" office:value-type="string">
            <text:p text:style-name="P13"><text:s/></text:p>
          </table:table-cell>
          <table:table-cell table:style-name="Tabla2.G2" table:number-columns-spanned="2" office:value-type="string">
            <text:p text:style-name="P13"><text:s/></text:p>
          </table:table-cell>
          <table:covered-table-cell/>
          <table:table-cell table:style-name="Tabla2.G2" office:value-type="string">
            <text:p text:style-name="P13"> </text:p>
          </table:table-cell>
          <table:table-cell table:style-name="Tabla2.I8" office:value-type="string">
            <text:p text:style-name="P13"> </text:p>
          </table:table-cell>
          <table:table-cell table:style-name="Tabla2.I8" office:value-type="string">
            <text:p text:style-name="Textformatvorlage"/>
          </table:table-cell>
        </table:table-row>
        <table:table-row table:style-name="Tabla2.12">
          <table:table-cell table:style-name="Tabla2.A8" office:value-type="string">
            <text:p text:style-name="P13"><text:s/></text:p>
          </table:table-cell>
          <table:table-cell table:style-name="Tabla2.G2" table:number-columns-spanned="3" office:value-type="string">
            <text:p text:style-name="P13"><text:s/></text:p>
          </table:table-cell>
          <table:covered-table-cell/>
          <table:covered-table-cell/>
          <table:table-cell table:style-name="Tabla2.G2" office:value-type="string">
            <text:p text:style-name="P13"><text:s/></text:p>
          </table:table-cell>
          <table:table-cell table:style-name="Tabla2.G2" table:number-columns-spanned="2" office:value-type="string">
            <text:p text:style-name="P13"><text:s/></text:p>
          </table:table-cell>
          <table:covered-table-cell/>
          <table:table-cell table:style-name="Tabla2.G2" office:value-type="string">
            <text:p text:style-name="P13"> </text:p>
          </table:table-cell>
          <table:table-cell table:style-name="Tabla2.I8" office:value-type="string">
            <text:p text:style-name="P13"> </text:p>
          </table:table-cell>
          <table:table-cell table:style-name="Tabla2.I8" office:value-type="string">
            <text:p text:style-name="Textformatvorlage"/>
          </table:table-cell>
        </table:table-row>
        <table:table-row table:style-name="Tabla2.13">
          <table:table-cell table:style-name="Tabla2.A8" office:value-type="string">
            <text:p text:style-name="P13"><text:s/></text:p>
          </table:table-cell>
          <table:table-cell table:style-name="Tabla2.G2" table:number-columns-spanned="3" office:value-type="string">
            <text:p text:style-name="P13"><text:s/></text:p>
          </table:table-cell>
          <table:covered-table-cell/>
          <table:covered-table-cell/>
          <table:table-cell table:style-name="Tabla2.G2" office:value-type="string">
            <text:p text:style-name="P13"><text:s/></text:p>
          </table:table-cell>
          <table:table-cell table:style-name="Tabla2.G2" table:number-columns-spanned="2" office:value-type="string">
            <text:p text:style-name="P13"><text:s/></text:p>
          </table:table-cell>
          <table:covered-table-cell/>
          <table:table-cell table:style-name="Tabla2.G2" office:value-type="string">
            <text:p text:style-name="P13"> </text:p>
          </table:table-cell>
          <table:table-cell table:style-name="Tabla2.I8" office:value-type="string">
            <text:p text:style-name="P13"> </text:p>
          </table:table-cell>
          <table:table-cell table:style-name="Tabla2.I8" office:value-type="string">
            <text:p text:style-name="Textformatvorlage"/>
          </table:table-cell>
        </table:table-row>
        <table:table-row table:style-name="Tabla2.14">
          <table:table-cell table:style-name="Tabla2.A14" office:value-type="string">
            <text:p text:style-name="P13"><text:s/></text:p>
          </table:table-cell>
          <table:table-cell table:style-name="Tabla2.G4" table:number-columns-spanned="3" office:value-type="string">
            <text:p text:style-name="P13"><text:s/></text:p>
          </table:table-cell>
          <table:covered-table-cell/>
          <table:covered-table-cell/>
          <table:table-cell table:style-name="Tabla2.G4" office:value-type="string">
            <text:p text:style-name="P13"><text:s/></text:p>
          </table:table-cell>
          <table:table-cell table:style-name="Tabla2.G4" table:number-columns-spanned="2" office:value-type="string">
            <text:p text:style-name="P13"><text:s/></text:p>
          </table:table-cell>
          <table:covered-table-cell/>
          <table:table-cell table:style-name="Tabla2.G4" office:value-type="string">
            <text:p text:style-name="P13"> </text:p>
          </table:table-cell>
          <table:table-cell table:style-name="Tabla2.I14" office:value-type="string">
            <text:p text:style-name="P13"> </text:p>
          </table:table-cell>
          <table:table-cell table:style-name="Tabla2.I14" office:value-type="string">
            <text:p text:style-name="Textformatvorlage"/>
          </table:table-cell>
        </table:table-row>
      </table:table>
      <table:table table:name="Tabla3" table:style-name="Tabla3">
        <table:table-column table:style-name="Tabla3.A"/>
        <table:table-column table:style-name="Tabla3.B" table:number-columns-repeated="2"/>
        <table:table-column table:style-name="Tabla3.D"/>
        <table:table-column table:style-name="Tabla3.E"/>
        <table:table-row table:style-name="Tabla3.1">
          <table:table-cell table:style-name="Tabla3.A1" table:number-columns-spanned="5" office:value-type="string">
            <text:p text:style-name="P118">Planilla del Docente</text:p>
            <text:p text:style-name="P119">Todos los ítems son de cumplimiento obligatorio para alcanzar la aprobación del TP</text:p>
          </table:table-cell>
          <table:covered-table-cell/>
          <table:covered-table-cell/>
          <table:covered-table-cell/>
          <table:covered-table-cell/>
        </table:table-row>
        <table:table-row table:style-name="Tabla3.2">
          <table:table-cell table:style-name="Tabla3.A1" table:number-columns-spanned="5" office:value-type="string">
            <text:p text:style-name="P11">GRUPO NRO: <text:s text:c="17"/>FECHA: <text:s text:c="37"/>HORA INICIO: <text:s text:c="11"/>HORA FIN:</text:p>
          </table:table-cell>
          <table:covered-table-cell/>
          <table:covered-table-cell/>
          <table:covered-table-cell/>
          <table:covered-table-cell/>
        </table:table-row>
        <table:table-row table:style-name="Tabla3.3">
          <table:table-cell table:style-name="Tabla3.A3" office:value-type="string">
            <text:p text:style-name="P88">Item</text:p>
          </table:table-cell>
          <table:table-cell table:style-name="Tabla3.A3" office:value-type="string">
            <text:p text:style-name="P88">Aprobada</text:p>
          </table:table-cell>
          <table:table-cell table:style-name="Tabla3.A3" office:value-type="string">
            <text:p text:style-name="P88">A Revisión</text:p>
          </table:table-cell>
          <table:table-cell table:style-name="Tabla3.A3" office:value-type="string">
            <text:p text:style-name="P88">No posee</text:p>
          </table:table-cell>
          <table:table-cell table:style-name="Tabla3.A1" office:value-type="string">
            <text:p text:style-name="P88">Observaciones</text:p>
          </table:table-cell>
        </table:table-row>
        <table:table-row table:style-name="Tabla3.3">
          <table:table-cell table:style-name="Tabla3.A3" office:value-type="string">
            <text:p text:style-name="P91"><text:span text:style-name="T14">Presentación de la carpeta <text:s/>solicitada</text:span></text:p>
          </table:table-cell>
          <table:table-cell table:style-name="Tabla3.A3" office:value-type="string">
            <text:p text:style-name="P89"/>
          </table:table-cell>
          <table:table-cell table:style-name="Tabla3.A3" office:value-type="string">
            <text:p text:style-name="P89"/>
          </table:table-cell>
          <table:table-cell table:style-name="Tabla3.A3" office:value-type="string">
            <text:p text:style-name="P89"/>
          </table:table-cell>
          <table:table-cell table:style-name="Tabla3.A1" office:value-type="string">
            <text:p text:style-name="P89"/>
          </table:table-cell>
        </table:table-row>
        <table:table-row table:style-name="Tabla3.3">
          <table:table-cell table:style-name="Tabla3.A3" office:value-type="string">
            <text:p text:style-name="P91"><text:span text:style-name="T14">hipótesis y aclaraciones pertinentes y completas</text:span></text:p>
          </table:table-cell>
          <table:table-cell table:style-name="Tabla3.A3" office:value-type="string">
            <text:p text:style-name="P89"/>
          </table:table-cell>
          <table:table-cell table:style-name="Tabla3.A3" office:value-type="string">
            <text:p text:style-name="P89"/>
          </table:table-cell>
          <table:table-cell table:style-name="Tabla3.A3" office:value-type="string">
            <text:p text:style-name="P89"/>
          </table:table-cell>
          <table:table-cell table:style-name="Tabla3.A1" office:value-type="string">
            <text:p text:style-name="P89"/>
          </table:table-cell>
        </table:table-row>
        <table:table-row table:style-name="Tabla3.3">
          <table:table-cell table:style-name="Tabla3.A3" office:value-type="string">
            <text:p text:style-name="P89">Problemas Relevantes documentados</text:p>
          </table:table-cell>
          <table:table-cell table:style-name="Tabla3.A3" office:value-type="string">
            <text:p text:style-name="P90"/>
          </table:table-cell>
          <table:table-cell table:style-name="Tabla3.A3" office:value-type="string">
            <text:p text:style-name="P90"/>
          </table:table-cell>
          <table:table-cell table:style-name="Tabla3.A3" office:value-type="string">
            <text:p text:style-name="P90"/>
          </table:table-cell>
          <table:table-cell table:style-name="Tabla3.A1" office:value-type="string">
            <text:p text:style-name="P90"/>
          </table:table-cell>
        </table:table-row>
        <table:table-row table:style-name="Tabla3.3">
          <table:table-cell table:style-name="Tabla3.A3" office:value-type="string">
            <text:p text:style-name="P306"><text:span text:style-name="T14">Instructivo </text:span><text:span text:style-name="T14">Readme completo</text:span></text:p>
          </table:table-cell>
          <table:table-cell table:style-name="Tabla3.A3" office:value-type="string">
            <text:p text:style-name="P89"/>
          </table:table-cell>
          <table:table-cell table:style-name="Tabla3.A3" office:value-type="string">
            <text:p text:style-name="P89"/>
          </table:table-cell>
          <table:table-cell table:style-name="Tabla3.A3" office:value-type="string">
            <text:p text:style-name="P89"/>
          </table:table-cell>
          <table:table-cell table:style-name="Tabla3.A1" office:value-type="string">
            <text:p text:style-name="P89"/>
          </table:table-cell>
        </table:table-row>
        <table:table-row table:style-name="Tabla3.3">
          <table:table-cell table:style-name="Tabla3.A3" office:value-type="string">
            <text:p text:style-name="P91"><text:span text:style-name="T14">Condigo </text:span><text:span text:style-name="T14">Fuente documentado </text:span></text:p>
          </table:table-cell>
          <table:table-cell table:style-name="Tabla3.A3" office:value-type="string">
            <text:p text:style-name="P89"/>
          </table:table-cell>
          <table:table-cell table:style-name="Tabla3.A3" office:value-type="string">
            <text:p text:style-name="P90"/>
          </table:table-cell>
          <table:table-cell table:style-name="Tabla3.A3" office:value-type="string">
            <text:p text:style-name="P90"/>
          </table:table-cell>
          <table:table-cell table:style-name="Tabla3.A1" office:value-type="string">
            <text:p text:style-name="P90"/>
          </table:table-cell>
        </table:table-row>
        <table:table-row table:style-name="Tabla3.3">
          <table:table-cell table:style-name="Tabla3.A3" office:value-type="string">
            <text:p text:style-name="P89">Estructuras auxiliares documentadas</text:p>
          </table:table-cell>
          <table:table-cell table:style-name="Tabla3.A3" office:value-type="string">
            <text:p text:style-name="P89"/>
          </table:table-cell>
          <table:table-cell table:style-name="Tabla3.A3" office:value-type="string">
            <text:p text:style-name="P90"/>
          </table:table-cell>
          <table:table-cell table:style-name="Tabla3.A3" office:value-type="string">
            <text:p text:style-name="P90"/>
          </table:table-cell>
          <table:table-cell table:style-name="Tabla3.A1" office:value-type="string">
            <text:p text:style-name="P90"/>
          </table:table-cell>
        </table:table-row>
        <table:table-row table:style-name="Tabla3.3">
          <table:table-cell table:style-name="Tabla3.A3" office:value-type="string">
            <text:p text:style-name="P89">Hoja de ruta para la corrección</text:p>
          </table:table-cell>
          <table:table-cell table:style-name="Tabla3.A3" office:value-type="string">
            <text:p text:style-name="P89"/>
          </table:table-cell>
          <table:table-cell table:style-name="Tabla3.A3" office:value-type="string">
            <text:p text:style-name="P90"/>
          </table:table-cell>
          <table:table-cell table:style-name="Tabla3.A3" office:value-type="string">
            <text:p text:style-name="P90"/>
          </table:table-cell>
          <table:table-cell table:style-name="Tabla3.A1" office:value-type="string">
            <text:p text:style-name="P90"/>
          </table:table-cell>
        </table:table-row>
        <table:table-row table:style-name="Tabla3.3">
          <table:table-cell table:style-name="Tabla3.A3" office:value-type="string">
            <text:p text:style-name="P89">Datos de Prueba </text:p>
          </table:table-cell>
          <table:table-cell table:style-name="Tabla3.A3" office:value-type="string">
            <text:p text:style-name="P89"/>
          </table:table-cell>
          <table:table-cell table:style-name="Tabla3.A3" office:value-type="string">
            <text:p text:style-name="P90"/>
          </table:table-cell>
          <table:table-cell table:style-name="Tabla3.A3" office:value-type="string">
            <text:p text:style-name="P90"/>
          </table:table-cell>
          <table:table-cell table:style-name="Tabla3.A1" office:value-type="string">
            <text:p text:style-name="P90"/>
          </table:table-cell>
        </table:table-row>
        <table:table-row table:style-name="Tabla3.3">
          <table:table-cell table:style-name="Tabla3.A3" office:value-type="string">
            <text:p text:style-name="P91"><text:span text:style-name="T14">Capacidad </text:span><text:span text:style-name="T14">para la aplicación de cambios</text:span></text:p>
          </table:table-cell>
          <table:table-cell table:style-name="Tabla3.A3" office:value-type="string">
            <text:p text:style-name="P89"/>
          </table:table-cell>
          <table:table-cell table:style-name="Tabla3.A3" office:value-type="string">
            <text:p text:style-name="P90"/>
          </table:table-cell>
          <table:table-cell table:style-name="Tabla3.A3" office:value-type="string">
            <text:p text:style-name="P90"/>
          </table:table-cell>
          <table:table-cell table:style-name="Tabla3.A1" office:value-type="string">
            <text:p text:style-name="P90"/>
          </table:table-cell>
        </table:table-row>
        <table:table-row table:style-name="Tabla3.3">
          <table:table-cell table:style-name="Tabla3.A3" office:value-type="string">
            <text:p text:style-name="P89">Uso de vi o vim</text:p>
            <text:p text:style-name="P89"/>
          </table:table-cell>
          <table:table-cell table:style-name="Tabla3.A3" office:value-type="string">
            <text:p text:style-name="P89"/>
          </table:table-cell>
          <table:table-cell table:style-name="Tabla3.A3" office:value-type="string">
            <text:p text:style-name="P90"/>
          </table:table-cell>
          <table:table-cell table:style-name="Tabla3.A3" office:value-type="string">
            <text:p text:style-name="P90"/>
          </table:table-cell>
          <table:table-cell table:style-name="Tabla3.A1" office:value-type="string">
            <text:p text:style-name="P90"/>
          </table:table-cell>
        </table:table-row>
        <table:table-row table:style-name="Tabla3.3">
          <table:table-cell table:style-name="Tabla3.A3" office:value-type="string">
            <text:p text:style-name="P89"><text:user-defined style:data-style-name="N0" text:name="Instalador">InstalaW5</text:user-defined></text:p>
            <text:p text:style-name="P89"/>
          </table:table-cell>
          <table:table-cell table:style-name="Tabla3.A3" office:value-type="string">
            <text:p text:style-name="P89"/>
          </table:table-cell>
          <table:table-cell table:style-name="Tabla3.A3" office:value-type="string">
            <text:p text:style-name="P90"/>
          </table:table-cell>
          <table:table-cell table:style-name="Tabla3.A3" office:value-type="string">
            <text:p text:style-name="P90"/>
          </table:table-cell>
          <table:table-cell table:style-name="Tabla3.A1" office:value-type="string">
            <text:p text:style-name="P90"/>
          </table:table-cell>
        </table:table-row>
        <table:table-row table:style-name="Tabla3.3">
          <table:table-cell table:style-name="Tabla3.A3" office:value-type="string">
            <text:p text:style-name="P89"><text:user-defined style:data-style-name="N0" text:name="Inicializador">IniciarW5</text:user-defined></text:p>
            <text:p text:style-name="P89"/>
          </table:table-cell>
          <table:table-cell table:style-name="Tabla3.A3" office:value-type="string">
            <text:p text:style-name="P89"/>
          </table:table-cell>
          <table:table-cell table:style-name="Tabla3.A3" office:value-type="string">
            <text:p text:style-name="P90"/>
          </table:table-cell>
          <table:table-cell table:style-name="Tabla3.A3" office:value-type="string">
            <text:p text:style-name="P90"/>
          </table:table-cell>
          <table:table-cell table:style-name="Tabla3.A1" office:value-type="string">
            <text:p text:style-name="P90"/>
          </table:table-cell>
        </table:table-row>
        <table:table-row table:style-name="Tabla3.3">
          <table:table-cell table:style-name="Tabla3.A3" office:value-type="string">
            <text:p text:style-name="P89"><text:user-defined style:data-style-name="N0" text:name="Demonio">DetectaW5</text:user-defined></text:p>
            <text:p text:style-name="P89"/>
          </table:table-cell>
          <table:table-cell table:style-name="Tabla3.A3" office:value-type="string">
            <text:p text:style-name="P89"/>
          </table:table-cell>
          <table:table-cell table:style-name="Tabla3.A3" office:value-type="string">
            <text:p text:style-name="P90"/>
          </table:table-cell>
          <table:table-cell table:style-name="Tabla3.A3" office:value-type="string">
            <text:p text:style-name="P90"/>
          </table:table-cell>
          <table:table-cell table:style-name="Tabla3.A1" office:value-type="string">
            <text:p text:style-name="P90"/>
          </table:table-cell>
        </table:table-row>
        <table:table-row table:style-name="Tabla3.3">
          <table:table-cell table:style-name="Tabla3.A3" office:value-type="string">
            <text:p text:style-name="P89"><text:user-defined style:data-style-name="N0" text:name="Poceso">BuscarW5</text:user-defined></text:p>
            <text:p text:style-name="P89"/>
          </table:table-cell>
          <table:table-cell table:style-name="Tabla3.A3" office:value-type="string">
            <text:p text:style-name="P89"/>
          </table:table-cell>
          <table:table-cell table:style-name="Tabla3.A3" office:value-type="string">
            <text:p text:style-name="P90"/>
          </table:table-cell>
          <table:table-cell table:style-name="Tabla3.A3" office:value-type="string">
            <text:p text:style-name="P90"/>
          </table:table-cell>
          <table:table-cell table:style-name="Tabla3.A1" office:value-type="string">
            <text:p text:style-name="P90"/>
          </table:table-cell>
        </table:table-row>
        <table:table-row table:style-name="Tabla3.3">
          <table:table-cell table:style-name="Tabla3.A3" office:value-type="string">
            <text:p text:style-name="P89"><text:user-defined style:data-style-name="N0" text:name="Listador">ListarW5</text:user-defined></text:p>
            <text:p text:style-name="P89"/>
          </table:table-cell>
          <table:table-cell table:style-name="Tabla3.A3" office:value-type="string">
            <text:p text:style-name="P89"/>
          </table:table-cell>
          <table:table-cell table:style-name="Tabla3.A3" office:value-type="string">
            <text:p text:style-name="P90"/>
          </table:table-cell>
          <table:table-cell table:style-name="Tabla3.A3" office:value-type="string">
            <text:p text:style-name="P90"/>
          </table:table-cell>
          <table:table-cell table:style-name="Tabla3.A1" office:value-type="string">
            <text:p text:style-name="P90"/>
          </table:table-cell>
        </table:table-row>
        <table:table-row table:style-name="Tabla3.3">
          <table:table-cell table:style-name="Tabla3.A3" office:value-type="string">
            <text:p text:style-name="P89"><text:user-defined style:data-style-name="N0" text:name="Mover">MoverW5</text:user-defined></text:p>
            <text:p text:style-name="P89"/>
          </table:table-cell>
          <table:table-cell table:style-name="Tabla3.A3" office:value-type="string">
            <text:p text:style-name="P89"/>
          </table:table-cell>
          <table:table-cell table:style-name="Tabla3.A3" office:value-type="string">
            <text:p text:style-name="P90"/>
          </table:table-cell>
          <table:table-cell table:style-name="Tabla3.A3" office:value-type="string">
            <text:p text:style-name="P90"/>
          </table:table-cell>
          <table:table-cell table:style-name="Tabla3.A1" office:value-type="string">
            <text:p text:style-name="P90"/>
          </table:table-cell>
        </table:table-row>
        <table:table-row table:style-name="Tabla3.3">
          <table:table-cell table:style-name="Tabla3.A3" office:value-type="string">
            <text:p text:style-name="P89"><text:user-defined style:data-style-name="N0" text:name="Log">LoguearW5</text:user-defined></text:p>
            <text:p text:style-name="P89"/>
          </table:table-cell>
          <table:table-cell table:style-name="Tabla3.A3" office:value-type="string">
            <text:p text:style-name="P89"/>
          </table:table-cell>
          <table:table-cell table:style-name="Tabla3.A3" office:value-type="string">
            <text:p text:style-name="P90"/>
          </table:table-cell>
          <table:table-cell table:style-name="Tabla3.A3" office:value-type="string">
            <text:p text:style-name="P90"/>
          </table:table-cell>
          <table:table-cell table:style-name="Tabla3.A1" office:value-type="string">
            <text:p text:style-name="P90"/>
          </table:table-cell>
        </table:table-row>
        <table:table-row table:style-name="Tabla3.3">
          <table:table-cell table:style-name="Tabla3.A3" office:value-type="string">
            <text:p text:style-name="P89"><text:user-defined style:data-style-name="N0" text:name="Mirar">MirarW5</text:user-defined></text:p>
            <text:p text:style-name="P89"/>
          </table:table-cell>
          <table:table-cell table:style-name="Tabla3.A3" office:value-type="string">
            <text:p text:style-name="P89"/>
          </table:table-cell>
          <table:table-cell table:style-name="Tabla3.A3" office:value-type="string">
            <text:p text:style-name="P90"/>
          </table:table-cell>
          <table:table-cell table:style-name="Tabla3.A3" office:value-type="string">
            <text:p text:style-name="P90"/>
          </table:table-cell>
          <table:table-cell table:style-name="Tabla3.A1" office:value-type="string">
            <text:p text:style-name="P90"/>
          </table:table-cell>
        </table:table-row>
        <table:table-row table:style-name="Tabla3.3">
          <table:table-cell table:style-name="Tabla3.A3" office:value-type="string">
            <text:p text:style-name="P89">StopD</text:p>
            <text:p text:style-name="P89">StartD</text:p>
          </table:table-cell>
          <table:table-cell table:style-name="Tabla3.A3" office:value-type="string">
            <text:p text:style-name="P89"/>
          </table:table-cell>
          <table:table-cell table:style-name="Tabla3.A3" office:value-type="string">
            <text:p text:style-name="P90"/>
          </table:table-cell>
          <table:table-cell table:style-name="Tabla3.A3" office:value-type="string">
            <text:p text:style-name="P90"/>
          </table:table-cell>
          <table:table-cell table:style-name="Tabla3.A1" office:value-type="string">
            <text:p text:style-name="P90"/>
          </table:table-cell>
        </table:table-row>
        <table:table-row table:style-name="Tabla3.3">
          <table:table-cell table:style-name="Tabla3.A3" office:value-type="string">
            <text:p text:style-name="P91"><text:span text:style-name="T14">Encadenamiento de comandos</text:span><text:span text:style-name="T14"> </text:span></text:p>
          </table:table-cell>
          <table:table-cell table:style-name="Tabla3.A3" office:value-type="string">
            <text:p text:style-name="P89"/>
          </table:table-cell>
          <table:table-cell table:style-name="Tabla3.A3" office:value-type="string">
            <text:p text:style-name="P90"/>
          </table:table-cell>
          <table:table-cell table:style-name="Tabla3.A3" office:value-type="string">
            <text:p text:style-name="P90"/>
          </table:table-cell>
          <table:table-cell table:style-name="Tabla3.A1" office:value-type="string">
            <text:p text:style-name="P90"/>
          </table:table-cell>
        </table:table-row>
        <table:table-row table:style-name="Tabla3.24">
          <table:table-cell table:style-name="Tabla3.A24" office:value-type="string">
            <text:p text:style-name="P89">Funcionamiento General del TP</text:p>
          </table:table-cell>
          <table:table-cell table:style-name="Tabla3.A24" office:value-type="string">
            <text:p text:style-name="P89"/>
          </table:table-cell>
          <table:table-cell table:style-name="Tabla3.A24" office:value-type="string">
            <text:p text:style-name="P89"/>
          </table:table-cell>
          <table:table-cell table:style-name="Tabla3.A24" office:value-type="string">
            <text:p text:style-name="P89"/>
          </table:table-cell>
          <table:table-cell table:style-name="Tabla3.E24" office:value-type="string">
            <text:p text:style-name="P89"/>
          </table:table-cell>
        </table:table-row>
        <table:table-row table:style-name="Tabla3.3">
          <table:table-cell table:style-name="Tabla3.A24" office:value-type="string">
            <text:p text:style-name="P89">Trabajo en Equipo</text:p>
            <text:p text:style-name="P89"/>
            <text:p text:style-name="P89"/>
            <text:p text:style-name="P89"/>
            <text:p text:style-name="P89"/>
            <text:p text:style-name="P89"/>
          </table:table-cell>
          <table:table-cell table:style-name="Tabla3.A24" office:value-type="string">
            <text:p text:style-name="P89"/>
          </table:table-cell>
          <table:table-cell table:style-name="Tabla3.A24" office:value-type="string">
            <text:p text:style-name="P90"/>
          </table:table-cell>
          <table:table-cell table:style-name="Tabla3.A24" office:value-type="string">
            <text:p text:style-name="P90"/>
          </table:table-cell>
          <table:table-cell table:style-name="Tabla3.E24" office:value-type="string">
            <text:p text:style-name="P90"/>
          </table:table-cell>
        </table:table-row>
      </table:table>
      <text:p text:style-name="P117"/>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02">Índice de contenido</text:p>
          </text:index-title>
          <text:p text:style-name="P303">Hipótesis y aclaraciones globales<text:tab/>4</text:p>
          <text:p text:style-name="P303">Problemas relevantes<text:tab/>5</text:p>
          <text:p text:style-name="P303">Archivo README<text:tab/>6</text:p>
          <text:p text:style-name="P303">Listado de comandos y funciones<text:tab/>10</text:p>
          <text:p text:style-name="P304">InstalaW5.sh<text:tab/>10</text:p>
          <text:p text:style-name="P305">Código fuente:<text:tab/>10</text:p>
          <text:p text:style-name="P304">IniciarW5.sh<text:tab/>11</text:p>
          <text:p text:style-name="P305">Código fuente:<text:tab/>11</text:p>
          <text:p text:style-name="P304">StartD<text:tab/>12</text:p>
          <text:p text:style-name="P305">Código fuente:<text:tab/>12</text:p>
          <text:p text:style-name="P304">StopD<text:tab/>13</text:p>
          <text:p text:style-name="P305">Código fuente:<text:tab/>13</text:p>
          <text:p text:style-name="P304">DetectaW5.sh<text:tab/>14</text:p>
          <text:p text:style-name="P305">Código fuente:<text:tab/>14</text:p>
          <text:p text:style-name="P304">BuscarW5.sh<text:tab/>15</text:p>
          <text:p text:style-name="P305">Código fuente:<text:tab/>15</text:p>
          <text:p text:style-name="P304">ListarW5.pl<text:tab/>16</text:p>
          <text:p text:style-name="P305">Código fuente:<text:tab/>16</text:p>
          <text:p text:style-name="P304">Terminar.sh<text:tab/>17</text:p>
          <text:p text:style-name="P305">Código fuente:<text:tab/>17</text:p>
          <text:p text:style-name="P304">Loguear.sh<text:tab/>18</text:p>
          <text:p text:style-name="P305">Código fuente:<text:tab/>18</text:p>
          <text:p text:style-name="P303">Archivos<text:tab/>19</text:p>
          <text:p text:style-name="P304">Configuración<text:tab/>19</text:p>
          <text:p text:style-name="P304">Temporales<text:tab/>19</text:p>
          <text:p text:style-name="P304">Otros<text:tab/>19</text:p>
          <text:p text:style-name="P303">ÁPENDICE A<text:tab/>20</text:p>
        </text:index-body>
      </text:table-of-content>
      <text:p text:style-name="P117"/>
      <text:p text:style-name="P227"/>
      <text:h text:style-name="P243" text:outline-level="1" text:restart-numbering="true" text:start-value="-1"><text:bookmark text:name="__RefHeading__115_916423949"/>Hipótesis y aclaraciones globales<text:bookmark-end text:name="__RefHeading__115_916423949"/></text:h>
      <text:p text:style-name="Text_20_body"/>
      <text:p text:style-name="Text_20_body"/>
      <text:list xml:id="list1861275385" text:style-name="L1">
        <text:list-item>
          <text:p text:style-name="P232">Cada comando se ejecuta por separado.</text:p>
        </text:list-item>
        <text:list-item>
          <text:p text:style-name="P232">Cada vez que se abra un nuevo terminal se debe volver a inicializar el ambiente.</text:p>
        </text:list-item>
        <text:list-item>
          <text:p text:style-name="P232">Antes de terminar de usar el sistema, se debe correr un comando encargado de limpiar los archivos temporales.</text:p>
        </text:list-item>
        <text:list-item>
          <text:p text:style-name="P232">Las rutas almacenadas en las variables de ambiente como BINDIR, ARRIDIR, etc., son siempre absolutas (comienzan en el directorio raíz).</text:p>
        </text:list-item>
        <text:list-item>
          <text:p text:style-name="P232">El archivo de configuración y la carpeta de archivos temporales se guardan dentro de la carpeta de binarios, para permitir su acceso por parte de los comandos cuando el ambiente todavía no fue inicializado.</text:p>
        </text:list-item>
      </text:list>
      <text:p text:style-name="P23"/>
      <text:h text:style-name="P247" text:outline-level="1"><text:bookmark text:name="__RefHeading__117_916423949"/><text:span text:style-name="T63">Problemas relevantes</text:span><text:bookmark-end text:name="__RefHeading__117_916423949"/></text:h>
      <text:p text:style-name="P27"/>
      <text:p text:style-name="P27"/>
      <table:table table:name="Problemas" table:style-name="Problemas">
        <table:table-column table:style-name="Problemas.A"/>
        <table:table-column table:style-name="Problemas.B"/>
        <table:table-row>
          <table:table-cell table:style-name="Problemas.A1" office:value-type="string">
            <text:p text:style-name="P24"><text:bookmark text:name="__RefHeading__119_916423949"/>Problema<text:bookmark-end text:name="__RefHeading__119_916423949"/></text:p>
          </table:table-cell>
          <table:table-cell table:style-name="Problemas.B1" office:value-type="string">
            <text:p text:style-name="P24"><text:bookmark text:name="__RefHeading__121_916423949"/>Solución<text:bookmark-end text:name="__RefHeading__121_916423949"/></text:p>
          </table:table-cell>
        </table:table-row>
        <table:table-row>
          <table:table-cell table:style-name="Problemas.A2" office:value-type="string">
            <text:p text:style-name="P37">Permitirle a un script el acceso a las variables del ambiente en el que es invocado, para su lectura y modificación.</text:p>
          </table:table-cell>
          <table:table-cell table:style-name="Problemas.B2" office:value-type="string">
            <text:p text:style-name="P37">Invocar al script en modo foreground sin proceso hijo, anteponiendo un <text:span text:style-name="T6">.</text:span><text:span text:style-name="T8"> (punto) y un espacio al nombre del script.</text:span></text:p>
          </table:table-cell>
        </table:table-row>
        <table:table-row>
          <table:table-cell table:style-name="Problemas.A2" office:value-type="string">
            <text:p text:style-name="P37">Permitir que el script de inicialización acceda al archivo de configuración sin conocer $CONFDIR</text:p>
          </table:table-cell>
          <table:table-cell table:style-name="Problemas.B2" office:value-type="string">
            <text:p text:style-name="P37">El archivo de configuración se guarda siempre dentro de una carpeta llamada conf en el directorio de archivos binarios, para que IniciarW5 lo pueda ubicar cuando el ambiente aún no fue inicializado. A su vez, el instalador crea en $GRUPO/confdir un archivo que contiene la ruta del verdadero archivo de configuración, para poder acceder a él durante el proceso de instalación.</text:p>
          </table:table-cell>
        </table:table-row>
        <table:table-row>
          <table:table-cell table:style-name="Problemas.A2" office:value-type="string">
            <text:p text:style-name="P37">Permitir que el script de inicialización acceda al directorio temporal sin conocer $TEMPDIR</text:p>
          </table:table-cell>
          <table:table-cell table:style-name="Problemas.B2" office:value-type="string">
            <text:p text:style-name="P37">El $TEMPDIR se ubica siempre dentro del directorio de binarios.</text:p>
          </table:table-cell>
        </table:table-row>
        <table:table-row>
          <table:table-cell table:style-name="Problemas.A2" office:value-type="string">
            <text:p text:style-name="P37">Saber si un script ya fue ejecutado antes en la misma sesión.</text:p>
          </table:table-cell>
          <table:table-cell table:style-name="Problemas.B2" office:value-type="string">
            <text:p text:style-name="P37">Cuando el script es ejecutado correctamente por primera vez, crea un archivo. Cuando se lo intenta ejecutar de nuevo, antes de realizar cualquier tarea, revisa si el archivo existe o no.</text:p>
          </table:table-cell>
        </table:table-row>
        <table:table-row>
          <table:table-cell table:style-name="Problemas.A2" office:value-type="string">
            <text:p text:style-name="P37">Estandarizar los mensajes que se escriben en el log.</text:p>
          </table:table-cell>
          <table:table-cell table:style-name="Problemas.B2" office:value-type="string">
            <text:p text:style-name="P37">Se utiliza un archivo de texto con los mensajes posibles para luego eliminar redundancias entre integrantes de grupo</text:p>
          </table:table-cell>
        </table:table-row>
        <table:table-row>
          <table:table-cell table:style-name="Problemas.A2" office:value-type="string">
            <text:p text:style-name="P37"/>
          </table:table-cell>
          <table:table-cell table:style-name="Problemas.B2" office:value-type="string">
            <text:p text:style-name="P37"/>
          </table:table-cell>
        </table:table-row>
        <table:table-row>
          <table:table-cell table:style-name="Problemas.A2" office:value-type="string">
            <text:p text:style-name="P37"/>
          </table:table-cell>
          <table:table-cell table:style-name="Problemas.B2" office:value-type="string">
            <text:p text:style-name="P37"/>
          </table:table-cell>
        </table:table-row>
        <table:table-row>
          <table:table-cell table:style-name="Problemas.A2" office:value-type="string">
            <text:p text:style-name="P37"/>
          </table:table-cell>
          <table:table-cell table:style-name="Problemas.B2" office:value-type="string">
            <text:p text:style-name="P37"/>
          </table:table-cell>
        </table:table-row>
      </table:table>
      <text:p text:style-name="P28"/>
      <text:p text:style-name="P33"/>
      <text:h text:style-name="P244" text:outline-level="1"><text:bookmark text:name="__RefHeading__123_916423949"/>Archivo README<text:bookmark-end text:name="__RefHeading__123_916423949"/></text:h>
      <text:p text:style-name="Standard">* InstalaW5: </text:p>
      <text:p text:style-name="Standard"><text:s text:c="3"/>- Este comando realiza la instalación del sistema. </text:p>
      <text:p text:style-name="Standard"><text:s text:c="3"/>- En cualquier momento que el comando le solicite datos puede </text:p>
      <text:p text:style-name="Standard"><text:tab/> cancelar la instalación ingresando "#q" </text:p>
      <text:p text:style-name="Standard"><text:s text:c="3"/>- Para realizar la instalación por primera vez se deben seguir los </text:p>
      <text:p text:style-name="Standard"><text:s text:c="5"/>siguientes pasos: </text:p>
      <text:p text:style-name="Standard"><text:tab/><text:tab/> </text:p>
      <text:p text:style-name="Standard"><text:s text:c="5"/>1. Crear en el directorio corriente del usuario un subdirectorio </text:p>
      <text:p text:style-name="Standard"><text:s text:c="8"/>llamado grupo10w. </text:p>
      <text:p text:style-name="Standard"><text:s text:c="5"/>2. Copiar el archivo Grupo10TemaW.tar.gz en el subdirectorio creado. </text:p>
      <text:p text:style-name="Standard"><text:s text:c="5"/>3. Descomprimir y extraer los archivos de Grupo10TemaW.tar.gz utilizando </text:p>
      <text:p text:style-name="Standard"><text:s text:c="8"/>el comando tar desde el subdirectorio al cual se copió el archivo </text:p>
      <text:p text:style-name="Standard"><text:s text:c="8"/>de la siguiente manera: </text:p>
      <text:p text:style-name="Standard"><text:s text:c="11"/>$~ tar -zxvf Grupo10TemaW.tar.gz </text:p>
      <text:p text:style-name="Standard"><text:s text:c="5"/>4. Ejecutar el comando InstalaW5.sh desde el subdirectorio grupo10w </text:p>
      <text:p text:style-name="Standard"><text:s text:c="8"/>escribiendo: </text:p>
      <text:p text:style-name="Standard"><text:s text:c="11"/>$~ ./InstalaW5.sh </text:p>
      <text:p text:style-name="Standard"><text:s text:c="5"/>5. El comando le solicitará los datos necesarios para realizar </text:p>
      <text:p text:style-name="Standard"><text:s text:c="8"/>la instalación. Si no se especifica algún dato se usarán los </text:p>
      <text:p text:style-name="Standard"><text:s text:c="8"/>valores por defecto. </text:p>
      <text:p text:style-name="Standard"><text:s text:c="8"/>Los directorios solicitados son subdirectorios del directorio de </text:p>
      <text:p text:style-name="Standard"><text:s text:c="8"/>instalación. Puede ingresar un subdirectorio simple como por ejemplo </text:p>
      <text:p text:style-name="Standard"><text:s text:c="8"/>"bin" (o "/bin") o un subdirectorio como "sistemas/ejemplo/mae" (o </text:p>
      <text:p text:style-name="Standard"><text:s text:c="8"/>"/sistemas/ejemplo/mae"). El nombre de directorio no puede ser el mismo </text:p>
      <text:p text:style-name="Standard"><text:tab/><text:tab/>para los directorios de arribo de archivos, archivos rechazados, archivos </text:p>
      <text:p text:style-name="Standard"><text:tab/><text:tab/>procesados ni archivos archivos aceptados. Tampoco ninguno del resto </text:p>
      <text:p text:style-name="Standard"><text:tab/><text:tab/>de los directorios podrán tener el mismo nombre que el de alguno de </text:p>
      <text:p text:style-name="Standard"><text:tab/><text:tab/>los anteriores mencionados. </text:p>
      <text:p text:style-name="Standard"><text:s text:c="8"/>Cuando el sistema le solicite el tamaño máximo de los archivos de </text:p>
      <text:p text:style-name="Standard"><text:s text:c="8"/>log (expresado en kbytes) tenga en cuenta que el valor ingresado debe </text:p>
      <text:p text:style-name="Standard"><text:s text:c="8"/>ser un número entero. </text:p>
      <text:p text:style-name="Standard"><text:s text:c="8"/>Cuando el sistema le solicite el espacio mínimo libre para el arribo </text:p>
      <text:p text:style-name="Standard"><text:s text:c="8"/>de archivos externos (expresado en Mbytes) tenga en cuenta que el </text:p>
      <text:p text:style-name="Standard"><text:s text:c="8"/>valor ingresado debe ser un valor entero y que debe contar con ese </text:p>
      <text:p text:style-name="Standard"><text:s text:c="8"/>espacio libre en el directorio de arribos. En el caso que no cuente </text:p>
      <text:p text:style-name="Standard"><text:s text:c="8"/>con la cantidad de espacio libre ingresada se le dará la opción de </text:p>
      <text:p text:style-name="Standard"><text:s text:c="8"/>ingresar un nuevo valor en el caso de responder "Si",o salir de la </text:p>
      <text:p text:style-name="Standard"><text:s text:c="8"/>instalación en el caso de responder "No". </text:p>
      <text:p text:style-name="Standard"><text:s text:c="8"/>Al solicitarle la extensión de los archivos de log puede escribir la </text:p>
      <text:p text:style-name="Standard"><text:s text:c="8"/>extensión de los mismo empezando con "." o sin (Ejemplo: ".logs" </text:p>
      <text:p text:style-name="Standard"><text:s text:c="8"/>o "logs") </text:p>
      <text:p text:style-name="Standard"><text:s text:c="5"/>6. Una vez ingresado todos los datos se mostrarán los datos ingresados </text:p>
      <text:p text:style-name="Standard"><text:s text:c="8"/>y se le preguntará si estos son correctos. Si responde "No" podrá </text:p>
      <text:p text:style-name="Standard"><text:s text:c="8"/>ingresarlos nuevamente. Si responde "Si" se sigue con el siguiente </text:p>
      <text:p text:style-name="Standard"><text:soft-page-break/><text:s text:c="8"/>paso de la instalación. </text:p>
      <text:p text:style-name="Standard"><text:s text:c="5"/>7. Se le informará que la instalación está por iniciarse y se le </text:p>
      <text:p text:style-name="Standard"><text:s text:c="8"/>preguntará si quiere proseguir. Si responde "Si" se sigue con el </text:p>
      <text:p text:style-name="Standard"><text:s text:c="8"/>siguiente paso, si responde "No" se saldrá de la instalación. </text:p>
      <text:p text:style-name="Standard"><text:s text:c="5"/>8. Se efectúa la instalación del sistema y se le notificará que se </text:p>
      <text:p text:style-name="Standard"><text:s text:c="8"/>ha realizado correctamente. Las variables de ambiente del sistema </text:p>
      <text:p text:style-name="Standard"><text:s text:c="8"/>se guardan en el archivo "InstalaW5.conf" ubicado en el subdirectorio </text:p>
      <text:p text:style-name="Standard"><text:s text:c="8"/>"conf" dentro del directorio donde se encuentran los binarios del </text:p>
      <text:p text:style-name="Standard"><text:s text:c="8"/>sistema. El log de la instalación del sistema se encuentra en </text:p>
      <text:p text:style-name="Standard"><text:s text:c="8"/>grupo10w/confdir/InstalaW5.log </text:p>
      <text:p text:style-name="Standard"><text:s text:c="3"/>- Para comprobar si la instalación está completa o instalar componentes </text:p>
      <text:p text:style-name="Standard"><text:s text:c="5"/>faltantes se deben seguir los siguientes pasos: </text:p>
      <text:p text:style-name="Standard"><text:s text:c="5"/>1. Ejecutar el comando InstalaW5.sh. </text:p>
      <text:p text:style-name="Standard"><text:s text:c="5"/>2. En el caso de que la instalación esté completa se le informará y </text:p>
      <text:p text:style-name="Standard"><text:s text:c="8"/>se detallará la ubicación de cada componente. En caso que la </text:p>
      <text:p text:style-name="Standard"><text:s text:c="8"/>instalación no esté completa se detallaran los componentes </text:p>
      <text:p text:style-name="Standard"><text:s text:c="8"/>faltantes y se le propondrá realizar la instalación de estos. </text:p>
      <text:p text:style-name="Standard"><text:s text:c="8"/>Para poder realizar la instalación de los componentes faltantes </text:p>
      <text:p text:style-name="Standard"><text:s text:c="8"/>estos deben estar en el mismo directorio que InstalaW5.sh. En caso </text:p>
      <text:p text:style-name="Standard"><text:s text:c="8"/>de que no estén cancele la instalación y extraiga estos componentes </text:p>
      <text:p text:style-name="Standard"><text:s text:c="8"/>del archivo Grupo10TemaW.tar. </text:p>
      <text:p text:style-name="Standard"/>
      <text:p text:style-name="Standard">* IniciarW5: </text:p>
      <text:p text:style-name="Standard"/>
      <text:p text:style-name="Standard"><text:s text:c="4"/>- Luego de la instalación y antes de poder usar el sistema propiamente </text:p>
      <text:p text:style-name="Standard"><text:s text:c="6"/>dicho, se debe inicializar el ambiente con el comando IniciarW5.sh. </text:p>
      <text:p text:style-name="Standard"><text:s text:c="4"/>- Para permitirle al comando el acceso a las variables del ambiente, </text:p>
      <text:p text:style-name="Standard"><text:s text:c="6"/>debe ejecutarse en el mismo ambiente, es decir, con un punto y un </text:p>
      <text:p text:style-name="Standard"><text:s text:c="6"/>espacio precediendo la ruta del comando. </text:p>
      <text:p text:style-name="Standard"><text:s text:c="8"/>Ejemplo: </text:p>
      <text:p text:style-name="Standard"/>
      <text:p text:style-name="Standard"><text:tab/>~$ . /home/usuario/bindir/IniciarW5.sh </text:p>
      <text:p text:style-name="Standard"/>
      <text:p text:style-name="Standard"><text:s text:c="4"/>- Este comando también se encarga de revisar que la instalación se haya </text:p>
      <text:p text:style-name="Standard"><text:s text:c="6"/>realizado correctamente y en forma completa, e informar por pantalla </text:p>
      <text:p text:style-name="Standard"><text:s text:c="6"/>sobre el estado de los componentes del sistema. </text:p>
      <text:p text:style-name="Standard"><text:s text:c="6"/>Antes de terminar, pone a correr el demonio DetectaW5. </text:p>
      <text:p text:style-name="Standard"><text:s text:c="4"/>- No está permitido reinicializar el ambiente, por lo que ejecutar este </text:p>
      <text:p text:style-name="Standard"><text:s text:c="6"/>comando más de una vez en una misma sesión no tendrá ningún efecto </text:p>
      <text:p text:style-name="Standard"><text:s text:c="6"/>sobre el mismo. </text:p>
      <text:p text:style-name="Standard"><text:tab/> </text:p>
      <text:p text:style-name="Standard">* DetectaW5: </text:p>
      <text:p text:style-name="Standard"/>
      <text:p text:style-name="Standard"><text:s text:c="4"/>- Este comando (demonio) es llamada desde el comando IniciarW5, mediante </text:p>
      <text:p text:style-name="Standard"><text:s text:c="6"/>el comando StartD (pudiendose parar mediante el comando StopD). </text:p>
      <text:p text:style-name="Standard"><text:s text:c="8"/>Ejemplo: </text:p>
      <text:p text:style-name="Standard"><text:tab/> </text:p>
      <text:p text:style-name="Standard"><text:tab/>~$ . /home/usuario/bindir/StartD.sh </text:p>
      <text:p text:style-name="Standard"><text:soft-page-break/><text:tab/> </text:p>
      <text:p text:style-name="Standard"><text:s text:c="4"/>- Este demonio chequea que el ambiente este correctamente inicializado, </text:p>
      <text:p text:style-name="Standard"><text:s text:c="6"/>en caso contrario finaliza su ejecucion. </text:p>
      <text:p text:style-name="Standard"><text:s text:c="4"/>- DetectaW5 se encarga de detectar archivos de log en el directorio </text:p>
      <text:p text:style-name="Standard"><text:s text:c="6"/>$ARRIDIR (ver archivo de configuracion), si el mismo es valido lo </text:p>
      <text:p text:style-name="Standard"><text:s text:c="6"/>mueve a traves del comando MoverW5.sh al directorio $ACEPDIR, </text:p>
      <text:p text:style-name="Standard"><text:s text:c="6"/>en caso contrario lo mueve al directorio $RECHDIR. </text:p>
      <text:p text:style-name="Standard"><text:s text:c="4"/>- En el nombre del archivo a detectar se describe "CodSitema_Fecha", </text:p>
      <text:p text:style-name="Standard"><text:s text:c="6"/>es mismo es valido si: </text:p>
      <text:p text:style-name="Standard"><text:s text:c="8"/>- El codigo de sistema es valido, es decir existe en el archivo </text:p>
      <text:p text:style-name="Standard"><text:s text:c="10"/>/MAEDIR/sistemas. </text:p>
      <text:p text:style-name="Standard"><text:s text:c="8"/>- La fecha sea valida, o sea se cumpla: </text:p>
      <text:p text:style-name="Standard"><text:s text:c="12"/>* Fecha menor o igual a la actual </text:p>
      <text:p text:style-name="Standard"><text:s text:c="12"/>* Fecha mayor o igual a la fecha de alta del sistema </text:p>
      <text:p text:style-name="Standard"><text:s text:c="14"/>(descripta tambien en /MAEDIR/sistemas). </text:p>
      <text:p text:style-name="Standard"><text:s text:c="12"/>* Fecha menor o igual a la fecha de baja (si existiese). </text:p>
      <text:p text:style-name="Standard"><text:s text:c="12"/>* Formato de fecha valido aaaa-mm-dd </text:p>
      <text:p text:style-name="Standard"><text:s text:c="12"/>- El archivo sea de tipo texto. </text:p>
      <text:p text:style-name="Standard"><text:s text:c="4"/>- Todo movimiento, aceptado o rechazado, se registra en un log a traves </text:p>
      <text:p text:style-name="Standard"><text:s text:c="6"/>del comando Loguear.sh </text:p>
      <text:p text:style-name="Standard"><text:s text:c="4"/>- Cada vez que el demonio se ejecute y encuentre que hay archivos en el </text:p>
      <text:p text:style-name="Standard"><text:s text:c="6"/>directorio $ACEPDIR, invocara al comando BuscarW5.sh para su </text:p>
      <text:p text:style-name="Standard"><text:s text:c="6"/>respectivo procesamiento. </text:p>
      <text:p text:style-name="Standard"><text:s text:c="4"/>- Solo esta permitido ejecutar este comando mediante StartD o StopD, </text:p>
      <text:p text:style-name="Standard"><text:s text:c="6"/>de otra manera puede haber comportamiento erroneos en el comando. </text:p>
      <text:p text:style-name="Standard"><text:s text:c="4"/>- El tiempo que el demonio permanece dormido se puede setear a traves </text:p>
      <text:p text:style-name="Standard"><text:s text:c="6"/>de VI. </text:p>
      <text:p text:style-name="Standard"/>
      <text:p text:style-name="Standard">* ListarW5: </text:p>
      <text:p text:style-name="Standard"/>
      <text:p text:style-name="Standard"><text:s text:c="4"/>- Este comando permite visualizar de forma comoda los resultados </text:p>
      <text:p text:style-name="Standard"><text:s text:c="6"/>provenientes de ejecutar el comando BuscarW5. </text:p>
      <text:p text:style-name="Standard"><text:s text:c="4"/>- Ejecutandolo con el parametro -h, brinda la en pantalla la informacion </text:p>
      <text:p text:style-name="Standard"><text:s text:c="6"/>necesaria para su correcto manejo. </text:p>
      <text:p text:style-name="Standard"><text:s text:c="4"/>- Toma como parametros, -r o -g, construyendo informes a partir de </text:p>
      <text:p text:style-name="Standard"><text:s text:c="6"/>archivos de resultados, o archivos rglobales. </text:p>
      <text:p text:style-name="Standard"><text:s text:c="6"/>Estos parametros son mutuamente excluyentes. </text:p>
      <text:p text:style-name="Standard"><text:s text:c="8"/>* Luego de seleccionado por parametro el tipo de informe a crear, </text:p>
      <text:p text:style-name="Standard"><text:s text:c="10"/>se piden por pantalla una serie de filtros a partir de los cuales </text:p>
      <text:p text:style-name="Standard"><text:s text:c="10"/>realizar las consultas y su posterior procesamiento. </text:p>
      <text:p text:style-name="Standard"><text:s text:c="4"/>- En conjunto con el parametro -r o -g, puede existir el parametro -x </text:p>
      <text:p text:style-name="Standard"><text:s text:c="6"/>que a la par de mostrar el informe por pantalla, lo guarda en disco </text:p>
      <text:p text:style-name="Standard"><text:s text:c="6"/>con nombres secuenciales incrementales. </text:p>
      <text:p text:style-name="Standard"/>
      <text:p text:style-name="Standard"><text:s text:c="8"/>Ejemplo: </text:p>
      <text:p text:style-name="Standard"/>
      <text:p text:style-name="Standard"><text:tab/>~$ . /home/usuario/bindir/ListarW5.pl { -r | -g } [ -x ] [ -h ] </text:p>
      <text:p text:style-name="Standard"/>
      <text:p text:style-name="Standard"><text:soft-page-break/>* Terminar: </text:p>
      <text:p text:style-name="Standard"/>
      <text:p text:style-name="Standard"><text:tab/>- Es el comando encargado de limpiar los archivos temporales del sistema </text:p>
      <text:p text:style-name="Standard"><text:tab/>- Debe ejecutarse cuando ya se termino de usar el sistema, antes de salir, </text:p>
      <text:p text:style-name="Standard"><text:s text:c="6"/>para evitar conflictos en próximas ejecuciones. </text:p>
      <text:p text:style-name="Standard"/>
      <text:p text:style-name="Standard"><text:tab/><text:tab/>Ejemplo: </text:p>
      <text:p text:style-name="Standard"/>
      <text:p text:style-name="Standard"><text:tab/>~$ /home/usuario/bindir/Terminar.sh </text:p>
      <text:p text:style-name="Standard"><text:tab/> </text:p>
      <text:p text:style-name="Standard">* Loguear: </text:p>
      <text:p text:style-name="Standard"/>
      <text:p text:style-name="Standard"><text:tab/>- Comando encargado registrar eventos de sistema (errores, alertas, etc). </text:p>
      <text:p text:style-name="Standard"><text:tab/>- Para poder ser utilizado por linea de comandos es necesario definir variable GRUPO previamente. </text:p>
      <text:p text:style-name="Standard"/>
      <text:p text:style-name="Standard"><text:tab/><text:tab/>Ejemplo: </text:p>
      <text:p text:style-name="Standard"/>
      <text:p text:style-name="Standard"><text:tab/>~$ /home/usuario/bindir/LoguearW5.sh "DetectarW5" "I" "Se movio el archivo al directorio de aceptados" </text:p>
      <text:p text:style-name="Standard"/>
      <text:p text:style-name="Standard">* Mover: </text:p>
      <text:p text:style-name="Standard"/>
      <text:p text:style-name="Standard"><text:s text:c="2"/>- Función que realiza el movimiento de un archivo a un directorio, considerando que ya exista uno con tal nombre. </text:p>
      <text:p text:style-name="Standard"><text:s text:c="2"/>- Se asigna un numero de secuencia al archivo, el cual incrementa con cada aparición del mismo. </text:p>
      <text:p text:style-name="Standard"><text:s text:c="2"/></text:p>
      <text:p text:style-name="Standard">* Mirar: </text:p>
      <text:p text:style-name="Standard"/>
      <text:p text:style-name="Standard"><text:s text:c="2"/>- Función que permite visualizar los archivos de log de forma mas entendible. </text:p>
      <text:p text:style-name="Standard"><text:s text:c="2"/>- Deben estar definidas las variables LOGDIR y LOGEXT previamente. </text:p>
      <text:p text:style-name="Standard"><text:s text:c="2"/>- Permite 3 opciones: </text:p>
      <text:p text:style-name="Standard"><text:s text:c="4"/>&gt; -n# o -#, donde "#" es una cantidad arbitraria de numeros (la misma que la soportada por el comando 'tail' de bash). </text:p>
      <text:p text:style-name="Standard"><text:s text:c="5"/>Indica que solo se visualicen las ultimas '#' lineas del archivo de logueo. </text:p>
      <text:p text:style-name="Standard"><text:s text:c="4"/>&gt; -g"...", donde "..." es cualquier cadena de caracteres. </text:p>
      <text:p text:style-name="Standard"><text:s text:c="5"/>Permite filtrar las lineas del archivo de log para que se muestren sólo las que contengan la cadena "...". </text:p>
      <text:p text:style-name="Standard"><text:s text:c="5"/>IMPORTANTE: Si se utiliza la opción -n y la -g juntas, primero se tomaran las últimas '#' líneas del archivo </text:p>
      <text:p text:style-name="Standard"><text:s text:c="5"/>de log y luego se filtraran las que contengan la cadena buscada. </text:p>
      <text:p text:style-name="Standard"><text:s text:c="4"/>&gt; -o"...", donde "..." es alguno de los tipos de error del archivo de log. </text:p>
      <text:p text:style-name="Standard"><text:s text:c="5"/>Permite filtrar sólo las entradas del log que correspondan a un tipo de aviso (I, A, E, SE). </text:p>
      <text:p text:style-name="Standard"><text:s text:c="5"/>De la misma forma, si se utiliza con la opcion -n, primero se toman las últimas líneas y luego se aplica -o.</text:p>
      <text:p text:style-name="P34"/>
      <text:h text:style-name="P244" text:outline-level="1"><text:bookmark text:name="__RefHeading__125_916423949"/>Listado de comandos y funciones<text:bookmark-end text:name="__RefHeading__125_916423949"/></text:h>
      <text:h text:style-name="P248" text:outline-level="2"><text:bookmark text:name="__RefHeading__127_916423949"/>InstalaW5.sh<text:bookmark-end text:name="__RefHeading__127_916423949"/></text:h>
      <text:p text:style-name="P32"/>
      <text:list xml:id="list216149324" text:style-name="L2">
        <text:list-item>
          <text:p text:style-name="P233">Archivos de entrada: -</text:p>
        </text:list-item>
        <text:list-item>
          <text:p text:style-name="P233">Archivos intermedios: -</text:p>
        </text:list-item>
        <text:list-item>
          <text:p text:style-name="P233">Archivos de salida: $GRUPO/confdir/InstalaW5.log, $BINDIR/conf/InstalaW5.conf, $GRUPO/confdir/ConfPath.conf, directorios del sistema.</text:p>
        </text:list-item>
        <text:list-item>
          <text:p text:style-name="P233">Parámetros y opciones: -</text:p>
        </text:list-item>
        <text:list-item>
          <text:p text:style-name="P233">Ejemplo de invocación (manual): ~$ ./InstalaW5.sh</text:p>
        </text:list-item>
        <text:list-item>
          <text:p text:style-name="P233">Hipótesis y aclaraciones: </text:p>
        </text:list-item>
      </text:list>
      <text:list xml:id="list1198456338" text:style-name="L3">
        <text:list-item>
          <text:p text:style-name="P234">Al elegir el nombre del directorio de arribo de archivos, archivos rechazados, archivos procesados y archivos aceptados no pueden ser los mismos ni tampoco igual a ninguno de los demás directorios. En caso de ingresar uno de estos directorios con el mismo nombre se le pedirá que ingrese nuevamente otro nombre.</text:p>
        </text:list-item>
        <text:list-item>
          <text:p text:style-name="P234">Este módulo crea un directorio llamado temp dentro de $BINDIR para que otros comandos guarden archivos temporales allí.</text:p>
        </text:list-item>
      </text:list>
      <text:h text:style-name="Heading_20_3" text:outline-level="3"><text:bookmark text:name="__RefHeading__129_916423949"/><text:span text:style-name="T13">Código fuente</text:span><text:span text:style-name="T12">:</text:span><text:bookmark-end text:name="__RefHeading__129_916423949"/></text:h>
      <text:p text:style-name="P32"/>
      <text:p text:style-name="P32"/>
      <text:p text:style-name="P36"/>
      <text:h text:style-name="P248" text:outline-level="2"><text:bookmark text:name="__RefHeading__131_916423949"/>IniciarW5.sh<text:bookmark-end text:name="__RefHeading__131_916423949"/></text:h>
      <text:p text:style-name="P32"/>
      <text:list xml:id="list484892850" text:continue-list="list216149324" text:style-name="L2">
        <text:list-item>
          <text:p text:style-name="P235">Archivos de entrada: -</text:p>
        </text:list-item>
        <text:list-item>
          <text:p text:style-name="P235">Archivos intermedios: -</text:p>
        </text:list-item>
        <text:list-item>
          <text:p text:style-name="P235">Archivos de salida: iniciar.bloqueo.</text:p>
        </text:list-item>
        <text:list-item>
          <text:p text:style-name="P235">Parámetros y opciones: -</text:p>
        </text:list-item>
        <text:list-item>
          <text:p text:style-name="P235">Ejemplo de invocación (manual): ~$ . ./InstalaW5.sh</text:p>
        </text:list-item>
        <text:list-item>
          <text:p text:style-name="P235">Hipótesis y aclaraciones: </text:p>
        </text:list-item>
      </text:list>
      <text:list xml:id="list198592136" text:style-name="L4">
        <text:list-item>
          <text:p text:style-name="P236"><text:span text:style-name="T12">Para que el comando IniciarW5 pueda tener acceso a las variables de ambiente, se debe ejecutar en modo </text:span><text:span text:style-name="T3">foreground</text:span><text:span text:style-name="T12"> sin proceso hijo.</text:span></text:p>
        </text:list-item>
        <text:list-item>
          <text:p text:style-name="P237">El archivo creado por este comando debe ser eliminado antes de terminar de usar el sistema.</text:p>
        </text:list-item>
      </text:list>
      <text:p text:style-name="P32"/>
      <text:h text:style-name="Heading_20_3" text:outline-level="3"><text:bookmark text:name="__RefHeading__133_916423949"/><text:span text:style-name="T13">Código fuente</text:span><text:span text:style-name="T12">:</text:span><text:bookmark-end text:name="__RefHeading__133_916423949"/></text:h>
      <text:p text:style-name="P32"/>
      <text:p text:style-name="P32"/>
      <text:p text:style-name="P36"/>
      <text:h text:style-name="P248" text:outline-level="2"><text:bookmark text:name="__RefHeading__135_916423949"/>StartD<text:bookmark-end text:name="__RefHeading__135_916423949"/></text:h>
      <text:p text:style-name="P32"/>
      <text:list xml:id="list1412260110" text:continue-list="list484892850" text:style-name="L2">
        <text:list-item>
          <text:p text:style-name="P235">Archivos de entrada: -</text:p>
        </text:list-item>
        <text:list-item>
          <text:p text:style-name="P235">Archivos intermedios: -</text:p>
        </text:list-item>
        <text:list-item>
          <text:p text:style-name="P235">Archivos de salida: .cont_temp</text:p>
        </text:list-item>
        <text:list-item>
          <text:p text:style-name="P235">Parámetros y opciones: -</text:p>
        </text:list-item>
        <text:list-item>
          <text:p text:style-name="P235">Ejemplo de invocación (automática): ~$ StartD</text:p>
        </text:list-item>
        <text:list-item>
          <text:p text:style-name="P235">Hipótesis y aclaraciones: </text:p>
        </text:list-item>
      </text:list>
      <text:list xml:id="list223784804" text:style-name="L5">
        <text:list-item>
          <text:p text:style-name="P238">Este comando es invocado automáticamente por IniciaW5</text:p>
        </text:list-item>
        <text:list-item>
          <text:p text:style-name="P238">El archivo creado por este comando es eliminado por StopD</text:p>
        </text:list-item>
      </text:list>
      <text:p text:style-name="P32"/>
      <text:h text:style-name="Heading_20_3" text:outline-level="3"><text:bookmark text:name="__RefHeading__137_916423949"/><text:span text:style-name="T13">Código fuente</text:span><text:span text:style-name="T12">:</text:span><text:bookmark-end text:name="__RefHeading__137_916423949"/></text:h>
      <text:p text:style-name="P32"/>
      <text:p text:style-name="P36"/>
      <text:h text:style-name="P248" text:outline-level="2"><text:bookmark text:name="__RefHeading__139_916423949"/>StopD<text:bookmark-end text:name="__RefHeading__139_916423949"/></text:h>
      <text:p text:style-name="P32"/>
      <text:list xml:id="list729304774" text:continue-list="list1412260110" text:style-name="L2">
        <text:list-item>
          <text:p text:style-name="P235">Archivos de entrada: </text:p>
        </text:list-item>
        <text:list-item>
          <text:p text:style-name="P235">Archivos intermedios: -</text:p>
        </text:list-item>
        <text:list-item>
          <text:p text:style-name="P235">Archivos de salida: -</text:p>
        </text:list-item>
        <text:list-item>
          <text:p text:style-name="P235">Parámetros y opciones: -</text:p>
        </text:list-item>
        <text:list-item>
          <text:p text:style-name="P235">Ejemplo de invocación (automática): ~$ StartD</text:p>
        </text:list-item>
        <text:list-item>
          <text:p text:style-name="P235">Hipótesis y aclaraciones: </text:p>
        </text:list-item>
      </text:list>
      <text:list xml:id="list232098256" text:style-name="L6">
        <text:list-item>
          <text:p text:style-name="P239">El archivo creado por este comando es eliminado por StopD</text:p>
        </text:list-item>
      </text:list>
      <text:p text:style-name="P32"/>
      <text:h text:style-name="Heading_20_3" text:outline-level="3"><text:bookmark text:name="__RefHeading__141_916423949"/><text:span text:style-name="T13">Código fuente</text:span><text:span text:style-name="T12">:</text:span><text:bookmark-end text:name="__RefHeading__141_916423949"/></text:h>
      <text:p text:style-name="P36"/>
      <text:h text:style-name="P248" text:outline-level="2"><text:bookmark text:name="__RefHeading__143_916423949"/>DetectaW5.sh<text:bookmark-end text:name="__RefHeading__143_916423949"/></text:h>
      <text:p text:style-name="P32"/>
      <text:list xml:id="list885358455" text:continue-list="list729304774" text:style-name="L2">
        <text:list-item>
          <text:p text:style-name="P235">Archivos de entrada: -</text:p>
        </text:list-item>
        <text:list-item>
          <text:p text:style-name="P235">Archivos intermedios: -</text:p>
        </text:list-item>
        <text:list-item>
          <text:p text:style-name="P235">Archivos de salida: -</text:p>
        </text:list-item>
        <text:list-item>
          <text:p text:style-name="P235">Parámetros y opciones: -</text:p>
        </text:list-item>
        <text:list-item>
          <text:p text:style-name="P235">Ejemplo de invocación (automática): ~$ DetectaW5.sh</text:p>
        </text:list-item>
        <text:list-item>
          <text:p text:style-name="P235">Hipótesis y aclaraciones: </text:p>
        </text:list-item>
      </text:list>
      <text:list xml:id="list521466676" text:style-name="L7">
        <text:list-item>
          <text:p text:style-name="P240">Este comando es invocado automáticamente por StartD</text:p>
        </text:list-item>
      </text:list>
      <text:p text:style-name="P32"/>
      <text:h text:style-name="Heading_20_3" text:outline-level="3"><text:bookmark text:name="__RefHeading__145_916423949"/><text:span text:style-name="T13">Código fuente</text:span><text:span text:style-name="T12">:</text:span><text:bookmark-end text:name="__RefHeading__145_916423949"/></text:h>
      <text:p text:style-name="P32"/>
      <text:p text:style-name="P32"/>
      <text:p text:style-name="P36"/>
      <text:h text:style-name="P248" text:outline-level="2"><text:bookmark text:name="__RefHeading__147_916423949"/>BuscarW5.sh<text:bookmark-end text:name="__RefHeading__147_916423949"/></text:h>
      <text:p text:style-name="P32"/>
      <text:list xml:id="list1336230637" text:continue-list="list885358455" text:style-name="L2">
        <text:list-item>
          <text:p text:style-name="P235">Archivos de entrada: -</text:p>
        </text:list-item>
        <text:list-item>
          <text:p text:style-name="P235">Archivos intermedios: -</text:p>
        </text:list-item>
        <text:list-item>
          <text:p text:style-name="P235">Archivos de salida: -</text:p>
        </text:list-item>
        <text:list-item>
          <text:p text:style-name="P235">Parámetros y opciones: -</text:p>
        </text:list-item>
        <text:list-item>
          <text:p text:style-name="P235">Ejemplo de invocación (automática): ~$ BuscarW5.sh</text:p>
        </text:list-item>
        <text:list-item>
          <text:p text:style-name="P235">Hipótesis y aclaraciones: -</text:p>
        </text:list-item>
      </text:list>
      <text:p text:style-name="P32"/>
      <text:h text:style-name="Heading_20_3" text:outline-level="3"><text:bookmark text:name="__RefHeading__149_916423949"/><text:span text:style-name="T13">Código fuente</text:span><text:span text:style-name="T12">:</text:span><text:bookmark-end text:name="__RefHeading__149_916423949"/></text:h>
      <text:p text:style-name="P32"/>
      <text:p text:style-name="P32"/>
      <text:p text:style-name="P36"/>
      <text:h text:style-name="P248" text:outline-level="2"><text:bookmark text:name="__RefHeading__151_916423949"/>ListarW5.pl<text:bookmark-end text:name="__RefHeading__151_916423949"/></text:h>
      <text:p text:style-name="P32"/>
      <text:list xml:id="list1149755116" text:continue-numbering="true" text:style-name="L2">
        <text:list-item>
          <text:p text:style-name="P235">Archivos de entrada: -</text:p>
        </text:list-item>
        <text:list-item>
          <text:p text:style-name="P235">Archivos intermedios: -</text:p>
        </text:list-item>
        <text:list-item>
          <text:p text:style-name="P235">Archivos de salida: -</text:p>
        </text:list-item>
        <text:list-item>
          <text:p text:style-name="P235">Parámetros y opciones: -</text:p>
        </text:list-item>
        <text:list-item>
          <text:p text:style-name="P235">Ejemplo de invocación (manual): ~$ ListarW5.pl</text:p>
        </text:list-item>
        <text:list-item>
          <text:p text:style-name="P235">Hipótesis y aclaraciones: </text:p>
        </text:list-item>
      </text:list>
      <text:p text:style-name="P32"/>
      <text:h text:style-name="Heading_20_3" text:outline-level="3"><text:bookmark text:name="__RefHeading__153_916423949"/><text:span text:style-name="T13">Código fuente</text:span><text:span text:style-name="T12">:</text:span><text:bookmark-end text:name="__RefHeading__153_916423949"/></text:h>
      <text:p text:style-name="P32"/>
      <text:p text:style-name="P32"/>
      <text:p text:style-name="P36"/>
      <text:h text:style-name="P248" text:outline-level="2"><text:bookmark text:name="__RefHeading__155_916423949"/>Terminar.sh<text:bookmark-end text:name="__RefHeading__155_916423949"/></text:h>
      <text:p text:style-name="P32"/>
      <text:list xml:id="list1029057747" text:continue-numbering="true" text:style-name="L2">
        <text:list-item>
          <text:p text:style-name="P235">Justificación: este script debe ejecutarse antes de terminar de usar el sistema para eliminar los archivos temporales propios de esa corrida, de manera tal que no afecten el desarrollo de posteriores corridas en nuevos ambientes.</text:p>
        </text:list-item>
        <text:list-item>
          <text:p text:style-name="P235">Archivos de entrada: -</text:p>
        </text:list-item>
        <text:list-item>
          <text:p text:style-name="P235">Archivos intermedios: -</text:p>
        </text:list-item>
        <text:list-item>
          <text:p text:style-name="P235">Archivos de salida: -</text:p>
        </text:list-item>
        <text:list-item>
          <text:p text:style-name="P235">Parámetros y opciones: -</text:p>
        </text:list-item>
        <text:list-item>
          <text:p text:style-name="P235">Ejemplo de invocación (manual): ~$ Terminar.sh</text:p>
        </text:list-item>
        <text:list-item>
          <text:p text:style-name="P235">Hipótesis y aclaraciones: </text:p>
        </text:list-item>
      </text:list>
      <text:list xml:id="list1898725572" text:style-name="L8">
        <text:list-item>
          <text:p text:style-name="P241">Borra todos los archivos que estén en el directorio temporal.</text:p>
        </text:list-item>
        <text:list-item>
          <text:p text:style-name="P241">Llama a StopD para detener al demonio, en caso de que esto no se haya hecho antes.</text:p>
        </text:list-item>
      </text:list>
      <text:p text:style-name="P32"/>
      <text:h text:style-name="Heading_20_3" text:outline-level="3"><text:bookmark text:name="__RefHeading__157_916423949"/><text:span text:style-name="T13">Código fuente</text:span><text:span text:style-name="T12">:</text:span><text:bookmark-end text:name="__RefHeading__157_916423949"/></text:h>
      <text:p text:style-name="P32"/>
      <text:p text:style-name="P36"/>
      <text:h text:style-name="P248" text:outline-level="2"><text:bookmark text:name="__RefHeading__155_9164239491"/>Loguear.sh<text:bookmark-end text:name="__RefHeading__155_9164239491"/></text:h>
      <text:p text:style-name="P32"/>
      <text:list xml:id="list1118377856" text:continue-list="list1029057747" text:style-name="L2">
        <text:list-item>
          <text:p text:style-name="P235">Justificación: este script se ejecuta para dejar registro de todas las acciones que realiza el sistema.</text:p>
        </text:list-item>
        <text:list-item>
          <text:p text:style-name="P235">Archivos de entrada: -</text:p>
        </text:list-item>
        <text:list-item>
          <text:p text:style-name="P235">Archivos intermedios: -</text:p>
        </text:list-item>
        <text:list-item>
          <text:p text:style-name="P235">Archivos de salida: &lt;Comando&gt;.&lt;LogExt&gt;</text:p>
        </text:list-item>
        <text:list-item>
          <text:p text:style-name="P235">Parámetros y opciones: &lt;Comando&gt; &lt;TipoMensaje [I, A, E, SE]&gt; &lt;Mensaje&gt;</text:p>
        </text:list-item>
        <text:list-item>
          <text:p text:style-name="P235">Ejemplo de invocación: </text:p>
          <text:p text:style-name="P235">~$ LoguearW5.sh “DetectaW5” “I” “Se movió el archivo al directorio de aceptados ”</text:p>
        </text:list-item>
        <text:list-item>
          <text:p text:style-name="P235">Hipótesis y aclaraciones: </text:p>
        </text:list-item>
      </text:list>
      <text:list xml:id="list1005955584" text:style-name="L9">
        <text:list-item>
          <text:p text:style-name="P242">Mensajes estandarizados por miembros de grupo (ErroresLog.txt).</text:p>
        </text:list-item>
        <text:list-item>
          <text:p text:style-name="P242">Para poder ser utilizado desde linea de comandos (fuera de scripts de sistema) debe definirse previamente variable GRUPO.</text:p>
        </text:list-item>
        <text:list-item>
          <text:p text:style-name="P242">Fecha de Log almacenada con el formato yyyyMMdd hh:mm:ss</text:p>
        </text:list-item>
        <text:list-item>
          <text:p text:style-name="P242">Para reducir tamaño de archivo de log, se elimina el 50% de los registros teniendo en cuenta los más antiguos.</text:p>
        </text:list-item>
        <text:list-item>
          <text:p text:style-name="P242">Si el script es invocado desde InstalaW5, el archivo de log se almacena en “confdir”. Este comportamiento evita la duplicación de código de log en el instalador.</text:p>
        </text:list-item>
        <text:list-item>
          <text:p text:style-name="P242">Solo se aceptan mensajes de hasta 120 caracteres. El excedente sera eliminado.</text:p>
        </text:list-item>
        <text:list-item>
          <text:p text:style-name="P242">El carácter delimitador “-” no es aceptado en los mensajes de log, por lo que es reemplazado por “_”.</text:p>
        </text:list-item>
      </text:list>
      <text:h text:style-name="Heading_20_3" text:outline-level="3"><text:bookmark text:name="__RefHeading__157_9164239491"/><text:span text:style-name="T13">Código fuente</text:span><text:span text:style-name="T12">:</text:span><text:bookmark-end text:name="__RefHeading__157_9164239491"/></text:h>
      <text:p text:style-name="P32"/>
      <text:p text:style-name="P36"/>
      <text:h text:style-name="P244" text:outline-level="1"><text:bookmark text:name="__RefHeading__159_916423949"/>Archivos<text:bookmark-end text:name="__RefHeading__159_916423949"/></text:h>
      <text:p text:style-name="P29"/>
      <text:h text:style-name="P249" text:outline-level="2"><text:bookmark text:name="__RefHeading__161_916423949"/>Configuración<text:bookmark-end text:name="__RefHeading__161_916423949"/></text:h>
      <text:p text:style-name="P25"/>
      <text:p text:style-name="P30">Nombre: InstalaW5.conf</text:p>
      <text:p text:style-name="P30">Directorio: $BINDIR/conf. Además se guarda un archivo con esta ruta en $CONFDIR (ver justificación en la sección de problemas relevantes)</text:p>
      <text:p text:style-name="P30">Estructura: la que se indica en el enunciado (ver Apéndice A)</text:p>
      <text:h text:style-name="P251" text:outline-level="2"><text:bookmark text:name="__RefHeading__271_916423949"/>Temporales<text:bookmark-end text:name="__RefHeading__271_916423949"/></text:h>
      <text:p text:style-name="P30"/>
      <text:p text:style-name="P30">Directorio: $BINDIR/temp</text:p>
      <text:p text:style-name="P31">Estructura: no especificada, varía según la necesidad de cada comando</text:p>
      <text:p text:style-name="P31"/>
      <text:p text:style-name="P31"/>
      <text:h text:style-name="P251" text:outline-level="2"><text:bookmark text:name="__RefHeading__274_916423949"/>Otros<text:bookmark-end text:name="__RefHeading__274_916423949"/></text:h>
      <text:p text:style-name="P26"/>
      <text:p text:style-name="P31">El resto de los directorios y archivos conservan los mismos nombres, ubicaciones y estructuras que tienen en el enunciado (ver Apéndice A)</text:p>
      <text:p text:style-name="P35"/>
      <text:h text:style-name="P245" text:outline-level="1"><text:bookmark text:name="__RefHeading__165_916423949"/>ÁPENDICE A<text:bookmark-end text:name="__RefHeading__165_916423949"/></text:h>
      <text:h text:style-name="P246" text:outline-level="1">ENUNCIADO <text:s/>– TEMA <text:user-defined style:data-style-name="N0" text:name="Tema">W</text:user-defined></text:h>
      <text:p text:style-name="P43"><text:span text:style-name="T14">El Servicio de Calidad de Software de una corporación desea implementar un sistema software denominado W-FIVE que le permita ir procesando archivos que contienen registros de información del logueo efectuado por diferentes sistemas. Estos archivos se reciben, se validan y se le aplican diferentes patrones de búsquedas para generar listados que permiten realizar diversas consultas sobre los resultados obtenidos.</text:span></text:p>
      <text:h text:style-name="Heading_20_2" text:outline-level="2">Pasos</text:h>
      <text:h text:style-name="Heading_20_3" text:outline-level="3">Paso de Instalación </text:h>
      <text:p text:style-name="P43"><text:span text:style-name="T14">El sistema software desarrollado debe tener un comando para su instalación. Esta actividad debe estar reflejada en el comando </text:span><text:span text:style-name="T14"><text:user-defined style:data-style-name="N0" text:name="Instalador">InstalaW5</text:user-defined></text:span></text:p>
      <text:h text:style-name="Heading_20_3" text:outline-level="3">Paso de Inicialización</text:h>
      <text:p text:style-name="P45"><text:span text:style-name="T14">El Proceso se inicia con la configuración del ambiente y el aseguramiento de la disponibilidad de la información para llevar adelante el proceso total (comando </text:span><text:span text:style-name="T14"><text:user-defined style:data-style-name="N0" text:name="Inicializador">IniciarW5</text:user-defined></text:span><text:span text:style-name="T14">)</text:span></text:p>
      <text:p text:style-name="P45"><text:span text:style-name="T14">Es indispensable contar con los archivos maestros disponibles para su lectura pero no para su actualización.</text:span></text:p>
      <text:p text:style-name="P45"><text:span text:style-name="T14">A los efectos exclusivos de este tp solo se valida que estos archivos existan en el directorio correspondiente y con los permisos adecuados.</text:span></text:p>
      <text:h text:style-name="Heading_20_3" text:outline-level="3">Paso de Recepción</text:h>
      <text:p text:style-name="P45"><text:span text:style-name="T14">Luego tenemos el proceso de recepción de los archivos de logueo. Cada sistema envía los archivos de log que generan. Se deberá detectar el arribo de los archivos a un directorio específico que el usuario define en el momento de la instalación y validar el nombre de estos archivos. Esta actividad debe estar reflejada en el comando </text:span><text:span text:style-name="T14"><text:user-defined style:data-style-name="N0" text:name="Demonio">DetectaW5</text:user-defined></text:span><text:span text:style-name="T14">.</text:span></text:p>
      <text:h text:style-name="Heading_20_3" text:outline-level="3">Paso de Proceso</text:h>
      <text:p text:style-name="P45"><text:span text:style-name="T14">Una vez aceptados los archivos, se deberán aplicar los patrones de búsquedas predefinidos y grabar los resultados en los archivos correspondientes. Esta actividad debe estar reflejada en el comando </text:span><text:span text:style-name="T14"><text:user-defined style:data-style-name="N0" text:name="Poceso">BuscarW5</text:user-defined></text:span><text:span text:style-name="T14">.</text:span></text:p>
      <text:h text:style-name="Heading_20_3" text:outline-level="3">Paso de Consulta</text:h>
      <text:p text:style-name="P45"><text:span text:style-name="T14">Por último tenemos el proceso de consulta y emisión de listados según las opciones y parámetros ingresados. Esta actividad debe estar reflejada en el comando perl </text:span><text:span text:style-name="T14"><text:user-defined style:data-style-name="N0" text:name="Listador">ListarW5</text:user-defined></text:span><text:span text:style-name="T14">.</text:span></text:p>
      <text:h text:style-name="Heading_20_2" text:outline-level="2">Requerimiento</text:h>
      <text:list xml:id="list1487344102" text:style-name="WW8Num43">
        <text:list-item>
          <text:p text:style-name="P308"><text:span text:style-name="T14">Documentar y Desarrollar los siguientes comandos:</text:span></text:p>
        </text:list-item>
      </text:list>
      <text:list xml:id="list506829244" text:style-name="WW8Num38">
        <text:list-item>
          <text:p text:style-name="P297"><text:span text:style-name="T15">S</text:span><text:span text:style-name="T15">hell script denominado que </text:span><text:span text:style-name="T14"><text:user-defined style:data-style-name="N0" text:name="Inicializador">IniciarW5</text:user-defined></text:span><text:span text:style-name="T14"> </text:span><text:span text:style-name="T15">efectúa la inicialización de ambiente.</text:span></text:p>
        </text:list-item>
        <text:list-item>
          <text:p text:style-name="P297"><text:span text:style-name="T15">S</text:span><text:span text:style-name="T15">hell script denominado </text:span><text:span text:style-name="T15"><text:user-defined style:data-style-name="N0" text:name="Demonio">DetectaW5</text:user-defined></text:span><text:span text:style-name="T15"> </text:span><text:span text:style-name="T17">que detecta el arribo de archivos de logueo.</text:span></text:p>
        </text:list-item>
        <text:list-item>
          <text:p text:style-name="P297"><text:span text:style-name="T15">Shell </text:span><text:span text:style-name="T15">script denominado </text:span><text:span text:style-name="T15"><text:user-defined style:data-style-name="N0" text:name="Poceso">BuscarW5</text:user-defined></text:span><text:span text:style-name="T15"> </text:span><text:span text:style-name="T17">que genera los archivos de resultados.</text:span></text:p>
        </text:list-item>
        <text:list-item>
          <text:p text:style-name="P297"><text:span text:style-name="T15">P</text:span><text:span text:style-name="T15">rograma Perl denominado </text:span><text:span text:style-name="T15"><text:user-defined style:data-style-name="N0" text:name="Listador">ListarW5</text:user-defined></text:span><text:span text:style-name="T17"> que resuelve las consultas y emite informes.</text:span></text:p>
        </text:list-item>
        <text:list-item>
          <text:p text:style-name="P297"><text:span text:style-name="T15">Función (en Shell o en Perl) denominada </text:span><text:span text:style-name="T15"><text:user-defined style:data-style-name="N0" text:name="Mover">MoverW5</text:user-defined></text:span><text:span text:style-name="T15"> que se emplea para mover archivos </text:span></text:p>
        </text:list-item>
        <text:list-item>
          <text:p text:style-name="P297"><text:span text:style-name="T15">Función (en Shell o en Perl) denominada </text:span><text:span text:style-name="T15"><text:user-defined style:data-style-name="N0" text:name="Log">LoguearW5</text:user-defined></text:span><text:span text:style-name="T15"> que se emplea para grabar los archivos de log</text:span></text:p>
        </text:list-item>
        <text:list-item>
          <text:p text:style-name="P297"><text:span text:style-name="T15">Función (en Shell o en Perl) denominada </text:span><text:span text:style-name="T15"><text:user-defined style:data-style-name="N0" text:name="Mirar">MirarW5</text:user-defined></text:span><text:span text:style-name="T15"> para mostrar por pantalla los registros del log en forma amigable.</text:span></text:p>
        </text:list-item>
        <text:list-item>
          <text:p text:style-name="P297"><text:soft-page-break/><text:span text:style-name="T15">Función </text:span><text:span text:style-name="T15">en Shell script denominada (StopD) q</text:span><text:span text:style-name="T17">ue se emplea para detener procesos y otra complementaria (StartD) que permite disparar procesos</text:span></text:p>
        </text:list-item>
        <text:list-item>
          <text:p text:style-name="P276"><text:span text:style-name="T25">S</text:span><text:span text:style-name="T25">hell script denominado </text:span><text:span text:style-name="T25"><text:user-defined style:data-style-name="N0" text:name="Instalador">InstalaW5</text:user-defined></text:span><text:span text:style-name="T25"> </text:span><text:span text:style-name="T28">q</text:span><text:span text:style-name="T26">ue permite la instalación de todo lo anterior</text:span></text:p>
        </text:list-item>
      </text:list>
      <text:list xml:id="list1539241315" text:continue-list="list1487344102" text:style-name="WW8Num43">
        <text:list-item>
          <text:p text:style-name="P314">Elaborar la Carpeta del TP</text:p>
        </text:list-item>
      </text:list>
      <text:h text:style-name="Heading_20_1" text:outline-level="1">ARCHIVOS Y ESTRUCTURAS</text:h>
      <text:h text:style-name="P250" text:outline-level="2">Archivos de la Instalación</text:h>
      <text:h text:style-name="P265" text:outline-level="3">Archivo de Configuración</text:h>
      <text:h text:style-name="Heading_20_4" text:outline-level="4">Repositorio: CONFDIR/<text:user-defined style:data-style-name="N0" text:name="Instalador">InstalaW5</text:user-defined>.conf</text:h>
      <text:p text:style-name="Footnote"><text:span text:style-name="Énfasis_20_sutil"/></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5">Campos </text:p>
          </table:table-cell>
          <table:table-cell table:style-name="Tabla4.A1" office:value-type="string">
            <text:p text:style-name="P15">Descripción</text:p>
          </table:table-cell>
          <table:table-cell table:style-name="Tabla4.C1" office:value-type="string">
            <text:p text:style-name="P15">Fuente/Valor</text:p>
          </table:table-cell>
        </table:table-row>
        <table:table-row table:style-name="Tabla4.1">
          <table:table-cell table:style-name="Tabla4.A2" office:value-type="string">
            <text:p text:style-name="P15">Variable</text:p>
          </table:table-cell>
          <table:table-cell table:style-name="Tabla4.A2" office:value-type="string">
            <text:p text:style-name="P18">Caracteres</text:p>
          </table:table-cell>
          <table:table-cell table:style-name="Tabla4.C2" office:value-type="string">
            <text:p text:style-name="P18">Valores posibles:</text:p>
            <text:p text:style-name="P17">GRUPO, CONFDIR,BINDIR,MAEDIR,ARRIDIR, ACEPDIR,RECHDIR, PROCDIR, REPODIR, LOGDIR, LOGEXT, LOGSIZE, DATASIZE,SECUENCIA1,SECUENCIA2</text:p>
          </table:table-cell>
        </table:table-row>
        <table:table-row table:style-name="Tabla4.1">
          <table:table-cell table:style-name="Tabla4.A1" office:value-type="string">
            <text:p text:style-name="P15">Valor </text:p>
          </table:table-cell>
          <table:table-cell table:style-name="Tabla4.A1" office:value-type="string">
            <text:p text:style-name="P18">Caracteres</text:p>
          </table:table-cell>
          <table:table-cell table:style-name="Tabla4.C1" office:value-type="string">
            <text:p text:style-name="P18">Contenido de la variable al momento de la grabación. </text:p>
          </table:table-cell>
        </table:table-row>
        <table:table-row table:style-name="Tabla4.1">
          <table:table-cell table:style-name="Tabla4.A2" office:value-type="string">
            <text:p text:style-name="P15">Usuario</text:p>
          </table:table-cell>
          <table:table-cell table:style-name="Tabla4.A2" office:value-type="string">
            <text:p text:style-name="P18">Caracteres</text:p>
          </table:table-cell>
          <table:table-cell table:style-name="Tabla4.C2" office:value-type="string">
            <text:p text:style-name="P18">Es el login del usuario que graba el registro</text:p>
          </table:table-cell>
        </table:table-row>
        <table:table-row table:style-name="Tabla4.1">
          <table:table-cell table:style-name="Tabla4.A1" office:value-type="string">
            <text:p text:style-name="P15">Fecha</text:p>
          </table:table-cell>
          <table:table-cell table:style-name="Tabla4.A1" office:value-type="string">
            <text:p text:style-name="P18">Fecha y hora</text:p>
            <text:p text:style-name="P17">Formato a Elección</text:p>
          </table:table-cell>
          <table:table-cell table:style-name="Tabla4.C1" office:value-type="string">
            <text:p text:style-name="P18">Es la fecha y hora en el momento de grabación del registro.</text:p>
          </table:table-cell>
        </table:table-row>
      </table:table>
      <text:p text:style-name="Footnote"><text:span text:style-name="Énfasis_20_sutil">Separador de campos:</text:span> = igual</text:p>
      <text:p text:style-name="Footnote"><text:span text:style-name="Énfasis_20_sutil">Ejemplo:</text:span> GRUPO=/usr/prueba01/temp/grupo01/tp=prueba01=30/03/2012 <text:s/>10:03 p.m</text:p>
      <text:p text:style-name="Footnote"><text:span text:style-name="Énfasis_20_sutil">Ejemplo:</text:span> SECUENCIA2=0=prueba01=02/10/2012 <text:s/>10:03 p.m</text:p>
      <text:p text:style-name="Footnote"><text:span text:style-name="Énfasis_20_sutil"/></text:p>
      <text:p text:style-name="Footnote"><text:span text:style-name="Énfasis_20_sutil">Luego de la grabación de estos registros, se pueden agregar registros con la estructura y contenido que el desarrollador desee. S</text:span><text:span text:style-name="Énfasis_20_sutil"><text:span text:style-name="T5">on de libre disponibilidad</text:span></text:span><text:span text:style-name="Énfasis_20_sutil"> para los desarrolladores.</text:span></text:p>
      <text:p text:style-name="Footnote"><text:span text:style-name="Énfasis_20_sutil">En la función Mover, por ejemplo, deben utilizar secuenciadores. Si desean registrar estas secuencias, pueden usar este mismo archivo preservando los registros de configuración aquí detallados. </text:span></text:p>
      <text:h text:style-name="P265" text:outline-level="3">Archivos de Log de la instalación y comandos del sistema</text:h>
      <text:h text:style-name="Heading_20_4" text:outline-level="4">Repositorio: LOGDIR/&lt;comando&gt;.logext</text:h>
      <text:p text:style-name="Standard"/>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5">Campo</text:p>
          </table:table-cell>
          <table:table-cell table:style-name="Tabla5.A1" office:value-type="string">
            <text:p text:style-name="P15">Descripción</text:p>
          </table:table-cell>
          <table:table-cell table:style-name="Tabla5.C1" office:value-type="string">
            <text:p text:style-name="P15">Fuente/Valor</text:p>
          </table:table-cell>
        </table:table-row>
        <table:table-row table:style-name="Tabla5.1">
          <table:table-cell table:style-name="Tabla5.A2" office:value-type="string">
            <text:p text:style-name="P15">Cuando</text:p>
          </table:table-cell>
          <table:table-cell table:style-name="Tabla5.A2" office:value-type="string">
            <text:p text:style-name="P18">Fecha y hora</text:p>
            <text:p text:style-name="P17">Formato a Elección</text:p>
          </table:table-cell>
          <table:table-cell table:style-name="Tabla5.C2" office:value-type="string">
            <text:p text:style-name="P18">Es la fecha y hora en el momento de grabación del registro.</text:p>
          </table:table-cell>
        </table:table-row>
        <table:table-row table:style-name="Tabla5.1">
          <table:table-cell table:style-name="Tabla5.A1" office:value-type="string">
            <text:p text:style-name="P15">Quien</text:p>
          </table:table-cell>
          <table:table-cell table:style-name="Tabla5.A1" office:value-type="string">
            <text:p text:style-name="P18">Caracteres</text:p>
          </table:table-cell>
          <table:table-cell table:style-name="Tabla5.C1" office:value-type="string">
            <text:p text:style-name="P18">Es el login del usuario que graba el registro</text:p>
          </table:table-cell>
        </table:table-row>
        <table:table-row table:style-name="Tabla5.1">
          <table:table-cell table:style-name="Tabla5.A2" office:value-type="string">
            <text:p text:style-name="P15">Donde </text:p>
          </table:table-cell>
          <table:table-cell table:style-name="Tabla5.A2" office:value-type="string">
            <text:p text:style-name="P18">Caracteres</text:p>
          </table:table-cell>
          <table:table-cell table:style-name="Tabla5.C2" office:value-type="string">
            <text:p text:style-name="P18">Nombre del Comando, función o rutina en donde se produce el evento que se registra en el log</text:p>
          </table:table-cell>
        </table:table-row>
        <table:table-row table:style-name="Tabla5.1">
          <table:table-cell table:style-name="Tabla5.A1" office:value-type="string">
            <text:p text:style-name="P15">Que</text:p>
          </table:table-cell>
          <table:table-cell table:style-name="Tabla5.A1" office:value-type="string">
            <text:p text:style-name="P18">Caracteres</text:p>
          </table:table-cell>
          <table:table-cell table:style-name="Tabla5.C1" office:value-type="string">
            <text:p text:style-name="P14"><text:span text:style-name="T29">Lo determina el programador.</text:span><text:span text:style-name="T29"> Valores Posibles: I,A,E,SE</text:span></text:p>
          </table:table-cell>
        </table:table-row>
        <table:table-row table:style-name="Tabla5.1">
          <table:table-cell table:style-name="Tabla5.A2" office:value-type="string">
            <text:p text:style-name="P15">Porque</text:p>
          </table:table-cell>
          <table:table-cell table:style-name="Tabla5.A2" office:value-type="string">
            <text:p text:style-name="P18">Hasta 120 Caracteres</text:p>
          </table:table-cell>
          <table:table-cell table:style-name="Tabla5.C2" office:value-type="string">
            <text:p text:style-name="P18">Lo determina el programador.</text:p>
          </table:table-cell>
        </table:table-row>
      </table:table>
      <text:p text:style-name="Footnote"><text:span text:style-name="Énfasis_20_sutil"/></text:p>
      <text:p text:style-name="Footnote"><text:span text:style-name="Énfasis_20_sutil">Separador de campos:</text:span> - guion</text:p>
      <text:p text:style-name="Footnote"><text:span text:style-name="Énfasis_20_sutil">Ejemplo:</text:span> 20120509 10:53:22-PRUEBA01-<text:user-defined style:data-style-name="N0" text:name="Inicializador">IniciarW5</text:user-defined>-A-No se pudo arrancar el demonio</text:p>
      <text:h text:style-name="P253" text:outline-level="2">Archivos Maestros</text:h>
      <text:h text:style-name="Heading_20_3" text:outline-level="3"><text:span text:style-name="T33">Archivo Maestro de </text:span><text:span text:style-name="T33">Patrones</text:span><text:span text:style-name="Footnote_20_Symbol"><text:span text:style-name="T33"><text:note text:id="ftn1" text:note-class="footnote"><text:note-citation>1</text:note-citation><text:note-body><text:p text:style-name="Footnote"><text:s/>El Separador de campos es , (coma)</text:p></text:note-body></text:note></text:span></text:span></text:h>
      <text:h text:style-name="Heading_20_4" text:outline-level="4">Repositorio: MAEDIR/patrones</text:h>
      <text:p text:style-name="Standard"/>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6">Campo</text:p>
          </table:table-cell>
          <table:table-cell table:style-name="Tabla6.A1" office:value-type="string">
            <text:p text:style-name="P16">Tipo</text:p>
          </table:table-cell>
          <table:table-cell table:style-name="Tabla6.C1" office:value-type="string">
            <text:p text:style-name="P16">Variable</text:p>
          </table:table-cell>
        </table:table-row>
        <table:table-row table:style-name="Tabla6.1">
          <table:table-cell table:style-name="Tabla6.A2" office:value-type="string">
            <text:p text:style-name="P14"><text:span text:style-name="T30">Id de Patrón</text:span></text:p>
          </table:table-cell>
          <table:table-cell table:style-name="Tabla6.A2" office:value-type="string">
            <text:p text:style-name="P18">numérico</text:p>
          </table:table-cell>
          <table:table-cell table:style-name="Tabla6.C2" office:value-type="string">
            <text:p text:style-name="P14"><text:span text:style-name="T31">PAT</text:span><text:span text:style-name="T31">_ID</text:span></text:p>
          </table:table-cell>
        </table:table-row>
        <table:table-row table:style-name="Tabla6.1">
          <table:table-cell table:style-name="Tabla6.A1" office:value-type="string">
            <text:p text:style-name="P14"><text:span text:style-name="T30">Expresión Regular a aplicar</text:span></text:p>
          </table:table-cell>
          <table:table-cell table:style-name="Tabla6.A1" office:value-type="string">
            <text:p text:style-name="P18">caracteres</text:p>
          </table:table-cell>
          <table:table-cell table:style-name="Tabla6.C1" office:value-type="string">
            <text:p text:style-name="P14"><text:span text:style-name="T31">PAT_</text:span><text:span text:style-name="T31">EXP</text:span></text:p>
          </table:table-cell>
        </table:table-row>
        <table:table-row table:style-name="Tabla6.1">
          <table:table-cell table:style-name="Tabla6.A2" office:value-type="string">
            <text:p text:style-name="P19">Código de Sistema</text:p>
          </table:table-cell>
          <table:table-cell table:style-name="Tabla6.A2" office:value-type="string">
            <text:p text:style-name="P18">numérico</text:p>
          </table:table-cell>
          <table:table-cell table:style-name="Tabla6.C2" office:value-type="string">
            <text:p text:style-name="P14"><text:span text:style-name="T31">SIS</text:span><text:span text:style-name="T31">_ID</text:span></text:p>
          </table:table-cell>
        </table:table-row>
        <table:table-row table:style-name="Tabla6.1">
          <table:table-cell table:style-name="Tabla6.A1" office:value-type="string">
            <text:p text:style-name="P19">Contexto de resultado</text:p>
          </table:table-cell>
          <table:table-cell table:style-name="Tabla6.A1" office:value-type="string">
            <text:p text:style-name="P14"><text:span text:style-name="T29">1 Carácter, valores posibles: <text:s/>Línea, Carácter</text:span></text:p>
          </table:table-cell>
          <table:table-cell table:style-name="Tabla6.C1" office:value-type="string">
            <text:p text:style-name="P20">PAT_CON</text:p>
          </table:table-cell>
        </table:table-row>
        <table:table-row table:style-name="Tabla6.1">
          <table:table-cell table:style-name="Tabla6.A2" office:value-type="string">
            <text:p text:style-name="P19">Punto de Partida de aplicación del contexto</text:p>
          </table:table-cell>
          <table:table-cell table:style-name="Tabla6.A2" office:value-type="string">
            <text:p text:style-name="P18">numérico </text:p>
          </table:table-cell>
          <table:table-cell table:style-name="Tabla6.C2" office:value-type="string">
            <text:p text:style-name="P20">DESDE</text:p>
          </table:table-cell>
        </table:table-row>
        <table:table-row table:style-name="Tabla6.1">
          <table:table-cell table:style-name="Tabla6.A1" office:value-type="string">
            <text:p text:style-name="P19">Punto de Fin de aplicación del contexto</text:p>
          </table:table-cell>
          <table:table-cell table:style-name="Tabla6.A1" office:value-type="string">
            <text:p text:style-name="P18">numérico </text:p>
          </table:table-cell>
          <table:table-cell table:style-name="Tabla6.C1" office:value-type="string">
            <text:p text:style-name="P20">HASTA</text:p>
          </table:table-cell>
        </table:table-row>
      </table:table>
      <text:h text:style-name="Heading_20_3" text:outline-level="3"><text:span text:style-name="T33">Archivo Maestro de </text:span><text:span text:style-name="T33">Sistemas</text:span><text:span text:style-name="Footnote_20_Symbol"><text:span text:style-name="T33"><text:note text:id="ftn2" text:note-class="footnote"><text:note-citation>2</text:note-citation><text:note-body><text:p text:style-name="Footnote"><text:s/>El Separador de campos es , (coma)</text:p></text:note-body></text:note></text:span></text:span></text:h>
      <text:h text:style-name="Heading_20_4" text:outline-level="4">Repositorio: MAEDIR/sistemas</text:h>
      <text:p text:style-name="Standard"/>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6">Campo</text:p>
          </table:table-cell>
          <table:table-cell table:style-name="Tabla7.A1" office:value-type="string">
            <text:p text:style-name="P16">Tipo</text:p>
          </table:table-cell>
          <table:table-cell table:style-name="Tabla7.C1" office:value-type="string">
            <text:p text:style-name="P16">Variable</text:p>
          </table:table-cell>
        </table:table-row>
        <table:table-row table:style-name="Tabla7.1">
          <table:table-cell table:style-name="Tabla7.A2" office:value-type="string">
            <text:p text:style-name="P19">Código de Sistema</text:p>
          </table:table-cell>
          <table:table-cell table:style-name="Tabla7.A2" office:value-type="string">
            <text:p text:style-name="P18">numérico</text:p>
          </table:table-cell>
          <table:table-cell table:style-name="Tabla7.C2" office:value-type="string">
            <text:p text:style-name="P20">SIS_ID</text:p>
          </table:table-cell>
        </table:table-row>
        <table:table-row table:style-name="Tabla7.1">
          <table:table-cell table:style-name="Tabla7.A1" office:value-type="string">
            <text:p text:style-name="P19">Nombre del Sistema</text:p>
          </table:table-cell>
          <table:table-cell table:style-name="Tabla7.A1" office:value-type="string">
            <text:p text:style-name="P18">caracteres</text:p>
          </table:table-cell>
          <table:table-cell table:style-name="Tabla7.C1" office:value-type="string">
            <text:p text:style-name="P20">SIS_NOM</text:p>
          </table:table-cell>
        </table:table-row>
        <table:table-row table:style-name="Tabla7.1">
          <table:table-cell table:style-name="Tabla7.A2" office:value-type="string">
            <text:p text:style-name="P19">Fecha de Alta</text:p>
          </table:table-cell>
          <table:table-cell table:style-name="Tabla7.A2" office:value-type="string">
            <text:p text:style-name="P18">fecha</text:p>
          </table:table-cell>
          <table:table-cell table:style-name="Tabla7.C2" office:value-type="string">
            <text:p text:style-name="P14"><text:span text:style-name="T31">SIS</text:span><text:span text:style-name="T31">_ALTA</text:span></text:p>
          </table:table-cell>
        </table:table-row>
        <table:table-row table:style-name="Tabla7.1">
          <table:table-cell table:style-name="Tabla7.A1" office:value-type="string">
            <text:p text:style-name="P14"><text:span text:style-name="T30">Fecha de Baja</text:span><text:span text:style-name="Footnote_20_Symbol"><text:span text:style-name="T30"><text:note text:id="ftn3" text:note-class="footnote"><text:note-citation>3</text:note-citation><text:note-body><text:p text:style-name="Footnote"><text:s/><text:span text:style-name="T15">La fecha de Baja no viene informada cuando el sistema aun no está dado de baja</text:span></text:p></text:note-body></text:note></text:span></text:span></text:p>
          </table:table-cell>
          <table:table-cell table:style-name="Tabla7.A1" office:value-type="string">
            <text:p text:style-name="P18">fecha</text:p>
          </table:table-cell>
          <table:table-cell table:style-name="Tabla7.C1" office:value-type="string">
            <text:p text:style-name="P20">SIS_BAJA</text:p>
          </table:table-cell>
        </table:table-row>
      </table:table>
      <text:h text:style-name="P250" text:outline-level="2">Archivos de logueo</text:h>
      <text:h text:style-name="Heading_20_4" text:outline-level="4">Directorio de arribos: ARRIDIR/ nombre del archivo</text:h>
      <text:h text:style-name="Heading_20_4" text:outline-level="4">Repositorio de Archivos Rechazados: RECHDIR/ nombre del archivo</text:h>
      <text:h text:style-name="Heading_20_4" text:outline-level="4">Repositorio de Archivos Aceptados: ACEPDIR/ nombre del archivo</text:h>
      <text:h text:style-name="Heading_20_4" text:outline-level="4">Repositorio de Archivos Procesados: PROCDIR/ nombre del archivo</text:h>
      <text:h text:style-name="P253" text:outline-level="2">Archivos de resultados</text:h>
      <text:h text:style-name="Heading_20_3" text:outline-level="3"><text:span text:style-name="T33">Resultados Globales del Proceso de Búsqueda</text:span><text:span text:style-name="Footnote_20_Symbol"><text:span text:style-name="T33"><text:note text:id="ftn4" text:note-class="footnote"><text:note-citation>4</text:note-citation><text:note-body><text:p text:style-name="Footnote"><text:s/>El <text:span text:style-name="T15">separador de Campos es , (coma)</text:span></text:p></text:note-body></text:note></text:span></text:span></text:h>
      <text:h text:style-name="Heading_20_4" text:outline-level="4">Repositorio: PROCDIR/rglobales. PAT_ID</text:h>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15">Campo</text:p>
          </table:table-cell>
          <table:table-cell table:style-name="Tabla8.A1" office:value-type="string">
            <text:p text:style-name="P15">Descripción</text:p>
          </table:table-cell>
          <table:table-cell table:style-name="Tabla8.C1" office:value-type="string">
            <text:p text:style-name="P15">Fuente</text:p>
          </table:table-cell>
        </table:table-row>
        <table:table-row table:style-name="Tabla8.1">
          <table:table-cell table:style-name="Tabla8.A1" office:value-type="string">
            <text:p text:style-name="P15">Ciclo de Búsqueda</text:p>
          </table:table-cell>
          <table:table-cell table:style-name="Tabla8.A1" office:value-type="string">
            <text:p text:style-name="P41">Numérico, <text:span text:style-name="T34">El número de ciclo es un número secuencial que se incrementa en 1 cada vez que se ejecuta </text:span><text:span text:style-name="T14"><text:user-defined style:data-style-name="N0" text:name="Poceso">BuscarW5</text:user-defined></text:span><text:span text:style-name="T14">.</text:span></text:p>
          </table:table-cell>
          <table:table-cell table:style-name="Tabla8.C1" office:value-type="string">
            <text:p text:style-name="P14">Confdir/<text:user-defined style:data-style-name="N0" text:name="Instalador">InstalaW5</text:user-defined>.conf<text:span text:style-name="T29"> </text:span><text:span text:style-name="T46"></text:span><text:span text:style-name="T29"> </text:span>SECUENCIA2</text:p>
          </table:table-cell>
        </table:table-row>
        <table:table-row table:style-name="Tabla8.1">
          <table:table-cell table:style-name="Tabla8.A1" office:value-type="string">
            <text:p text:style-name="P15">Nombre del Archivo</text:p>
          </table:table-cell>
          <table:table-cell table:style-name="Tabla8.A1" office:value-type="string">
            <text:p text:style-name="P14"><text:span text:style-name="T29">Caracteres. </text:span><text:span text:style-name="T29">Nombre del Archivo Procesado</text:span></text:p>
          </table:table-cell>
          <table:table-cell table:style-name="Tabla8.C1" office:value-type="string">
            <text:p text:style-name="P18">Archivo Procesado</text:p>
          </table:table-cell>
        </table:table-row>
        <table:table-row table:style-name="Tabla8.1">
          <table:table-cell table:style-name="Tabla8.A1" office:value-type="string">
            <text:p text:style-name="P15">Cantidad de Hallazgos</text:p>
          </table:table-cell>
          <table:table-cell table:style-name="Tabla8.A1" office:value-type="string">
            <text:p text:style-name="P14"><text:span text:style-name="T29">Numérico</text:span><text:span text:style-name="T29">. Es la cantidad de veces que se halló el patrón en el archivo especificado <text:s/></text:span></text:p>
          </table:table-cell>
          <table:table-cell table:style-name="Tabla8.C1" office:value-type="string">
            <text:p text:style-name="P18">Valor calculado en el Proceso de Búsqueda</text:p>
          </table:table-cell>
        </table:table-row>
        <table:table-row table:style-name="Tabla8.1">
          <table:table-cell table:style-name="Tabla8.A1" office:value-type="string">
            <text:p text:style-name="P15">Expresión Regular</text:p>
          </table:table-cell>
          <table:table-cell table:style-name="Tabla8.A1" office:value-type="string">
            <text:p text:style-name="P14"><text:span text:style-name="T29">Caracteres. </text:span><text:span text:style-name="T29">Expresión Regular aplicada <text:s/></text:span></text:p>
          </table:table-cell>
          <table:table-cell table:style-name="Tabla8.C1" office:value-type="string">
            <text:p text:style-name="P14"><text:span text:style-name="T29">Maedir/patrones </text:span><text:span text:style-name="T46"></text:span><text:span text:style-name="T29"> PAT_EXP</text:span></text:p>
          </table:table-cell>
        </table:table-row>
        <table:table-row table:style-name="Tabla8.1">
          <table:table-cell table:style-name="Tabla8.A1" office:value-type="string">
            <text:p text:style-name="P15">Contexto de resultado</text:p>
          </table:table-cell>
          <table:table-cell table:style-name="Tabla8.A1" office:value-type="string">
            <text:p text:style-name="P14"><text:span text:style-name="T30">Caracteres. </text:span><text:span text:style-name="T30">Contexto de resultado</text:span><text:span text:style-name="T29"> aplicado </text:span></text:p>
          </table:table-cell>
          <table:table-cell table:style-name="Tabla8.C1" office:value-type="string">
            <text:p text:style-name="P14"><text:span text:style-name="T29">Maedir/</text:span><text:span text:style-name="T29">Patrones </text:span><text:span text:style-name="T46"></text:span><text:span text:style-name="T29">PAT_CON</text:span></text:p>
          </table:table-cell>
        </table:table-row>
        <table:table-row table:style-name="Tabla8.1">
          <table:table-cell table:style-name="Tabla8.A1" office:value-type="string">
            <text:p text:style-name="P15">Desde</text:p>
          </table:table-cell>
          <table:table-cell table:style-name="Tabla8.A1" office:value-type="string">
            <text:p text:style-name="P14"><text:span text:style-name="T30">Numérico. Punto de Partida para la aplicación del contexto</text:span></text:p>
          </table:table-cell>
          <table:table-cell table:style-name="Tabla8.C1" office:value-type="string">
            <text:p text:style-name="P14"><text:span text:style-name="T29">Maedir/Patrones </text:span><text:span text:style-name="T46"></text:span><text:span text:style-name="T29">DESDE</text:span></text:p>
          </table:table-cell>
        </table:table-row>
        <table:table-row table:style-name="Tabla8.1">
          <table:table-cell table:style-name="Tabla8.A1" office:value-type="string">
            <text:p text:style-name="P15">Hasta</text:p>
          </table:table-cell>
          <table:table-cell table:style-name="Tabla8.A1" office:value-type="string">
            <text:p text:style-name="P14"><text:span text:style-name="T30">Numérico. Punto de Final para la aplicación del contexto</text:span></text:p>
          </table:table-cell>
          <table:table-cell table:style-name="Tabla8.C1" office:value-type="string">
            <text:p text:style-name="P14"><text:span text:style-name="T29">Maedir/Patrones </text:span><text:span text:style-name="T46"></text:span><text:span text:style-name="T29">HASTA</text:span></text:p>
          </table:table-cell>
        </table:table-row>
      </table:table>
      <text:h text:style-name="Heading_20_3" text:outline-level="3"><text:span text:style-name="T33">Resultados Detallados del Proceso de Búsqueda</text:span><text:span text:style-name="Footnote_20_Symbol"><text:span text:style-name="T33"><text:note text:id="ftn5" text:note-class="footnote"><text:note-citation>5</text:note-citation><text:note-body><text:p text:style-name="Footnote"><text:s/>El <text:span text:style-name="T15">separador de Campos es +-#-+ (5 caracteres: mas menos numeral menos mas)</text:span></text:p></text:note-body></text:note></text:span></text:span></text:h>
      <text:h text:style-name="Heading_20_4" text:outline-level="4">Repositorio: PROCDIR/resultados.PAT_ID</text:h>
      <text:p text:style-name="Standard"/>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15">Campo</text:p>
          </table:table-cell>
          <table:table-cell table:style-name="Tabla9.A1" office:value-type="string">
            <text:p text:style-name="P15">Descripción</text:p>
          </table:table-cell>
          <table:table-cell table:style-name="Tabla9.C1" office:value-type="string">
            <text:p text:style-name="P15">Fuente</text:p>
          </table:table-cell>
        </table:table-row>
        <table:table-row table:style-name="Tabla9.1">
          <table:table-cell table:style-name="Tabla9.A1" office:value-type="string">
            <text:p text:style-name="P15">Ciclo de Búsqueda</text:p>
          </table:table-cell>
          <table:table-cell table:style-name="Tabla9.A1" office:value-type="string">
            <text:p text:style-name="P14">Numérico. El mismo valor determinado para el archivo rglobales <text:s/></text:p>
          </table:table-cell>
          <table:table-cell table:style-name="Tabla9.C1" office:value-type="string">
            <text:p text:style-name="P14"><text:span text:style-name="T29">Valor calculado en el Proceso de Búsqueda.</text:span> </text:p>
          </table:table-cell>
        </table:table-row>
        <table:table-row table:style-name="Tabla9.1">
          <table:table-cell table:style-name="Tabla9.A1" office:value-type="string">
            <text:p text:style-name="P15">Nombre del Archivo</text:p>
          </table:table-cell>
          <table:table-cell table:style-name="Tabla9.A1" office:value-type="string">
            <text:p text:style-name="P14"><text:span text:style-name="T29">Caracteres. </text:span><text:span text:style-name="T29">Nombre del Archivo Procesado</text:span></text:p>
          </table:table-cell>
          <table:table-cell table:style-name="Tabla9.C1" office:value-type="string">
            <text:p text:style-name="P18">Archivo Procesado</text:p>
          </table:table-cell>
        </table:table-row>
        <table:table-row table:style-name="Tabla9.1">
          <table:table-cell table:style-name="Tabla9.A1" office:value-type="string">
            <text:p text:style-name="P15">Número de Registro</text:p>
          </table:table-cell>
          <table:table-cell table:style-name="Tabla9.A1" office:value-type="string">
            <text:p text:style-name="P14"><text:span text:style-name="T29">Numérico. </text:span><text:span text:style-name="T29">Número del registro de la línea del archivo procesado usada para grabar el resultado.</text:span></text:p>
          </table:table-cell>
          <table:table-cell table:style-name="Tabla9.C1" office:value-type="string">
            <text:p text:style-name="P18">Archivo Procesado</text:p>
          </table:table-cell>
        </table:table-row>
        <table:table-row table:style-name="Tabla9.1">
          <table:table-cell table:style-name="Tabla9.A1" office:value-type="string">
            <text:p text:style-name="P15">Resultado</text:p>
          </table:table-cell>
          <table:table-cell table:style-name="Tabla9.A1" office:value-type="string">
            <text:p text:style-name="P14"><text:span text:style-name="T29">Caracteres</text:span><text:span text:style-name="T29">. Resultado obtenido de acuerdo al contexto aplicado: puede ser un <text:s/>registro completo del archivo procesado (cuando el contexto es Línea) o bien porción del registro del archivo procesado (cuando el contexto es Carácter)</text:span></text:p>
          </table:table-cell>
          <table:table-cell table:style-name="Tabla9.C1" office:value-type="string">
            <text:p text:style-name="P18">Archivo Procesado</text:p>
          </table:table-cell>
        </table:table-row>
      </table:table>
      <text:h text:style-name="P253" text:outline-level="2">Reportes</text:h>
      <text:h text:style-name="Heading_20_4" text:outline-level="4">Repositorio: REPODIR/salida_xxx</text:h>
      <text:p text:style-name="Standard"/>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15">Campo </text:p>
          </table:table-cell>
          <table:table-cell table:style-name="Tabla10.A1" office:value-type="string">
            <text:p text:style-name="P15">Descripción</text:p>
          </table:table-cell>
          <table:table-cell table:style-name="Tabla10.C1" office:value-type="string">
            <text:p text:style-name="P15">Fuente</text:p>
          </table:table-cell>
        </table:table-row>
        <table:table-row table:style-name="Tabla10.1">
          <table:table-cell table:style-name="Tabla10.A2" office:value-type="string">
            <text:p text:style-name="P15">Línea de Reporte</text:p>
          </table:table-cell>
          <table:table-cell table:style-name="Tabla10.A2" office:value-type="string">
            <text:p text:style-name="P18">Caracteres</text:p>
          </table:table-cell>
          <table:table-cell table:style-name="Tabla10.C2" office:value-type="string">
            <text:p text:style-name="P18">Proceso Listar</text:p>
          </table:table-cell>
        </table:table-row>
      </table:table>
      <text:p text:style-name="Footnote"><text:span text:style-name="Énfasis_20_sutil">Separador de campos:</text:span> no posee </text:p>
      <text:h text:style-name="P246" text:outline-level="1">FUNCIONES SOLICITADAS</text:h>
      <text:h text:style-name="Heading_20_2" text:outline-level="2"><text:user-defined style:data-style-name="N0" text:name="Log">LoguearW5</text:user-defined></text:h>
      <text:h text:style-name="P266" text:outline-level="4">Opciones y Parámetros</text:h>
      <text:list xml:id="list718160619" text:style-name="WW8Num13">
        <text:list-item>
          <text:p text:style-name="P96">Comando</text:p>
        </text:list-item>
        <text:list-item>
          <text:p text:style-name="P101"><text:span text:style-name="T14">Tipo de Mensaje y Mensaje</text:span></text:p>
        </text:list-item>
        <text:list-item>
          <text:p text:style-name="P101"><text:span text:style-name="T14">Otros parámetros u opciones a especificar por el desarrollador</text:span></text:p>
        </text:list-item>
      </text:list>
      <text:h text:style-name="P266" text:outline-level="4">Descripción</text:h>
      <text:list xml:id="list1249710039" text:style-name="WW8Num46">
        <text:list-item>
          <text:p text:style-name="P309"><text:span text:style-name="T14">El servicio que brinda esta función es la escritura en los archivos de log de los mensajes pasados</text:span> como parámetro por los consumidores de este servicio. </text:p>
        </text:list-item>
        <text:list-item>
          <text:p text:style-name="P309">Se crea a los efectos de estandarización de los mensajes de error y para homogeneizar la lectura/escritura de los mismos.</text:p>
        </text:list-item>
        <text:list-item>
          <text:p text:style-name="P309">Puede ser invocado desde la línea de comando o bien desde otro comando.</text:p>
        </text:list-item>
        <text:list-item>
          <text:p text:style-name="P309">El responsable de este servicio debe gestionar entre sus consumidores la estandarización de los mensajes de error proponiendo a los desarrolladores los cambios que crea convenientes. </text:p>
        </text:list-item>
      </text:list>
      <text:p text:style-name="P50">Así por ejemplo si dos comandos al detectar un archivo inexistente mandan diferentes mensajes (uno indica “xx no existe el archivo” y el otro en la misma situación indica “xx archivo inexistente”) el proveedor de este servicio debe arbitrar los medios para determinar un único mensaje para la misma circunstancia. </text:p>
      <text:p text:style-name="P50">Indiquen en las hipótesis como han resuelto esta situación dado que se debe alcanzar un alto grado de estandarización para los mensajes de error y de error severo.</text:p>
      <text:list xml:id="list957453329" text:continue-numbering="true" text:style-name="WW8Num46">
        <text:list-item>
          <text:p text:style-name="P309">También este log debe permitir registrar mensajes de advertencia e informativos que permitan conocer la forma que ha tomado la ejecución del comando. </text:p>
        </text:list-item>
      </text:list>
      <text:p text:style-name="P50">En estos casos el nivel de estandarización de los mensajes se considera leve o moderado. Sirve para tener un registro exhaustivo del curso de ejecución de cada comando facilitando la auditoría de sistemas. Por tal motivo debe registrar las opciones y los parámetros de invocación.</text:p>
      <text:list xml:id="list67935029" text:continue-numbering="true" text:style-name="WW8Num46">
        <text:list-item>
          <text:p text:style-name="P309">Al mensaje recibido como parámetro se le debe aplicar las transformaciones necesarias para evitar grabar caracteres extraños o no soportados por la función, para eliminar blancos innecesarios, etc.</text:p>
        </text:list-item>
        <text:list-item>
          <text:p text:style-name="P309">Cada línea de log debe responder al estándar W5 (when, who, where, what and why):</text:p>
        </text:list-item>
      </text:list>
      <text:p text:style-name="P73">¿Cuándo?</text:p>
      <text:p text:style-name="P55">Fecha y Hora, en el formato que deseen y calculada justo antes de la grabación.</text:p>
      <text:p text:style-name="P73">¿Quién?</text:p>
      <text:p text:style-name="P55">Usuario, es el login del usuario</text:p>
      <text:p text:style-name="P73">¿Dónde?</text:p>
      <text:p text:style-name="P55">Comando, nombre del comando o función que genera el mensaje</text:p>
      <text:p text:style-name="P73">¿Qué?</text:p>
      <text:p text:style-name="P55">Tipo de Mensaje: Existen cuatro tipos de mensajes: <text:s text:c="82"/></text:p>
      <text:p text:style-name="P55"><text:soft-page-break/>I = INFORMATIVO: mensajes explicativos sobre el curso de ejecución del comando. Ej: <text:s/>Inicio de Ejecución</text:p>
      <text:p text:style-name="P55">A = ALERTA: mensajes de advertencia pero que no afectarán la continuidad de ejecución del comando. Ej: Archivo duplicado</text:p>
      <text:p text:style-name="P55">E = ERROR: mensajes de error Ej: Archivo Inexistente.</text:p>
      <text:p text:style-name="P55">SE = ERROR SEVERO: mensajes severos de error que provocarán la cancelación del comando: Ej: Archivo Maestro no encontrado</text:p>
      <text:p text:style-name="P73">¿Por qué?</text:p>
      <text:p text:style-name="P55">Mensaje, string de hasta 120 caracteres. Si cuentan con una tabla de mensajes pueden grabar código de mensaje y mensaje.</text:p>
      <text:list xml:id="list540542054" text:continue-numbering="true" text:style-name="WW8Num46">
        <text:list-item>
          <text:p text:style-name="P309">El directorio donde se graban los archivos de log es $logdir</text:p>
        </text:list-item>
      </text:list>
      <text:p text:style-name="P73">En caso que no se haya definido en la configuración del sistema este parámetro o variable de ambiente, el directorio por default será $grupo/logdir</text:p>
      <text:p text:style-name="P73">Si el directorio no existe, se debe crear. </text:p>
      <text:list xml:id="list1101683119" text:continue-numbering="true" text:style-name="WW8Num46">
        <text:list-item>
          <text:p text:style-name="P309">El nombre de los Archivos de Log es igual al nombre del comando que lo genera</text:p>
        </text:list-item>
        <text:list-item>
          <text:p text:style-name="P309">La extensión de los Archivos de Log es $logext</text:p>
        </text:list-item>
      </text:list>
      <text:p text:style-name="P73">En caso que no se haya definido en la configuración del sistema este parámetro o variable de ambiente, la extensión por default será “log”.</text:p>
      <text:list xml:id="list1052221741" text:continue-numbering="true" text:style-name="WW8Num46">
        <text:list-item>
          <text:p text:style-name="P309">Si el archivo de log no existe, se debe crear. Si existe se le deben agregar los nuevos registros.</text:p>
        </text:list-item>
        <text:list-item>
          <text:p text:style-name="P309">El tamaño máximo para cada archivo de log es $logsize. </text:p>
        </text:list-item>
      </text:list>
      <text:p text:style-name="P73">En caso que no se haya definido en la configuración del sistema este parámetro o variable de ambiente el tamaño máximo para cada archivo de log es 100 KB. Este valor se define para evitar el crecimiento indiscriminado de los archivos de log</text:p>
      <text:p text:style-name="P73">Periódicamente se debe chequear el tamaño del archivo de log, indicar en las hipótesis como instrumentan este control.</text:p>
      <text:p text:style-name="P73">Si el tamaño máximo de un archivo de log es superado se debe:</text:p>
      <text:list xml:id="list810172650" text:style-name="WW8Num19">
        <text:list-item>
          <text:p text:style-name="P310">Reducir el tamaño del log</text:p>
        </text:list-item>
        <text:list-item>
          <text:p text:style-name="P310">Grabar en el log el mensaje: Log Excedido</text:p>
        </text:list-item>
      </text:list>
      <text:p text:style-name="P73">Para reducir el tamaño se propone una medida arbitraria: eliminar el 50 % de los registros empezando por los más antigüos. Si desean proponer otro mecanismo pueden hacerlo aclarándolo debidamente en las hipótesis. </text:p>
      <text:list xml:id="list1187552132" text:continue-list="list1052221741" text:style-name="WW8Num46">
        <text:list-item>
          <text:p text:style-name="P309">Si la escritura del log fue exitosa esta función debe devolver un código de retorno cero (0)</text:p>
        </text:list-item>
        <text:list-item>
          <text:p text:style-name="P309">ATENCION: Como el comando de instalación también debe grabar un log y respetar el formato del archivo de log y la tipología de mensajes aquí indicada indique en las hipótesis como hicieron para evitar duplicar código y resolver esto. </text:p>
        </text:list-item>
        <text:list-item>
          <text:p text:style-name="P309">El servicio de escritura de log puede embeber la funcionalidad descripta en <text:user-defined style:data-style-name="N0" text:name="Mirar">MirarW5</text:user-defined> empleando una combinación de opciones y parámetros en forma adecuada</text:p>
        </text:list-item>
      </text:list>
      <text:h text:style-name="P252" text:outline-level="2"><text:user-defined style:data-style-name="N0" text:name="Mirar">MirarW5</text:user-defined></text:h>
      <text:h text:style-name="P266" text:outline-level="4">Opciones y Parámetros</text:h>
      <text:list xml:id="list1148714250" text:continue-list="list718160619" text:style-name="WW8Num13">
        <text:list-item>
          <text:p text:style-name="P96">Comando (obligatorio)</text:p>
        </text:list-item>
        <text:list-item>
          <text:p text:style-name="P96">Filtros (opcionales y a definir por el desarrollador)</text:p>
        </text:list-item>
        <text:list-item>
          <text:p text:style-name="P96">Otros parámetros u opciones a especificar por el desarrollador</text:p>
        </text:list-item>
      </text:list>
      <text:h text:style-name="P266" text:outline-level="4">Descripción</text:h>
      <text:list xml:id="list508253328" text:style-name="WW8Num44">
        <text:list-item>
          <text:p text:style-name="P311">El servicio que brinda esta función es generar una visualización amigable del contenido del archivo de log correspondiente al comando pasado como parámetro.</text:p>
        </text:list-item>
        <text:list-item>
          <text:p text:style-name="P311">Puede ser una función independiente que se invoca desde línea o puede ser una función embebida dentro de la función <text:user-defined style:data-style-name="N0" text:name="Log">LoguearW5</text:user-defined> <text:s/>empleando una combinación de opciones y parámetros en forma adecuada</text:p>
        </text:list-item>
        <text:list-item>
          <text:p text:style-name="P311">Es deseable poder filtrar la visualización usando por ejemplo</text:p>
        </text:list-item>
      </text:list>
      <text:list xml:id="list31088410" text:style-name="WW8Num41">
        <text:list-item>
          <text:p text:style-name="P143">Opción –n donde n es una cantidad que sirve para indicar que se quieren ver las ultimas n líneas (-1 muestra la última línea, -10 muestra las últimas 10 líneas)</text:p>
        </text:list-item>
        <text:list-item>
          <text:p text:style-name="P143">Un filtro por string <text:s/>para que solo se muestren las líneas que contienen el string buscado</text:p>
        </text:list-item>
        <text:list-item>
          <text:p text:style-name="P143">Cualquier otro concepto de filtro o búsqueda definido por el desarrollador</text:p>
        </text:list-item>
      </text:list>
      <text:list xml:id="list1564593198" text:continue-list="list508253328" text:style-name="WW8Num44">
        <text:list-item>
          <text:p text:style-name="P311">Debido al alto grado de libertad que se les permite en el desarrollo de este comando, documentarlo detalladamente.</text:p>
        </text:list-item>
      </text:list>
      <text:h text:style-name="P252" text:outline-level="2"><text:user-defined style:data-style-name="N0" text:name="Mover">MoverW5</text:user-defined></text:h>
      <text:h text:style-name="P266" text:outline-level="4">Opciones y Parámetros</text:h>
      <text:list xml:id="list975702787" text:continue-list="list1148714250" text:style-name="WW8Num13">
        <text:list-item>
          <text:p text:style-name="P96">Parámetro 1 (obligatorio): origen</text:p>
        </text:list-item>
        <text:list-item>
          <text:p text:style-name="P96">Parámetro 2 (obligatorio): destino</text:p>
        </text:list-item>
        <text:list-item>
          <text:p text:style-name="P96">Parámetro 3 (opcional): comando que la invoca</text:p>
        </text:list-item>
        <text:list-item>
          <text:p text:style-name="P96">Si son necesarios más, especificar por el desarrollador</text:p>
        </text:list-item>
      </text:list>
      <text:h text:style-name="P266" text:outline-level="4">Descripción</text:h>
      <text:list xml:id="list1204578496" text:style-name="WW8Num34">
        <text:list-item>
          <text:p text:style-name="P312">El servicio que brinda esta función es el movimiento de archivos de un directorio a otro contemplando la posibilidad de archivos duplicados</text:p>
        </text:list-item>
        <text:list-item>
          <text:p text:style-name="P312">Puede ser invocado desde la línea de comando o bien desde otro comando.</text:p>
        </text:list-item>
        <text:list-item>
          <text:p text:style-name="P312">Este servicio debe soportar las siguientes situaciones </text:p>
          <text:list>
            <text:list-item>
              <text:p text:style-name="P315">“MOVER ESTANDARD”</text:p>
            </text:list-item>
          </text:list>
        </text:list-item>
      </text:list>
      <text:p text:style-name="P46"><text:span text:style-name="T14">Cuando el directorio de origen es distinto al directorio destino y en el destino no hay un archivo con el mismo nombre. En este caso se debe:</text:span></text:p>
      <text:p text:style-name="P49">Copiar el archivo al directorio destino con el nombre: &lt;nombre del archivo original&gt;. 0 y eliminar el archivo del directorio origen.</text:p>
      <text:p text:style-name="P46"><text:span text:style-name="T14">Ejemplo mover </text:span><text:span text:style-name="T48">arch.txt</text:span><text:span text:style-name="T14"> de /data1 a /data2</text:span></text:p>
      <table:table table:name="Tabla11" table:style-name="Tabla11">
        <table:table-column table:style-name="Tabla11.A" table:number-columns-repeated="2"/>
        <table:table-row table:style-name="Tabla11.1">
          <table:table-cell table:style-name="Tabla11.A1" office:value-type="string">
            <text:p text:style-name="P57">Antes de MOVER</text:p>
          </table:table-cell>
          <table:table-cell table:style-name="Tabla11.A1" office:value-type="string">
            <text:p text:style-name="P58">Luego de MOVER</text:p>
          </table:table-cell>
        </table:table-row>
        <table:table-row table:style-name="Tabla11.1">
          <table:table-cell table:style-name="Tabla11.A2" office:value-type="string">
            <text:p text:style-name="P63"><text:span text:style-name="T57">/data1/</text:span><text:span text:style-name="T50">arch.txt</text:span></text:p>
            <text:p text:style-name="P59">/data2</text:p>
          </table:table-cell>
          <table:table-cell table:style-name="Tabla11.A2" office:value-type="string">
            <text:p text:style-name="P61">/data1</text:p>
            <text:p text:style-name="P62"><text:span text:style-name="T60">/data2/</text:span><text:span text:style-name="T53">arch.txt.0</text:span></text:p>
          </table:table-cell>
        </table:table-row>
      </table:table>
      <text:list xml:id="list759422716" text:continue-numbering="true" text:style-name="WW8Num34">
        <text:list-item>
          <text:list>
            <text:list-item>
              <text:p text:style-name="P312"><text:span text:style-name="T63"><text:s/>“MOVER DUPLICADO”</text:span></text:p>
            </text:list-item>
          </text:list>
        </text:list-item>
      </text:list>
      <text:p text:style-name="P46"><text:span text:style-name="T14">Cuando el directorio de origen es distinto al directorio destino y en el destino hay un archivo con el mismo nombre. En este caso se debe:</text:span></text:p>
      <text:p text:style-name="P49">Copiar el archivo al directorio destino con el nombre: &lt;nombre del archivo original&gt;. &lt;sec&gt; , <text:span text:style-name="T14">dónde &lt;sec&gt; es el número de secuencia </text:span>y eliminar el archivo del directorio origen.</text:p>
      <text:p text:style-name="P46"><text:span text:style-name="T14">Ejemplo mover </text:span><text:span text:style-name="T48">arch.txt</text:span><text:span text:style-name="T14"> de /data1 a /data2</text:span></text:p>
      <table:table table:name="Tabla12" table:style-name="Tabla12">
        <table:table-column table:style-name="Tabla12.A" table:number-columns-repeated="2"/>
        <table:table-row table:style-name="Tabla12.1">
          <table:table-cell table:style-name="Tabla12.A1" office:value-type="string">
            <text:p text:style-name="P57">Antes de MOVER</text:p>
          </table:table-cell>
          <table:table-cell table:style-name="Tabla12.A1" office:value-type="string">
            <text:p text:style-name="P58">Luego de MOVER</text:p>
          </table:table-cell>
        </table:table-row>
        <table:table-row table:style-name="Tabla12.1">
          <table:table-cell table:style-name="Tabla12.A2" office:value-type="string">
            <text:p text:style-name="P63"><text:span text:style-name="T57">/data1/</text:span><text:span text:style-name="T50">arch.txt</text:span></text:p>
            <text:p text:style-name="P59">/data2/arch.txt.0</text:p>
          </table:table-cell>
          <table:table-cell table:style-name="Tabla12.A2" office:value-type="string">
            <text:p text:style-name="P61">/data1</text:p>
            <text:p text:style-name="P60">/data2/arch.txt.0</text:p>
            <text:p text:style-name="P62"><text:span text:style-name="T56">/data2/</text:span><text:span text:style-name="T49">arch.txt.1</text:span></text:p>
          </table:table-cell>
        </table:table-row>
      </table:table>
      <text:list xml:id="list322434466" text:continue-numbering="true" text:style-name="WW8Num34">
        <text:list-item>
          <text:p text:style-name="P317">El responsable de este servicio debe administrar un numero de secuencia “n”. <text:span text:style-name="T14">Este número de secuencia debe ser descentralizado (diferentes secuencias para cada directorio). </text:span></text:p>
        </text:list-item>
      </text:list>
      <text:p text:style-name="P47">Evite CREAR un archivo auxiliar para registrar el ultimo numero de secuencia, si requieren registrarlo en algún lado, usen el archivo de configuración a partir de las líneas de libre disponibilidad. Indiquen en las hipótesis como han resuelto esta situación.</text:p>
      <text:list xml:id="list793403944" text:continue-numbering="true" text:style-name="WW8Num34">
        <text:list-item>
          <text:p text:style-name="P312">Si el origen pasado como parámetro no existe o el destino pasado como parámetro no existe, es un error</text:p>
        </text:list-item>
        <text:list-item>
          <text:p text:style-name="P312">Si esta función es invocada por un comando que graba en el archivo de log la petición del movimiento del archivo y el resultado del movimiento debe quedar registrado. </text:p>
        </text:list-item>
        <text:list-item>
          <text:p text:style-name="P312">Debe devolver un código de retorno cero (0) si fue exitoso el movimiento o distinto de cero si tuvo errores. </text:p>
        </text:list-item>
      </text:list>
      <text:h text:style-name="Heading_20_1" text:outline-level="1">COMANDOS PRINCIPALES</text:h>
      <text:p text:style-name="P64">A continuación se brinda una descripción de cada comando. </text:p>
      <text:p text:style-name="P64"><text:soft-page-break/>En <text:s/>esta descripción se sugieren los pasos de ejecución solo a los efectos de ordenar la explicación.</text:p>
      <text:p text:style-name="P64">Estos pasos deben considerarse indicativos. Si el equipo de desarrollo lo considera pertinente, puede modificarlos tanto sea en el orden de ejecución como en la forma de resolverlo, siempre y cuando esto no afecte el resultado final esperado y lo aclare debidamente en las hipótesis.</text:p>
      <text:h text:style-name="Heading_20_2" text:outline-level="2"><text:span text:style-name="T33">Comando de Instalación</text:span><text:span text:style-name="T33">: </text:span><text:user-defined style:data-style-name="N0" text:name="Instalador">InstalaW5</text:user-defined></text:h>
      <text:h text:style-name="P265" text:outline-level="3">Descripción</text:h>
      <text:p text:style-name="P142"><text:span text:style-name="T66">El propósito de este comando es efectuar la instalación del TP.</text:span></text:p>
      <text:p text:style-name="P64">El script debe permitir instalar todos los comandos al mismo tiempo, o de a uno por vez.</text:p>
      <text:p text:style-name="P142"><text:span text:style-name="T66">Cuando este script interactúa con el usuario, los valores por default propuestos se deberán mostrar entre paréntesis (). En el arranque los valores default se indican en el enunciado, pero si el hilo de ejecución se reinicia en otro punto los valores default deben ser reemplazados por lo ingresado anteriormente en ese mismo paso por el usuario.</text:span></text:p>
      <text:p text:style-name="P38"><text:span text:style-name="T16">Los usuarios disponibles son </text:span><text:span text:style-name="T16">pocos, debido a esto cada grupo deberá crear su subdirectorio de trabajo llamado grupoxx (donde xx es el nro de grupo). </text:span></text:p>
      <text:p text:style-name="P38"><text:span text:style-name="T16">Antes de comenzar la ejecución del instalador</text:span><text:span text:style-name="T15"> </text:span><text:span text:style-name="T16">es necesario copiar desde un medio externo el instalable.</text:span></text:p>
      <text:p text:style-name="P39">Estos pasos deberán ser explicados dentro del instructivo de instalación (archivo README.txt), a modo de ejemplo podemos enumerar los siguientes pasos:</text:p>
      <text:list xml:id="list346327470" text:style-name="WW8Num47">
        <text:list-item>
          <text:p text:style-name="P321"><text:span text:style-name="T16">Crear en el directorio corriente </text:span><text:span text:style-name="T16">del usuario un subdirectorio grupoxx</text:span></text:p>
        </text:list-item>
        <text:list-item>
          <text:p text:style-name="P322">.....</text:p>
        </text:list-item>
        <text:list-item>
          <text:p text:style-name="P299">Copiar el archivo *.tgz en...</text:p>
        </text:list-item>
        <text:list-item>
          <text:p text:style-name="P299">Descomprimir el *.tgz de manera de generar un *.tar</text:p>
        </text:list-item>
        <text:list-item>
          <text:p text:style-name="P299">Extraer los archivos del tar.</text:p>
        </text:list-item>
        <text:list-item>
          <text:p text:style-name="P299">....</text:p>
        </text:list-item>
      </text:list>
      <text:p text:style-name="P38"><text:span text:style-name="T16">Como resultado de esto debe quedar en </text:span><text:span text:style-name="T68">/grupoxx</text:span><text:span text:style-name="T16"> <text:s/>todos los archivos y subdirectorios relativos al paquete de instalación. Uno de esos subdirectorios DEBE SER llamado </text:span><text:span text:style-name="T68">“confdir”. </text:span><text:span text:style-name="T16">Este subdirectorio se usará para volcar el log de la instalación y el archivo de configuración. </text:span></text:p>
      <text:p text:style-name="P38"><text:span text:style-name="T16">P</text:span><text:span text:style-name="T16">ara simplificar la explicación de este comando denominaremos:</text:span></text:p>
      <text:p text:style-name="P38"><text:span text:style-name="T19">$</text:span><text:span text:style-name="T19">GRUPO</text:span><text:span text:style-name="T16"> a todo el path que va desde la raíz hasta /grupoxx.</text:span></text:p>
      <text:p text:style-name="P38"><text:span text:style-name="T19">$CONFDIR </text:span><text:span text:style-name="T16">a todo el path que va desde la raíz hasta /confdir</text:span></text:p>
      <text:h text:style-name="P270" text:outline-level="4">Pasos sugeridos</text:h>
      <text:list xml:id="list1698393698" text:style-name="WW8Num49">
        <text:list-item>
          <text:h text:style-name="P255" text:outline-level="6"><text:span text:style-name="T66">Inicializar el archivo de log</text:span></text:h>
        </text:list-item>
      </text:list>
      <text:p text:style-name="P65"><text:span text:style-name="T66">Este comando debe grabar un archivo de log. El nombre del archivo de log correspondiente a este comando es </text:span><text:span text:style-name="T66"><text:user-defined style:data-style-name="N0" text:name="Instalador">InstalaW5</text:user-defined></text:span><text:span text:style-name="T66">.log en el directorio $CONFDIR</text:span></text:p>
      <text:p text:style-name="P66">Si el archivo de log no existe, crearlo. Si existe, agregarle los nuevos registros.</text:p>
      <text:p text:style-name="P65"><text:span text:style-name="T66">Un log de instalación debe permitir recrear en forma completa el proceso de instalación, es decir: condiciones antes de la instalación, decisiones tomadas durante la instalación, condiciones finales. Por lo tanto debe ser detallado, se deben registrar cada uno de los pasos con los valores default y las respuestas dadas por el instalador. </text:span></text:p>
      <text:p text:style-name="P65"><text:span text:style-name="T66">Como resultado de esto se debe obtener una bitácora exhaustiva de la instalación que permita auditar la forma en que el paquete fue instalado.</text:span></text:p>
      <text:p text:style-name="P65"><text:span text:style-name="T66">La escritura en el log de instalación debe respetar las condiciones indicadas en la función </text:span><text:span text:style-name="T66"><text:user-defined style:data-style-name="N0" text:name="Log">LoguearW5</text:user-defined></text:span><text:span text:style-name="T66"> y debe poder ser visualizado con </text:span><text:span text:style-name="T66"><text:user-defined style:data-style-name="N0" text:name="Mirar">MirarW5</text:user-defined></text:span><text:span text:style-name="T66">.</text:span></text:p>
      <text:p text:style-name="P65"><text:span text:style-name="T66">El primer mensaje que se debe grabar es el mensaje de inicio de ejecución:</text:span></text:p>
      <text:p text:style-name="P79"><text:span text:style-name="T66">Comando </text:span><text:span text:style-name="T66"><text:user-defined style:data-style-name="N0" text:name="Instalador">InstalaW5</text:user-defined></text:span><text:span text:style-name="T66"> Inicio de Ejecución</text:span></text:p>
      <text:list xml:id="list788572715" text:continue-numbering="true" text:style-name="WW8Num49">
        <text:list-item>
          <text:h text:style-name="P255" text:outline-level="6"><text:span text:style-name="T66">Detectar si el paquete o alguno de sus componentes ya está instalado</text:span></text:h>
        </text:list-item>
      </text:list>
      <text:p text:style-name="P171"><text:span text:style-name="T66">El script de instalación se debe preparar de manera tal que detecte si el paquete o alguno de sus componentes ya se encuentran instalados. </text:span></text:p>
      <text:list xml:id="list754961472" text:continue-numbering="true" text:style-name="WW8Num49">
        <text:list-item>
          <text:list>
            <text:list-item>
              <text:p text:style-name="P173"><text:span text:style-name="T66">Si todo el paquete ya está instalado:</text:span></text:p>
              <text:list>
                <text:list-item>
                  <text:p text:style-name="P179"><text:span text:style-name="T66"><text:s/>mostrar y grabar en el log:</text:span></text:p>
                </text:list-item>
              </text:list>
            </text:list-item>
          </text:list>
        </text:list-item>
      </text:list>
      <text:p text:style-name="P79"><text:span text:style-name="T66">TP SO7508 </text:span><text:span text:style-name="T66"><text:user-defined style:data-style-name="N0" text:name="Cuatrimestre">Segundo Cuatrimestre 2012</text:user-defined></text:span><text:span text:style-name="T66">. Tema </text:span><text:span text:style-name="T69"><text:user-defined style:data-style-name="N0" text:name="Tema">W</text:user-defined></text:span><text:span text:style-name="T69"> </text:span><text:span text:style-name="T66">Copyright © Grupo xx</text:span></text:p>
      <text:p text:style-name="P81"/>
      <text:p text:style-name="P78"><text:span text:style-name="T66">Librería del Sistema: </text:span><text:span text:style-name="T18">CONFDIR </text:span><text:span text:style-name="T66">(mostrar path y listar archivos)</text:span></text:p>
      <text:p text:style-name="P81"/>
      <text:p text:style-name="P78"><text:span text:style-name="T66">Ejecutables: BINDIR (mostrar path y listar archivos)</text:span></text:p>
      <text:p text:style-name="P81"/>
      <text:p text:style-name="P78"><text:span text:style-name="T66">Archivos maestros: MAEDIR (mostrar path y listar archivos)</text:span></text:p>
      <text:p text:style-name="P81"/>
      <text:p text:style-name="P81">Directorio de arribo de archivos externos: ARRIDIR</text:p>
      <text:p text:style-name="P81"/>
      <text:p text:style-name="P81">Archivos externos aceptados: ACEPDIR</text:p>
      <text:p text:style-name="P81"/>
      <text:p text:style-name="P81">Archivos externos rechazados: RECHDIR</text:p>
      <text:p text:style-name="P81"/>
      <text:p text:style-name="P81">Archivos procesados: PROCDIR</text:p>
      <text:p text:style-name="P81"/>
      <text:p text:style-name="P81">Reportes de salida: REPODIR</text:p>
      <text:p text:style-name="P81"/>
      <text:p text:style-name="P81">Logs de auditoria del Sistema: LOGDIR/&lt;comando&gt;.LOGEXT</text:p>
      <text:p text:style-name="P81"/>
      <text:p text:style-name="P81">Estado de la instalacion: COMPLETA</text:p>
      <text:p text:style-name="P81"/>
      <text:p text:style-name="P81">Proceso de Instalación Cancelado</text:p>
      <text:list xml:id="list503094274" text:continue-numbering="true" text:style-name="WW8Num49">
        <text:list-item>
          <text:list>
            <text:list-item>
              <text:list>
                <text:list-item>
                  <text:p text:style-name="P179"><text:span text:style-name="T66">ir a FIN</text:span></text:p>
                </text:list-item>
              </text:list>
            </text:list-item>
            <text:list-item>
              <text:p text:style-name="P176"><text:soft-page-break/><text:span text:style-name="T66">Si falta instalar algún componente, mostrar y grabar en el log los siguientes mensajes:</text:span></text:p>
              <text:list>
                <text:list-item>
                  <text:p text:style-name="P179"><text:span text:style-name="T66">mostrar y grabar en el log: :</text:span></text:p>
                </text:list-item>
              </text:list>
            </text:list-item>
          </text:list>
        </text:list-item>
      </text:list>
      <text:p text:style-name="P79"><text:span text:style-name="T66">TP SO7508 </text:span><text:span text:style-name="T66"><text:user-defined style:data-style-name="N0" text:name="Cuatrimestre">Segundo Cuatrimestre 2012</text:user-defined></text:span><text:span text:style-name="T66">. Tema </text:span><text:span text:style-name="T69"><text:user-defined style:data-style-name="N0" text:name="Tema">W</text:user-defined></text:span><text:span text:style-name="T69"> </text:span><text:span text:style-name="T66">Copyright © Grupo xx</text:span></text:p>
      <text:p text:style-name="P81"/>
      <text:p text:style-name="P81"/>
      <text:p text:style-name="P80">Componentes Existentes:</text:p>
      <text:p text:style-name="P80"/>
      <text:p text:style-name="P80">Ejecutables: BINDIR (mostrar path y listar archivos)</text:p>
      <text:p text:style-name="P81"/>
      <text:p text:style-name="P80">Archivos maestros: MAEDIR (mostrar path y listar archivos)</text:p>
      <text:p text:style-name="P81"/>
      <text:p text:style-name="P81">Componentes faltantes: listado de los componentes faltantes</text:p>
      <text:p text:style-name="P81"/>
      <text:p text:style-name="P81">Estado de la instalacion: INCOMPLETA</text:p>
      <text:p text:style-name="P81"/>
      <text:p text:style-name="P81">Desea completar la instalacion? (Si-No)</text:p>
      <text:list xml:id="list1664025023" text:continue-numbering="true" text:style-name="WW8Num49">
        <text:list-item>
          <text:list>
            <text:list-item>
              <text:p text:style-name="P173"><text:span text:style-name="T66">Si el usuario indica Si:</text:span></text:p>
              <text:list>
                <text:list-item>
                  <text:p text:style-name="P180">Chequear que Perl esté instalado</text:p>
                </text:list-item>
                <text:list-item>
                  <text:p text:style-name="P179"><text:span text:style-name="T66">Brindar las indicaciones para completar el proceso de Instalación explicando en qué lugar se llevará a cabo, es decir, indicando los directorios preestablecidos en el archivo de configuración (archivo </text:span><text:span text:style-name="T66"><text:user-defined style:data-style-name="N0" text:name="Instalador">InstalaW5</text:user-defined></text:span><text:span text:style-name="T66">.conf) ya que en este caso el usuario no podrá cambiar estos valores (mostrar un mensaje similar el 14.2)</text:span></text:p>
                </text:list-item>
                <text:list-item>
                  <text:p text:style-name="P179"><text:span text:style-name="T66">Continuar en el paso: “Confirmar Inicio de Instalación”</text:span></text:p>
                </text:list-item>
              </text:list>
            </text:list-item>
            <text:list-item>
              <text:p text:style-name="P173"><text:span text:style-name="T66">Si el usuario indica No, ir a FIN</text:span></text:p>
            </text:list-item>
            <text:list-item>
              <text:p text:style-name="P174">Si el paquete no fue instalado, continuar en el siguiente punto</text:p>
            </text:list-item>
          </text:list>
        </text:list-item>
        <text:list-item>
          <text:h text:style-name="P256" text:outline-level="6">Chequear que Perl esté instalado</text:h>
        </text:list-item>
      </text:list>
      <text:p text:style-name="Standard"><text:span text:style-name="T66">Es necesario chequear que Perl versión 5 o superior esté instalado.</text:span></text:p>
      <text:list xml:id="list774455715" text:continue-numbering="true" text:style-name="WW8Num49">
        <text:list-item>
          <text:list>
            <text:list-item>
              <text:p text:style-name="P173"><text:span text:style-name="T66">Si al chequear esto da error, entonces mostrar y grabar en el log:</text:span></text:p>
            </text:list-item>
          </text:list>
        </text:list-item>
      </text:list>
      <text:p text:style-name="P86"><text:span text:style-name="T66">TP SO7508 </text:span><text:span text:style-name="T66"><text:user-defined style:data-style-name="N0" text:name="Cuatrimestre">Segundo Cuatrimestre 2012</text:user-defined></text:span><text:span text:style-name="T66">. Tema </text:span><text:span text:style-name="T66"><text:user-defined style:data-style-name="N0" text:name="Tema">W</text:user-defined></text:span><text:span text:style-name="T66"> Copyright © Grupo xx</text:span></text:p>
      <text:p text:style-name="P87"/>
      <text:p text:style-name="P86"><text:span text:style-name="T66">Para instalar el TP es necesario contar con <text:s/>Perl 5 o superior instalado. Efectúe su instalación e inténtelo nuevamente. </text:span></text:p>
      <text:p text:style-name="P87"/>
      <text:p text:style-name="P87">Proceso de Instalación Cancelado </text:p>
      <text:list xml:id="list397674496" text:continue-numbering="true" text:style-name="WW8Num49">
        <text:list-item>
          <text:list>
            <text:list-item>
              <text:list>
                <text:list-item>
                  <text:p text:style-name="P108"><text:span text:style-name="T66">ir a </text:span><text:span text:style-name="T64">FIN</text:span></text:p>
                </text:list-item>
              </text:list>
            </text:list-item>
            <text:list-item>
              <text:p text:style-name="P173"><text:span text:style-name="T66">Si Perl está instalado, mostrar y grabar en el log un mensaje informativo con la versión de perl que se encuentra instalada y continuar.</text:span></text:p>
            </text:list-item>
          </text:list>
        </text:list-item>
      </text:list>
      <text:p text:style-name="P86"><text:span text:style-name="T66">TP SO7508 </text:span><text:span text:style-name="T66"><text:user-defined style:data-style-name="N0" text:name="Cuatrimestre">Segundo Cuatrimestre 2012</text:user-defined></text:span><text:span text:style-name="T66">. Tema </text:span><text:span text:style-name="T66"><text:user-defined style:data-style-name="N0" text:name="Tema">W</text:user-defined></text:span><text:span text:style-name="T66"> Copyright © Grupo xx</text:span></text:p>
      <text:p text:style-name="P87"/>
      <text:p text:style-name="P87">Perl Version: </text:p>
      <text:list xml:id="list1268021278" text:continue-numbering="true" text:style-name="WW8Num49">
        <text:list-item>
          <text:h text:style-name="P256" text:outline-level="6"><text:soft-page-break/>Brindar la información de la Instalación</text:h>
        </text:list-item>
      </text:list>
      <text:p text:style-name="Standard"><text:span text:style-name="T66">Mostrar y grabar en el log los siguientes mensajes:</text:span></text:p>
      <text:p text:style-name="P76"/>
      <text:p text:style-name="P78"><text:span text:style-name="T66">Directorio de Trabajo para la instalacion: … mostrar el path completo de </text:span><text:span text:style-name="T19">$GRUPO</text:span><text:span text:style-name="T66"> y listar sus archivos y subdirectorios</text:span></text:p>
      <text:p text:style-name="P80"/>
      <text:p text:style-name="P78"><text:span text:style-name="T66">Librería del Sistema: mostrar el path completo de </text:span><text:span text:style-name="T19">$CONFDIR</text:span><text:span text:style-name="T66"> y listar sus archivos</text:span></text:p>
      <text:p text:style-name="P81"/>
      <text:p text:style-name="P79"><text:span text:style-name="T66">Estado de la instalacion: PENDIENTE </text:span></text:p>
      <text:p text:style-name="P81"/>
      <text:p text:style-name="P81">Para completar la instalación Ud. Deberá:</text:p>
      <text:p text:style-name="P81">Definir el directorio de instalación de los ejecutables</text:p>
      <text:p text:style-name="P81">Definir el directorio de instalación de los archivos maestros</text:p>
      <text:p text:style-name="P81">Definir el directorio de arribo de archivos externos</text:p>
      <text:p text:style-name="P79"><text:span text:style-name="T66">Definir el espacio mínimo libre para el arribo de archivos externos</text:span></text:p>
      <text:p text:style-name="P81">Definir el directorio de grabación de los archivos externos rechazados</text:p>
      <text:p text:style-name="P81">Definir el directorio de grabación de los logs de auditoria</text:p>
      <text:p text:style-name="P81">Definir la extensión y tamaño máximo para los archivos de log</text:p>
      <text:p text:style-name="P81">Definir el directorio de grabación de los reportes de salida</text:p>
      <text:list xml:id="list1434725269" text:continue-numbering="true" text:style-name="WW8Num49">
        <text:list-item>
          <text:h text:style-name="P255" text:outline-level="6"><text:span text:style-name="T66">Definir el directorio de instalación de los ejecutables</text:span></text:h>
        </text:list-item>
      </text:list>
      <text:p text:style-name="P75"><text:span text:style-name="T27">M</text:span><text:span text:style-name="T27">ostrar y grabar en el log el siguiente mensaje con su respuesta:</text:span></text:p>
      <text:p text:style-name="P77"/>
      <text:p text:style-name="P79"><text:span text:style-name="T66">Defina el directorio de instalación de los ejecutables ($grupo/bin):</text:span></text:p>
      <text:p text:style-name="P76"/>
      <text:p text:style-name="P21">Proponer /bin y si el usuario lo desea cambiar, permitírselo.</text:p>
      <text:p text:style-name="Standard"><text:span text:style-name="T66">El usuario puede ingresar un nombre simple como “bin” o un subdirectorio como /tp/sistemas/bin</text:span></text:p>
      <text:p text:style-name="Standard"><text:span text:style-name="T66">Reservar este path en la variable BINDIR</text:span></text:p>
      <text:list xml:id="list1816628230" text:continue-numbering="true" text:style-name="WW8Num49">
        <text:list-item>
          <text:h text:style-name="P255" text:outline-level="6"><text:span text:style-name="T66">Definir el directorio de instalación de los archivos maestros</text:span></text:h>
        </text:list-item>
      </text:list>
      <text:p text:style-name="P75"><text:span text:style-name="T27">M</text:span><text:span text:style-name="T27">ostrar y grabar en el log el siguiente mensaje con su respuesta:</text:span></text:p>
      <text:p text:style-name="P77"/>
      <text:p text:style-name="P79"><text:span text:style-name="T66">Defina el directorio de instalación de los archivos maestros ($grupo/mae):</text:span></text:p>
      <text:p text:style-name="P76"/>
      <text:p text:style-name="Standard"><text:span text:style-name="T66">Proponer /mae y si el usuario lo desea cambiar, permitírselo.</text:span></text:p>
      <text:p text:style-name="Standard"><text:span text:style-name="T66">El usuario puede ingresar un nombre simple como “mae” o un subdirectorio como /data/mae</text:span></text:p>
      <text:p text:style-name="Standard"><text:span text:style-name="T66">Reservar este path en la variable MAEDIR</text:span></text:p>
      <text:list xml:id="list313387310" text:continue-numbering="true" text:style-name="WW8Num49">
        <text:list-item>
          <text:h text:style-name="P255" text:outline-level="6"><text:span text:style-name="T66">Definir el directorio de arribo de archivos externos</text:span></text:h>
        </text:list-item>
      </text:list>
      <text:p text:style-name="Standard"><text:span text:style-name="T66">Se debe solicitar al usuario que indique cual es el directorio que permite el arribo de archivos externos. Mostrar y grabar en el log el siguiente mensaje con su respuesta:</text:span></text:p>
      <text:p text:style-name="P21"/>
      <text:p text:style-name="P81">Defina el directorio de arribo de archivos externos ($grupo/arribos):</text:p>
      <text:p text:style-name="P21"/>
      <text:p text:style-name="Standard"><text:span text:style-name="T66">Proponer /arribos y si el usuario lo desea cambiar, permitírselo.</text:span></text:p>
      <text:p text:style-name="Standard"><text:span text:style-name="T66">El usuario puede ingresar un nombre simple como “/arribos” o un subdirectorio como /archivos/externos/arribos</text:span></text:p>
      <text:p text:style-name="Standard"><text:span text:style-name="T66">Reservar este path en la variable ARRIDIR</text:span></text:p>
      <text:list xml:id="list1896054089" text:continue-numbering="true" text:style-name="WW8Num49">
        <text:list-item>
          <text:h text:style-name="P255" text:outline-level="6"><text:soft-page-break/><text:span text:style-name="T66">Definir el espacio mínimo libre para el arribo de archivos externos </text:span></text:h>
        </text:list-item>
      </text:list>
      <text:p text:style-name="Standard"><text:span text:style-name="T66">Se debe solicitar al usuario que indique cual es el espacio mínimo libre en el directorio ARRIDIR. </text:span></text:p>
      <text:p text:style-name="P75"><text:span text:style-name="T27">M</text:span><text:span text:style-name="T27">ostrar y grabar en el log el siguiente mensaje con su respuesta:</text:span></text:p>
      <text:p text:style-name="P76"/>
      <text:p text:style-name="P79"><text:span text:style-name="T66">Defina el espacio mínimo libre para el arribo de archivos externos en Mbytes (100):</text:span></text:p>
      <text:p text:style-name="P21"/>
      <text:p text:style-name="Standard"><text:span text:style-name="T66">Proponer 100 Mb, Si el usuario lo desea cambiar, debe ingresar una cantidad que se interpreta como Mb. Reservar este valor en la variable DATASIZE. </text:span></text:p>
      <text:list xml:id="list1057840662" text:continue-numbering="true" text:style-name="WW8Num49">
        <text:list-item>
          <text:h text:style-name="P256" text:outline-level="6">Verificar espacio en disco </text:h>
        </text:list-item>
      </text:list>
      <text:p text:style-name="Standard"><text:span text:style-name="T66">Chequear si en ARRIDIR hay disponibles por lo menos DATASIZE Mb. Si esto da error mostrar y grabar en el log el siguiente mensaje:</text:span></text:p>
      <text:p text:style-name="P21"/>
      <text:p text:style-name="P81">Insuficiente espacio en disco. </text:p>
      <text:p text:style-name="P81">Espacio disponible: xx Mb. </text:p>
      <text:p text:style-name="P81">Espacio requerido $DATASIZE Mb</text:p>
      <text:p text:style-name="P81">Cancele la instalación e inténtelo mas tarde o vuelva a intentarlo con otro valor.</text:p>
      <text:p text:style-name="Standard"><text:span text:style-name="T66">Volver a verificar espacio en disco.</text:span></text:p>
      <text:list xml:id="list1019128054" text:continue-numbering="true" text:style-name="WW8Num49">
        <text:list-item>
          <text:h text:style-name="P255" text:outline-level="6"><text:span text:style-name="T66">Definir el directorio de grabación de los archivos rechazados</text:span></text:h>
        </text:list-item>
      </text:list>
      <text:p text:style-name="Standard"><text:span text:style-name="T66">Se debe solicitar al usuario que indique cual es el directorio que desea usar para mover los archivos externos rechazados. Mostrar y grabar en el log el siguiente mensaje con su respuesta:</text:span></text:p>
      <text:p text:style-name="P21"/>
      <text:p text:style-name="P81">Defina el directorio de grabación de los archivos externos rechazados ($grupo/rechazados):</text:p>
      <text:p text:style-name="P21"/>
      <text:p text:style-name="Standard"><text:span text:style-name="T66">Proponer /rechazados y si el usuario lo desea cambiar, permitírselo.</text:span></text:p>
      <text:p text:style-name="Standard"><text:span text:style-name="T66">El usuario puede ingresar un nombre simple como “/rechazados” o un subdirectorio como /archivos/externos/rechazados</text:span></text:p>
      <text:p text:style-name="Standard"><text:span text:style-name="T66">Reservar este path en la variable RECHDIR</text:span></text:p>
      <text:list xml:id="list610364867" text:continue-numbering="true" text:style-name="WW8Num49">
        <text:list-item>
          <text:h text:style-name="P255" text:outline-level="6"><text:span text:style-name="T66">Definir el directorio de grabación de los archivos aceptados</text:span></text:h>
        </text:list-item>
      </text:list>
      <text:p text:style-name="Standard"><text:span text:style-name="T66">Se debe solicitar al usuario que indique cual es el directorio que desea usar para mover los archivos externos aceptados. Mostrar y grabar en el log el siguiente mensaje con su respuesta:</text:span></text:p>
      <text:p text:style-name="P21"/>
      <text:p text:style-name="P81">Defina el directorio de grabación de los archivos externos aceptados ($grupo/aceptados):</text:p>
      <text:p text:style-name="P21"/>
      <text:p text:style-name="Standard"><text:span text:style-name="T66">Proponer /aceptados y si el usuario lo desea cambiar, permitírselo.</text:span></text:p>
      <text:p text:style-name="Standard"><text:span text:style-name="T66">El usuario puede ingresar un nombre simple como “/aceptados” o un subdirectorio como /archivos/externos/ aceptados</text:span></text:p>
      <text:p text:style-name="Standard"><text:span text:style-name="T66">Reservar este path en la variable ACEPDIR</text:span></text:p>
      <text:list xml:id="list223023621" text:continue-numbering="true" text:style-name="WW8Num49">
        <text:list-item>
          <text:h text:style-name="P255" text:outline-level="6"><text:span text:style-name="T66">Definir el directorio de trabajo principal del proceso </text:span><text:span text:style-name="T66"><text:user-defined style:data-style-name="N0" text:name="Poceso">BuscarW5</text:user-defined></text:span></text:h>
        </text:list-item>
      </text:list>
      <text:p text:style-name="Standard"><text:span text:style-name="T66">Se debe solicitar al usuario que indique cual es el directorio de trabajo principal que desea usar para mover los archivos procesados. Mostrar y grabar en el log el siguiente mensaje con su respuesta:</text:span></text:p>
      <text:p text:style-name="P21"/>
      <text:p text:style-name="P79"><text:span text:style-name="T66">Defina el directorio de grabación de los archivos procesados ($grupo/procesados):</text:span></text:p>
      <text:p text:style-name="P21"/>
      <text:p text:style-name="Standard"><text:span text:style-name="T66">Proponer /procesados y si el usuario lo desea cambiar, permitírselo.</text:span></text:p>
      <text:p text:style-name="Standard"><text:span text:style-name="T66">El usuario puede ingresar un nombre simple como “/procesados” o un subdirectorio como /archivos/externos/ procesados</text:span></text:p>
      <text:p text:style-name="Standard"><text:soft-page-break/><text:span text:style-name="T66">Reservar este path en la variable PROCDIR</text:span></text:p>
      <text:list xml:id="list2145319140" text:continue-numbering="true" text:style-name="WW8Num49">
        <text:list-item>
          <text:h text:style-name="P255" text:outline-level="6"><text:span text:style-name="T66">Mostrar el directorio de grabación de los logs de auditoria y la extension</text:span></text:h>
        </text:list-item>
      </text:list>
      <text:p text:style-name="Standard"><text:span text:style-name="T66">Mostrar y grabar en el log el siguiente mensaje con su respuesta:</text:span></text:p>
      <text:p text:style-name="P76"/>
      <text:p text:style-name="P79"><text:span text:style-name="T66">Los Logs de este sistema se grabaran en: $grupo/log</text:span></text:p>
      <text:p text:style-name="P81">La extensión de los archivos de log es: .log</text:p>
      <text:p text:style-name="P76"/>
      <text:p text:style-name="Standard"><text:span text:style-name="T66">Reservar el path en la variable LOGDIR.</text:span></text:p>
      <text:p text:style-name="Standard"><text:span text:style-name="T66">Reservar el valor .log en la variable LOGEXT.</text:span></text:p>
      <text:list xml:id="list1615858584" text:continue-numbering="true" text:style-name="WW8Num49">
        <text:list-item>
          <text:h text:style-name="P255" text:outline-level="6"><text:span text:style-name="T66">Definir el tamaño máximo para los archivos de log</text:span></text:h>
        </text:list-item>
      </text:list>
      <text:p text:style-name="Standard"><text:span text:style-name="T66">Mostrar y grabar en el log el siguiente mensaje con su respuesta:</text:span></text:p>
      <text:p text:style-name="P76"/>
      <text:p text:style-name="P86"><text:span text:style-name="T66">Defina el tamaño máximo para los archivos $LOGEXT en Kbytes (400):</text:span></text:p>
      <text:p text:style-name="P21"/>
      <text:p text:style-name="Standard"><text:span text:style-name="T66">Proponer 400 KB, Si el usuario lo desea cambiar, debe ingresar una cantidad que se interpreta como Kb.</text:span></text:p>
      <text:p text:style-name="Standard"><text:span text:style-name="T66">Reservar este valor en la variable LOGSIZE. </text:span></text:p>
      <text:list xml:id="list1317837447" text:continue-numbering="true" text:style-name="WW8Num49">
        <text:list-item>
          <text:h text:style-name="P255" text:outline-level="6"><text:span text:style-name="T66">Definir el directorio de grabación de los reportes de salida</text:span></text:h>
        </text:list-item>
      </text:list>
      <text:p text:style-name="Standard"><text:span text:style-name="T66">Mostrar y grabar en el log el siguiente mensaje con su respuesta:</text:span></text:p>
      <text:p text:style-name="P76"/>
      <text:p text:style-name="P81">Defina el directorio de grabación de los reportes de salida ($grupo/reportes):</text:p>
      <text:p text:style-name="P76"/>
      <text:p text:style-name="Standard"><text:span text:style-name="T66">Proponer /reportes y si el usuario lo desea cambiar, permitírselo.</text:span></text:p>
      <text:p text:style-name="Standard"><text:span text:style-name="T66">El usuario puede ingresar un nombre simple como “reportes” o un subdirectorio como archivos/salida/reportes</text:span></text:p>
      <text:p text:style-name="Standard"><text:span text:style-name="T66">Reservar este path en la variable REPODIR.</text:span></text:p>
      <text:list xml:id="list1513512778" text:continue-numbering="true" text:style-name="WW8Num49">
        <text:list-item>
          <text:h text:style-name="P256" text:outline-level="6">Mostrar estructura de directorios resultante y valores de parámetros configurados</text:h>
          <text:list>
            <text:list-item>
              <text:p text:style-name="P174">Limpiar la pantalla</text:p>
            </text:list-item>
            <text:list-item>
              <text:p text:style-name="P173"><text:span text:style-name="T66">Mostrar y grabar en el log el siguiente mensaje con su respuesta:</text:span></text:p>
            </text:list-item>
          </text:list>
        </text:list-item>
      </text:list>
      <text:p text:style-name="P82">TP SO7508 1mer cuatrimestre 2012. Tema x Copyright © Grupo xx</text:p>
      <text:p text:style-name="P83"><text:span text:style-name="T66">Librería del Sistema: </text:span><text:span text:style-name="T18">CONFDIR </text:span></text:p>
      <text:p text:style-name="P84">Ejecutables: BINDIR </text:p>
      <text:p text:style-name="P84">Archivos maestros: MAEDIR </text:p>
      <text:p text:style-name="P85">Directorio de arribo de archivos externos: ARRIDIR</text:p>
      <text:p text:style-name="P290"><text:span text:style-name="T66">Espacio mínimo libre para arribos: DATASIZE Mb</text:span></text:p>
      <text:p text:style-name="P85">Archivos externos aceptados: ACEPDIR</text:p>
      <text:p text:style-name="P85">Archivos externos rechazados: RECHDIR</text:p>
      <text:p text:style-name="P85">Archivos procesados: PROCDIR</text:p>
      <text:p text:style-name="P85"><text:soft-page-break/>Reportes de salida: REPODIR</text:p>
      <text:p text:style-name="P85">Logs de auditoria del Sistema: LOGDIR/&lt;comando&gt;.LOGEXT</text:p>
      <text:p text:style-name="P290"><text:span text:style-name="T66">Tamaño máximo para los archivos de log del sistema: LOGSIZE Kb</text:span></text:p>
      <text:p text:style-name="P85">Estado de la instalacion: LISTA</text:p>
      <text:p text:style-name="P85">Los datos ingresados son correctos? (Si-No)</text:p>
      <text:list xml:id="list402264235" text:continue-numbering="true" text:style-name="WW8Num49">
        <text:list-item>
          <text:list>
            <text:list-item>
              <text:p text:style-name="P177">Si el usuario indica Si, Continuar en el paso: “Confirmar Inicio de Instalación”</text:p>
            </text:list-item>
            <text:list-item>
              <text:p text:style-name="P174">Si el usuario indica No</text:p>
              <text:list>
                <text:list-item>
                  <text:p text:style-name="P179"><text:span text:style-name="T66">Limpiar la pantalla</text:span></text:p>
                </text:list-item>
                <text:list-item>
                  <text:p text:style-name="P179"><text:span text:style-name="T66">Continuar en el paso: “Definir el directorio de arribo de archivos externos”</text:span></text:p>
                </text:list-item>
              </text:list>
            </text:list-item>
          </text:list>
        </text:list-item>
      </text:list>
      <text:p text:style-name="P52">En este caso, los valores default propuestos deben ser los contenidos en las variables: BINDIR, ARRIDIR, DATASIZE, LOGDIR, LOGEXT, LOGSIZE, etc</text:p>
      <text:list xml:id="list1362208446" text:continue-numbering="true" text:style-name="WW8Num49">
        <text:list-item>
          <text:h text:style-name="P256" text:outline-level="6">Confirmar Inicio de Instalación</text:h>
        </text:list-item>
      </text:list>
      <text:p text:style-name="Standard"><text:span text:style-name="T66">Mostrar y grabar en el log el siguiente mensaje con su respuesta:</text:span></text:p>
      <text:p text:style-name="P81">Iniciando Instalacion. Esta Ud, seguro? (Si-No)</text:p>
      <text:list xml:id="list2030490802" text:continue-numbering="true" text:style-name="WW8Num49">
        <text:list-item>
          <text:list>
            <text:list-item>
              <text:p text:style-name="P174">Si el usuario indica Si, Continuar en el paso: “Instalación”</text:p>
            </text:list-item>
            <text:list-item>
              <text:p text:style-name="P173"><text:span text:style-name="T66">Si el usuario indica No, ir a FIN</text:span></text:p>
            </text:list-item>
          </text:list>
        </text:list-item>
        <text:list-item>
          <text:h text:style-name="P256" text:outline-level="6">Instalación</text:h>
          <text:list>
            <text:list-item>
              <text:p text:style-name="P173"><text:span text:style-name="T66">Crear las estructuras de directorio requeridas mostrando el siguiente mensaje:</text:span></text:p>
            </text:list-item>
          </text:list>
        </text:list-item>
      </text:list>
      <text:p text:style-name="P81">Creando Estructuras de directorio. . . .</text:p>
      <text:p text:style-name="P76"/>
      <text:p text:style-name="P75"><text:span text:style-name="T66">$BINDIR</text:span></text:p>
      <text:p text:style-name="P75"><text:span text:style-name="T66">$MAEDIR</text:span></text:p>
      <text:p text:style-name="P76">$ARRIDIR</text:p>
      <text:p text:style-name="P75"><text:span text:style-name="T66">$RECHDIR</text:span></text:p>
      <text:p text:style-name="P76">$ACEPDIR</text:p>
      <text:p text:style-name="P76">$PROCDIR</text:p>
      <text:p text:style-name="P76">$LOGDIR</text:p>
      <text:p text:style-name="P75"><text:span text:style-name="T66">$REPODIR</text:span></text:p>
      <text:list xml:id="list1480383324" text:continue-numbering="true" text:style-name="WW8Num49">
        <text:list-item>
          <text:list>
            <text:list-item>
              <text:p text:style-name="P173"><text:span text:style-name="T66">Mover los archivos maestros al directorio MAEDIR mostrando el siguiente mensaje</text:span></text:p>
            </text:list-item>
          </text:list>
        </text:list-item>
      </text:list>
      <text:p text:style-name="P81">Instalando Archivos Maestros</text:p>
      <text:list xml:id="list243382509" text:continue-numbering="true" text:style-name="WW8Num49">
        <text:list-item>
          <text:list>
            <text:list-item>
              <text:p text:style-name="P173"><text:span text:style-name="T66">Mover los ejecutables y funciones <text:s/>al directorio BINDIR mostrando el siguiente mensaje</text:span></text:p>
            </text:list-item>
          </text:list>
        </text:list-item>
      </text:list>
      <text:p text:style-name="P81">Instalando Programas y Funciones</text:p>
      <text:list xml:id="list1046995256" text:continue-numbering="true" text:style-name="WW8Num49">
        <text:list-item>
          <text:list>
            <text:list-item>
              <text:p text:style-name="P174">Actualizar el archivo de configuración <text:s/>mostrando el siguiente mensaje</text:p>
            </text:list-item>
          </text:list>
        </text:list-item>
      </text:list>
      <text:p text:style-name="P81">Actualizando la configuración del sistema</text:p>
      <text:p text:style-name="P21"/>
      <text:p text:style-name="P14"><text:span text:style-name="T66">Se debe almacenar la información de configuración del sistema en el archivo </text:span><text:span text:style-name="T14"><text:user-defined style:data-style-name="N0" text:name="Instalador">InstalaW5</text:user-defined></text:span><text:span text:style-name="T66">.conf en </text:span><text:soft-page-break/><text:span text:style-name="T66">CONFDIR</text:span></text:p>
      <text:p text:style-name="P21"/>
      <text:p text:style-name="P21">Si el archivo de configuración no existe, crearlo, si existe actualizar los valores que correspondan.</text:p>
      <text:p text:style-name="P21"/>
      <text:p text:style-name="Standard"><text:span text:style-name="T66">Se debe grabar un registro para cada una de las siguientes variables:</text:span></text:p>
      <text:p text:style-name="P76"/>
      <text:p text:style-name="Standard"><text:span text:style-name="T29">GRUPO, </text:span><text:span text:style-name="T29">CONFDIR, BINDIR, MAEDIR, ARRIDIR, ACEPDIR, RECHDIR, PROCDIR, REPODIR, LOGDIR, LOGEXT, LOGSIZE, DATASIZE</text:span></text:p>
      <text:p text:style-name="P21"><text:s/></text:p>
      <text:p text:style-name="Standard"><text:span text:style-name="T66">Se debe grabar 1 registro para la variable SECUENCIA1 con Valor = 0</text:span></text:p>
      <text:p text:style-name="Standard"><text:span text:style-name="T66">Se debe grabar 1 registro para la variable SECUENCIA2 con Valor = 0</text:span></text:p>
      <text:list xml:id="list458049896" text:continue-numbering="true" text:style-name="WW8Num49">
        <text:list-item>
          <text:h text:style-name="P256" text:outline-level="6">Borrar archivos temporarios, si se hubiesen generado</text:h>
        </text:list-item>
        <text:list-item>
          <text:h text:style-name="P255" text:outline-level="6"><text:span text:style-name="T66">Mostrar mensaje de fin de instalación</text:span></text:h>
        </text:list-item>
      </text:list>
      <text:p text:style-name="P81">Instalación concluida</text:p>
      <text:list xml:id="list1784411677" text:continue-numbering="true" text:style-name="WW8Num49">
        <text:list-item>
          <text:h text:style-name="P256" text:outline-level="6">FIN</text:h>
        </text:list-item>
      </text:list>
      <text:p text:style-name="Standard"><text:bookmark-start text:name="_MINICIO,_Comando_de"/><text:bookmark-end text:name="_MINICIO,_Comando_de"/><text:span text:style-name="T66">Cerrar el archivo </text:span><text:span text:style-name="T66"><text:user-defined style:data-style-name="N0" text:name="Instalador">InstalaW5</text:user-defined></text:span><text:span text:style-name="T66">.log</text:span></text:p>
      <text:p text:style-name="P21">Terminar el proceso</text:p>
      <text:h text:style-name="P252" text:outline-level="2"><text:span text:style-name="T33">Comando de Inicialización de Ambiente</text:span><text:span text:style-name="T33">:</text:span> <text:user-defined style:data-style-name="N0" text:name="Inicializador">IniciarW5</text:user-defined></text:h>
      <text:h text:style-name="Heading_20_3" text:outline-level="3"><text:span text:style-name="T33">D</text:span><text:span text:style-name="T33">escripción</text:span></text:h>
      <text:p text:style-name="P42">El propósito de este comando es preparar el entorno de ejecución del TP (ambiente). </text:p>
      <text:list xml:id="list797310258" text:style-name="WW8Num50">
        <text:list-item>
          <text:p text:style-name="P184">Es el primero en orden de ejecución</text:p>
        </text:list-item>
        <text:list-item>
          <text:p text:style-name="P184">Se dispara manualmente</text:p>
        </text:list-item>
        <text:list-item>
          <text:p text:style-name="P199"><text:span text:style-name="T34">G</text:span><text:span text:style-name="T34">raba en el archivo de Log</text:span></text:p>
        </text:list-item>
        <text:list-item>
          <text:p text:style-name="P184">Invoca, si corresponde, al siguiente paso</text:p>
        </text:list-item>
      </text:list>
      <text:p text:style-name="P42">Debe efectuar el seteo inicial de las variables de ambiente, incluyendo la variable PATH, para permitir la correcta ejecución de los scripts por parte de usuarios que no son root. </text:p>
      <text:p text:style-name="P42">En los comandos desarrollados, cuando se hace referencia a un archivo, se deberán usar variables de ambiente las cuales toman valor en este script de inicialización</text:p>
      <text:p text:style-name="P42">Esto se pide para evitar el hardcode de directorios en los comandos, dentro de ellos no debe escribirse por ejemplo: /usr/prueba01/grupo22/arribos sino ARRIDIR</text:p>
      <text:h text:style-name="P267" text:outline-level="4">Pasos sugeridos</text:h>
      <text:list xml:id="list2147203793" text:style-name="WW8Num28">
        <text:list-item>
          <text:h text:style-name="P258" text:outline-level="6">Inicializar el archivo de log</text:h>
        </text:list-item>
      </text:list>
      <text:p text:style-name="P79"><text:span text:style-name="T66">Comando </text:span><text:span text:style-name="T66"><text:user-defined style:data-style-name="N0" text:name="Inicializador">IniciarW5</text:user-defined></text:span><text:span text:style-name="T66"> Inicio de Ejecucion</text:span></text:p>
      <text:list xml:id="list1999134013" text:continue-numbering="true" text:style-name="WW8Num28">
        <text:list-item>
          <text:h text:style-name="P260" text:outline-level="6"><text:span text:style-name="T35">Verificar que ya no se haya ejecutado </text:span><text:span text:style-name="T35">IniciarW5 en esta misma sesión de usuario</text:span></text:h>
          <text:list>
            <text:list-item>
              <text:h text:style-name="P260" text:outline-level="6"><text:span text:style-name="T35">Si </text:span><text:span text:style-name="T35"><text:user-defined style:data-style-name="N0" text:name="Inicializador">IniciarW5</text:user-defined></text:span><text:span text:style-name="T35"> ya fue ejecutado ir al paso FINAL</text:span></text:h>
            </text:list-item>
            <text:list-item>
              <text:h text:style-name="P260" text:outline-level="6"><text:span text:style-name="T35">Si </text:span><text:span text:style-name="T35"><text:user-defined style:data-style-name="N0" text:name="Inicializador">IniciarW5</text:user-defined></text:span><text:span text:style-name="T35"> nunca fue ejecutado en esta sesión de usuario, seguir</text:span></text:h>
            </text:list-item>
          </text:list>
        </text:list-item>
        <text:list-item>
          <text:h text:style-name="P258" text:outline-level="6">Setear la variable PATH</text:h>
        </text:list-item>
        <text:list-item>
          <text:h text:style-name="P260" text:outline-level="6"><text:span text:style-name="T35">V</text:span><text:span text:style-name="T35">erificar si la instalación está completa</text:span></text:h>
          <text:list>
            <text:list-item>
              <text:h text:style-name="P260" text:outline-level="6"><text:span text:style-name="T35">Si se detecta algún problema en la instalación, explicar la situación y terminar la ejecución. </text:span></text:h>
            </text:list-item>
          </text:list>
        </text:list-item>
      </text:list>
      <text:h text:style-name="P254" text:outline-level="6"><text:span text:style-name="T35">Este control debe incluir la verificación de los archivos indispensables para ejecutar el sistema, como ser los archivos maestros</text:span><text:span text:style-name="T35">, comandos, etc.</text:span></text:h>
      <text:p text:style-name="P79"><text:span text:style-name="T66">TP SO7508 </text:span><text:span text:style-name="T66"><text:user-defined style:data-style-name="N0" text:name="Cuatrimestre">Segundo Cuatrimestre 2012</text:user-defined></text:span><text:span text:style-name="T66">. Tema </text:span><text:span text:style-name="T69"><text:user-defined style:data-style-name="N0" text:name="Tema">W</text:user-defined></text:span><text:span text:style-name="T69"> </text:span><text:span text:style-name="T66">Copyright © Grupo xx</text:span></text:p>
      <text:p text:style-name="P81"/>
      <text:p text:style-name="P80">Componentes Existentes:</text:p>
      <text:p text:style-name="P80"/>
      <text:p text:style-name="P80">Ejecutables: BINDIR (mostrar path y listar archivos)</text:p>
      <text:p text:style-name="P81"/>
      <text:p text:style-name="P80">Archivos maestros: MAEDIR (mostrar path y listar archivos)</text:p>
      <text:p text:style-name="P81"/>
      <text:p text:style-name="P81">Componentes faltantes: listado de los componentes faltantes</text:p>
      <text:p text:style-name="P81"/>
      <text:p text:style-name="P81">Estado de la instalacion: INCOMPLETA</text:p>
      <text:p text:style-name="P81"/>
      <text:p text:style-name="P79"><text:span text:style-name="T66">Proceso de Inicialización Cancelado</text:span></text:p>
      <text:list xml:id="list1193908583" text:continue-numbering="true" text:style-name="WW8Num28">
        <text:list-item>
          <text:list>
            <text:list-item>
              <text:h text:style-name="P258" text:outline-level="6"><text:soft-page-break/>Si no se detecta ningún problema, seguir</text:h>
            </text:list-item>
          </text:list>
        </text:list-item>
        <text:list-item>
          <text:h text:style-name="P260" text:outline-level="6"><text:span text:style-name="T35">En </text:span><text:span text:style-name="T35"><text:user-defined style:data-style-name="N0" text:name="Inicializador">IniciarW5</text:user-defined></text:span><text:span text:style-name="T35"> se pueden setear además todas las variables que consideren necesarias, como ser: GRUPO, ARRIDIR, RECHDIR, BINDIR, MAEDIR, REPODIR, LOGDIR LOGEXT, etc. y cualquier otra variable que se desee emplear en el sistema.</text:span></text:h>
        </text:list-item>
      </text:list>
      <text:p text:style-name="P79"><text:span text:style-name="T66">TP SO7508 </text:span><text:span text:style-name="T66"><text:user-defined style:data-style-name="N0" text:name="Cuatrimestre">Segundo Cuatrimestre 2012</text:user-defined></text:span><text:span text:style-name="T66">. Tema </text:span><text:span text:style-name="T69"><text:user-defined style:data-style-name="N0" text:name="Tema">W</text:user-defined></text:span><text:span text:style-name="T69"> </text:span><text:span text:style-name="T66">Copyright © Grupo xx</text:span></text:p>
      <text:p text:style-name="P81"/>
      <text:p text:style-name="P78"><text:span text:style-name="T66">Librería del Sistema: </text:span><text:span text:style-name="T18">CONFDIR </text:span><text:span text:style-name="T66">(mostrar path y listar archivos)</text:span></text:p>
      <text:p text:style-name="P81"/>
      <text:p text:style-name="P80">Ejecutables: BINDIR (mostrar path y listar archivos)</text:p>
      <text:p text:style-name="P81"/>
      <text:p text:style-name="P80">Archivos maestros: MAEDIR (mostrar path y listar archivos)</text:p>
      <text:p text:style-name="P81"/>
      <text:p text:style-name="P81">Directorio de arribo de archivos externos: ARRIDIR</text:p>
      <text:p text:style-name="P81"/>
      <text:p text:style-name="P81">Archivos externos aceptados: ACEPDIR</text:p>
      <text:p text:style-name="P81"/>
      <text:p text:style-name="P81">Archivos externos rechazados: RECHDIR</text:p>
      <text:p text:style-name="P81"/>
      <text:p text:style-name="P81">Archivos procesados: PROCDIR</text:p>
      <text:p text:style-name="P81"/>
      <text:p text:style-name="P81">Reportes de salida: REPODIR</text:p>
      <text:p text:style-name="P81"/>
      <text:p text:style-name="P81">Logs de auditoria del Sistema: LOGDIR/&lt;comando&gt;.LOGEXT</text:p>
      <text:p text:style-name="P81"/>
      <text:p text:style-name="P81">(listar todas las otras variables que deseen mostrar)</text:p>
      <text:p text:style-name="P81"/>
      <text:p text:style-name="P81">Estado del Sistema: INICIALIZADO</text:p>
      <text:list xml:id="list2083282114" text:continue-numbering="true" text:style-name="WW8Num28">
        <text:list-item>
          <text:h text:style-name="P260" text:outline-level="6"><text:span text:style-name="T35">Luego del seteo de las variables de ambiente y de la verificación de las condiciones óptimas para la ejecución</text:span><text:span text:style-name="T35"> (pasos 2, 3 y 4), se debe invocar al script </text:span><text:span text:style-name="T35"><text:user-defined style:data-style-name="N0" text:name="Demonio">DetectaW5</text:user-defined></text:span><text:span text:style-name="T35"> siempre que </text:span><text:span text:style-name="T35"><text:user-defined style:data-style-name="N0" text:name="Demonio">DetectaW5</text:user-defined></text:span><text:span text:style-name="T35"> no se esté ejecutando (verificar con ps).</text:span></text:h>
          <text:list>
            <text:list-item>
              <text:h text:style-name="P260" text:outline-level="6"><text:span text:style-name="T35">Si </text:span><text:span text:style-name="T35"><text:user-defined style:data-style-name="N0" text:name="Demonio">DetectaW5</text:user-defined></text:span><text:span text:style-name="T35"> se inicia correctamente,</text:span><text:span text:style-name="T9"> mostrar y grabar en el log:</text:span></text:h>
            </text:list-item>
          </text:list>
        </text:list-item>
      </text:list>
      <text:p text:style-name="P78"><text:span text:style-name="T66">Demonio corriendo bajo el Nro: &lt;process id de </text:span><text:span text:style-name="T34"><text:user-defined style:data-style-name="N0" text:name="Demonio">DetectaW5</text:user-defined></text:span><text:span text:style-name="T66">&gt;</text:span></text:p>
      <text:p text:style-name="P80"/>
      <text:p text:style-name="P79"><text:span text:style-name="T66">Proceso de Inicialización Concluido</text:span></text:p>
      <text:list xml:id="list621490280" text:continue-numbering="true" text:style-name="WW8Num28">
        <text:list-item>
          <text:list>
            <text:list-item>
              <text:h text:style-name="P260" text:outline-level="6"><text:span text:style-name="T35">Si </text:span><text:span text:style-name="T35"><text:user-defined style:data-style-name="N0" text:name="Demonio">DetectaW5</text:user-defined></text:span><text:span text:style-name="T35"> no se inicia correctamente, <text:s/></text:span><text:span text:style-name="T9">mostrar y grabar en el log:</text:span></text:h>
            </text:list-item>
          </text:list>
        </text:list-item>
      </text:list>
      <text:p text:style-name="P80"/>
      <text:p text:style-name="P79"><text:span text:style-name="T66">Proceso de Inicialización Concluido</text:span></text:p>
      <text:list xml:id="list1958917268" text:continue-numbering="true" text:style-name="WW8Num28">
        <text:list-item>
          <text:h text:style-name="P261" text:outline-level="6">Ir a FIN</text:h>
        </text:list-item>
        <text:list-item>
          <text:h text:style-name="P258" text:outline-level="6">FINAL: </text:h>
        </text:list-item>
      </text:list>
      <text:h text:style-name="P254" text:outline-level="6"><text:span text:style-name="T35"><text:user-defined style:data-style-name="N0" text:name="Inicializador">IniciarW5</text:user-defined></text:span><text:span text:style-name="T35"> debe setear las variables de ambiente </text:span><text:span text:style-name="T34">una sola vez por cada sesión de usuario</text:span><text:span text:style-name="T35">. Si el ambiente ya fue inicializado y se intenta ejecutar nuevamente este comando, explicar la situación, mostrar un mensaje de advertencia con el contenido de las variables ya seteadas e ir a FIN</text:span></text:h>
      <text:p text:style-name="P79"><text:span text:style-name="T66">TP SO7508 </text:span><text:span text:style-name="T66"><text:user-defined style:data-style-name="N0" text:name="Cuatrimestre">Segundo Cuatrimestre 2012</text:user-defined></text:span><text:span text:style-name="T66">. Tema </text:span><text:span text:style-name="T69"><text:user-defined style:data-style-name="N0" text:name="Tema">W</text:user-defined></text:span><text:span text:style-name="T69"> </text:span><text:span text:style-name="T66">Copyright © Grupo xx</text:span></text:p>
      <text:p text:style-name="P81"/>
      <text:p text:style-name="P78"><text:span text:style-name="T66">Librería del Sistema: </text:span><text:span text:style-name="T18">CONFDIR </text:span><text:span text:style-name="T66">(mostrar path y listar archivos)</text:span></text:p>
      <text:p text:style-name="P81"><text:soft-page-break/></text:p>
      <text:p text:style-name="P80">Ejecutables: BINDIR (mostrar path y listar archivos)</text:p>
      <text:p text:style-name="P81"/>
      <text:p text:style-name="P80">Archivos maestros: MAEDIR (mostrar path y listar archivos)</text:p>
      <text:p text:style-name="P81"/>
      <text:p text:style-name="P81">Directorio de arribo de archivos externos: ARRIDIR</text:p>
      <text:p text:style-name="P81"/>
      <text:p text:style-name="P81">Archivos externos aceptados: ACEPDIR</text:p>
      <text:p text:style-name="P81"/>
      <text:p text:style-name="P81">Archivos externos rechazados: RECHDIR</text:p>
      <text:p text:style-name="P81"/>
      <text:p text:style-name="P81">Archivos procesados: PROCDIR</text:p>
      <text:p text:style-name="P81"/>
      <text:p text:style-name="P81">Reportes de salida: REPODIR</text:p>
      <text:p text:style-name="P81"/>
      <text:p text:style-name="P81">Logs de auditoria del Sistema: LOGDIR/&lt;comando&gt;.LOGEXT</text:p>
      <text:p text:style-name="P81"/>
      <text:p text:style-name="P81">(listar todas las otras variables que deseen mostrar)</text:p>
      <text:p text:style-name="P81"/>
      <text:p text:style-name="P81">Estado del Sistema: INICIALIZADO</text:p>
      <text:p text:style-name="P81"/>
      <text:p text:style-name="P81">No es posible efectuar una reinicializar el sistema. </text:p>
      <text:p text:style-name="P81"/>
      <text:p text:style-name="P79"><text:span text:style-name="T66">Proceso de Inicialización Cancelado</text:span></text:p>
      <text:list xml:id="list667195908" text:continue-numbering="true" text:style-name="WW8Num28">
        <text:list-item>
          <text:h text:style-name="P257" text:outline-level="6">FIN</text:h>
        </text:list-item>
      </text:list>
      <text:p text:style-name="Standard"><text:span text:style-name="T66">Cerrar el archivo de log</text:span></text:p>
      <text:p text:style-name="P21">Terminar el proceso</text:p>
      <text:h text:style-name="P252" text:outline-level="2">Comando de Detección de Arribo de Archivos: <text:user-defined style:data-style-name="N0" text:name="Demonio">DetectaW5</text:user-defined></text:h>
      <text:h text:style-name="P265" text:outline-level="3">Descripción</text:h>
      <text:p text:style-name="P67"><text:span text:style-name="T34">El propósito de este comando es detectar la llegada de archivos al directorio </text:span><text:span text:style-name="T34">ARRIDIR, efectuar la validación del nombre del archivo que detecta y ponerlo a disposición del siguiente paso. Si el archivo no es válido, <text:s/>debe rechazarlo. </text:span></text:p>
      <text:list xml:id="list948206139" text:style-name="WW8Num32">
        <text:list-item>
          <text:p text:style-name="P207">Es el segundo en orden de ejecución</text:p>
        </text:list-item>
        <text:list-item>
          <text:p text:style-name="P212"><text:span text:style-name="T34">Es un proceso del tipo “Demonio”</text:span><text:span text:style-name="T34"> : </text:span></text:p>
          <text:list>
            <text:list-item>
              <text:p text:style-name="P207">Un demonio, daemon o dæmon (de sus siglas en inglés Disk And Execution Monitor), es un tipo especial de proceso informático que se ejecuta en segundo plano en vez de ser controlado directamente por el usuario (es un proceso no interactivo). Este tipo de programas se ejecutan de forma continua (infinita).</text:p>
            </text:list-item>
          </text:list>
        </text:list-item>
        <text:list-item>
          <text:p text:style-name="P212"><text:span text:style-name="T34">Se dispara </text:span><text:span text:style-name="T34">automáticamente</text:span></text:p>
        </text:list-item>
        <text:list-item>
          <text:p text:style-name="P212"><text:span text:style-name="T34">Graba en el </text:span><text:span text:style-name="T34">archivo de Log, solo cuando efectúa el movimiento de recepción o rechazo</text:span></text:p>
        </text:list-item>
        <text:list-item>
          <text:p text:style-name="P212"><text:span text:style-name="T34">Invoca, si corresponde, al siguiente paso </text:span></text:p>
        </text:list-item>
      </text:list>
      <text:p text:style-name="P67"><text:span text:style-name="T34">Los </text:span><text:span text:style-name="T34">instaladores envían a la central un archivo diario de instalaciones realizadas.</text:span></text:p>
      <text:p text:style-name="P67"><text:span text:style-name="T34">Estos archivos poseen un nombre especifico cuyo formato es</text:span><text:span text:style-name="T34">: &lt;sis_id&gt;_&lt;fecha <text:s/>con formato aaaa.mm-dd&gt;</text:span></text:p>
      <text:p text:style-name="P69"><text:span text:style-name="Énfasis_20_sutil">Ejemplos: <text:tab/></text:span><text:span text:style-name="T70">sasapp_2012-09-30 <text:tab/>soapp1_2011-12-31<text:tab/></text:span></text:p>
      <text:p text:style-name="P68">Si en ARRIDIR se reciben otro tipo de archivos, se los debe rechazar</text:p>
      <text:p text:style-name="P67"><text:span text:style-name="T34">Como es un proceso del tipo demonio, este script no posee condición de fin, corre en forma permanente, en background. Para detener temporalmente el chequeo sobre el directorio ARRIDIR, el comando debe d</text:span><text:span text:style-name="T34">ormir un tiempo x y volver al punto de chequeo.</text:span></text:p>
      <text:p text:style-name="P68">Queda a consideración de cada grupo el valor que se asigna a la variable de tiempo x, para la prueba del TP se solicitará modificar el valor usando vi.</text:p>
      <text:p text:style-name="P67"><text:span text:style-name="T34">Se solicita además proporcionar los comandos StopD y StartD para arrancar o detener al demonio.</text:span><text:span text:style-name="T34"> </text:span></text:p>
      <text:p text:style-name="P68">No se puede arrancar el demonio si la inicialización de ambiente no fue realizada o si ya existe otro demonio corriendo.</text:p>
      <text:h text:style-name="P272" text:outline-level="4">Pasos sugeridos</text:h>
      <text:list xml:id="list1342630710" text:style-name="WW8Num27">
        <text:list-item>
          <text:p text:style-name="P213"><text:span text:style-name="T34">Verificar si se puede iniciar la ejecución del comando (inicialización de ambiente realizada, </text:span><text:span text:style-name="T34">y que no haya otro demonio corriendo). </text:span></text:p>
          <text:list>
            <text:list-item>
              <text:p text:style-name="P208">Si no se puede iniciar, cancelar el comando</text:p>
            </text:list-item>
            <text:list-item>
              <text:p text:style-name="P208">Si se puede iniciar, seguir en el siguiente paso</text:p>
            </text:list-item>
          </text:list>
        </text:list-item>
        <text:list-item>
          <text:p text:style-name="P213"><text:span text:style-name="T34">Se debe chequear la existencia de archivos en el directorio ARRIDIR y </text:span><text:span text:style-name="T34">si existen archivos, por cada archivo que se detecta</text:span></text:p>
          <text:list>
            <text:list-item>
              <text:p text:style-name="P213"><text:span text:style-name="T34">Verificar </text:span><text:span text:style-name="T34">que el archivo sea un archivo común, de texto. Los archivos de cualquier otro tipo, se rechazan. </text:span></text:p>
            </text:list-item>
            <text:list-item>
              <text:p text:style-name="P213"><text:span text:style-name="T34">Verificar que el formato del nombre del archivo sea correcto: CodigoDelSistema_aaaa-mm-dd, Los archivos con nombres que no se correspondan con el formato esperado, se rechazan.</text:span></text:p>
            </text:list-item>
            <text:list-item>
              <text:p text:style-name="P213"><text:span text:style-name="T34">Verificar que la primera parte del nombre sea un código de sistema existente en el archivo maestro de sistemas (SIS_ID)</text:span></text:p>
            </text:list-item>
            <text:list-item>
              <text:p text:style-name="P208">Verificar que la segunda parte del nombre sea una fecha valida</text:p>
            </text:list-item>
            <text:list-item>
              <text:p text:style-name="P208">Verificar además que esa fecha sea tal que:</text:p>
            </text:list-item>
          </text:list>
        </text:list-item>
      </text:list>
      <text:list xml:id="list797766017" text:style-name="WW8Num35">
        <text:list-item>
          <text:list>
            <text:list-item>
              <text:list>
                <text:list-item>
                  <text:p text:style-name="P110">Fecha&lt;= fecha corriente (fecha de hoy) </text:p>
                </text:list-item>
                <text:list-item>
                  <text:p text:style-name="P110">Fecha &gt;= a la fecha de alta del sistema (SIS_ALTA)</text:p>
                </text:list-item>
                <text:list-item>
                  <text:p text:style-name="P214"><text:span text:style-name="T34">Fecha &lt;= a la fecha de baja del sistema</text:span><text:span text:style-name="Footnote_20_Symbol"><text:span text:style-name="T34"><text:note text:id="ftn6" text:note-class="footnote"><text:note-citation>6</text:note-citation><text:note-body><text:p text:style-name="Footnote"><text:s/><text:span text:style-name="T15">La fecha de Baja puede no estar informada cuando el sistema aun no está dado de baja</text:span></text:p></text:note-body></text:note></text:span></text:span><text:span text:style-name="T34"> (SIS_BAJA)</text:span></text:p>
                </text:list-item>
              </text:list>
            </text:list-item>
          </text:list>
        </text:list-item>
      </text:list>
      <text:list xml:id="list1101020524" text:continue-list="list1342630710" text:style-name="WW8Num27">
        <text:list-item>
          <text:list>
            <text:list-item>
              <text:p text:style-name="P213"><text:span text:style-name="T34">Si el nombre del archivo es válido </text:span><text:span text:style-name="T34">mover el archivo aceptado a ACEPDIR empleando la función <text:s/>MoverW5 y grabar en el log el mensaje de éxito</text:span></text:p>
            </text:list-item>
            <text:list-item>
              <text:p text:style-name="P213"><text:span text:style-name="T34">Si </text:span><text:span text:style-name="T34">el nombre del archivo no es válido mover el archivo a RECHDIR empleando la función MoverW5, grabar en el log el mensaje de rechazo aclarando cual es el motivo: nombre del archivo con formato invalido, tipo de archivo invalido, sistema inexistente, fecha invalida, fecha posterior a la fecha de baja, fecha posterior al día de hoy, fecha anterior a la fecha de alta o cualquier otro error que consideren pertinente indicar.</text:span></text:p>
            </text:list-item>
          </text:list>
        </text:list-item>
      </text:list>
      <text:p text:style-name="P67"><text:span text:style-name="T34">Una vez que se hayan procesado todos los archivos que existen en ARRIDIR se debe c</text:span><text:span text:style-name="T34">hequear la existencia de archivos en el directorio ACEPDIR (ya sean del ciclo actual o de ciclos anteriores). </text:span></text:p>
      <text:list xml:id="list1451894613" text:continue-numbering="true" text:style-name="WW8Num27">
        <text:list-item>
          <text:p text:style-name="P213"><text:span text:style-name="T34">Si existen archivos en </text:span><text:span text:style-name="T34">ACEPDIR</text:span></text:p>
          <text:list>
            <text:list-item>
              <text:p text:style-name="P213"><text:span text:style-name="T34">Invocar al Comando </text:span><text:span text:style-name="T34"><text:user-defined style:data-style-name="N0" text:name="Poceso">BuscarW5</text:user-defined></text:span><text:span text:style-name="T34">, siempre éste no se esté ejecutando.</text:span></text:p>
            </text:list-item>
            <text:list-item>
              <text:p text:style-name="P213"><text:span text:style-name="T34">Si arranca correctamente se debe mostrar por pantalla el process id de </text:span><text:span text:style-name="T34"><text:user-defined style:data-style-name="N0" text:name="Poceso">BuscarW5</text:user-defined></text:span><text:span text:style-name="T34">. Si da algún tipo de error se debe mostrar por pantalla el mensaje explicativo</text:span></text:p>
            </text:list-item>
          </text:list>
        </text:list-item>
      </text:list>
      <text:h text:style-name="P252" text:outline-level="2">Proceso Principal: <text:span text:style-name="T14"><text:user-defined style:data-style-name="N0" text:name="Poceso">BuscarW5</text:user-defined></text:span></text:h>
      <text:h text:style-name="P265" text:outline-level="3">Descripción</text:h>
      <text:p text:style-name="P40"><text:span text:style-name="T34">El propósito de este comando es</text:span><text:span text:style-name="T34"> procesar los archivos de logueo aceptados, aplicar los patrones de búsqueda apropiados y grabar los resultados</text:span><text:span text:style-name="T14"> en los archivos correspondientes.</text:span></text:p>
      <text:list xml:id="list675785622" text:style-name="WW8Num31">
        <text:list-item>
          <text:list>
            <text:list-item>
              <text:p text:style-name="P200"><text:span text:style-name="T34">Es el </text:span><text:span text:style-name="T34">tercero en orden de ejecución</text:span></text:p>
            </text:list-item>
            <text:list-item>
              <text:p text:style-name="P185">Se dispara automáticamente</text:p>
            </text:list-item>
            <text:list-item>
              <text:p text:style-name="P185">Graba en el archivo de Log</text:p>
            </text:list-item>
          </text:list>
        </text:list-item>
      </text:list>
      <text:p text:style-name="P40"><text:span text:style-name="T34">No se </text:span><text:span text:style-name="T34">debe ejecutar el comando si la inicialización de ambiente no fue realizada o si ya existe otro </text:span><text:span text:style-name="T14"><text:user-defined style:data-style-name="N0" text:name="Poceso">BuscarW5</text:user-defined></text:span><text:span text:style-name="T34"> corriendo.</text:span></text:p>
      <text:p text:style-name="P40"><text:span text:style-name="T34">Los </text:span><text:span text:style-name="T34">sistemas envían al repositorio de arribos el archivo de logueo. Cada archivo de logueo corresponde a un sistema y un día particular. Si se detecta que un archivo de logueo vino duplicado, rechazarlo grabándolo en RECHDIR.</text:span></text:p>
      <text:p text:style-name="P40"><text:span text:style-name="T34">Cada sistema genera </text:span><text:span text:style-name="T34">archivos de logueo diferentes, por lo tanto no es posible dar un formato fijo para cada uno de ellos.</text:span></text:p>
      <text:p text:style-name="P42">En el maestro de patrones se indica la expresión regular a aplicar sobre los registros de logueo.</text:p>
      <text:p text:style-name="P42">Si se produce un hallazgo, entonces se debe generar el resultado de acuerdo al contexto establecido</text:p>
      <text:p text:style-name="P40"><text:span text:style-name="T34">El contexto puede ser de dos tipos</text:span></text:p>
      <text:list xml:id="list896289304" text:style-name="WW8Num55">
        <text:list-item>
          <text:p text:style-name="P186">Contexto del tipo línea</text:p>
          <text:list>
            <text:list-item>
              <text:p text:style-name="P186">En el contexto del tipo línea se deben grabar registros completos en el archivo de resultados</text:p>
            </text:list-item>
            <text:list-item>
              <text:p text:style-name="P201"><text:span text:style-name="T37">E</text:span><text:span text:style-name="T37">l punto de partida siempre</text:span><text:span text:style-name="T34"> es el número de registro relativo respecto de la línea en donde se materializa el hallazgo. Ejemplos: </text:span></text:p>
              <text:list>
                <text:list-item>
                  <text:p text:style-name="P111">Si DESDE = 1, es la línea en donde se materializa el hallazgo</text:p>
                </text:list-item>
                <text:list-item>
                  <text:p text:style-name="P114"><text:span text:style-name="T34">Si DESDE = 2, es la línea siguiente a la línea en donde se materializa el hallazgo, y así, siguiendo.</text:span></text:p>
                </text:list-item>
              </text:list>
            </text:list-item>
            <text:list-item>
              <text:p text:style-name="P114"><text:span text:style-name="T37">El punto de fin</text:span><text:span text:style-name="T34"> es una cantidad de registros relativa respecto de la línea donde se materializa el hallazgo. Siempre HASTA es &gt;= a DESDE</text:span></text:p>
            </text:list-item>
            <text:list-item>
              <text:p text:style-name="P186">Con los campos DESDE-HASTA se determina la cantidad de registros a grabar</text:p>
              <text:list>
                <text:list-item>
                  <text:p text:style-name="P114"><text:span text:style-name="T34">DESDE = HASTA </text:span><text:span text:style-name="T47"></text:span><text:span text:style-name="T34"> 1 solo registro, ejemplo DESDE = 1 HASTA = 1, se debe grabar solo el registro del hallazgo </text:span></text:p>
                </text:list-item>
                <text:list-item>
                  <text:p text:style-name="P114"><text:span text:style-name="T34">DESDE = 3 y HASTA= 5 </text:span><text:span text:style-name="T47"></text:span><text:span text:style-name="T34"> se deben grabar 3 registros. </text:span></text:p>
                </text:list-item>
              </text:list>
            </text:list-item>
          </text:list>
        </text:list-item>
        <text:list-item>
          <text:p text:style-name="P111">Contexto del tipo carácter</text:p>
          <text:list>
            <text:list-item>
              <text:p text:style-name="P186">En el contexto del tipo carácter se debe grabar solo una porción del registro en el archivo de resultados</text:p>
            </text:list-item>
            <text:list-item>
              <text:p text:style-name="P201"><text:span text:style-name="T37">E</text:span><text:span text:style-name="T37">l punto de partida siempre</text:span><text:span text:style-name="T34"> es la posición relativa respecto al primer carácter de la línea en donde se materializa el hallazgo. Ejemplos:</text:span></text:p>
              <text:list>
                <text:list-item>
                  <text:p text:style-name="P111">Si DESDE = 1, es el primer carácter de la línea.</text:p>
                </text:list-item>
                <text:list-item>
                  <text:p text:style-name="P111">Si DESDE = 2, es el segundo carácter de la línea.</text:p>
                </text:list-item>
              </text:list>
            </text:list-item>
            <text:list-item>
              <text:p text:style-name="P114"><text:span text:style-name="T37">El punto de fin siempre</text:span><text:span text:style-name="T34"> es una posición relativa respecto al primer carácter de la línea en donde se materializa el hallazgo. Siempre HASTA es &gt;= a DESDE</text:span></text:p>
            </text:list-item>
            <text:list-item>
              <text:p text:style-name="P186">Con los campos DESDE-HASTA se determina la cantidad de caracteres a grabar</text:p>
              <text:list>
                <text:list-item>
                  <text:p text:style-name="P114"><text:soft-page-break/><text:span text:style-name="T34">DESDE = HASTA </text:span><text:span text:style-name="T47"></text:span><text:span text:style-name="T34"> 1 solo carácter, ejemplo DESDE = 1 HASTA = 1, se debe grabar solo el primer carácter del registro </text:span></text:p>
                </text:list-item>
                <text:list-item>
                  <text:p text:style-name="P114"><text:span text:style-name="T34">DESDE = 3 y HASTA= 5 </text:span><text:span text:style-name="T47"></text:span><text:span text:style-name="T34"> se deben grabar los caracteres 3, 4, 5, es decir 3 caracteres</text:span></text:p>
                </text:list-item>
              </text:list>
            </text:list-item>
          </text:list>
        </text:list-item>
      </text:list>
      <text:h text:style-name="P274" text:outline-level="4">Pasos sugeridos</text:h>
      <text:list xml:id="list1586351725" text:style-name="WW8Num24">
        <text:list-item>
          <text:p text:style-name="P202"><text:span text:style-name="T34">Verificar si se puede iniciar la ejecución del comando (inicialización de ambiente realizada, y que no haya otro </text:span><text:span text:style-name="T14"><text:user-defined style:data-style-name="N0" text:name="Poceso">BuscarW5</text:user-defined></text:span><text:span text:style-name="T67"> </text:span><text:span text:style-name="T34">corriendo). </text:span></text:p>
        </text:list-item>
      </text:list>
      <text:list xml:id="list1189730175" text:style-name="WW8Num18">
        <text:list-item>
          <text:p text:style-name="P203"><text:span text:style-name="T34">Si no se puede iniciar, mostrar un mensaje explicativo y terminar la ejecución de éste.</text:span></text:p>
        </text:list-item>
        <text:list-item>
          <text:p text:style-name="P187">Si se puede iniciar, seguir en el siguiente paso</text:p>
        </text:list-item>
      </text:list>
      <text:list xml:id="list1418087593" text:continue-list="list1586351725" text:style-name="WW8Num24">
        <text:list-item>
          <text:p text:style-name="P188">Inicializar el Log</text:p>
        </text:list-item>
      </text:list>
      <text:list xml:id="list1475130990" text:continue-list="list1189730175" text:style-name="WW8Num18">
        <text:list-item>
          <text:p text:style-name="P187">Determinar la cantidad de registros a procesar</text:p>
        </text:list-item>
        <text:list-item>
          <text:p text:style-name="P203"><text:span text:style-name="T34">Determinar el número de ciclo </text:span></text:p>
        </text:list-item>
      </text:list>
      <text:p text:style-name="P70"><text:span text:style-name="T34">El número</text:span><text:span text:style-name="T34"> de ciclo es un número secuencial que se incrementa en 1 cada vez que se ejecuta </text:span><text:span text:style-name="T14"><text:user-defined style:data-style-name="N0" text:name="Poceso">BuscarW5</text:user-defined></text:span><text:span text:style-name="T14">.</text:span></text:p>
      <text:p text:style-name="P70"><text:span text:style-name="T67">S</text:span><text:span text:style-name="T34">e puede emplear la variable SECUENCIA2 del archivo de configuración para almacenar el último número de ciclo usado. </text:span></text:p>
      <text:list xml:id="list548868213" text:continue-numbering="true" text:style-name="WW8Num18">
        <text:list-item>
          <text:p text:style-name="P187">Grabar en el Log</text:p>
        </text:list-item>
      </text:list>
      <text:p text:style-name="P86"><text:span text:style-name="T66">Inicio </text:span><text:span text:style-name="T14"><text:user-defined style:data-style-name="N0" text:name="Poceso">BuscarW5</text:user-defined></text:span><text:span text:style-name="T66"> – Ciclo Nro.: nnn - Cantidad de Archivos: xxx </text:span></text:p>
      <text:list xml:id="list681765185" text:continue-list="list1418087593" text:style-name="WW8Num24">
        <text:list-item>
          <text:p text:style-name="P202"><text:span text:style-name="T34">Procesar </text:span><text:span text:style-name="T34">Un Archivo aceptado</text:span></text:p>
        </text:list-item>
      </text:list>
      <text:list xml:id="list1120711543" text:continue-list="list548868213" text:style-name="WW8Num18">
        <text:list-item>
          <text:p text:style-name="P203"><text:span text:style-name="T34">Los archivos de input se encuentran en </text:span><text:span text:style-name="T34">ACEPDIR. Grabar en el log:</text:span></text:p>
        </text:list-item>
      </text:list>
      <text:p text:style-name="P87">Archivo a procesar: nombre completo </text:p>
      <text:list xml:id="list838691493" text:continue-list="list681765185" text:style-name="WW8Num24">
        <text:list-item>
          <text:p text:style-name="P202"><text:span text:style-name="T34">Verificar que no sea un </text:span><text:span text:style-name="T34">archivo duplicado</text:span></text:p>
        </text:list-item>
      </text:list>
      <text:list xml:id="list406771596" text:continue-list="list1120711543" text:style-name="WW8Num18">
        <text:list-item>
          <text:p text:style-name="P203"><text:span text:style-name="T34">Analizar </text:span><text:span text:style-name="T34">el directorio PROCDIR. Si en ese directorio ya existe un archivo de igual nombre, entonces el archivo a procesar se lo considerará duplicado. En este caso, mover el archivo a RECHDIR empleando la función </text:span><text:span text:style-name="T34"><text:user-defined style:data-style-name="N0" text:name="Mover">MoverW5</text:user-defined></text:span><text:span text:style-name="T34">, grabar en log y seguir con el siguiente archivo aceptado</text:span></text:p>
        </text:list-item>
        <text:list-item>
          <text:p text:style-name="P203"><text:span text:style-name="T34">Si no está duplicad</text:span><text:span text:style-name="T34">o, seguir en el siguiente paso</text:span></text:p>
        </text:list-item>
      </text:list>
      <text:list xml:id="list2154988175" text:continue-list="list838691493" text:style-name="WW8Num24">
        <text:list-item>
          <text:p text:style-name="P188">Determinar los patrones a aplicar</text:p>
        </text:list-item>
      </text:list>
      <text:list xml:id="list1834255517" text:continue-list="list406771596" text:style-name="WW8Num18">
        <text:list-item>
          <text:p text:style-name="P203"><text:span text:style-name="T34">Buscar en el archivo de patrones (maedir/patrones) que patrones son aplicables al archivo. Para ello usar el código del sistema que se </text:span><text:span text:style-name="T34">obtiene a partir del nombre del archivo</text:span></text:p>
        </text:list-item>
        <text:list-item>
          <text:p text:style-name="P187">Si para ese código de sistema no hay patrones a aplicar, grabar en el log un mensaje descriptivo de la situación y seguir con el siguiente archivo aceptado.</text:p>
        </text:list-item>
      </text:list>
      <text:p text:style-name="P87">No hay patrones aplicables para este archivo</text:p>
      <text:list xml:id="list993572433" text:continue-numbering="true" text:style-name="WW8Num18">
        <text:list-item>
          <text:p text:style-name="P187">Si para ese código de sistema existe al menos un patrón a aplicable, seguir en el siguiente paso</text:p>
        </text:list-item>
      </text:list>
      <text:list xml:id="list206964119" text:continue-list="list2154988175" text:style-name="WW8Num24">
        <text:list-item>
          <text:p text:style-name="P188">Para cada patrón a aplicar</text:p>
        </text:list-item>
      </text:list>
      <text:list xml:id="list1808526980" text:continue-list="list993572433" text:style-name="WW8Num18">
        <text:list-item>
          <text:p text:style-name="P187">Inicializar el contador de cantidad de hallazgos en 0</text:p>
        </text:list-item>
        <text:list-item>
          <text:p text:style-name="P203"><text:span text:style-name="T34">Recorrer los registros del archivo a procesar y </text:span><text:span text:style-name="T34">aplicar a cada uno de ellos (a todos sin excepción) la búsqueda definida para ese patrón</text:span></text:p>
        </text:list-item>
        <text:list-item>
          <text:p text:style-name="P203"><text:span text:style-name="T34">Si no se produce ningún hallazgo seguir en el paso </text:span><text:span text:style-name="T39">FIN de PATRON</text:span></text:p>
        </text:list-item>
        <text:list-item>
          <text:p text:style-name="P203"><text:span text:style-name="T34">Si se produce algún hallazgo</text:span><text:span text:style-name="T34">, seguir en el siguiente paso.</text:span></text:p>
        </text:list-item>
      </text:list>
      <text:list xml:id="list438383339" text:continue-list="list206964119" text:style-name="WW8Num24">
        <text:list-item>
          <text:p text:style-name="P188">Para cada hallazgo </text:p>
        </text:list-item>
      </text:list>
      <text:list xml:id="list1501237536" text:continue-list="list1808526980" text:style-name="WW8Num18">
        <text:list-item>
          <text:p text:style-name="P203"><text:soft-page-break/><text:span text:style-name="T34">Incrementar en 1 la cantidad de hallazgos para ese archivo con ese patrón</text:span><text:span text:style-name="T34">. Puede ser que el patrón se encuentre más de una vez dentro de la misma línea, en este caso solo considerar el primero de ellos, dado que a los efectos prácticos el resultado será el mismo para cualquiera de los hallazgos que se produzcan dentro de una misma línea.</text:span></text:p>
        </text:list-item>
        <text:list-item>
          <text:p text:style-name="P203"><text:span text:style-name="T34">G</text:span><text:span text:style-name="T34">rabar el archivo de resultado detallado de acuerdo al contexto aplicable, esto puede ser: </text:span></text:p>
        </text:list-item>
      </text:list>
      <text:list xml:id="list1807225403" text:style-name="WW8Num30">
        <text:list-item>
          <text:p text:style-name="P189">grabar solo un registro en el archivo de resultado detallado.</text:p>
        </text:list-item>
        <text:list-item>
          <text:p text:style-name="P189">grabar un bloque de registros en el archivo de resultado detallado.</text:p>
        </text:list-item>
      </text:list>
      <text:p text:style-name="P53"><text:span text:style-name="T34">Si el archivo de resultados </text:span><text:span text:style-name="T34">detallados correspondiente al patrón id aplicado no existe, entonces crearlo. Si existe, agregarle los registros. </text:span></text:p>
      <table:table table:name="Tabla13" table:style-name="Tabla13">
        <table:table-column table:style-name="Tabla13.A"/>
        <table:table-column table:style-name="Tabla13.B"/>
        <table:table-row table:style-name="Tabla13.1">
          <table:table-cell table:style-name="Tabla13.A1" office:value-type="string">
            <text:p text:style-name="P15">Campo</text:p>
          </table:table-cell>
          <table:table-cell table:style-name="Tabla13.B1" office:value-type="string">
            <text:p text:style-name="P15">Descripción</text:p>
          </table:table-cell>
        </table:table-row>
        <table:table-row table:style-name="Tabla13.1">
          <table:table-cell table:style-name="Tabla13.A1" office:value-type="string">
            <text:p text:style-name="P15">Ciclo de Búsqueda</text:p>
          </table:table-cell>
          <table:table-cell table:style-name="Tabla13.B1" office:value-type="string">
            <text:p text:style-name="P14">Determinado en el paso 2.d</text:p>
          </table:table-cell>
        </table:table-row>
        <table:table-row table:style-name="Tabla13.1">
          <table:table-cell table:style-name="Tabla13.A1" office:value-type="string">
            <text:p text:style-name="P15">Nombre del Archivo</text:p>
          </table:table-cell>
          <table:table-cell table:style-name="Tabla13.B1" office:value-type="string">
            <text:p text:style-name="P18">Nombre del Archivo Procesado</text:p>
          </table:table-cell>
        </table:table-row>
        <table:table-row table:style-name="Tabla13.1">
          <table:table-cell table:style-name="Tabla13.A1" office:value-type="string">
            <text:p text:style-name="P14"><text:span text:style-name="T32">Número de Registro </text:span><text:span text:style-name="T32"><text:s/>usado en el resultado</text:span></text:p>
          </table:table-cell>
          <table:table-cell table:style-name="Tabla13.B1" office:value-type="string">
            <text:p text:style-name="P14"><text:span text:style-name="T29">Número del registro </text:span><text:span text:style-name="T29">de la línea del archivo procesado usada para grabar el resultado. </text:span></text:p>
          </table:table-cell>
        </table:table-row>
        <table:table-row table:style-name="Tabla13.1">
          <table:table-cell table:style-name="Tabla13.A1" office:value-type="string">
            <text:p text:style-name="P15">Resultado</text:p>
          </table:table-cell>
          <table:table-cell table:style-name="Tabla13.B1" office:value-type="string">
            <text:p text:style-name="P18">Resultado obtenido de acuerdo al contexto aplicado</text:p>
          </table:table-cell>
        </table:table-row>
      </table:table>
      <text:list xml:id="list1150992080" text:continue-list="list1501237536" text:style-name="WW8Num18">
        <text:list-item>
          <text:p text:style-name="P203"><text:span text:style-name="T41">C</text:span><text:span text:style-name="T41">ontinuar con la búsqueda a partir del registro posterior a la línea del hallazgo (no saltear ningún registro por más que este deba ser usado para la grabación en el archivo de resultado detallado)</text:span></text:p>
        </text:list-item>
      </text:list>
      <text:list xml:id="list817083544" text:continue-list="list438383339" text:style-name="WW8Num24">
        <text:list-item>
          <text:p text:style-name="P190">FIN de PATRON</text:p>
        </text:list-item>
      </text:list>
      <text:list xml:id="list692398305" text:continue-list="list1150992080" text:style-name="WW8Num18">
        <text:list-item>
          <text:p text:style-name="P203"><text:span text:style-name="T34">Si el </text:span><text:span text:style-name="T34">archivo de resultados globales correspondiente al patrón id aplicado no existe, entonces crearlo. Si existe, agregarle el nuevo registro. </text:span></text:p>
        </text:list-item>
        <text:list-item>
          <text:p text:style-name="P187">Si no se produjo ningún hallazgo, grabar en rglobales.PAT_ID</text:p>
        </text:list-item>
      </text:list>
      <table:table table:name="Tabla14" table:style-name="Tabla14">
        <table:table-column table:style-name="Tabla14.A"/>
        <table:table-column table:style-name="Tabla14.B"/>
        <table:table-row table:style-name="Tabla14.1">
          <table:table-cell table:style-name="Tabla14.A1" office:value-type="string">
            <text:p text:style-name="P15">Campo</text:p>
          </table:table-cell>
          <table:table-cell table:style-name="Tabla14.B1" office:value-type="string">
            <text:p text:style-name="P15">Descripción</text:p>
          </table:table-cell>
        </table:table-row>
        <table:table-row table:style-name="Tabla14.1">
          <table:table-cell table:style-name="Tabla14.A1" office:value-type="string">
            <text:p text:style-name="P15">Ciclo de Búsqueda</text:p>
          </table:table-cell>
          <table:table-cell table:style-name="Tabla14.B1" office:value-type="string">
            <text:p text:style-name="P41">Determinado en el paso 2.d</text:p>
          </table:table-cell>
        </table:table-row>
        <table:table-row table:style-name="Tabla14.1">
          <table:table-cell table:style-name="Tabla14.A1" office:value-type="string">
            <text:p text:style-name="P15">Nombre del Archivo</text:p>
          </table:table-cell>
          <table:table-cell table:style-name="Tabla14.B1" office:value-type="string">
            <text:p text:style-name="P18">Nombre del archivo procesado</text:p>
          </table:table-cell>
        </table:table-row>
        <table:table-row table:style-name="Tabla14.1">
          <table:table-cell table:style-name="Tabla14.A1" office:value-type="string">
            <text:p text:style-name="P15">Cantidad de Hallazgos</text:p>
          </table:table-cell>
          <table:table-cell table:style-name="Tabla14.B1" office:value-type="string">
            <text:p text:style-name="P14"><text:span text:style-name="T29">0</text:span><text:span text:style-name="T29"> <text:s/></text:span></text:p>
          </table:table-cell>
        </table:table-row>
        <table:table-row table:style-name="Tabla14.1">
          <table:table-cell table:style-name="Tabla14.A1" office:value-type="string">
            <text:p text:style-name="P15">Expresión Regular</text:p>
          </table:table-cell>
          <table:table-cell table:style-name="Tabla14.B1" office:value-type="string">
            <text:p text:style-name="P18">Se obtiene del campo PAT_EXP del maestro de patrones.</text:p>
          </table:table-cell>
        </table:table-row>
        <table:table-row table:style-name="Tabla14.1">
          <table:table-cell table:style-name="Tabla14.A1" office:value-type="string">
            <text:p text:style-name="P15">Contexto de resultado</text:p>
          </table:table-cell>
          <table:table-cell table:style-name="Tabla14.B1" office:value-type="string">
            <text:p text:style-name="P18">Se obtiene del campo PAT_CON del maestro de patrones.</text:p>
          </table:table-cell>
        </table:table-row>
        <table:table-row table:style-name="Tabla14.1">
          <table:table-cell table:style-name="Tabla14.A1" office:value-type="string">
            <text:p text:style-name="P15">Desde</text:p>
          </table:table-cell>
          <table:table-cell table:style-name="Tabla14.B1" office:value-type="string">
            <text:p text:style-name="P18">Se obtiene del campo DESDE del maestro de patrones.</text:p>
          </table:table-cell>
        </table:table-row>
        <table:table-row table:style-name="Tabla14.1">
          <table:table-cell table:style-name="Tabla14.A1" office:value-type="string">
            <text:p text:style-name="P15">Hasta</text:p>
          </table:table-cell>
          <table:table-cell table:style-name="Tabla14.B1" office:value-type="string">
            <text:p text:style-name="P18">Se obtiene del campo HASTA del maestro de patrones.</text:p>
          </table:table-cell>
        </table:table-row>
      </table:table>
      <text:list xml:id="list1010435204" text:continue-numbering="true" text:style-name="WW8Num18">
        <text:list-item>
          <text:p text:style-name="P203"><text:span text:style-name="T34">Si se produjo </text:span><text:span text:style-name="T34">algún hallazgo, grabar en rglobales.PAT_ID</text:span></text:p>
        </text:list-item>
      </text:list>
      <table:table table:name="Tabla15" table:style-name="Tabla15">
        <table:table-column table:style-name="Tabla15.A"/>
        <table:table-column table:style-name="Tabla15.B"/>
        <table:table-row table:style-name="Tabla15.1">
          <table:table-cell table:style-name="Tabla15.A1" office:value-type="string">
            <text:p text:style-name="P15">Campo</text:p>
          </table:table-cell>
          <table:table-cell table:style-name="Tabla15.B1" office:value-type="string">
            <text:p text:style-name="P15">Descripción</text:p>
          </table:table-cell>
        </table:table-row>
        <table:table-row table:style-name="Tabla15.1">
          <table:table-cell table:style-name="Tabla15.A1" office:value-type="string">
            <text:p text:style-name="P15">Ciclo de Búsqueda</text:p>
          </table:table-cell>
          <table:table-cell table:style-name="Tabla15.B1" office:value-type="string">
            <text:p text:style-name="P41">Determinado en el paso 2.d</text:p>
          </table:table-cell>
        </table:table-row>
        <table:table-row table:style-name="Tabla15.1">
          <table:table-cell table:style-name="Tabla15.A1" office:value-type="string">
            <text:p text:style-name="P15">Nombre del Archivo</text:p>
          </table:table-cell>
          <table:table-cell table:style-name="Tabla15.B1" office:value-type="string">
            <text:p text:style-name="P18">Nombre del archivo procesado</text:p>
          </table:table-cell>
        </table:table-row>
        <table:table-row table:style-name="Tabla15.1">
          <table:table-cell table:style-name="Tabla15.A1" office:value-type="string">
            <text:p text:style-name="P15">Cantidad de Hallazgos</text:p>
          </table:table-cell>
          <table:table-cell table:style-name="Tabla15.B1" office:value-type="string">
            <text:p text:style-name="P18">Determinada en este proceso.</text:p>
          </table:table-cell>
        </table:table-row>
        <table:table-row table:style-name="Tabla15.1">
          <table:table-cell table:style-name="Tabla15.A1" office:value-type="string">
            <text:p text:style-name="P15">Expresión Regular</text:p>
          </table:table-cell>
          <table:table-cell table:style-name="Tabla15.B1" office:value-type="string">
            <text:p text:style-name="P18">Se obtiene del campo PAT_EXP del maestro de patrones.</text:p>
          </table:table-cell>
        </table:table-row>
        <table:table-row table:style-name="Tabla15.1">
          <table:table-cell table:style-name="Tabla15.A1" office:value-type="string">
            <text:p text:style-name="P15">Contexto de resultado</text:p>
          </table:table-cell>
          <table:table-cell table:style-name="Tabla15.B1" office:value-type="string">
            <text:p text:style-name="P18">Se obtiene del campo PAT_CON del maestro de patrones.</text:p>
          </table:table-cell>
        </table:table-row>
        <table:table-row table:style-name="Tabla15.1">
          <table:table-cell table:style-name="Tabla15.A1" office:value-type="string">
            <text:p text:style-name="P15">Desde</text:p>
          </table:table-cell>
          <table:table-cell table:style-name="Tabla15.B1" office:value-type="string">
            <text:p text:style-name="P18">Se obtiene del campo DESDE del maestro de patrones.</text:p>
          </table:table-cell>
        </table:table-row>
        <table:table-row table:style-name="Tabla15.1">
          <table:table-cell table:style-name="Tabla15.A1" office:value-type="string">
            <text:p text:style-name="P15">Hasta</text:p>
          </table:table-cell>
          <table:table-cell table:style-name="Tabla15.B1" office:value-type="string">
            <text:p text:style-name="P18">Se obtiene del campo HASTA del maestro de patrones.</text:p>
          </table:table-cell>
        </table:table-row>
      </table:table>
      <text:list xml:id="list126419190" text:continue-numbering="true" text:style-name="WW8Num18">
        <text:list-item>
          <text:p text:style-name="P203"><text:span text:style-name="T34">Seguir con el siguiente </text:span><text:span text:style-name="T34">patrón hasta terminar con todos los patrones aplicables al archivo</text:span></text:p>
        </text:list-item>
      </text:list>
      <text:list xml:id="list912216784" text:continue-list="list817083544" text:style-name="WW8Num24">
        <text:list-item>
          <text:p text:style-name="P202"><text:span text:style-name="T39">Fin de Archivo</text:span><text:span text:style-name="T39"> Procesado</text:span></text:p>
        </text:list-item>
      </text:list>
      <text:list xml:id="list2033866430" text:continue-list="list126419190" text:style-name="WW8Num18">
        <text:list-item>
          <text:p text:style-name="P203"><text:span text:style-name="T34">Cuando se termina de procesar un archivo</text:span><text:span text:style-name="T34">, mover el archivo procesado al directorio PROCDIR usando la función </text:span><text:span text:style-name="T14"><text:user-defined style:data-style-name="N0" text:name="Mover">MoverW5</text:user-defined></text:span><text:span text:style-name="T34">. Esto se hace para evitar el reprocesamiento de un archivo.</text:span></text:p>
        </text:list-item>
        <text:list-item>
          <text:p text:style-name="P203"><text:span text:style-name="T34">continuar con el siguiente</text:span><text:span text:style-name="T34"> archivo hasta que se terminen todos los archivos aceptados.</text:span></text:p>
        </text:list-item>
      </text:list>
      <text:list xml:id="list560905057" text:continue-list="list912216784" text:style-name="WW8Num24">
        <text:list-item>
          <text:p text:style-name="P202"><text:span text:style-name="T39">Fin de </text:span><text:span text:style-name="T39">todos los Archivos</text:span></text:p>
        </text:list-item>
      </text:list>
      <text:list xml:id="list525580784" text:continue-list="list2033866430" text:style-name="WW8Num18">
        <text:list-item>
          <text:p text:style-name="P203"><text:span text:style-name="T34">Grabar en el </text:span><text:span text:style-name="T34">Archivo de log el cierre de la búsqueda indicando:</text:span></text:p>
        </text:list-item>
      </text:list>
      <text:p text:style-name="P44"/>
      <text:p text:style-name="P296"><text:span text:style-name="T66">Fin del Ciclo: nnn - Cantidad de Archivos con Hallazgos: xxx – Cantidad de Archivos sin Hallazgos: zzz – Cantidad de Archivos sin Patrón aplicable: yyy</text:span></text:p>
      <text:p text:style-name="P22"/>
      <text:h text:style-name="Heading_20_2" text:outline-level="2">Comando de consultas y listados: <text:user-defined style:data-style-name="N0" text:name="Listador">ListarW5</text:user-defined></text:h>
      <text:h text:style-name="Heading_20_2" text:outline-level="2"><text:span text:style-name="T45"></text:span> La descripción se publicara la semana del 24 de Septiembre</text:h>
      <text:h text:style-name="P246" text:outline-level="1"><text:bookmark-start text:name="__RefHeading__64_745995179"/><text:bookmark-end text:name="__RefHeading__64_745995179"/><text:bookmark-start text:name="__RefHeading__62_745995179"/><text:bookmark-end text:name="__RefHeading__62_745995179"/>CONDICIONES DE CORRECCIÓN</text:h>
      <text:p text:style-name="P74"><text:bookmark-start text:name="__RefHeading__6_745995179"/><text:bookmark-end text:name="__RefHeading__6_745995179"/><text:span text:style-name="T14">El día de vencimiento del TP, cada ayudante convocará a los integrantes de un grupo e </text:span>iniciará la corrección mediante una entrevista grupal. Es imprescindible la presencia de todos los integrantes del grupo el día de la corrección. El objetivo de esto es comprender la dinámica de trabajo del equipo y los roles desempeñados por cada uno.</text:p>
      <text:p text:style-name="P74">Se solicitará la entrega de</text:p>
      <text:list xml:id="list1744151803" text:style-name="WW8Num51">
        <text:list-item>
          <text:p text:style-name="P313">La documentación del TP, la cual se formaliza con la entrega de 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p>
        </text:list-item>
        <text:list-item>
          <text:p text:style-name="P313">El sistema desarrollado </text:p>
        </text:list-item>
      </text:list>
      <text:p text:style-name="P74">Se evaluará el trabajo grupal y a cada integrante en forma individual.</text:p>
      <text:p text:style-name="P74">Para que el alumno apruebe el trabajo práctico debe estar aprobado en los dos aspectos.</text:p>
      <text:p text:style-name="P74">Posterior a la entrega del TP se podrá acordar entre el Ayudante y el Grupo el intercambio de correspondencia a través de la cuenta <text:a xlink:type="simple" xlink:href="mailto:so7508@hotmail.com">so7508@gmail.com</text:a>.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p>
      <text:p text:style-name="P74">Dentro de los ítems a chequear el ayudante evaluará aspectos formales (como ser la forma de presentación de la carpeta), aspectos funcionales: que resuelva el problema planteado y aspectos operativos: que funcione integrado.</text:p>
      <text:h text:style-name="Heading_20_1" text:outline-level="1"><text:bookmark-start text:name="__RefHeading__14_745995179"/><text:bookmark-end text:name="__RefHeading__14_745995179"/><text:bookmark-start text:name="__RefHeading__16_745995179"/><text:bookmark-end text:name="__RefHeading__16_745995179"/><text:bookmark-start text:name="__RefHeading__8_745995179"/><text:bookmark-end text:name="__RefHeading__8_745995179"/>Condiciones de Resolución</text:h>
      <text:h text:style-name="P250" text:outline-level="2"><text:bookmark-start text:name="__RefHeading__10_745995179"/><text:bookmark-end text:name="__RefHeading__10_745995179"/>Documentación a Presentar</text:h>
      <text:h text:style-name="Heading_20_3" text:outline-level="3">Sistema Desarrollado</text:h>
      <text:p text:style-name="P100"><text:span text:style-name="T14">El sistema desarrollado deberá ser entregado al ayudante el día de la corrección. </text:span></text:p>
      <text:p text:style-name="P100"><text:span text:style-name="T14">Deberá estar contenido en un único archivo instalable en formato “.tgz” con todos los archivos y directorios empaquetados en un archivo “tar” y luego comprimido con “gzip”. </text:span></text:p>
      <text:p text:style-name="P56"/>
      <text:p text:style-name="Standard">El instalable deberá contener</text:p>
      <text:list xml:id="list229172466" text:style-name="WW8Num53">
        <text:list-item>
          <text:list>
            <text:list-item>
              <text:p text:style-name="P104">El archivo README</text:p>
            </text:list-item>
            <text:list-item>
              <text:p text:style-name="P104">Los scripts desarrollados</text:p>
            </text:list-item>
            <text:list-item>
              <text:p text:style-name="P104">Los Archivos Maestros</text:p>
            </text:list-item>
            <text:list-item>
              <text:p text:style-name="P104">Los lotes de prueba</text:p>
            </text:list-item>
            <text:list-item>
              <text:p text:style-name="P104">Cualquier otro archivo que el grupo considere necesario (ej: resultado de las pruebas por Uds. efectuadas, etc.)</text:p>
            </text:list-item>
          </text:list>
        </text:list-item>
      </text:list>
      <text:p text:style-name="Standard"/>
      <text:p text:style-name="Standard">MUY IMPORTANTE: cuando se efectúa el “tar” se debe usar la opción de “directorio relativo” para evitar problemas cuando se proceda a la instalación en la facultad para su corrección</text:p>
      <text:h text:style-name="P265" text:outline-level="3"><text:bookmark-start text:name="__RefHeading__12_745995179"/><text:bookmark-end text:name="__RefHeading__12_745995179"/><text:soft-page-break/>Documentación del Sistema</text:h>
      <text:h text:style-name="Heading_20_4" text:outline-level="4">Carpeta</text:h>
      <text:list xml:id="list1731137362" text:style-name="WW8Num16">
        <text:list-item>
          <text:p text:style-name="P115">Carátula</text:p>
        </text:list-item>
      </text:list>
      <text:p text:style-name="P217"><text:span text:style-name="T14">La entregada en este mismo documento con los datos completos en 2 COPIAS una para el grupo y otra para el docente.</text:span></text:p>
      <text:list xml:id="list1861952765" text:continue-numbering="true" text:style-name="WW8Num16">
        <text:list-item>
          <text:p text:style-name="P115">Planilla del Docente</text:p>
        </text:list-item>
      </text:list>
      <text:p text:style-name="P51">La entregada en este mismo documento </text:p>
      <text:list xml:id="list1731249610" text:continue-numbering="true" text:style-name="WW8Num16">
        <text:list-item>
          <text:p text:style-name="P102"><text:span text:style-name="T7">Índice del Contenido de la Carpeta.</text:span></text:p>
        </text:list-item>
        <text:list-item>
          <text:p text:style-name="P102"><text:span text:style-name="T7">Hipótesis y Aclaraciones Globales</text:span></text:p>
        </text:list-item>
      </text:list>
      <text:p text:style-name="P217"><text:span text:style-name="T14">Todas las hipótesis que han sido consideradas en la resolución del TP y cualquier otra aclaración que se considere necesaria</text:span></text:p>
      <text:list xml:id="list437815220" text:continue-numbering="true" text:style-name="WW8Num16">
        <text:list-item>
          <text:p text:style-name="P115">Problemas relevantes</text:p>
        </text:list-item>
      </text:list>
      <text:p text:style-name="P217"><text:span text:style-name="T14">Enumeración de los problemas relevantes que se les hayan presentado durante el desarrollo y prueba del TP y como los fueron solucionando.</text:span></text:p>
      <text:list xml:id="list312395367" text:continue-numbering="true" text:style-name="WW8Num16">
        <text:list-item>
          <text:p text:style-name="P115">Archivo README </text:p>
        </text:list-item>
        <text:list-item>
          <text:p text:style-name="P102"><text:span text:style-name="T7">Listado de Comandos y Funciones</text:span></text:p>
        </text:list-item>
      </text:list>
      <text:list xml:id="list888896517" text:style-name="WW8Num54">
        <text:list-item>
          <text:p text:style-name="P99">Nombre</text:p>
        </text:list-item>
        <text:list-item>
          <text:p text:style-name="P105"><text:span text:style-name="T14">Justificación, solo si </text:span>el comando fue agregado por Uds. (se debe explicar para que se lo usa y dónde)</text:p>
        </text:list-item>
        <text:list-item>
          <text:p text:style-name="P105"><text:span text:style-name="T14">Archivos de Input, Intermedios y de Output</text:span></text:p>
        </text:list-item>
        <text:list-item>
          <text:p text:style-name="P105"><text:span text:style-name="T14">Parámetros y Opciones</text:span></text:p>
        </text:list-item>
        <text:list-item>
          <text:p text:style-name="P99">Invocación Manual y/o automática con ejemplos</text:p>
        </text:list-item>
        <text:list-item>
          <text:p text:style-name="P99">Hipótesis y Aclaraciones especificas del comando</text:p>
        </text:list-item>
        <text:list-item>
          <text:p text:style-name="P99">Código fuente</text:p>
        </text:list-item>
      </text:list>
      <text:list xml:id="list1519119200" text:continue-list="list312395367" text:style-name="WW8Num16">
        <text:list-item>
          <text:p text:style-name="P115">Archivos</text:p>
        </text:list-item>
      </text:list>
      <text:p text:style-name="P51">Si ya están definidos en el enunciado</text:p>
      <text:list xml:id="list1081447098" text:continue-list="list888896517" text:style-name="WW8Num54">
        <text:list-item>
          <text:list>
            <text:list-item>
              <text:p text:style-name="P105">Directorio, nombre y estructura</text:p>
            </text:list-item>
          </text:list>
        </text:list-item>
      </text:list>
      <text:p text:style-name="P51">Si son nuevas estructuras </text:p>
      <text:list xml:id="list1134441251" text:style-name="WW8Num39">
        <text:list-item>
          <text:p text:style-name="P106">Nombre del Archivo y tipo de archivo (permanente o temporal)</text:p>
        </text:list-item>
        <text:list-item>
          <text:p text:style-name="P106">Justificación</text:p>
        </text:list-item>
        <text:list-item>
          <text:p text:style-name="P106">Estructura</text:p>
        </text:list-item>
      </text:list>
      <text:list xml:id="list799966135" text:continue-list="list1519119200" text:style-name="WW8Num16">
        <text:list-item>
          <text:p text:style-name="P115">Apéndice A</text:p>
        </text:list-item>
      </text:list>
      <text:list xml:id="list1916922260" text:style-name="WW8Num22">
        <text:list-item>
          <text:p text:style-name="P107">El presente documento sin la caratula ni la planilla del docente que ya fueron incluidas al principio de la carpeta</text:p>
        </text:list-item>
      </text:list>
      <text:h text:style-name="P268" text:outline-level="4">Archivo README </text:h>
      <text:p text:style-name="P48">Como parte de la documentación del sistema se debe proveer un archivo readme en donde se binden indicaciones de instalación y de ejecución de los comandos, como ser:</text:p>
      <text:list xml:id="list882453730" text:style-name="WW8Num20">
        <text:list-item>
          <text:p text:style-name="P146"><text:span text:style-name="T34">Una explicación de cómo copiar desde un medio externo el instalable, a modo de ejemplo:</text:span></text:p>
        </text:list-item>
      </text:list>
      <text:list xml:id="list1915739007" text:style-name="WW8Num36">
        <text:list-item>
          <text:p text:style-name="P151">Insertar el dispositivo de almacenamiento con el contenido del tp (pen drive, cd, etc)</text:p>
        </text:list-item>
        <text:list-item>
          <text:p text:style-name="P151">Crear en el directorio corriente un directorio de trabajo</text:p>
        </text:list-item>
        <text:list-item>
          <text:p text:style-name="P151">Copiar el archivo *.tgz en ese directorio </text:p>
        </text:list-item>
        <text:list-item>
          <text:p text:style-name="P151">Descomprimir el *.tgz de manera de generar un *.tar</text:p>
        </text:list-item>
        <text:list-item>
          <text:p text:style-name="P151">Extraer los archivos del tar. </text:p>
        </text:list-item>
        <text:list-item>
          <text:p text:style-name="P151">… etc.</text:p>
        </text:list-item>
      </text:list>
      <text:list xml:id="list328487013" text:continue-list="list882453730" text:style-name="WW8Num20">
        <text:list-item>
          <text:p text:style-name="P150">Instrucciones de instalación</text:p>
        </text:list-item>
        <text:list-item>
          <text:p text:style-name="P150">Que se requiere para poder instalar, Que nos deja la instalación y donde</text:p>
        </text:list-item>
        <text:list-item>
          <text:p text:style-name="P150">Cuáles son los primeros pasos para poder correr el paquete una vez instalado</text:p>
        </text:list-item>
        <text:list-item>
          <text:p text:style-name="P150"><text:soft-page-break/>Que comprobaciones se pueden hacer para asegurar que todo está en condiciones para empezar</text:p>
        </text:list-item>
        <text:list-item>
          <text:p text:style-name="P150">Como frenar la ejecución de comandos </text:p>
        </text:list-item>
      </text:list>
      <text:h text:style-name="P268" text:outline-level="4">Código Fuente</text:h>
      <text:list xml:id="list1820968339" text:style-name="WW8Num23">
        <text:list-item>
          <text:p text:style-name="P97">Dentro de los scripts se deben documentar las acciones que se están llevando a cabo a fin de facilitar la tarea de los responsables de mantenimiento.</text:p>
        </text:list-item>
        <text:list-item>
          <text:p text:style-name="P97">Mantener una indentación homogénea en todos los scripts del mismo tipo para facilitar la lectura del código</text:p>
        </text:list-item>
        <text:list-item>
          <text:p text:style-name="P97">Nombres de variables: mantener un estándar de nomenclatura de variables homogénea en todos los script</text:p>
        </text:list-item>
      </text:list>
      <text:h text:style-name="P268" text:outline-level="4">Errores y Mensajes</text:h>
      <text:list xml:id="list2075843951" text:style-name="WW8Num45">
        <text:list-item>
          <text:p text:style-name="P103"><text:span text:style-name="T14">Mantener un estándar de nomenclatura de errores y mensajes homogénea en todos los script</text:span></text:p>
        </text:list-item>
        <text:list-item>
          <text:p text:style-name="P152">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152">Siempre se debe explicar el error con un mensaje amigable.</text:p>
        </text:list-item>
        <text:list-item>
          <text:p text:style-name="P152">Es conveniente para el seguimiento y corrección de los comandos que a medida que se avanza en la ejecución del mismo se vayan mostrando por consola mensajes descriptivos indicando el punto de avance y resultados intermedios.</text:p>
        </text:list-item>
      </text:list>
      <text:h text:style-name="P268" text:outline-level="4">Archivos de Log </text:h>
      <text:list xml:id="list1166567696" text:style-name="WW8Num26">
        <text:list-item>
          <text:p text:style-name="P147"><text:span text:style-name="T34">Que es un </text:span><text:span text:style-name="T34">Log: </text:span></text:p>
          <text:list>
            <text:list-item>
              <text:p text:style-name="P153">Un log es un registro oficial de eventos durante un periodo de tiempo en particular. </text:p>
            </text:list-item>
            <text:list-item>
              <text:p text:style-name="P147"><text:span text:style-name="T34">es usado para registrar datos o información sobre quién, qué, cuándo, dónde y por qué (who, what, when, where y why, </text:span><text:span text:style-name="T34">también llamado Standard W5) un evento ocurre para un dispositivo en particular o aplicación.</text:span></text:p>
            </text:list-item>
            <text:list-item>
              <text:p text:style-name="P153">También se le considera como aquel mensaje que genera el programador de un sistema operativo, alguna aplicación o algún proceso, en virtud del cual se muestra un evento del sistema.</text:p>
            </text:list-item>
            <text:list-item>
              <text:p text:style-name="P147"><text:span text:style-name="T34">Es empleado por los profesionales de IT, auditoria y seguridad informática</text:span></text:p>
            </text:list-item>
          </text:list>
        </text:list-item>
        <text:list-item>
          <text:p text:style-name="P153">La escritura en el archivo de Log debe ser homogénea para todos los comandos por lo tanto debe estar centralizada a través de una función de librería.</text:p>
        </text:list-item>
        <text:list-item>
          <text:p text:style-name="P147"><text:span text:style-name="T34">Cada registro de log debe responde</text:span><text:span text:style-name="T34">r al estándar W5</text:span></text:p>
        </text:list-item>
        <text:list-item>
          <text:p text:style-name="P147"><text:span text:style-name="T34">La visualización del log puede hacerse mediante una función adicional o adaptando la función que graba logs.</text:span></text:p>
        </text:list-item>
      </text:list>
      <text:h text:style-name="P265" text:outline-level="3">Recomendaciones para el equipo de desarrollo</text:h>
      <text:list xml:id="list1137375863" text:style-name="WW8Num21">
        <text:list-item>
          <text:p text:style-name="P148"><text:span text:style-name="T34">Se deberá ten</text:span><text:span text:style-name="T34">er en cuenta para la resolución TODAS las condiciones que se enuncian.</text:span></text:p>
        </text:list-item>
        <text:list-item>
          <text:p text:style-name="P154">Se deben respetar los formatos de archivos especificados</text:p>
        </text:list-item>
        <text:list-item>
          <text:p text:style-name="P154">Se debe respetar la estructura de directorios planteada</text:p>
        </text:list-item>
        <text:list-item>
          <text:p text:style-name="P154">Se debe evitar el uso de archivos auxiliares que no sean temporales</text:p>
        </text:list-item>
        <text:list-item>
          <text:p text:style-name="P154"><text:soft-page-break/>Se deben eliminar los archivos temporales antes de finalizar la ejecución del comando </text:p>
        </text:list-item>
        <text:list-item>
          <text:p text:style-name="P154">Código de Retorno</text:p>
        </text:list-item>
      </text:list>
      <text:p text:style-name="P71"><text:span text:style-name="T34">Toda invocación desde un comando a otro debe devolver un código de retorno cero (0) si fue exitoso o distinto de cero si tuvo errores. Siempre al finalizar el comando se debe indicar si finalizó correctamente o con errores.</text:span></text:p>
      <text:list xml:id="list1325270318" text:continue-numbering="true" text:style-name="WW8Num21">
        <text:list-item>
          <text:p text:style-name="P154">Movimiento de Archivos </text:p>
        </text:list-item>
      </text:list>
      <text:p text:style-name="P71"><text:span text:style-name="T34">En líneas generales no se borra ningún archivo</text:span><text:span text:style-name="T34"> de datos, se los mueve de un lugar a otro para asegurar la integridad de la información original</text:span></text:p>
      <text:p text:style-name="P72">Se solicita una función de librería para el movimiento de archivos de datos la cual debe ser empleada por todos los comandos que la requieran</text:p>
      <text:h text:style-name="P265" text:outline-level="3">Recomendaciones para el equipo de integración y testing</text:h>
      <text:list xml:id="list411736617" text:style-name="WW8Num37">
        <text:list-item>
          <text:p text:style-name="P155">Se recomienda efectuar un diagrama global del proceso completo que muestre el mapa de servicios de cada componente y los responsables del desarrollo.</text:p>
        </text:list-item>
        <text:list-item>
          <text:p text:style-name="P155">Prevean efectuar la prueba de integración varios días antes de la entrega del TP dado que usualmente surgen errores de comunicación entre los comandos encadenados.</text:p>
        </text:list-item>
        <text:list-item>
          <text:p text:style-name="P155">No es estrictamente necesario haber completado todo el código interno del comando para poder efectuar un ensayo de integración</text:p>
        </text:list-item>
        <text:list-item>
          <text:p text:style-name="P155">El TP debe correr en las instalaciones de la FIUBA, por lo tanto una integración en sus equipos personales no garantiza que dentro del entorno de la FIUBA la integración muestre los mismos resultados. Ejemplo de esto es el retorno que da el comando ps.</text:p>
        </text:list-item>
        <text:list-item>
          <text:p text:style-name="P155">Recuerde que dentro del entorno de la FIUBA su usuario no es ROOT</text:p>
        </text:list-item>
        <text:list-item>
          <text:p text:style-name="P155">Lotes de Prueba</text:p>
        </text:list-item>
      </text:list>
      <text:p text:style-name="P54">Se proveerán los archivos maestros y algunos de novedades.</text:p>
      <text:p text:style-name="P54">No se proveerán registros con error.</text:p>
      <text:p text:style-name="P221"><text:span text:style-name="T34">El grupo debe traer un juego extra de de archivos maestros con casos lo suficientemente heterogéneos como para contemplar todas las variantes de ejecución</text:span></text:p>
      <text:p text:style-name="P205">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margin-top="0cm" fo:margin-bottom="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margin-top="0cm" fo:margin-bottom="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next-style-name="Contents_20_1"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Párrafo_20_de_20_lista" style:display-name="Párrafo de lista" style:family="paragraph" style:parent-style-name="Standard">
      <style:paragraph-properties fo:margin-left="1.249cm" fo:margin-right="0cm" fo:text-indent="0cm" style:auto-text-indent="false"/>
    </style:style>
    <style:style style:name="Standard_20__28_user_29_" style:display-name="Standard (user)" style:family="paragraph">
      <style:paragraph-properties fo:orphans="2" fo:widows="2" fo:hyphenation-ladder-count="no-limit" style:vertical-align="baseline"/>
      <style:text-properties style:use-window-font-color="true" style:font-name="Arial" fo:font-size="10pt" fo:language="es" fo:country="ES" style:letter-kerning="true" style:font-name-asian="Times New Roman" style:font-size-asian="10pt" style:language-asian="zh" style:country-asian="CN" style:font-name-complex="Arial" style:font-size-complex="10pt" style:language-complex="ar" style:country-complex="SA" fo:hyphenate="false" fo:hyphenation-remain-char-count="2" fo:hyphenation-push-char-count="2"/>
    </style:style>
    <style:style style:name="Texto_20_sin_20_formato" style:display-name="Texto sin formato" style:family="paragraph" style:parent-style-name="Standard">
      <style:text-properties style:font-name="Courier New" style:font-name-complex="Monotype Corsiva"/>
    </style:style>
    <style:style style:name="Footnote" style:family="paragraph" style:parent-style-name="Standard" style:class="extra">
      <style:text-properties style:font-name="Calibri" style:font-name-complex="Calibri"/>
    </style:style>
    <style:style style:name="Header_20__28_user_29_" style:display-name="Header (user)" style:family="paragraph" style:parent-style-name="Standard_20__28_user_29_">
      <style:paragraph-properties>
        <style:tab-stops>
          <style:tab-stop style:position="7.795cm" style:type="center"/>
          <style:tab-stop style:position="15.58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Caption_20_characters">
      <style:text-properties fo:color="#00008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Index_20_Link" style:display-name="Index Link" style:family="text"/>
    <style:style style:name="WW8Num38z0" style:family="text">
      <style:text-properties style:font-name="Symbol"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Énfasis_20_sutil" style:display-name="Énfasis sutil" style:family="text">
      <style:text-properties fo:color="#808080" fo:language="es" fo:country="ES" fo:font-style="italic" style:font-name-asian="Times New Roman" style:font-style-asian="italic" style:font-name-complex="Times New Roman" style:font-size-complex="11pt" style:font-style-complex="italic" style:font-weight-complex="normal"/>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WW8Num13z0"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41z0" style:family="text">
      <style:text-properties style:font-name="Symbol" style:font-name-complex="Symbol"/>
    </style:style>
    <style:style style:name="WW8Num41z1" style:family="text">
      <style:text-properties style:font-name="Courier New" style:font-name-complex="Courier New"/>
    </style:style>
    <style:style style:name="WW8Num41z2" style:family="text">
      <style:text-properties style:font-name="Wingdings" style:font-name-complex="Wingdings"/>
    </style:style>
    <style:style style:name="WW8Num50z0" style:family="text">
      <style:text-properties style:font-name="Symbol" style:font-name-complex="Symbol"/>
    </style:style>
    <style:style style:name="WW8Num50z1" style:family="text">
      <style:text-properties style:font-name="Courier New" style:font-name-complex="Courier New"/>
    </style:style>
    <style:style style:name="WW8Num50z2" style:family="text">
      <style:text-properties style:font-name="Wingdings" style:font-name-complex="Wingdings"/>
    </style:style>
    <style:style style:name="WW8Num32z0" style:family="text">
      <style:text-properties style:font-name="Symbol"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5z2" style:family="text">
      <style:text-properties style:font-name="Symbol" style:font-name-complex="Symbol"/>
    </style:style>
    <style:style style:name="WW8Num31z1" style:family="text">
      <style:text-properties style:font-name="Symbol" style:font-name-complex="Symbol"/>
    </style:style>
    <style:style style:name="WW8Num55z0" style:family="text">
      <style:text-properties style:font-name="Symbol" style:font-name-complex="Symbol"/>
    </style:style>
    <style:style style:name="WW8Num55z1" style:family="text">
      <style:text-properties style:font-name="Courier New" style:font-name-complex="Courier New"/>
    </style:style>
    <style:style style:name="WW8Num55z2" style:family="text">
      <style:text-properties style:font-name="Wingdings" style:font-name-complex="Wingdings"/>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6z0" style:family="text">
      <style:text-properties style:font-name="Symbol" style:font-name-complex="Symbol"/>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43"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4.44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8.25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2.06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469cm" fo:text-indent="0.099cm" fo:margin-left="0.1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469cm" fo:text-indent="0.099cm" fo:margin-left="0.1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3" text:style-name="WW8Num35z2" style:num-suffix="." text:bullet-char="">
        <style:list-level-properties text:list-level-position-and-space-mode="label-alignment">
          <style:list-level-label-alignment text:label-followed-by="listtab" fo:text-indent="-0.318cm" fo:margin-left="3.175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8Num31z1" style:num-suffix="."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a1" style:family="table">
      <style:table-properties style:width="15.877cm" fo:margin-left="-0.123cm" table:align="left" style:writing-mode="lr-tb"/>
    </style:style>
    <style:style style:name="Tabla1.A" style:family="table-column">
      <style:table-column-properties style:column-width="2.625cm"/>
    </style:style>
    <style:style style:name="Tabla1.B" style:family="table-column">
      <style:table-column-properties style:column-width="6.625cm"/>
    </style:style>
    <style:style style:name="Tabla1.C" style:family="table-column">
      <style:table-column-properties style:column-width="6.627cm"/>
    </style:style>
    <style:style style:name="Tabla1.1" style:family="table-row">
      <style:table-row-properties style:keep-together="false" fo:keep-together="always"/>
    </style:style>
    <style:style style:name="Tabla1.A1" style:family="table-cell">
      <style:table-cell-properties style:vertical-align="top" fo:padding-left="0.123cm" fo:padding-right="0.123cm" fo:padding-top="0cm" fo:padding-bottom="0cm" fo:border="none" style:writing-mode="lr-tb"/>
    </style:style>
    <style:style style:name="MP1" style:family="paragraph" style:parent-style-name="Standard">
      <style:paragraph-properties fo:text-align="center" style:justify-single-word="false" style:snap-to-layout-grid="false"/>
    </style:style>
    <style:style style:name="MP2" style:family="paragraph" style:parent-style-name="Standard">
      <style:paragraph-properties style:snap-to-layout-grid="false"/>
      <style:text-properties style:font-name="Monotype Corsiva" fo:font-size="8pt" style:font-size-asian="8pt" style:font-name-complex="Monotype Corsiva"/>
    </style:style>
    <style:style style:name="MP3" style:family="paragraph" style:parent-style-name="Standard">
      <style:text-properties style:font-name="Monotype Corsiva" fo:font-size="8pt" style:font-size-asian="8pt" style:font-name-complex="Monotype Corsiva"/>
    </style:style>
    <style:style style:name="MP4" style:family="paragraph" style:parent-style-name="Standard">
      <style:text-properties style:font-name="Times New Roman" fo:font-size="8pt" fo:font-style="italic" fo:font-weight="bold" style:font-size-asian="8pt" style:font-style-asian="italic" style:font-weight-asian="bold" style:font-name-complex="Times New Roman"/>
    </style:style>
    <style:style style:name="MP5" style:family="paragraph" style:parent-style-name="Standard">
      <style:text-properties style:font-name="Times New Roman" fo:font-size="8pt" fo:font-style="italic" style:font-size-asian="8pt" style:font-style-asian="italic" style:font-name-complex="Times New Roman"/>
    </style:style>
    <style:style style:name="MP6" style:family="paragraph" style:parent-style-name="Standard">
      <style:paragraph-properties fo:text-align="center" style:justify-single-word="false"/>
      <style:text-properties fo:font-style="italic" style:text-underline-style="solid" style:text-underline-width="auto" style:text-underline-color="font-color" fo:font-weight="bold" style:font-style-asian="italic" style:font-weight-asian="bold"/>
    </style:style>
    <style:style style:name="MT1" style:family="text">
      <style:text-properties fo:font-size="12pt" fo:font-weight="bold" style:font-size-asian="12pt" style:font-weight-asian="bold"/>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usage="righ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next-style-name="Index">
      <style:header>
        <text:p text:style-name="Header"/>
      </style:header>
      <style:footer>
        <text:p text:style-name="Footer"/>
      </style:footer>
    </style:master-page>
    <style:master-page style:name="Index" style:page-layout-name="Mpm2">
      <style:header>
        <text:p text:style-name="Header"/>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1"><text:span text:style-name="MT1"><draw:frame draw:style-name="Mfr1" draw:name="gráficos2" text:anchor-type="as-char" svg:width="1.058cm" svg:height="1.669cm" draw:z-index="21"><draw:image xlink:href="Pictures/100000000000005B00000090F3E3DBFE.png" xlink:type="simple" xlink:show="embed" xlink:actuate="onLoad"/></draw:frame></text:span><text:span text:style-name="MT1"><text:tab/></text:span></text:p>
            </table:table-cell>
            <table:table-cell table:style-name="Tabla1.A1" office:value-type="string">
              <text:p text:style-name="MP2">Universidad de Buenos Aires <text:s text:c="124"/></text:p>
              <text:p text:style-name="MP3">Facultad de Ingeniería </text:p>
              <text:p text:style-name="MP4">75.08 Sistemas Operativos</text:p>
              <text:p text:style-name="MP5"><text:user-defined style:data-style-name="N0" text:name="Cuatrimestre"/></text:p>
            </table:table-cell>
            <table:table-cell table:style-name="Tabla1.A1" office:value-type="string">
              <text:p text:style-name="MP2"/>
              <text:p text:style-name="MP6">Trabajo Práctico</text:p>
            </table:table-cell>
          </table:table-row>
        </table:table>
        <text:p text:style-name="Standard"/>
      </style:header>
      <style:footer>
        <text:p text:style-name="Footer">Grupo10. TemaW.<text:tab/><text:tab/><text:page-number text:select-page="current">48</text:page-number></text:p>
      </style:footer>
    </style:master-page>
    <style:master-page style:name="First_20_Page" style:display-name="First Page" style:page-layout-name="Mpm3" style:next-style-name="Standard"/>
    <style:master-page style:name="Footnote" style:page-layout-name="Mpm4">
      <style:header>
        <text:p text:style-name="Header"/>
      </style:header>
      <style:footer>
        <text:p text:style-name="Footer"/>
      </style:footer>
    </style:master-page>
    <style:master-page style:name="Endnote" style:page-layout-name="Mpm4">
      <style:header>
        <text:p text:style-name="Header"/>
      </style:header>
      <style:footer>
        <text:p text:style-name="Footer"/>
      </style:footer>
    </style:master-page>
    <style:master-page style:name="HTML" style:page-layout-name="Mpm5">
      <style:header>
        <text:p text:style-name="Header"/>
      </style:header>
      <style:footer>
        <text:p text:style-name="Footer"/>
      </style:footer>
    </style:master-page>
    <style:master-page style:name="Landscape"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andro Miguenz</meta:initial-creator>
    <meta:creation-date>2012-10-15T19:46:59</meta:creation-date>
    <dc:date>2012-10-30T03:44:29</dc:date>
    <dc:creator>Ricardo </dc:creator>
    <meta:editing-duration>PT4H18M9S</meta:editing-duration>
    <meta:editing-cycles>54</meta:editing-cycles>
    <meta:generator>LibreOffice/3.3$Unix LibreOffice_project/330m19$Build-301</meta:generator>
    <meta:document-statistic meta:table-count="16" meta:image-count="1" meta:object-count="0" meta:page-count="49" meta:paragraph-count="1225" meta:word-count="11299" meta:character-count="70157"/>
  </office:meta>
</office:document-meta>
</file>